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fo:background-color="#ff99ff" fo:border="0.06pt solid #000000"/>
    </style:style>
    <style:style style:name="ce16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ffffcc" fo:border="0.06pt solid #000000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 \posScriptD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16-1^\markup{(1)}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\posScriptD c 16-1^\markup{(1)} a -5 g -4 a -5 f -3 g -4 e -2 f -3" calcext:value-type="string">
            <text:p><text:s text:c="2"/>\staffDown \stemUp \posScriptD c 16-1^\markup{(1)}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0" calcext:value-type="float">
            <text:p>20</text:p>
          </table:table-cell>
          <table:table-cell table:style-name="ce10" table:formula="of:=VLOOKUP([.L2];Scalars;2;0)" office:value-type="float" office:value="19" calcext:value-type="float">
            <text:p>19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f -3 e -2 f -3 e -2 f -3" calcext:value-type="string">
            <text:p><text:s text:c="2"/>\staffDown \stemUp c <text:s/>16-1 a -5 g -4 f -3 e -2 f -3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1" calcext:value-type="float">
            <text:p>21</text:p>
          </table:table-cell>
          <table:table-cell table:formula="of:=[.X$2]+[.$B3]" office:value-type="float" office:value="20" calcext:value-type="float">
            <text:p>20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g -3 f -2 g -3 f -2 g -3" calcext:value-type="string">
            <text:p><text:s text:c="3"/>d -1 b -5 a -4 g -3 f -2 g -3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a" calcext:value-type="string">
            <text:p>a</text:p>
          </table:table-cell>
          <table:table-cell/>
          <table:table-cell table:formula="of:=VLOOKUP([.X4];Pitches;2;0)" office:value-type="string" office:string-value="g" calcext:value-type="string">
            <text:p>g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2" calcext:value-type="float">
            <text:p>22</text:p>
          </table:table-cell>
          <table:table-cell table:formula="of:=[.X$2]+[.$B4]" office:value-type="float" office:value="21" calcext:value-type="float">
            <text:p>21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b  a  g  a  g  a " calcext:value-type="string">
            <text:p><text:s text:c="3"/>e -1 c' -5 b <text:s/>a <text:s/>g <text:s/>a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b" calcext:value-type="string">
            <text:p>b</text:p>
          </table:table-cell>
          <table:table-cell/>
          <table:table-cell table:formula="of:=VLOOKUP([.X5];Pitches;2;0)" office:value-type="string" office:string-value="a" calcext:value-type="string">
            <text:p>a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3" calcext:value-type="float">
            <text:p>23</text:p>
          </table:table-cell>
          <table:table-cell table:formula="of:=[.X$2]+[.$B5]" office:value-type="float" office:value="22" calcext:value-type="float">
            <text:p>22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c'  b  a  b  a  b " calcext:value-type="string">
            <text:p><text:s text:c="3"/>f -1 d' -5 c' <text:s/>b <text:s/>a <text:s/>b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c'" calcext:value-type="string">
            <text:p>c'</text:p>
          </table:table-cell>
          <table:table-cell/>
          <table:table-cell table:formula="of:=VLOOKUP([.X6];Pitches;2;0)" office:value-type="string" office:string-value="b" calcext:value-type="string">
            <text:p>b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4" calcext:value-type="float">
            <text:p>24</text:p>
          </table:table-cell>
          <table:table-cell table:formula="of:=[.X$2]+[.$B6]" office:value-type="float" office:value="23" calcext:value-type="float">
            <text:p>23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-5 d'  c'  b  c'  b  c' " calcext:value-type="string">
            <text:p><text:s text:c="3"/>g -1 e' -5 d' <text:s/>c' <text:s/>b <text:s/>c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d'" calcext:value-type="string">
            <text:p>d'</text:p>
          </table:table-cell>
          <table:table-cell/>
          <table:table-cell table:formula="of:=VLOOKUP([.X7];Pitches;2;0)" office:value-type="string" office:string-value="c'" calcext:value-type="string">
            <text:p>c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5" calcext:value-type="float">
            <text:p>25</text:p>
          </table:table-cell>
          <table:table-cell table:formula="of:=[.X$2]+[.$B7]" office:value-type="float" office:value="24" calcext:value-type="float">
            <text:p>24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e'  d'  c'  d'  c'  d' " calcext:value-type="string">
            <text:p><text:s text:c="2"/>\beamLessSlant \staffDown a -1 \staffUp f' -5 e' <text:s/>d' <text:s/>c' <text:s/>d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e'" calcext:value-type="string">
            <text:p>e'</text:p>
          </table:table-cell>
          <table:table-cell/>
          <table:table-cell table:formula="of:=VLOOKUP([.X8];Pitches;2;0)" office:value-type="string" office:string-value="d'" calcext:value-type="string">
            <text:p>d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6" calcext:value-type="float">
            <text:p>26</text:p>
          </table:table-cell>
          <table:table-cell table:formula="of:=[.X$2]+[.$B8]" office:value-type="float" office:value="25" calcext:value-type="float">
            <text:p>25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b -1 \staffUp g' -5 f'  e'  d'  e'  d'  e' " calcext:value-type="string">
            <text:p><text:s text:c="2"/>\beamLessSlant \staffDown b -1 \staffUp g' -5 f' <text:s/>e' <text:s/>d' <text:s/>e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string" calcext:value-type="string">
            <text:p>-1 &lt;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string" calcext:value-type="string">
            <text:p>_5 &gt;</text:p>
          </table:table-cell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f'" calcext:value-type="string">
            <text:p>f'</text:p>
          </table:table-cell>
          <table:table-cell/>
          <table:table-cell table:formula="of:=VLOOKUP([.X9];Pitches;2;0)" office:value-type="string" office:string-value="e'" calcext:value-type="string">
            <text:p>e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7" calcext:value-type="float">
            <text:p>27</text:p>
          </table:table-cell>
          <table:table-cell table:formula="of:=[.X$2]+[.$B9]" office:value-type="float" office:value="26" calcext:value-type="float">
            <text:p>26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\fingerNoPad c' -1 &lt; a' _5 &gt; g'  f'  e'  f'  e'  f' " calcext:value-type="string">
            <text:p><text:s text:c="2"/>\fingerDown \fingerNoPad c' -1 &lt; a' _5 &gt; g' <text:s/>f' <text:s/>e' <text:s/>f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g'" calcext:value-type="string">
            <text:p>g'</text:p>
          </table:table-cell>
          <table:table-cell/>
          <table:table-cell table:formula="of:=VLOOKUP([.X10];Pitches;2;0)" office:value-type="string" office:string-value="f'" calcext:value-type="string">
            <text:p>f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28" calcext:value-type="float">
            <text:p>28</text:p>
          </table:table-cell>
          <table:table-cell table:formula="of:=[.X$2]+[.$B10]" office:value-type="float" office:value="27" calcext:value-type="float">
            <text:p>27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a'  g'  f'  g'  f'  g' " calcext:value-type="string">
            <text:p><text:s text:c="3"/>d' -1 b' -5 a' <text:s/>g' <text:s/>f' <text:s/>g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a'" calcext:value-type="string">
            <text:p>a'</text:p>
          </table:table-cell>
          <table:table-cell/>
          <table:table-cell table:formula="of:=VLOOKUP([.X11];Pitches;2;0)" office:value-type="string" office:string-value="g'" calcext:value-type="string">
            <text:p>g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29" calcext:value-type="float">
            <text:p>29</text:p>
          </table:table-cell>
          <table:table-cell table:formula="of:=[.X$2]+[.$B11]" office:value-type="float" office:value="28" calcext:value-type="float">
            <text:p>28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b'  a'  g'  a'  g'  a' " calcext:value-type="string">
            <text:p><text:s text:c="3"/>e' -1 c'' -5 b' <text:s/>a' <text:s/>g' <text:s/>a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b'" calcext:value-type="string">
            <text:p>b'</text:p>
          </table:table-cell>
          <table:table-cell/>
          <table:table-cell table:formula="of:=VLOOKUP([.X12];Pitches;2;0)" office:value-type="string" office:string-value="a'" calcext:value-type="string">
            <text:p>a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0" calcext:value-type="float">
            <text:p>30</text:p>
          </table:table-cell>
          <table:table-cell table:formula="of:=[.X$2]+[.$B12]" office:value-type="float" office:value="29" calcext:value-type="float">
            <text:p>29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c''  b'  a'  b'  a'  b' " calcext:value-type="string">
            <text:p><text:s text:c="3"/>f' -1 d'' -5 c'' <text:s/>b' <text:s/>a' <text:s/>b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c''" calcext:value-type="string">
            <text:p>c''</text:p>
          </table:table-cell>
          <table:table-cell/>
          <table:table-cell table:formula="of:=VLOOKUP([.X13];Pitches;2;0)" office:value-type="string" office:string-value="b'" calcext:value-type="string">
            <text:p>b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1" calcext:value-type="float">
            <text:p>31</text:p>
          </table:table-cell>
          <table:table-cell table:formula="of:=[.X$2]+[.$B13]" office:value-type="float" office:value="30" calcext:value-type="float">
            <text:p>30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-5 d''  c''  b'  c''  b'  c'' " calcext:value-type="string">
            <text:p><text:s text:c="2"/>\stemDown \fingerUp \fingerNoPad &lt; g' ^1 &gt; e'' -5 d'' <text:s/>c'' <text:s/>b' <text:s/>c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d''" calcext:value-type="string">
            <text:p>d''</text:p>
          </table:table-cell>
          <table:table-cell/>
          <table:table-cell table:formula="of:=VLOOKUP([.X14];Pitches;2;0)" office:value-type="string" office:string-value="c''" calcext:value-type="string">
            <text:p>c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2" calcext:value-type="float">
            <text:p>32</text:p>
          </table:table-cell>
          <table:table-cell table:formula="of:=[.X$2]+[.$B14]" office:value-type="float" office:value="31" calcext:value-type="float">
            <text:p>31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e''  d''  c''  d''  c''  d'' " calcext:value-type="string">
            <text:p><text:s text:c="2"/>&lt; a' ^1&gt; f'' -5 e'' <text:s/>d'' <text:s/>c'' <text:s/>d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e''" calcext:value-type="string">
            <text:p>e''</text:p>
          </table:table-cell>
          <table:table-cell/>
          <table:table-cell table:formula="of:=VLOOKUP([.X15];Pitches;2;0)" office:value-type="string" office:string-value="d''" calcext:value-type="string">
            <text:p>d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3" calcext:value-type="float">
            <text:p>33</text:p>
          </table:table-cell>
          <table:table-cell table:formula="of:=[.X$2]+[.$B15]" office:value-type="float" office:value="32" calcext:value-type="float">
            <text:p>32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-5 f''  e''  d''  e''  d''  e'' " calcext:value-type="string">
            <text:p><text:s text:c="2"/>&lt; b' ^1&gt; g'' -5 f'' <text:s/>e'' <text:s/>d'' <text:s/>e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2" calcext:value-type="float">
            <text:p>32</text:p>
          </table:table-cell>
          <table:table-cell table:style-name="ce10" table:formula="of:=VLOOKUP([.L16];Scalars;2;0)" office:value-type="float" office:value="33" calcext:value-type="float">
            <text:p>33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2" calcext:value-type="float">
            <text:p>32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/>
          <table:table-cell table:formula="of:=VLOOKUP([.W17];Pitches;2;0)" office:value-type="string" office:string-value="c''" calcext:value-type="string">
            <text:p>c''</text:p>
          </table:table-cell>
          <table:table-cell/>
          <table:table-cell table:formula="of:=VLOOKUP([.X17];Pitches;2;0)" office:value-type="string" office:string-value="d''" calcext:value-type="string">
            <text:p>d''</text:p>
          </table:table-cell>
          <table:table-cell/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c''" calcext:value-type="string">
            <text:p>c'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1" calcext:value-type="float">
            <text:p>31</text:p>
          </table:table-cell>
          <table:table-cell table:formula="of:=[.X$16]+[.$B17]" office:value-type="float" office:value="32" calcext:value-type="float">
            <text:p>32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1" calcext:value-type="float">
            <text:p>31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b'" calcext:value-type="string">
            <text:p>b'</text:p>
          </table:table-cell>
          <table:table-cell/>
          <table:table-cell table:formula="of:=VLOOKUP([.X18];Pitches;2;0)" office:value-type="string" office:string-value="c''" calcext:value-type="string">
            <text:p>c''</text:p>
          </table:table-cell>
          <table:table-cell/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b'" calcext:value-type="string">
            <text:p>b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0" calcext:value-type="float">
            <text:p>30</text:p>
          </table:table-cell>
          <table:table-cell table:formula="of:=[.X$16]+[.$B18]" office:value-type="float" office:value="31" calcext:value-type="float">
            <text:p>31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0" calcext:value-type="float">
            <text:p>30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a'" calcext:value-type="string">
            <text:p>a'</text:p>
          </table:table-cell>
          <table:table-cell/>
          <table:table-cell table:formula="of:=VLOOKUP([.X19];Pitches;2;0)" office:value-type="string" office:string-value="b'" calcext:value-type="string">
            <text:p>b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a'" calcext:value-type="string">
            <text:p>a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9" calcext:value-type="float">
            <text:p>29</text:p>
          </table:table-cell>
          <table:table-cell table:formula="of:=[.X$16]+[.$B19]" office:value-type="float" office:value="30" calcext:value-type="float">
            <text:p>30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9" calcext:value-type="float">
            <text:p>29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g'" calcext:value-type="string">
            <text:p>g'</text:p>
          </table:table-cell>
          <table:table-cell/>
          <table:table-cell table:formula="of:=VLOOKUP([.X20];Pitches;2;0)" office:value-type="string" office:string-value="a'" calcext:value-type="string">
            <text:p>a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g'" calcext:value-type="string">
            <text:p>g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8" calcext:value-type="float">
            <text:p>28</text:p>
          </table:table-cell>
          <table:table-cell table:formula="of:=[.X$16]+[.$B20]" office:value-type="float" office:value="29" calcext:value-type="float">
            <text:p>29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8" calcext:value-type="float">
            <text:p>28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f'" calcext:value-type="string">
            <text:p>f'</text:p>
          </table:table-cell>
          <table:table-cell/>
          <table:table-cell table:formula="of:=VLOOKUP([.X21];Pitches;2;0)" office:value-type="string" office:string-value="g'" calcext:value-type="string">
            <text:p>g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f'" calcext:value-type="string">
            <text:p>f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7" calcext:value-type="float">
            <text:p>27</text:p>
          </table:table-cell>
          <table:table-cell table:formula="of:=[.X$16]+[.$B21]" office:value-type="float" office:value="28" calcext:value-type="float">
            <text:p>28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7" calcext:value-type="float">
            <text:p>27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e'" calcext:value-type="string">
            <text:p>e'</text:p>
          </table:table-cell>
          <table:table-cell/>
          <table:table-cell table:formula="of:=VLOOKUP([.X22];Pitches;2;0)" office:value-type="string" office:string-value="f'" calcext:value-type="string">
            <text:p>f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e'" calcext:value-type="string">
            <text:p>e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6" calcext:value-type="float">
            <text:p>26</text:p>
          </table:table-cell>
          <table:table-cell table:formula="of:=[.X$16]+[.$B22]" office:value-type="float" office:value="27" calcext:value-type="float">
            <text:p>27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6" calcext:value-type="float">
            <text:p>26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d'" calcext:value-type="string">
            <text:p>d'</text:p>
          </table:table-cell>
          <table:table-cell/>
          <table:table-cell table:formula="of:=VLOOKUP([.X23];Pitches;2;0)" office:value-type="string" office:string-value="e'" calcext:value-type="string">
            <text:p>e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d'" calcext:value-type="string">
            <text:p>d'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5" calcext:value-type="float">
            <text:p>25</text:p>
          </table:table-cell>
          <table:table-cell table:formula="of:=[.X$16]+[.$B23]" office:value-type="float" office:value="26" calcext:value-type="float">
            <text:p>26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5" calcext:value-type="float">
            <text:p>25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c'" calcext:value-type="string">
            <text:p>c'</text:p>
          </table:table-cell>
          <table:table-cell/>
          <table:table-cell table:formula="of:=VLOOKUP([.X24];Pitches;2;0)" office:value-type="string" office:string-value="d'" calcext:value-type="string">
            <text:p>d'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c'" calcext:value-type="string">
            <text:p>c'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4" calcext:value-type="float">
            <text:p>24</text:p>
          </table:table-cell>
          <table:table-cell table:formula="of:=[.X$16]+[.$B24]" office:value-type="float" office:value="25" calcext:value-type="float">
            <text:p>25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4" calcext:value-type="float">
            <text:p>24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-5 \staffDown a -1 b  c'  d'  c'  d'  c' " calcext:value-type="string">
            <text:p><text:s text:c="2"/>\beamLessSlant \fingerUp f' -5 \staffDown a -1 b <text:s/>c' <text:s/>d' <text:s/>c' <text:s/>d' <text:s/>c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b" calcext:value-type="string">
            <text:p>b</text:p>
          </table:table-cell>
          <table:table-cell/>
          <table:table-cell table:formula="of:=VLOOKUP([.X25];Pitches;2;0)" office:value-type="string" office:string-value="c'" calcext:value-type="string">
            <text:p>c'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b" calcext:value-type="string">
            <text:p>b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3" calcext:value-type="float">
            <text:p>23</text:p>
          </table:table-cell>
          <table:table-cell table:formula="of:=[.X$16]+[.$B25]" office:value-type="float" office:value="24" calcext:value-type="float">
            <text:p>24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3" calcext:value-type="float">
            <text:p>23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\staffDown g -1 a  b  c'  b  c'  b " calcext:value-type="string">
            <text:p><text:s text:c="2"/>\beamLessSlant \staffUp e' -5 \staffDown g -1 a <text:s/>b <text:s/>c' <text:s/>b <text:s/>c' <text:s/>b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a" calcext:value-type="string">
            <text:p>a</text:p>
          </table:table-cell>
          <table:table-cell/>
          <table:table-cell table:formula="of:=VLOOKUP([.X26];Pitches;2;0)" office:value-type="string" office:string-value="b" calcext:value-type="string">
            <text:p>b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a" calcext:value-type="string">
            <text:p>a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2" calcext:value-type="float">
            <text:p>22</text:p>
          </table:table-cell>
          <table:table-cell table:formula="of:=[.X$16]+[.$B26]" office:value-type="float" office:value="23" calcext:value-type="float">
            <text:p>23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2" calcext:value-type="float">
            <text:p>22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f -1 g  a  b  a  b  a " calcext:value-type="string">
            <text:p><text:s text:c="3"/>d' -5 f -1 g <text:s/>a <text:s/>b <text:s/>a <text:s/>b <text:s/>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g" calcext:value-type="string">
            <text:p>g</text:p>
          </table:table-cell>
          <table:table-cell/>
          <table:table-cell table:formula="of:=VLOOKUP([.X27];Pitches;2;0)" office:value-type="string" office:string-value="a" calcext:value-type="string">
            <text:p>a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g" calcext:value-type="string">
            <text:p>g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1" calcext:value-type="float">
            <text:p>21</text:p>
          </table:table-cell>
          <table:table-cell table:formula="of:=[.X$16]+[.$B27]" office:value-type="float" office:value="22" calcext:value-type="float">
            <text:p>22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1" calcext:value-type="float">
            <text:p>21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e -1 f  g  a  g  a  g " calcext:value-type="string">
            <text:p><text:s text:c="3"/>c' -5 e -1 f <text:s/>g <text:s/>a <text:s/>g <text:s/>a <text:s/>g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f" calcext:value-type="string">
            <text:p>f</text:p>
          </table:table-cell>
          <table:table-cell/>
          <table:table-cell table:formula="of:=VLOOKUP([.X28];Pitches;2;0)" office:value-type="string" office:string-value="g" calcext:value-type="string">
            <text:p>g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f" calcext:value-type="string">
            <text:p>f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0" calcext:value-type="float">
            <text:p>20</text:p>
          </table:table-cell>
          <table:table-cell table:formula="of:=[.X$16]+[.$B28]" office:value-type="float" office:value="21" calcext:value-type="float">
            <text:p>21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0" calcext:value-type="float">
            <text:p>20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d -1 e  f  g  f  g  f " calcext:value-type="string">
            <text:p><text:s text:c="3"/>b -5 d -1 e <text:s/>f <text:s/>g <text:s/>f <text:s/>g <text:s/>f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e" calcext:value-type="string">
            <text:p>e</text:p>
          </table:table-cell>
          <table:table-cell/>
          <table:table-cell table:formula="of:=VLOOKUP([.X29];Pitches;2;0)" office:value-type="string" office:string-value="f" calcext:value-type="string">
            <text:p>f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e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9" calcext:value-type="float">
            <text:p>19</text:p>
          </table:table-cell>
          <table:table-cell table:formula="of:=[.X$16]+[.$B29]" office:value-type="float" office:value="20" calcext:value-type="float">
            <text:p>20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9" calcext:value-type="float">
            <text:p>19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c -1 d  e  f  e  f  e " calcext:value-type="string">
            <text:p><text:s text:c="3"/>a -5 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\fingerNoPad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16-5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,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3" calcext:value-type="float">
            <text:p>13</text:p>
          </table:table-cell>
          <table:table-cell table:style-name="ce10" table:formula="of:=VLOOKUP([.L36];Scalars;2;0)" office:value-type="float" office:value="12" calcext:value-type="float">
            <text:p>12</text:p>
          </table:table-cell>
          <table:table-cell table:style-name="ce10" table:formula="of:=VLOOKUP([.N36];Scalars;2;0)" office:value-type="float" office:value="13" calcext:value-type="float">
            <text:p>13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\fingerNoPad c, 16-5 a, -1 g, -2 f, -3 e, -4 f, -3 e, -4 f, -3" calcext:value-type="string">
            <text:p><text:s text:c="2"/>\stemDown \fingerDown \fingerNoPad c, 16-5 a, -1 g, -2 f, -3 e, -4 f, -3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g," calcext:value-type="string">
            <text:p>g,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Y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4" calcext:value-type="float">
            <text:p>14</text:p>
          </table:table-cell>
          <table:table-cell table:formula="of:=[.X$36]+[.$B37]" office:value-type="float" office:value="13" calcext:value-type="float">
            <text:p>13</text:p>
          </table:table-cell>
          <table:table-cell table:formula="of:=[.Y$36]+[.$B37]" office:value-type="float" office:value="14" calcext:value-type="float">
            <text:p>14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g, -3 f, -4 g, -3 f, -4 g, -3" calcext:value-type="string">
            <text:p><text:s text:c="3"/>d, -5 b, -1 a, -2 g, -3 f, -4 g, -3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a," calcext:value-type="string">
            <text:p>a,</text:p>
          </table:table-cell>
          <table:table-cell table:style-name="ce5"/>
          <table:table-cell table:formula="of:=VLOOKUP([.X38];Pitches;2;0)" office:value-type="string" office:string-value="g," calcext:value-type="string">
            <text:p>g,</text:p>
          </table:table-cell>
          <table:table-cell/>
          <table:table-cell table:formula="of:=VLOOKUP([.Y38];Pitches;2;0)" office:value-type="string" office:string-value="a," calcext:value-type="string">
            <text:p>a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5" calcext:value-type="float">
            <text:p>15</text:p>
          </table:table-cell>
          <table:table-cell table:formula="of:=[.X$36]+[.$B38]" office:value-type="float" office:value="14" calcext:value-type="float">
            <text:p>14</text:p>
          </table:table-cell>
          <table:table-cell table:formula="of:=[.Y$36]+[.$B38]" office:value-type="float" office:value="15" calcext:value-type="float">
            <text:p>15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-1 b,  a,  g,  a,  g,  a, " calcext:value-type="string">
            <text:p><text:s text:c="3"/>e, -5 c -1 b, <text:s/>a, <text:s/>g, <text:s/>a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b," calcext:value-type="string">
            <text:p>b,</text:p>
          </table:table-cell>
          <table:table-cell table:style-name="ce5"/>
          <table:table-cell table:formula="of:=VLOOKUP([.X39];Pitches;2;0)" office:value-type="string" office:string-value="a," calcext:value-type="string">
            <text:p>a,</text:p>
          </table:table-cell>
          <table:table-cell/>
          <table:table-cell table:formula="of:=VLOOKUP([.Y39];Pitches;2;0)" office:value-type="string" office:string-value="b," calcext:value-type="string">
            <text:p>b,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6" calcext:value-type="float">
            <text:p>16</text:p>
          </table:table-cell>
          <table:table-cell table:formula="of:=[.X$36]+[.$B39]" office:value-type="float" office:value="15" calcext:value-type="float">
            <text:p>15</text:p>
          </table:table-cell>
          <table:table-cell table:formula="of:=[.Y$36]+[.$B39]" office:value-type="float" office:value="16" calcext:value-type="float">
            <text:p>16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-1 c  b,  a,  b,  a,  b, " calcext:value-type="string">
            <text:p><text:s text:c="3"/>f, -5 d -1 c <text:s/>b, <text:s/>a, <text:s/>b,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c" calcext:value-type="string">
            <text:p>c</text:p>
          </table:table-cell>
          <table:table-cell table:style-name="ce5"/>
          <table:table-cell table:formula="of:=VLOOKUP([.X40];Pitches;2;0)" office:value-type="string" office:string-value="b," calcext:value-type="string">
            <text:p>b,</text:p>
          </table:table-cell>
          <table:table-cell/>
          <table:table-cell table:formula="of:=VLOOKUP([.Y40];Pitches;2;0)" office:value-type="string" office:string-value="c" calcext:value-type="string">
            <text:p>c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7" calcext:value-type="float">
            <text:p>17</text:p>
          </table:table-cell>
          <table:table-cell table:formula="of:=[.X$36]+[.$B40]" office:value-type="float" office:value="16" calcext:value-type="float">
            <text:p>16</text:p>
          </table:table-cell>
          <table:table-cell table:formula="of:=[.Y$36]+[.$B40]" office:value-type="float" office:value="17" calcext:value-type="float">
            <text:p>17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-1 d  c  b,  c  b,  c " calcext:value-type="string">
            <text:p><text:s text:c="3"/>g, -5 e -1 d <text:s/>c <text:s/>b, <text:s/>c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d" calcext:value-type="string">
            <text:p>d</text:p>
          </table:table-cell>
          <table:table-cell table:style-name="ce5"/>
          <table:table-cell table:formula="of:=VLOOKUP([.X41];Pitches;2;0)" office:value-type="string" office:string-value="c" calcext:value-type="string">
            <text:p>c</text:p>
          </table:table-cell>
          <table:table-cell/>
          <table:table-cell table:formula="of:=VLOOKUP([.Y41];Pitches;2;0)" office:value-type="string" office:string-value="d" calcext:value-type="string">
            <text:p>d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18" calcext:value-type="float">
            <text:p>18</text:p>
          </table:table-cell>
          <table:table-cell table:formula="of:=[.X$36]+[.$B41]" office:value-type="float" office:value="17" calcext:value-type="float">
            <text:p>17</text:p>
          </table:table-cell>
          <table:table-cell table:formula="of:=[.Y$36]+[.$B41]" office:value-type="float" office:value="18" calcext:value-type="float">
            <text:p>18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-1 e  d  c  d  c  d " calcext:value-type="string">
            <text:p><text:s text:c="3"/>a, -5 f -1 e <text:s/>d <text:s/>c <text:s/>d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2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e" calcext:value-type="string">
            <text:p>e</text:p>
          </table:table-cell>
          <table:table-cell table:style-name="ce5"/>
          <table:table-cell table:formula="of:=VLOOKUP([.X42];Pitches;2;0)" office:value-type="string" office:string-value="d" calcext:value-type="string">
            <text:p>d</text:p>
          </table:table-cell>
          <table:table-cell/>
          <table:table-cell table:formula="of:=VLOOKUP([.Y42];Pitches;2;0)" office:value-type="string" office:string-value="e" calcext:value-type="string">
            <text:p>e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19" calcext:value-type="float">
            <text:p>19</text:p>
          </table:table-cell>
          <table:table-cell table:formula="of:=[.X$36]+[.$B42]" office:value-type="float" office:value="18" calcext:value-type="float">
            <text:p>18</text:p>
          </table:table-cell>
          <table:table-cell table:formula="of:=[.Y$36]+[.$B42]" office:value-type="float" office:value="19" calcext:value-type="float">
            <text:p>19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b, -5 g -1 f  e  d  e  d  e " calcext:value-type="string">
            <text:p><text:s text:c="3"/>b, -5 g -1 f <text:s/>e <text:s/>d <text:s/>e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Up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f" calcext:value-type="string">
            <text:p>f</text:p>
          </table:table-cell>
          <table:table-cell table:style-name="ce5"/>
          <table:table-cell table:formula="of:=VLOOKUP([.X43];Pitches;2;0)" office:value-type="string" office:string-value="e" calcext:value-type="string">
            <text:p>e</text:p>
          </table:table-cell>
          <table:table-cell/>
          <table:table-cell table:formula="of:=VLOOKUP([.Y43];Pitches;2;0)" office:value-type="string" office:string-value="f" calcext:value-type="string">
            <text:p>f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0" calcext:value-type="float">
            <text:p>20</text:p>
          </table:table-cell>
          <table:table-cell table:formula="of:=[.X$36]+[.$B43]" office:value-type="float" office:value="19" calcext:value-type="float">
            <text:p>19</text:p>
          </table:table-cell>
          <table:table-cell table:formula="of:=[.Y$36]+[.$B43]" office:value-type="float" office:value="20" calcext:value-type="float">
            <text:p>20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\fingerUp c -5 a -1 g  f  e  f  e  f " calcext:value-type="string">
            <text:p><text:s text:c="2"/>\fingerUp c -5 a -1 g <text:s/>f <text:s/>e <text:s/>f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4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g" calcext:value-type="string">
            <text:p>g</text:p>
          </table:table-cell>
          <table:table-cell table:style-name="ce5"/>
          <table:table-cell table:formula="of:=VLOOKUP([.X44];Pitches;2;0)" office:value-type="string" office:string-value="f" calcext:value-type="string">
            <text:p>f</text:p>
          </table:table-cell>
          <table:table-cell/>
          <table:table-cell table:formula="of:=VLOOKUP([.Y44];Pitches;2;0)" office:value-type="string" office:string-value="g" calcext:value-type="string">
            <text:p>g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1" calcext:value-type="float">
            <text:p>21</text:p>
          </table:table-cell>
          <table:table-cell table:formula="of:=[.X$36]+[.$B44]" office:value-type="float" office:value="20" calcext:value-type="float">
            <text:p>20</text:p>
          </table:table-cell>
          <table:table-cell table:formula="of:=[.Y$36]+[.$B44]" office:value-type="float" office:value="21" calcext:value-type="float">
            <text:p>21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d -5 b -1 a  g  f  g  f  g " calcext:value-type="string">
            <text:p><text:s text:c="3"/>d -5 b -1 a <text:s/>g <text:s/>f <text:s/>g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a" calcext:value-type="string">
            <text:p>a</text:p>
          </table:table-cell>
          <table:table-cell table:style-name="ce5"/>
          <table:table-cell table:formula="of:=VLOOKUP([.X45];Pitches;2;0)" office:value-type="string" office:string-value="g" calcext:value-type="string">
            <text:p>g</text:p>
          </table:table-cell>
          <table:table-cell/>
          <table:table-cell table:formula="of:=VLOOKUP([.Y45];Pitches;2;0)" office:value-type="string" office:string-value="a" calcext:value-type="string">
            <text:p>a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2" calcext:value-type="float">
            <text:p>22</text:p>
          </table:table-cell>
          <table:table-cell table:formula="of:=[.X$36]+[.$B45]" office:value-type="float" office:value="21" calcext:value-type="float">
            <text:p>21</text:p>
          </table:table-cell>
          <table:table-cell table:formula="of:=[.Y$36]+[.$B45]" office:value-type="float" office:value="22" calcext:value-type="float">
            <text:p>22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e -5 c' -1 b  a  g  a  g  a " calcext:value-type="string">
            <text:p><text:s text:c="3"/>e -5 c' -1 b <text:s/>a <text:s/>g <text:s/>a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b" calcext:value-type="string">
            <text:p>b</text:p>
          </table:table-cell>
          <table:table-cell table:style-name="ce5"/>
          <table:table-cell table:formula="of:=VLOOKUP([.X46];Pitches;2;0)" office:value-type="string" office:string-value="a" calcext:value-type="string">
            <text:p>a</text:p>
          </table:table-cell>
          <table:table-cell/>
          <table:table-cell table:formula="of:=VLOOKUP([.Y46];Pitches;2;0)" office:value-type="string" office:string-value="b" calcext:value-type="string">
            <text:p>b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3" calcext:value-type="float">
            <text:p>23</text:p>
          </table:table-cell>
          <table:table-cell table:formula="of:=[.X$36]+[.$B46]" office:value-type="float" office:value="22" calcext:value-type="float">
            <text:p>22</text:p>
          </table:table-cell>
          <table:table-cell table:formula="of:=[.Y$36]+[.$B46]" office:value-type="float" office:value="23" calcext:value-type="float">
            <text:p>23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-1 c'  b  a  b  a  b " calcext:value-type="string">
            <text:p><text:s text:c="3"/>f -5 d' -1 c' <text:s/>b <text:s/>a <text:s/>b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c'" calcext:value-type="string">
            <text:p>c'</text:p>
          </table:table-cell>
          <table:table-cell table:style-name="ce5"/>
          <table:table-cell table:formula="of:=VLOOKUP([.X47];Pitches;2;0)" office:value-type="string" office:string-value="b" calcext:value-type="string">
            <text:p>b</text:p>
          </table:table-cell>
          <table:table-cell/>
          <table:table-cell table:formula="of:=VLOOKUP([.Y47];Pitches;2;0)" office:value-type="string" office:string-value="c'" calcext:value-type="string">
            <text:p>c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4" calcext:value-type="float">
            <text:p>24</text:p>
          </table:table-cell>
          <table:table-cell table:formula="of:=[.X$36]+[.$B47]" office:value-type="float" office:value="23" calcext:value-type="float">
            <text:p>23</text:p>
          </table:table-cell>
          <table:table-cell table:formula="of:=[.Y$36]+[.$B47]" office:value-type="float" office:value="24" calcext:value-type="float">
            <text:p>24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-1 d'  c'  b  c'  b  c' " calcext:value-type="string">
            <text:p><text:s text:c="3"/>g -5 e' -1 d' <text:s/>c' <text:s/>b <text:s/>c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d'" calcext:value-type="string">
            <text:p>d'</text:p>
          </table:table-cell>
          <table:table-cell table:style-name="ce5"/>
          <table:table-cell table:formula="of:=VLOOKUP([.X48];Pitches;2;0)" office:value-type="string" office:string-value="c'" calcext:value-type="string">
            <text:p>c'</text:p>
          </table:table-cell>
          <table:table-cell/>
          <table:table-cell table:formula="of:=VLOOKUP([.Y48];Pitches;2;0)" office:value-type="string" office:string-value="d'" calcext:value-type="string">
            <text:p>d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5" calcext:value-type="float">
            <text:p>25</text:p>
          </table:table-cell>
          <table:table-cell table:formula="of:=[.X$36]+[.$B48]" office:value-type="float" office:value="24" calcext:value-type="float">
            <text:p>24</text:p>
          </table:table-cell>
          <table:table-cell table:formula="of:=[.Y$36]+[.$B48]" office:value-type="float" office:value="25" calcext:value-type="float">
            <text:p>25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-1 e'  d'  c'  d'  c'  d' " calcext:value-type="string">
            <text:p><text:s text:c="3"/>a -5 f' -1 e' <text:s/>d' <text:s/>c' <text:s/>d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e'" calcext:value-type="string">
            <text:p>e'</text:p>
          </table:table-cell>
          <table:table-cell table:style-name="ce5"/>
          <table:table-cell table:formula="of:=VLOOKUP([.X49];Pitches;2;0)" office:value-type="string" office:string-value="d'" calcext:value-type="string">
            <text:p>d'</text:p>
          </table:table-cell>
          <table:table-cell/>
          <table:table-cell table:formula="of:=VLOOKUP([.Y49];Pitches;2;0)" office:value-type="string" office:string-value="e'" calcext:value-type="string">
            <text:p>e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6" calcext:value-type="float">
            <text:p>26</text:p>
          </table:table-cell>
          <table:table-cell table:formula="of:=[.X$36]+[.$B49]" office:value-type="float" office:value="25" calcext:value-type="float">
            <text:p>25</text:p>
          </table:table-cell>
          <table:table-cell table:formula="of:=[.Y$36]+[.$B49]" office:value-type="float" office:value="26" calcext:value-type="float">
            <text:p>26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-1 f'  e'  d'  e'  d'  e' " calcext:value-type="string">
            <text:p><text:s text:c="3"/>b -5 g' -1 f' <text:s/>e' <text:s/>d' <text:s/>e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/>
          <table:table-cell table:style-name="ce7" office:value-type="string" calcext:value-type="string">
            <text:p>d'</text:p>
          </table:table-cell>
          <table:table-cell table:style-name="ce5"/>
          <table:table-cell table:style-name="ce7" office:value-type="string" calcext:value-type="string">
            <text:p>e'</text:p>
          </table:table-cell>
          <table:table-cell/>
          <table:table-cell table:style-name="ce7" office:value-type="string" calcext:value-type="string">
            <text:p>d'</text:p>
          </table:table-cell>
          <table:table-cell/>
          <table:table-cell table:style-name="ce7" office:value-type="string" calcext:value-type="string">
            <text:p>e'</text:p>
          </table:table-cell>
          <table:table-cell/>
          <table:table-cell table:style-name="ce7" office:value-type="string" calcext:value-type="string">
            <text:p>d'</text:p>
          </table:table-cell>
          <table:table-cell/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5" calcext:value-type="float">
            <text:p>25</text:p>
          </table:table-cell>
          <table:table-cell table:style-name="ce10" table:formula="of:=VLOOKUP([.L50];Scalars;2;0)" office:value-type="float" office:value="26" calcext:value-type="float">
            <text:p>26</text:p>
          </table:table-cell>
          <table:table-cell table:style-name="ce10" table:formula="of:=VLOOKUP([.N50];Scalars;2;0)" office:value-type="float" office:value="25" calcext:value-type="float">
            <text:p>25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5" calcext:value-type="float">
            <text:p>25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 d'  e'  d'  e'  d' " calcext:value-type="string">
            <text:p><text:s text:c="2"/>\bar "||" g' -1 b -5 c' <text:s/>d' <text:s/>e' <text:s/>d' <text:s/>e' <text:s/>d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/>
          <table:table-cell table:formula="of:=VLOOKUP([.W51];Pitches;2;0)" office:value-type="string" office:string-value="c'" calcext:value-type="string">
            <text:p>c'</text:p>
          </table:table-cell>
          <table:table-cell table:style-name="ce5"/>
          <table:table-cell table:formula="of:=VLOOKUP([.X51];Pitches;2;0)" office:value-type="string" office:string-value="d'" calcext:value-type="string">
            <text:p>d'</text:p>
          </table:table-cell>
          <table:table-cell/>
          <table:table-cell table:formula="of:=VLOOKUP([.Y51];Pitches;2;0)" office:value-type="string" office:string-value="c'" calcext:value-type="string">
            <text:p>c'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/>
          <table:table-cell table:formula="of:=VLOOKUP([.AA51];Pitches;2;0)" office:value-type="string" office:string-value="c'" calcext:value-type="string">
            <text:p>c'</text:p>
          </table:table-cell>
          <table:table-cell/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4" calcext:value-type="float">
            <text:p>24</text:p>
          </table:table-cell>
          <table:table-cell table:formula="of:=[.X$50]+[.$B51]" office:value-type="float" office:value="25" calcext:value-type="float">
            <text:p>25</text:p>
          </table:table-cell>
          <table:table-cell table:formula="of:=[.Y$50]+[.$B51]" office:value-type="float" office:value="24" calcext:value-type="float">
            <text:p>24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4" calcext:value-type="float">
            <text:p>24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 c'  d'  c'  d'  c' " calcext:value-type="string">
            <text:p><text:s text:c="3"/>f' -1 a -5 b <text:s/>c' <text:s/>d' <text:s/>c' <text:s/>d' <text:s/>c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b" calcext:value-type="string">
            <text:p>b</text:p>
          </table:table-cell>
          <table:table-cell table:style-name="ce5"/>
          <table:table-cell table:formula="of:=VLOOKUP([.X52];Pitches;2;0)" office:value-type="string" office:string-value="c'" calcext:value-type="string">
            <text:p>c'</text:p>
          </table:table-cell>
          <table:table-cell/>
          <table:table-cell table:formula="of:=VLOOKUP([.Y52];Pitches;2;0)" office:value-type="string" office:string-value="b" calcext:value-type="string">
            <text:p>b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b" calcext:value-type="string">
            <text:p>b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3" calcext:value-type="float">
            <text:p>23</text:p>
          </table:table-cell>
          <table:table-cell table:formula="of:=[.X$50]+[.$B52]" office:value-type="float" office:value="24" calcext:value-type="float">
            <text:p>24</text:p>
          </table:table-cell>
          <table:table-cell table:formula="of:=[.Y$50]+[.$B52]" office:value-type="float" office:value="23" calcext:value-type="float">
            <text:p>23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3" calcext:value-type="float">
            <text:p>23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b  c'  b  c'  b " calcext:value-type="string">
            <text:p><text:s text:c="3"/>e' -1 g -5 a <text:s/>b <text:s/>c' <text:s/>b <text:s/>c' <text:s/>b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a" calcext:value-type="string">
            <text:p>a</text:p>
          </table:table-cell>
          <table:table-cell table:style-name="ce5"/>
          <table:table-cell table:formula="of:=VLOOKUP([.X53];Pitches;2;0)" office:value-type="string" office:string-value="b" calcext:value-type="string">
            <text:p>b</text:p>
          </table:table-cell>
          <table:table-cell/>
          <table:table-cell table:formula="of:=VLOOKUP([.Y53];Pitches;2;0)" office:value-type="string" office:string-value="a" calcext:value-type="string">
            <text:p>a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a" calcext:value-type="string">
            <text:p>a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2" calcext:value-type="float">
            <text:p>22</text:p>
          </table:table-cell>
          <table:table-cell table:formula="of:=[.X$50]+[.$B53]" office:value-type="float" office:value="23" calcext:value-type="float">
            <text:p>23</text:p>
          </table:table-cell>
          <table:table-cell table:formula="of:=[.Y$50]+[.$B53]" office:value-type="float" office:value="22" calcext:value-type="float">
            <text:p>22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2" calcext:value-type="float">
            <text:p>22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-1 f -5 g  a  b  a  b  a " calcext:value-type="string">
            <text:p><text:s text:c="3"/>d' -1 f -5 g <text:s/>a <text:s/>b <text:s/>a <text:s/>b <text:s/>a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g" calcext:value-type="string">
            <text:p>g</text:p>
          </table:table-cell>
          <table:table-cell table:style-name="ce5"/>
          <table:table-cell table:formula="of:=VLOOKUP([.X54];Pitches;2;0)" office:value-type="string" office:string-value="a" calcext:value-type="string">
            <text:p>a</text:p>
          </table:table-cell>
          <table:table-cell/>
          <table:table-cell table:formula="of:=VLOOKUP([.Y54];Pitches;2;0)" office:value-type="string" office:string-value="g" calcext:value-type="string">
            <text:p>g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g" calcext:value-type="string">
            <text:p>g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1" calcext:value-type="float">
            <text:p>21</text:p>
          </table:table-cell>
          <table:table-cell table:formula="of:=[.X$50]+[.$B54]" office:value-type="float" office:value="22" calcext:value-type="float">
            <text:p>22</text:p>
          </table:table-cell>
          <table:table-cell table:formula="of:=[.Y$50]+[.$B54]" office:value-type="float" office:value="21" calcext:value-type="float">
            <text:p>21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1" calcext:value-type="float">
            <text:p>21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-1 e -5 f  g  a  g  a  g " calcext:value-type="string">
            <text:p><text:s text:c="3"/>c' -1 e -5 f <text:s/>g <text:s/>a <text:s/>g <text:s/>a <text:s/>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f" calcext:value-type="string">
            <text:p>f</text:p>
          </table:table-cell>
          <table:table-cell table:style-name="ce5"/>
          <table:table-cell table:formula="of:=VLOOKUP([.X55];Pitches;2;0)" office:value-type="string" office:string-value="g" calcext:value-type="string">
            <text:p>g</text:p>
          </table:table-cell>
          <table:table-cell/>
          <table:table-cell table:formula="of:=VLOOKUP([.Y55];Pitches;2;0)" office:value-type="string" office:string-value="f" calcext:value-type="string">
            <text:p>f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f" calcext:value-type="string">
            <text:p>f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0" calcext:value-type="float">
            <text:p>20</text:p>
          </table:table-cell>
          <table:table-cell table:formula="of:=[.X$50]+[.$B55]" office:value-type="float" office:value="21" calcext:value-type="float">
            <text:p>21</text:p>
          </table:table-cell>
          <table:table-cell table:formula="of:=[.Y$50]+[.$B55]" office:value-type="float" office:value="20" calcext:value-type="float">
            <text:p>20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0" calcext:value-type="float">
            <text:p>20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-1 d -5 e  f  g  f  g  f " calcext:value-type="string">
            <text:p><text:s text:c="3"/>b -1 d -5 e <text:s/>f <text:s/>g <text:s/>f <text:s/>g <text:s/>f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e" calcext:value-type="string">
            <text:p>e</text:p>
          </table:table-cell>
          <table:table-cell table:style-name="ce5"/>
          <table:table-cell table:formula="of:=VLOOKUP([.X56];Pitches;2;0)" office:value-type="string" office:string-value="f" calcext:value-type="string">
            <text:p>f</text:p>
          </table:table-cell>
          <table:table-cell/>
          <table:table-cell table:formula="of:=VLOOKUP([.Y56];Pitches;2;0)" office:value-type="string" office:string-value="e" calcext:value-type="string">
            <text:p>e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e" calcext:value-type="string">
            <text:p>e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9" calcext:value-type="float">
            <text:p>19</text:p>
          </table:table-cell>
          <table:table-cell table:formula="of:=[.X$50]+[.$B56]" office:value-type="float" office:value="20" calcext:value-type="float">
            <text:p>20</text:p>
          </table:table-cell>
          <table:table-cell table:formula="of:=[.Y$50]+[.$B56]" office:value-type="float" office:value="19" calcext:value-type="float">
            <text:p>19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9" calcext:value-type="float">
            <text:p>19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-1 c -5 d  e  f  e  f  e " calcext:value-type="string">
            <text:p><text:s text:c="3"/>a -1 c -5 d <text:s/>e <text:s/>f <text:s/>e <text:s/>f <text:s/>e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d" calcext:value-type="string">
            <text:p>d</text:p>
          </table:table-cell>
          <table:table-cell table:style-name="ce5"/>
          <table:table-cell table:formula="of:=VLOOKUP([.X57];Pitches;2;0)" office:value-type="string" office:string-value="e" calcext:value-type="string">
            <text:p>e</text:p>
          </table:table-cell>
          <table:table-cell/>
          <table:table-cell table:formula="of:=VLOOKUP([.Y57];Pitches;2;0)" office:value-type="string" office:string-value="d" calcext:value-type="string">
            <text:p>d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d" calcext:value-type="string">
            <text:p>d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8" calcext:value-type="float">
            <text:p>18</text:p>
          </table:table-cell>
          <table:table-cell table:formula="of:=[.X$50]+[.$B57]" office:value-type="float" office:value="19" calcext:value-type="float">
            <text:p>19</text:p>
          </table:table-cell>
          <table:table-cell table:formula="of:=[.Y$50]+[.$B57]" office:value-type="float" office:value="18" calcext:value-type="float">
            <text:p>18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8" calcext:value-type="float">
            <text:p>18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-1 b, -5 c  d  e  d  e  d " calcext:value-type="string">
            <text:p><text:s text:c="3"/>g -1 b, -5 c <text:s/>d <text:s/>e <text:s/>d <text:s/>e <text:s/>d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c" calcext:value-type="string">
            <text:p>c</text:p>
          </table:table-cell>
          <table:table-cell table:style-name="ce5"/>
          <table:table-cell table:formula="of:=VLOOKUP([.X58];Pitches;2;0)" office:value-type="string" office:string-value="d" calcext:value-type="string">
            <text:p>d</text:p>
          </table:table-cell>
          <table:table-cell/>
          <table:table-cell table:formula="of:=VLOOKUP([.Y58];Pitches;2;0)" office:value-type="string" office:string-value="c" calcext:value-type="string">
            <text:p>c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c" calcext:value-type="string">
            <text:p>c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7" calcext:value-type="float">
            <text:p>17</text:p>
          </table:table-cell>
          <table:table-cell table:formula="of:=[.X$50]+[.$B58]" office:value-type="float" office:value="18" calcext:value-type="float">
            <text:p>18</text:p>
          </table:table-cell>
          <table:table-cell table:formula="of:=[.Y$50]+[.$B58]" office:value-type="float" office:value="17" calcext:value-type="float">
            <text:p>17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7" calcext:value-type="float">
            <text:p>17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-1 a, -5 b,  c  d  c  d  c " calcext:value-type="string">
            <text:p><text:s text:c="2"/>\fingerDown f -1 a, -5 b, <text:s/>c <text:s/>d <text:s/>c <text:s/>d <text:s/>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b," calcext:value-type="string">
            <text:p>b,</text:p>
          </table:table-cell>
          <table:table-cell table:style-name="ce5"/>
          <table:table-cell table:formula="of:=VLOOKUP([.X59];Pitches;2;0)" office:value-type="string" office:string-value="c" calcext:value-type="string">
            <text:p>c</text:p>
          </table:table-cell>
          <table:table-cell/>
          <table:table-cell table:formula="of:=VLOOKUP([.Y59];Pitches;2;0)" office:value-type="string" office:string-value="b," calcext:value-type="string">
            <text:p>b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b," calcext:value-type="string">
            <text:p>b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6" calcext:value-type="float">
            <text:p>16</text:p>
          </table:table-cell>
          <table:table-cell table:formula="of:=[.X$50]+[.$B59]" office:value-type="float" office:value="17" calcext:value-type="float">
            <text:p>17</text:p>
          </table:table-cell>
          <table:table-cell table:formula="of:=[.Y$50]+[.$B59]" office:value-type="float" office:value="16" calcext:value-type="float">
            <text:p>16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6" calcext:value-type="float">
            <text:p>16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-1 g, -5 a,  b,  c  b,  c  b, " calcext:value-type="string">
            <text:p><text:s text:c="3"/>e -1 g, -5 a, <text:s/>b, <text:s/>c <text:s/>b, <text:s/>c <text:s/>b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a," calcext:value-type="string">
            <text:p>a,</text:p>
          </table:table-cell>
          <table:table-cell table:style-name="ce5"/>
          <table:table-cell table:formula="of:=VLOOKUP([.X60];Pitches;2;0)" office:value-type="string" office:string-value="b," calcext:value-type="string">
            <text:p>b,</text:p>
          </table:table-cell>
          <table:table-cell/>
          <table:table-cell table:formula="of:=VLOOKUP([.Y60];Pitches;2;0)" office:value-type="string" office:string-value="a," calcext:value-type="string">
            <text:p>a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a," calcext:value-type="string">
            <text:p>a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5" calcext:value-type="float">
            <text:p>15</text:p>
          </table:table-cell>
          <table:table-cell table:formula="of:=[.X$50]+[.$B60]" office:value-type="float" office:value="16" calcext:value-type="float">
            <text:p>16</text:p>
          </table:table-cell>
          <table:table-cell table:formula="of:=[.Y$50]+[.$B60]" office:value-type="float" office:value="15" calcext:value-type="float">
            <text:p>15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5" calcext:value-type="float">
            <text:p>15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-1 f, -5 g,  a,  b,  a,  b,  a, " calcext:value-type="string">
            <text:p><text:s text:c="3"/>d -1 f, -5 g, <text:s/>a, <text:s/>b, <text:s/>a, <text:s/>b, <text:s/>a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g," calcext:value-type="string">
            <text:p>g,</text:p>
          </table:table-cell>
          <table:table-cell table:style-name="ce5"/>
          <table:table-cell table:formula="of:=VLOOKUP([.X61];Pitches;2;0)" office:value-type="string" office:string-value="a," calcext:value-type="string">
            <text:p>a,</text:p>
          </table:table-cell>
          <table:table-cell/>
          <table:table-cell table:formula="of:=VLOOKUP([.Y61];Pitches;2;0)" office:value-type="string" office:string-value="g," calcext:value-type="string">
            <text:p>g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g," calcext:value-type="string">
            <text:p>g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4" calcext:value-type="float">
            <text:p>14</text:p>
          </table:table-cell>
          <table:table-cell table:formula="of:=[.X$50]+[.$B61]" office:value-type="float" office:value="15" calcext:value-type="float">
            <text:p>15</text:p>
          </table:table-cell>
          <table:table-cell table:formula="of:=[.Y$50]+[.$B61]" office:value-type="float" office:value="14" calcext:value-type="float">
            <text:p>14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4" calcext:value-type="float">
            <text:p>14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-1 e, -5 f,  g,  a,  g,  a,  g, " calcext:value-type="string">
            <text:p><text:s text:c="3"/>c -1 e, -5 f, <text:s/>g, <text:s/>a, <text:s/>g, <text:s/>a, <text:s/>g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f," calcext:value-type="string">
            <text:p>f,</text:p>
          </table:table-cell>
          <table:table-cell table:style-name="ce5"/>
          <table:table-cell table:formula="of:=VLOOKUP([.X62];Pitches;2;0)" office:value-type="string" office:string-value="g," calcext:value-type="string">
            <text:p>g,</text:p>
          </table:table-cell>
          <table:table-cell/>
          <table:table-cell table:formula="of:=VLOOKUP([.Y62];Pitches;2;0)" office:value-type="string" office:string-value="f," calcext:value-type="string">
            <text:p>f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f," calcext:value-type="string">
            <text:p>f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3" calcext:value-type="float">
            <text:p>13</text:p>
          </table:table-cell>
          <table:table-cell table:formula="of:=[.X$50]+[.$B62]" office:value-type="float" office:value="14" calcext:value-type="float">
            <text:p>14</text:p>
          </table:table-cell>
          <table:table-cell table:formula="of:=[.Y$50]+[.$B62]" office:value-type="float" office:value="13" calcext:value-type="float">
            <text:p>13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3" calcext:value-type="float">
            <text:p>13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-1 d, -5 e,  f,  g,  f,  g,  f, " calcext:value-type="string">
            <text:p><text:s text:c="3"/>b, -1 d, -5 e, <text:s/>f, <text:s/>g, <text:s/>f, <text:s/>g, <text:s/>f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e," calcext:value-type="string">
            <text:p>e,</text:p>
          </table:table-cell>
          <table:table-cell table:style-name="ce5"/>
          <table:table-cell table:formula="of:=VLOOKUP([.X63];Pitches;2;0)" office:value-type="string" office:string-value="f," calcext:value-type="string">
            <text:p>f,</text:p>
          </table:table-cell>
          <table:table-cell/>
          <table:table-cell table:formula="of:=VLOOKUP([.Y63];Pitches;2;0)" office:value-type="string" office:string-value="e," calcext:value-type="string">
            <text:p>e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2" calcext:value-type="float">
            <text:p>12</text:p>
          </table:table-cell>
          <table:table-cell table:formula="of:=[.X$50]+[.$B63]" office:value-type="float" office:value="13" calcext:value-type="float">
            <text:p>13</text:p>
          </table:table-cell>
          <table:table-cell table:formula="of:=[.Y$50]+[.$B63]" office:value-type="float" office:value="12" calcext:value-type="float">
            <text:p>12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2" calcext:value-type="float">
            <text:p>12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-1 c, -5 d,  e,  f,  e,  f,  e, " calcext:value-type="string">
            <text:p><text:s text:c="3"/>a, -1 c, -5 d, <text:s/>e, <text:s/>f, <text:s/>e, <text:s/>f, <text:s/>e, </text:p>
          </table:table-cell>
        </table:table-row>
      </table:table>
      <table:table table:name="Ex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 \fingerNoPad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s/>16-5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2];Scalars;2;0)" office:value-type="float" office:value="21" calcext:value-type="float">
            <text:p>21</text:p>
          </table:table-cell>
          <table:table-cell table:style-name="ce10" table:formula="of:=VLOOKUP([.F2];Scalars;2;0)" office:value-type="float" office:value="17" calcext:value-type="float">
            <text:p>17</text:p>
          </table:table-cell>
          <table:table-cell table:style-name="ce10" table:formula="of:=VLOOKUP([.H2];Scalars;2;0)" office:value-type="float" office:value="19" calcext:value-type="float">
            <text:p>19</text:p>
          </table:table-cell>
          <table:table-cell table:style-name="ce10" table:formula="of:=VLOOKUP([.J2];Scalars;2;0)" office:value-type="float" office:value="18" calcext:value-type="float">
            <text:p>18</text:p>
          </table:table-cell>
          <table:table-cell table:style-name="ce10" table:formula="of:=VLOOKUP([.L2];Scalars;2;0)" office:value-type="float" office:value="17" calcext:value-type="float">
            <text:p>17</text:p>
          </table:table-cell>
          <table:table-cell table:style-name="ce10" table:formula="of:=VLOOKUP([.N2];Scalars;2;0)" office:value-type="float" office:value="18" calcext:value-type="float">
            <text:p>18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17" calcext:value-type="float">
            <text:p>17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\fingerNoPad g  16-5 c -1 e -3 d -2 c -1 d -2 e -3 c -1" calcext:value-type="string">
            <text:p><text:s text:c="2"/>\staffDown \stemUp \fingerNoPad g <text:s/>16-5 c -1 e -3 d -2 c -1 d -2 e -3 c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/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10" table:formula="of:=VLOOKUP([.D3];Scalars;2;0)" office:value-type="float" office:value="23" calcext:value-type="float">
            <text:p>23</text:p>
          </table:table-cell>
          <table:table-cell table:style-name="ce10" table:formula="of:=VLOOKUP([.F3];Scalars;2;0)" office:value-type="float" office:value="18" calcext:value-type="float">
            <text:p>18</text:p>
          </table:table-cell>
          <table:table-cell table:style-name="ce10" table:formula="of:=VLOOKUP([.H3];Scalars;2;0)" office:value-type="float" office:value="20" calcext:value-type="float">
            <text:p>20</text:p>
          </table:table-cell>
          <table:table-cell table:style-name="ce10" table:formula="of:=VLOOKUP([.J3];Scalars;2;0)" office:value-type="float" office:value="19" calcext:value-type="float">
            <text:p>19</text:p>
          </table:table-cell>
          <table:table-cell table:style-name="ce10" table:formula="of:=VLOOKUP([.L3];Scalars;2;0)" office:value-type="float" office:value="18" calcext:value-type="float">
            <text:p>18</text:p>
          </table:table-cell>
          <table:table-cell table:style-name="ce10" table:formula="of:=VLOOKUP([.N3];Scalars;2;0)" office:value-type="float" office:value="19" calcext:value-type="float">
            <text:p>19</text:p>
          </table:table-cell>
          <table:table-cell table:style-name="ce10" table:formula="of:=VLOOKUP([.P3];Scalars;2;0)" office:value-type="float" office:value="20" calcext:value-type="float">
            <text:p>20</text:p>
          </table:table-cell>
          <table:table-cell table:style-name="ce10" table:formula="of:=VLOOKUP([.R3];Scalars;2;0)" office:value-type="float" office:value="18" calcext:value-type="float">
            <text:p>18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b -5 d -1 f -3 e -2 d -1 e  f  d " calcext:value-type="string">
            <text:p><text:s text:c="3"/>b -5 d -1 f -3 e -2 d -1 e <text:s/>f <text:s/>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f" calcext:value-type="string">
            <text:p>f</text:p>
          </table:table-cell>
          <table:table-cell/>
          <table:table-cell table:formula="of:=VLOOKUP([.X4];Pitches;2;0)" office:value-type="string" office:string-value="e" calcext:value-type="string">
            <text:p>e</text:p>
          </table:table-cell>
          <table:table-cell/>
          <table:table-cell table:formula="of:=VLOOKUP([.Y4];Pitches;2;0)" office:value-type="string" office:string-value="f" calcext:value-type="string">
            <text:p>f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e" calcext:value-type="string">
            <text:p>e</text:p>
          </table:table-cell>
          <table:table-cell/>
          <table:table-cell table:formula="of:=[.T$3]+[.$B4]" office:value-type="float" office:value="24" calcext:value-type="float">
            <text:p>24</text:p>
          </table:table-cell>
          <table:table-cell table:formula="of:=[.U$3]+[.$B4]" office:value-type="float" office:value="19" calcext:value-type="float">
            <text:p>19</text:p>
          </table:table-cell>
          <table:table-cell table:formula="of:=[.V$3]+[.$B4]" office:value-type="float" office:value="21" calcext:value-type="float">
            <text:p>21</text:p>
          </table:table-cell>
          <table:table-cell table:formula="of:=[.W$3]+[.$B4]" office:value-type="float" office:value="20" calcext:value-type="float">
            <text:p>20</text:p>
          </table:table-cell>
          <table:table-cell table:formula="of:=[.X$3]+[.$B4]" office:value-type="float" office:value="19" calcext:value-type="float">
            <text:p>19</text:p>
          </table:table-cell>
          <table:table-cell table:formula="of:=[.Y$3]+[.$B4]" office:value-type="float" office:value="20" calcext:value-type="float">
            <text:p>20</text:p>
          </table:table-cell>
          <table:table-cell table:formula="of:=[.Z$3]+[.$B4]" office:value-type="float" office:value="21" calcext:value-type="float">
            <text:p>21</text:p>
          </table:table-cell>
          <table:table-cell table:formula="of:=[.AA$3]+[.$B4]" office:value-type="float" office:value="19" calcext:value-type="float">
            <text:p>19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c' -5 e -1 g -3 f  e  f  g  e " calcext:value-type="string">
            <text:p><text:s text:c="3"/>c' -5 e -1 g -3 f <text:s/>e <text:s/>f <text:s/>g <text:s/>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g" calcext:value-type="string">
            <text:p>g</text:p>
          </table:table-cell>
          <table:table-cell/>
          <table:table-cell table:formula="of:=VLOOKUP([.X5];Pitches;2;0)" office:value-type="string" office:string-value="f" calcext:value-type="string">
            <text:p>f</text:p>
          </table:table-cell>
          <table:table-cell/>
          <table:table-cell table:formula="of:=VLOOKUP([.Y5];Pitches;2;0)" office:value-type="string" office:string-value="g" calcext:value-type="string">
            <text:p>g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f" calcext:value-type="string">
            <text:p>f</text:p>
          </table:table-cell>
          <table:table-cell/>
          <table:table-cell table:formula="of:=[.T$3]+[.$B5]" office:value-type="float" office:value="25" calcext:value-type="float">
            <text:p>25</text:p>
          </table:table-cell>
          <table:table-cell table:formula="of:=[.U$3]+[.$B5]" office:value-type="float" office:value="20" calcext:value-type="float">
            <text:p>20</text:p>
          </table:table-cell>
          <table:table-cell table:formula="of:=[.V$3]+[.$B5]" office:value-type="float" office:value="22" calcext:value-type="float">
            <text:p>22</text:p>
          </table:table-cell>
          <table:table-cell table:formula="of:=[.W$3]+[.$B5]" office:value-type="float" office:value="21" calcext:value-type="float">
            <text:p>21</text:p>
          </table:table-cell>
          <table:table-cell table:formula="of:=[.X$3]+[.$B5]" office:value-type="float" office:value="20" calcext:value-type="float">
            <text:p>20</text:p>
          </table:table-cell>
          <table:table-cell table:formula="of:=[.Y$3]+[.$B5]" office:value-type="float" office:value="21" calcext:value-type="float">
            <text:p>21</text:p>
          </table:table-cell>
          <table:table-cell table:formula="of:=[.Z$3]+[.$B5]" office:value-type="float" office:value="22" calcext:value-type="float">
            <text:p>22</text:p>
          </table:table-cell>
          <table:table-cell table:formula="of:=[.AA$3]+[.$B5]" office:value-type="float" office:value="20" calcext:value-type="float">
            <text:p>20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d' -5 f -1 a -3 g  f  g  a  f " calcext:value-type="string">
            <text:p><text:s text:c="3"/>d' -5 f -1 a -3 g <text:s/>f <text:s/>g <text:s/>a <text:s/>f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6];Pitches;2;0)" office:value-type="string" office:string-value="a" calcext:value-type="string">
            <text:p>a</text:p>
          </table:table-cell>
          <table:table-cell/>
          <table:table-cell table:formula="of:=VLOOKUP([.X6];Pitches;2;0)" office:value-type="string" office:string-value="g" calcext:value-type="string">
            <text:p>g</text:p>
          </table:table-cell>
          <table:table-cell/>
          <table:table-cell table:formula="of:=VLOOKUP([.Y6];Pitches;2;0)" office:value-type="string" office:string-value="a" calcext:value-type="string">
            <text:p>a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g" calcext:value-type="string">
            <text:p>g</text:p>
          </table:table-cell>
          <table:table-cell/>
          <table:table-cell table:formula="of:=[.T$3]+[.$B6]" office:value-type="float" office:value="26" calcext:value-type="float">
            <text:p>26</text:p>
          </table:table-cell>
          <table:table-cell table:formula="of:=[.U$3]+[.$B6]" office:value-type="float" office:value="21" calcext:value-type="float">
            <text:p>21</text:p>
          </table:table-cell>
          <table:table-cell table:formula="of:=[.V$3]+[.$B6]" office:value-type="float" office:value="23" calcext:value-type="float">
            <text:p>23</text:p>
          </table:table-cell>
          <table:table-cell table:formula="of:=[.W$3]+[.$B6]" office:value-type="float" office:value="22" calcext:value-type="float">
            <text:p>22</text:p>
          </table:table-cell>
          <table:table-cell table:formula="of:=[.X$3]+[.$B6]" office:value-type="float" office:value="21" calcext:value-type="float">
            <text:p>21</text:p>
          </table:table-cell>
          <table:table-cell table:formula="of:=[.Y$3]+[.$B6]" office:value-type="float" office:value="22" calcext:value-type="float">
            <text:p>22</text:p>
          </table:table-cell>
          <table:table-cell table:formula="of:=[.Z$3]+[.$B6]" office:value-type="float" office:value="23" calcext:value-type="float">
            <text:p>23</text:p>
          </table:table-cell>
          <table:table-cell table:formula="of:=[.AA$3]+[.$B6]" office:value-type="float" office:value="21" calcext:value-type="float">
            <text:p>21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e' -5 g -1 b -3 a  g  a  b  g " calcext:value-type="string">
            <text:p><text:s text:c="3"/>e' -5 g -1 b -3 a <text:s/>g <text:s/>a <text:s/>b <text:s/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Up</text:p>
          </table:table-cell>
          <table:table-cell table:formula="of:=VLOOKUP([.T7];Pitches;2;0)" office:value-type="string" office:string-value="f'" calcext:value-type="string">
            <text:p>f'</text:p>
          </table:table-cell>
          <table:table-cell office:value-type="string" calcext:value-type="string">
            <text:p>-5 \staffDown</text:p>
          </table:table-cell>
          <table:table-cell table:formula="of:=VLOOKUP([.U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7];Pitches;2;0)" office:value-type="string" office:string-value="c'" calcext:value-type="string">
            <text:p>c'</text:p>
          </table:table-cell>
          <table:table-cell/>
          <table:table-cell table:formula="of:=VLOOKUP([.W7];Pitches;2;0)" office:value-type="string" office:string-value="b" calcext:value-type="string">
            <text:p>b</text:p>
          </table:table-cell>
          <table:table-cell/>
          <table:table-cell table:formula="of:=VLOOKUP([.X7];Pitches;2;0)" office:value-type="string" office:string-value="a" calcext:value-type="string">
            <text:p>a</text:p>
          </table:table-cell>
          <table:table-cell/>
          <table:table-cell table:formula="of:=VLOOKUP([.Y7];Pitches;2;0)" office:value-type="string" office:string-value="b" calcext:value-type="string">
            <text:p>b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a" calcext:value-type="string">
            <text:p>a</text:p>
          </table:table-cell>
          <table:table-cell/>
          <table:table-cell table:formula="of:=[.T$3]+[.$B7]" office:value-type="float" office:value="27" calcext:value-type="float">
            <text:p>27</text:p>
          </table:table-cell>
          <table:table-cell table:formula="of:=[.U$3]+[.$B7]" office:value-type="float" office:value="22" calcext:value-type="float">
            <text:p>22</text:p>
          </table:table-cell>
          <table:table-cell table:formula="of:=[.V$3]+[.$B7]" office:value-type="float" office:value="24" calcext:value-type="float">
            <text:p>24</text:p>
          </table:table-cell>
          <table:table-cell table:formula="of:=[.W$3]+[.$B7]" office:value-type="float" office:value="23" calcext:value-type="float">
            <text:p>23</text:p>
          </table:table-cell>
          <table:table-cell table:formula="of:=[.X$3]+[.$B7]" office:value-type="float" office:value="22" calcext:value-type="float">
            <text:p>22</text:p>
          </table:table-cell>
          <table:table-cell table:formula="of:=[.Y$3]+[.$B7]" office:value-type="float" office:value="23" calcext:value-type="float">
            <text:p>23</text:p>
          </table:table-cell>
          <table:table-cell table:formula="of:=[.Z$3]+[.$B7]" office:value-type="float" office:value="24" calcext:value-type="float">
            <text:p>24</text:p>
          </table:table-cell>
          <table:table-cell table:formula="of:=[.AA$3]+[.$B7]" office:value-type="float" office:value="22" calcext:value-type="float">
            <text:p>22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Up f' -5 \staffDown a -1 c'  b  a  b  c'  a " calcext:value-type="string">
            <text:p><text:s text:c="2"/>\beamLessSlant \staffUp f' -5 \staffDown a -1 c' <text:s/>b <text:s/>a <text:s/>b <text:s/>c' <text:s/>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staffUp \fingerDown</text:p>
          </table:table-cell>
          <table:table-cell table:formula="of:=VLOOKUP([.T8];Pitches;2;0)" office:value-type="string" office:string-value="g'" calcext:value-type="string">
            <text:p>g'</text:p>
          </table:table-cell>
          <table:table-cell office:value-type="string" calcext:value-type="string">
            <text:p>-5 \staffUp</text:p>
          </table:table-cell>
          <table:table-cell table:formula="of:=VLOOKUP([.U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8];Pitches;2;0)" office:value-type="string" office:string-value="d'" calcext:value-type="string">
            <text:p>d'</text:p>
          </table:table-cell>
          <table:table-cell/>
          <table:table-cell table:formula="of:=VLOOKUP([.W8];Pitches;2;0)" office:value-type="string" office:string-value="c'" calcext:value-type="string">
            <text:p>c'</text:p>
          </table:table-cell>
          <table:table-cell/>
          <table:table-cell table:formula="of:=VLOOKUP([.X8];Pitches;2;0)" office:value-type="string" office:string-value="b" calcext:value-type="string">
            <text:p>b</text:p>
          </table:table-cell>
          <table:table-cell/>
          <table:table-cell table:formula="of:=VLOOKUP([.Y8];Pitches;2;0)" office:value-type="string" office:string-value="c'" calcext:value-type="string">
            <text:p>c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b" calcext:value-type="string">
            <text:p>b</text:p>
          </table:table-cell>
          <table:table-cell/>
          <table:table-cell table:formula="of:=[.T$3]+[.$B8]" office:value-type="float" office:value="28" calcext:value-type="float">
            <text:p>28</text:p>
          </table:table-cell>
          <table:table-cell table:formula="of:=[.U$3]+[.$B8]" office:value-type="float" office:value="23" calcext:value-type="float">
            <text:p>23</text:p>
          </table:table-cell>
          <table:table-cell table:formula="of:=[.V$3]+[.$B8]" office:value-type="float" office:value="25" calcext:value-type="float">
            <text:p>25</text:p>
          </table:table-cell>
          <table:table-cell table:formula="of:=[.W$3]+[.$B8]" office:value-type="float" office:value="24" calcext:value-type="float">
            <text:p>24</text:p>
          </table:table-cell>
          <table:table-cell table:formula="of:=[.X$3]+[.$B8]" office:value-type="float" office:value="23" calcext:value-type="float">
            <text:p>23</text:p>
          </table:table-cell>
          <table:table-cell table:formula="of:=[.Y$3]+[.$B8]" office:value-type="float" office:value="24" calcext:value-type="float">
            <text:p>24</text:p>
          </table:table-cell>
          <table:table-cell table:formula="of:=[.Z$3]+[.$B8]" office:value-type="float" office:value="25" calcext:value-type="float">
            <text:p>25</text:p>
          </table:table-cell>
          <table:table-cell table:formula="of:=[.AA$3]+[.$B8]" office:value-type="float" office:value="23" calcext:value-type="float">
            <text:p>23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staffUp \fingerDown g' -5 \staffUp b -1 d'  c'  b  c'  d'  b " calcext:value-type="string">
            <text:p><text:s text:c="2"/>\staffUp \fingerDown g' -5 \staffUp b -1 d' <text:s/>c' <text:s/>b <text:s/>c' <text:s/>d' <text:s/>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9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9];Pitches;2;0)" office:value-type="string" office:string-value="e'" calcext:value-type="string">
            <text:p>e'</text:p>
          </table:table-cell>
          <table:table-cell/>
          <table:table-cell table:formula="of:=VLOOKUP([.W9];Pitches;2;0)" office:value-type="string" office:string-value="d'" calcext:value-type="string">
            <text:p>d'</text:p>
          </table:table-cell>
          <table:table-cell/>
          <table:table-cell table:formula="of:=VLOOKUP([.X9];Pitches;2;0)" office:value-type="string" office:string-value="c'" calcext:value-type="string">
            <text:p>c'</text:p>
          </table:table-cell>
          <table:table-cell/>
          <table:table-cell table:formula="of:=VLOOKUP([.Y9];Pitches;2;0)" office:value-type="string" office:string-value="d'" calcext:value-type="string">
            <text:p>d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c'" calcext:value-type="string">
            <text:p>c'</text:p>
          </table:table-cell>
          <table:table-cell/>
          <table:table-cell table:formula="of:=[.T$3]+[.$B9]" office:value-type="float" office:value="29" calcext:value-type="float">
            <text:p>29</text:p>
          </table:table-cell>
          <table:table-cell table:formula="of:=[.U$3]+[.$B9]" office:value-type="float" office:value="24" calcext:value-type="float">
            <text:p>24</text:p>
          </table:table-cell>
          <table:table-cell table:formula="of:=[.V$3]+[.$B9]" office:value-type="float" office:value="26" calcext:value-type="float">
            <text:p>26</text:p>
          </table:table-cell>
          <table:table-cell table:formula="of:=[.W$3]+[.$B9]" office:value-type="float" office:value="25" calcext:value-type="float">
            <text:p>25</text:p>
          </table:table-cell>
          <table:table-cell table:formula="of:=[.X$3]+[.$B9]" office:value-type="float" office:value="24" calcext:value-type="float">
            <text:p>24</text:p>
          </table:table-cell>
          <table:table-cell table:formula="of:=[.Y$3]+[.$B9]" office:value-type="float" office:value="25" calcext:value-type="float">
            <text:p>25</text:p>
          </table:table-cell>
          <table:table-cell table:formula="of:=[.Z$3]+[.$B9]" office:value-type="float" office:value="26" calcext:value-type="float">
            <text:p>26</text:p>
          </table:table-cell>
          <table:table-cell table:formula="of:=[.AA$3]+[.$B9]" office:value-type="float" office:value="24" calcext:value-type="float">
            <text:p>24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a' -5 c' -1 e'  d'  c'  d'  e'  c' " calcext:value-type="string">
            <text:p><text:s text:c="3"/>a' -5 c' -1 e' <text:s/>d' <text:s/>c' <text:s/>d' <text:s/>e' <text:s/>c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10];Pitches;2;0)" office:value-type="string" office:string-value="f'" calcext:value-type="string">
            <text:p>f'</text:p>
          </table:table-cell>
          <table:table-cell/>
          <table:table-cell table:formula="of:=VLOOKUP([.W10];Pitches;2;0)" office:value-type="string" office:string-value="e'" calcext:value-type="string">
            <text:p>e'</text:p>
          </table:table-cell>
          <table:table-cell/>
          <table:table-cell table:formula="of:=VLOOKUP([.X10];Pitches;2;0)" office:value-type="string" office:string-value="d'" calcext:value-type="string">
            <text:p>d'</text:p>
          </table:table-cell>
          <table:table-cell/>
          <table:table-cell table:formula="of:=VLOOKUP([.Y10];Pitches;2;0)" office:value-type="string" office:string-value="e'" calcext:value-type="string">
            <text:p>e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d'" calcext:value-type="string">
            <text:p>d'</text:p>
          </table:table-cell>
          <table:table-cell/>
          <table:table-cell table:formula="of:=[.T$3]+[.$B10]" office:value-type="float" office:value="30" calcext:value-type="float">
            <text:p>30</text:p>
          </table:table-cell>
          <table:table-cell table:formula="of:=[.U$3]+[.$B10]" office:value-type="float" office:value="25" calcext:value-type="float">
            <text:p>25</text:p>
          </table:table-cell>
          <table:table-cell table:formula="of:=[.V$3]+[.$B10]" office:value-type="float" office:value="27" calcext:value-type="float">
            <text:p>27</text:p>
          </table:table-cell>
          <table:table-cell table:formula="of:=[.W$3]+[.$B10]" office:value-type="float" office:value="26" calcext:value-type="float">
            <text:p>26</text:p>
          </table:table-cell>
          <table:table-cell table:formula="of:=[.X$3]+[.$B10]" office:value-type="float" office:value="25" calcext:value-type="float">
            <text:p>25</text:p>
          </table:table-cell>
          <table:table-cell table:formula="of:=[.Y$3]+[.$B10]" office:value-type="float" office:value="26" calcext:value-type="float">
            <text:p>26</text:p>
          </table:table-cell>
          <table:table-cell table:formula="of:=[.Z$3]+[.$B10]" office:value-type="float" office:value="27" calcext:value-type="float">
            <text:p>27</text:p>
          </table:table-cell>
          <table:table-cell table:formula="of:=[.AA$3]+[.$B10]" office:value-type="float" office:value="25" calcext:value-type="float">
            <text:p>25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b' -5 d' -1 f'  e'  d'  e'  f'  d' " calcext:value-type="string">
            <text:p><text:s text:c="3"/>b' -5 d' -1 f' <text:s/>e' <text:s/>d' <text:s/>e' <text:s/>f' <text:s/>d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11];Pitches;2;0)" office:value-type="string" office:string-value="g'" calcext:value-type="string">
            <text:p>g'</text:p>
          </table:table-cell>
          <table:table-cell/>
          <table:table-cell table:formula="of:=VLOOKUP([.W11];Pitches;2;0)" office:value-type="string" office:string-value="f'" calcext:value-type="string">
            <text:p>f'</text:p>
          </table:table-cell>
          <table:table-cell/>
          <table:table-cell table:formula="of:=VLOOKUP([.X11];Pitches;2;0)" office:value-type="string" office:string-value="e'" calcext:value-type="string">
            <text:p>e'</text:p>
          </table:table-cell>
          <table:table-cell/>
          <table:table-cell table:formula="of:=VLOOKUP([.Y11];Pitches;2;0)" office:value-type="string" office:string-value="f'" calcext:value-type="string">
            <text:p>f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e'" calcext:value-type="string">
            <text:p>e'</text:p>
          </table:table-cell>
          <table:table-cell/>
          <table:table-cell table:formula="of:=[.T$3]+[.$B11]" office:value-type="float" office:value="31" calcext:value-type="float">
            <text:p>31</text:p>
          </table:table-cell>
          <table:table-cell table:formula="of:=[.U$3]+[.$B11]" office:value-type="float" office:value="26" calcext:value-type="float">
            <text:p>26</text:p>
          </table:table-cell>
          <table:table-cell table:formula="of:=[.V$3]+[.$B11]" office:value-type="float" office:value="28" calcext:value-type="float">
            <text:p>28</text:p>
          </table:table-cell>
          <table:table-cell table:formula="of:=[.W$3]+[.$B11]" office:value-type="float" office:value="27" calcext:value-type="float">
            <text:p>27</text:p>
          </table:table-cell>
          <table:table-cell table:formula="of:=[.X$3]+[.$B11]" office:value-type="float" office:value="26" calcext:value-type="float">
            <text:p>26</text:p>
          </table:table-cell>
          <table:table-cell table:formula="of:=[.Y$3]+[.$B11]" office:value-type="float" office:value="27" calcext:value-type="float">
            <text:p>27</text:p>
          </table:table-cell>
          <table:table-cell table:formula="of:=[.Z$3]+[.$B11]" office:value-type="float" office:value="28" calcext:value-type="float">
            <text:p>28</text:p>
          </table:table-cell>
          <table:table-cell table:formula="of:=[.AA$3]+[.$B11]" office:value-type="float" office:value="26" calcext:value-type="float">
            <text:p>26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c'' -5 e' -1 g'  f'  e'  f'  g'  e' " calcext:value-type="string">
            <text:p><text:s text:c="3"/>c'' -5 e' -1 g' <text:s/>f' <text:s/>e' <text:s/>f' <text:s/>g' <text:s/>e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2];Pitches;2;0)" office:value-type="string" office:string-value="a'" calcext:value-type="string">
            <text:p>a'</text:p>
          </table:table-cell>
          <table:table-cell/>
          <table:table-cell table:formula="of:=VLOOKUP([.W12];Pitches;2;0)" office:value-type="string" office:string-value="g'" calcext:value-type="string">
            <text:p>g'</text:p>
          </table:table-cell>
          <table:table-cell/>
          <table:table-cell table:formula="of:=VLOOKUP([.X12];Pitches;2;0)" office:value-type="string" office:string-value="f'" calcext:value-type="string">
            <text:p>f'</text:p>
          </table:table-cell>
          <table:table-cell/>
          <table:table-cell table:formula="of:=VLOOKUP([.Y12];Pitches;2;0)" office:value-type="string" office:string-value="g'" calcext:value-type="string">
            <text:p>g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f'" calcext:value-type="string">
            <text:p>f'</text:p>
          </table:table-cell>
          <table:table-cell/>
          <table:table-cell table:formula="of:=[.T$3]+[.$B12]" office:value-type="float" office:value="32" calcext:value-type="float">
            <text:p>32</text:p>
          </table:table-cell>
          <table:table-cell table:formula="of:=[.U$3]+[.$B12]" office:value-type="float" office:value="27" calcext:value-type="float">
            <text:p>27</text:p>
          </table:table-cell>
          <table:table-cell table:formula="of:=[.V$3]+[.$B12]" office:value-type="float" office:value="29" calcext:value-type="float">
            <text:p>29</text:p>
          </table:table-cell>
          <table:table-cell table:formula="of:=[.W$3]+[.$B12]" office:value-type="float" office:value="28" calcext:value-type="float">
            <text:p>28</text:p>
          </table:table-cell>
          <table:table-cell table:formula="of:=[.X$3]+[.$B12]" office:value-type="float" office:value="27" calcext:value-type="float">
            <text:p>27</text:p>
          </table:table-cell>
          <table:table-cell table:formula="of:=[.Y$3]+[.$B12]" office:value-type="float" office:value="28" calcext:value-type="float">
            <text:p>28</text:p>
          </table:table-cell>
          <table:table-cell table:formula="of:=[.Z$3]+[.$B12]" office:value-type="float" office:value="29" calcext:value-type="float">
            <text:p>29</text:p>
          </table:table-cell>
          <table:table-cell table:formula="of:=[.AA$3]+[.$B12]" office:value-type="float" office:value="27" calcext:value-type="float">
            <text:p>27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d'' -5 f' -1 a'  g'  f'  g'  a'  f' " calcext:value-type="string">
            <text:p><text:s text:c="3"/>d'' -5 f' -1 a' <text:s/>g' <text:s/>f' <text:s/>g' <text:s/>a' <text:s/>f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stemDown \fingerUp</text:p>
          </table:table-cell>
          <table:table-cell table:formula="of:=VLOOKUP([.T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3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3];Pitches;2;0)" office:value-type="string" office:string-value="b'" calcext:value-type="string">
            <text:p>b'</text:p>
          </table:table-cell>
          <table:table-cell/>
          <table:table-cell table:formula="of:=VLOOKUP([.W13];Pitches;2;0)" office:value-type="string" office:string-value="a'" calcext:value-type="string">
            <text:p>a'</text:p>
          </table:table-cell>
          <table:table-cell/>
          <table:table-cell table:formula="of:=VLOOKUP([.X13];Pitches;2;0)" office:value-type="string" office:string-value="g'" calcext:value-type="string">
            <text:p>g'</text:p>
          </table:table-cell>
          <table:table-cell/>
          <table:table-cell table:formula="of:=VLOOKUP([.Y13];Pitches;2;0)" office:value-type="string" office:string-value="a'" calcext:value-type="string">
            <text:p>a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g'" calcext:value-type="string">
            <text:p>g'</text:p>
          </table:table-cell>
          <table:table-cell/>
          <table:table-cell table:formula="of:=[.T$3]+[.$B13]" office:value-type="float" office:value="33" calcext:value-type="float">
            <text:p>33</text:p>
          </table:table-cell>
          <table:table-cell table:formula="of:=[.U$3]+[.$B13]" office:value-type="float" office:value="28" calcext:value-type="float">
            <text:p>28</text:p>
          </table:table-cell>
          <table:table-cell table:formula="of:=[.V$3]+[.$B13]" office:value-type="float" office:value="30" calcext:value-type="float">
            <text:p>30</text:p>
          </table:table-cell>
          <table:table-cell table:formula="of:=[.W$3]+[.$B13]" office:value-type="float" office:value="29" calcext:value-type="float">
            <text:p>29</text:p>
          </table:table-cell>
          <table:table-cell table:formula="of:=[.X$3]+[.$B13]" office:value-type="float" office:value="28" calcext:value-type="float">
            <text:p>28</text:p>
          </table:table-cell>
          <table:table-cell table:formula="of:=[.Y$3]+[.$B13]" office:value-type="float" office:value="29" calcext:value-type="float">
            <text:p>29</text:p>
          </table:table-cell>
          <table:table-cell table:formula="of:=[.Z$3]+[.$B13]" office:value-type="float" office:value="30" calcext:value-type="float">
            <text:p>30</text:p>
          </table:table-cell>
          <table:table-cell table:formula="of:=[.AA$3]+[.$B13]" office:value-type="float" office:value="28" calcext:value-type="float">
            <text:p>28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e'' -5 g' -1 b'  a'  g'  a'  b'  g' " calcext:value-type="string">
            <text:p><text:s text:c="2"/>\stemDown \fingerUp e'' -5 g' -1 b' <text:s/>a' <text:s/>g' <text:s/>a' <text:s/>b' <text:s/>g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4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4];Pitches;2;0)" office:value-type="string" office:string-value="c''" calcext:value-type="string">
            <text:p>c''</text:p>
          </table:table-cell>
          <table:table-cell/>
          <table:table-cell table:formula="of:=VLOOKUP([.W14];Pitches;2;0)" office:value-type="string" office:string-value="b'" calcext:value-type="string">
            <text:p>b'</text:p>
          </table:table-cell>
          <table:table-cell/>
          <table:table-cell table:formula="of:=VLOOKUP([.X14];Pitches;2;0)" office:value-type="string" office:string-value="a'" calcext:value-type="string">
            <text:p>a'</text:p>
          </table:table-cell>
          <table:table-cell/>
          <table:table-cell table:formula="of:=VLOOKUP([.Y14];Pitches;2;0)" office:value-type="string" office:string-value="b'" calcext:value-type="string">
            <text:p>b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a'" calcext:value-type="string">
            <text:p>a'</text:p>
          </table:table-cell>
          <table:table-cell/>
          <table:table-cell table:formula="of:=[.T$3]+[.$B14]" office:value-type="float" office:value="34" calcext:value-type="float">
            <text:p>34</text:p>
          </table:table-cell>
          <table:table-cell table:formula="of:=[.U$3]+[.$B14]" office:value-type="float" office:value="29" calcext:value-type="float">
            <text:p>29</text:p>
          </table:table-cell>
          <table:table-cell table:formula="of:=[.V$3]+[.$B14]" office:value-type="float" office:value="31" calcext:value-type="float">
            <text:p>31</text:p>
          </table:table-cell>
          <table:table-cell table:formula="of:=[.W$3]+[.$B14]" office:value-type="float" office:value="30" calcext:value-type="float">
            <text:p>30</text:p>
          </table:table-cell>
          <table:table-cell table:formula="of:=[.X$3]+[.$B14]" office:value-type="float" office:value="29" calcext:value-type="float">
            <text:p>29</text:p>
          </table:table-cell>
          <table:table-cell table:formula="of:=[.Y$3]+[.$B14]" office:value-type="float" office:value="30" calcext:value-type="float">
            <text:p>30</text:p>
          </table:table-cell>
          <table:table-cell table:formula="of:=[.Z$3]+[.$B14]" office:value-type="float" office:value="31" calcext:value-type="float">
            <text:p>31</text:p>
          </table:table-cell>
          <table:table-cell table:formula="of:=[.AA$3]+[.$B14]" office:value-type="float" office:value="29" calcext:value-type="float">
            <text:p>29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 f'' -5 a' -1 c''  b'  a'  b'  c''  a' " calcext:value-type="string">
            <text:p><text:s text:c="3"/>f'' -5 a' -1 c'' <text:s/>b' <text:s/>a' <text:s/>b' <text:s/>c'' <text:s/>a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U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V15];Pitches;2;0)" office:value-type="string" office:string-value="d''" calcext:value-type="string">
            <text:p>d''</text:p>
          </table:table-cell>
          <table:table-cell/>
          <table:table-cell table:formula="of:=VLOOKUP([.W15];Pitches;2;0)" office:value-type="string" office:string-value="c''" calcext:value-type="string">
            <text:p>c''</text:p>
          </table:table-cell>
          <table:table-cell/>
          <table:table-cell table:formula="of:=VLOOKUP([.X15];Pitches;2;0)" office:value-type="string" office:string-value="b'" calcext:value-type="string">
            <text:p>b'</text:p>
          </table:table-cell>
          <table:table-cell/>
          <table:table-cell table:formula="of:=VLOOKUP([.Y15];Pitches;2;0)" office:value-type="string" office:string-value="c''" calcext:value-type="string">
            <text:p>c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5" office:value-type="string" calcext:value-type="string">
            <text:p>e''</text:p>
          </table:table-cell>
          <table:table-cell/>
          <table:table-cell table:formula="of:=[.T$3]+[.$B15]" office:value-type="float" office:value="35" calcext:value-type="float">
            <text:p>35</text:p>
          </table:table-cell>
          <table:table-cell table:formula="of:=[.U$3]+[.$B15]" office:value-type="float" office:value="30" calcext:value-type="float">
            <text:p>30</text:p>
          </table:table-cell>
          <table:table-cell table:formula="of:=[.V$3]+[.$B15]" office:value-type="float" office:value="32" calcext:value-type="float">
            <text:p>32</text:p>
          </table:table-cell>
          <table:table-cell table:formula="of:=[.W$3]+[.$B15]" office:value-type="float" office:value="31" calcext:value-type="float">
            <text:p>31</text:p>
          </table:table-cell>
          <table:table-cell table:formula="of:=[.X$3]+[.$B15]" office:value-type="float" office:value="30" calcext:value-type="float">
            <text:p>30</text:p>
          </table:table-cell>
          <table:table-cell table:formula="of:=[.Y$3]+[.$B15]" office:value-type="float" office:value="31" calcext:value-type="float">
            <text:p>31</text:p>
          </table:table-cell>
          <table:table-cell table:formula="of:=[.Z$3]+[.$B15]" office:value-type="float" office:value="32" calcext:value-type="float">
            <text:p>32</text:p>
          </table:table-cell>
          <table:table-cell table:formula="of:=[.AA$3]+[.$B15]" office:value-type="float" office:value="30" calcext:value-type="float">
            <text:p>30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g'' -5 b' -1 d''  c''  b'  c''  d''  e'' " calcext:value-type="string">
            <text:p><text:s text:c="3"/>g'' -5 b' -1 d'' <text:s/>c'' <text:s/>b' <text:s/>c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0" calcext:value-type="float">
            <text:p>30</text:p>
          </table:table-cell>
          <table:table-cell table:style-name="ce10" table:formula="of:=VLOOKUP([.F16];Scalars;2;0)" office:value-type="float" office:value="35" calcext:value-type="float">
            <text:p>35</text:p>
          </table:table-cell>
          <table:table-cell table:style-name="ce10" table:formula="of:=VLOOKUP([.H16];Scalars;2;0)" office:value-type="float" office:value="33" calcext:value-type="float">
            <text:p>33</text:p>
          </table:table-cell>
          <table:table-cell table:style-name="ce10" table:formula="of:=VLOOKUP([.J16];Scalars;2;0)" office:value-type="float" office:value="34" calcext:value-type="float">
            <text:p>34</text:p>
          </table:table-cell>
          <table:table-cell table:style-name="ce10" table:formula="of:=VLOOKUP([.L16];Scalars;2;0)" office:value-type="float" office:value="35" calcext:value-type="float">
            <text:p>35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b' -1 g'' -5 e'' -3 f'' -4 g'' -5 f'' -4 e'' -3 g'' -5" calcext:value-type="string">
            <text:p><text:s text:c="2"/>\bar "||" b' -1 g'' -5 e'' -3 f'' -4 g'' -5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W17];Pitches;2;0)" office:value-type="string" office:string-value="e''" calcext:value-type="string">
            <text:p>e''</text:p>
          </table:table-cell>
          <table:table-cell/>
          <table:table-cell table:formula="of:=VLOOKUP([.X17];Pitches;2;0)" office:value-type="string" office:string-value="f''" calcext:value-type="string">
            <text:p>f''</text:p>
          </table:table-cell>
          <table:table-cell/>
          <table:table-cell table:formula="of:=VLOOKUP([.Y17];Pitches;2;0)" office:value-type="string" office:string-value="e''" calcext:value-type="string">
            <text:p>e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f''" calcext:value-type="string">
            <text:p>f''</text:p>
          </table:table-cell>
          <table:table-cell/>
          <table:table-cell table:formula="of:=[.T$16]+[.$B17]" office:value-type="float" office:value="29" calcext:value-type="float">
            <text:p>29</text:p>
          </table:table-cell>
          <table:table-cell table:formula="of:=[.U$16]+[.$B17]" office:value-type="float" office:value="34" calcext:value-type="float">
            <text:p>34</text:p>
          </table:table-cell>
          <table:table-cell table:formula="of:=[.V$16]+[.$B17]" office:value-type="float" office:value="32" calcext:value-type="float">
            <text:p>32</text:p>
          </table:table-cell>
          <table:table-cell table:formula="of:=[.W$16]+[.$B17]" office:value-type="float" office:value="33" calcext:value-type="float">
            <text:p>33</text:p>
          </table:table-cell>
          <table:table-cell table:formula="of:=[.X$16]+[.$B17]" office:value-type="float" office:value="34" calcext:value-type="float">
            <text:p>34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a' -1 f'' -5 d'' -3 e''  f''  e''  d''  f'' " calcext:value-type="string">
            <text:p><text:s text:c="3"/>a' -1 f'' -5 d'' -3 e'' <text:s/>f'' <text:s/>e'' <text:s/>d'' <text:s/>f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8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W18];Pitches;2;0)" office:value-type="string" office:string-value="d''" calcext:value-type="string">
            <text:p>d''</text:p>
          </table:table-cell>
          <table:table-cell/>
          <table:table-cell table:formula="of:=VLOOKUP([.X18];Pitches;2;0)" office:value-type="string" office:string-value="e''" calcext:value-type="string">
            <text:p>e'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8" calcext:value-type="float">
            <text:p>28</text:p>
          </table:table-cell>
          <table:table-cell table:formula="of:=[.U$16]+[.$B18]" office:value-type="float" office:value="33" calcext:value-type="float">
            <text:p>33</text:p>
          </table:table-cell>
          <table:table-cell table:formula="of:=[.V$16]+[.$B18]" office:value-type="float" office:value="31" calcext:value-type="float">
            <text:p>31</text:p>
          </table:table-cell>
          <table:table-cell table:formula="of:=[.W$16]+[.$B18]" office:value-type="float" office:value="32" calcext:value-type="float">
            <text:p>32</text:p>
          </table:table-cell>
          <table:table-cell table:formula="of:=[.X$16]+[.$B18]" office:value-type="float" office:value="33" calcext:value-type="float">
            <text:p>33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g' -1 e'' -5 c'' -3 d''  e''  d''  c''  e'' " calcext:value-type="string">
            <text:p><text:s text:c="3"/>g' -1 e'' -5 c'' -3 d'' <text:s/>e'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9];Pitches;2;0)" office:value-type="string" office:string-value="b'" calcext:value-type="string">
            <text:p>b'</text:p>
          </table:table-cell>
          <table:table-cell/>
          <table:table-cell table:formula="of:=VLOOKUP([.W19];Pitches;2;0)" office:value-type="string" office:string-value="c''" calcext:value-type="string">
            <text:p>c''</text:p>
          </table:table-cell>
          <table:table-cell/>
          <table:table-cell table:formula="of:=VLOOKUP([.X19];Pitches;2;0)" office:value-type="string" office:string-value="d''" calcext:value-type="string">
            <text:p>d'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7" calcext:value-type="float">
            <text:p>27</text:p>
          </table:table-cell>
          <table:table-cell table:formula="of:=[.U$16]+[.$B19]" office:value-type="float" office:value="32" calcext:value-type="float">
            <text:p>32</text:p>
          </table:table-cell>
          <table:table-cell table:formula="of:=[.V$16]+[.$B19]" office:value-type="float" office:value="30" calcext:value-type="float">
            <text:p>30</text:p>
          </table:table-cell>
          <table:table-cell table:formula="of:=[.W$16]+[.$B19]" office:value-type="float" office:value="31" calcext:value-type="float">
            <text:p>31</text:p>
          </table:table-cell>
          <table:table-cell table:formula="of:=[.X$16]+[.$B19]" office:value-type="float" office:value="32" calcext:value-type="float">
            <text:p>32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f' -1 d'' -5 b'  c''  d''  c''  b'  d'' " calcext:value-type="string">
            <text:p><text:s text:c="2"/>\stemUp \fingerDown f' -1 d'' -5 b' <text:s/>c'' <text:s/>d'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20];Pitches;2;0)" office:value-type="string" office:string-value="a'" calcext:value-type="string">
            <text:p>a'</text:p>
          </table:table-cell>
          <table:table-cell/>
          <table:table-cell table:formula="of:=VLOOKUP([.W20];Pitches;2;0)" office:value-type="string" office:string-value="b'" calcext:value-type="string">
            <text:p>b'</text:p>
          </table:table-cell>
          <table:table-cell/>
          <table:table-cell table:formula="of:=VLOOKUP([.X20];Pitches;2;0)" office:value-type="string" office:string-value="c''" calcext:value-type="string">
            <text:p>c'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6" calcext:value-type="float">
            <text:p>26</text:p>
          </table:table-cell>
          <table:table-cell table:formula="of:=[.U$16]+[.$B20]" office:value-type="float" office:value="31" calcext:value-type="float">
            <text:p>31</text:p>
          </table:table-cell>
          <table:table-cell table:formula="of:=[.V$16]+[.$B20]" office:value-type="float" office:value="29" calcext:value-type="float">
            <text:p>29</text:p>
          </table:table-cell>
          <table:table-cell table:formula="of:=[.W$16]+[.$B20]" office:value-type="float" office:value="30" calcext:value-type="float">
            <text:p>30</text:p>
          </table:table-cell>
          <table:table-cell table:formula="of:=[.X$16]+[.$B20]" office:value-type="float" office:value="31" calcext:value-type="float">
            <text:p>31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e' -1 c'' -5 a'  b'  c''  b'  a'  c'' " calcext:value-type="string">
            <text:p><text:s text:c="3"/>e' -1 c'' -5 a' <text:s/>b' <text:s/>c'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21];Pitches;2;0)" office:value-type="string" office:string-value="g'" calcext:value-type="string">
            <text:p>g'</text:p>
          </table:table-cell>
          <table:table-cell/>
          <table:table-cell table:formula="of:=VLOOKUP([.W21];Pitches;2;0)" office:value-type="string" office:string-value="a'" calcext:value-type="string">
            <text:p>a'</text:p>
          </table:table-cell>
          <table:table-cell/>
          <table:table-cell table:formula="of:=VLOOKUP([.X21];Pitches;2;0)" office:value-type="string" office:string-value="b'" calcext:value-type="string">
            <text:p>b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5" calcext:value-type="float">
            <text:p>25</text:p>
          </table:table-cell>
          <table:table-cell table:formula="of:=[.U$16]+[.$B21]" office:value-type="float" office:value="30" calcext:value-type="float">
            <text:p>30</text:p>
          </table:table-cell>
          <table:table-cell table:formula="of:=[.V$16]+[.$B21]" office:value-type="float" office:value="28" calcext:value-type="float">
            <text:p>28</text:p>
          </table:table-cell>
          <table:table-cell table:formula="of:=[.W$16]+[.$B21]" office:value-type="float" office:value="29" calcext:value-type="float">
            <text:p>29</text:p>
          </table:table-cell>
          <table:table-cell table:formula="of:=[.X$16]+[.$B21]" office:value-type="float" office:value="30" calcext:value-type="float">
            <text:p>30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d' -1 b' -5 g'  a'  b'  a'  g'  b' " calcext:value-type="string">
            <text:p><text:s text:c="3"/>d' -1 b' -5 g' <text:s/>a' <text:s/>b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22];Pitches;2;0)" office:value-type="string" office:string-value="f'" calcext:value-type="string">
            <text:p>f'</text:p>
          </table:table-cell>
          <table:table-cell/>
          <table:table-cell table:formula="of:=VLOOKUP([.W22];Pitches;2;0)" office:value-type="string" office:string-value="g'" calcext:value-type="string">
            <text:p>g'</text:p>
          </table:table-cell>
          <table:table-cell/>
          <table:table-cell table:formula="of:=VLOOKUP([.X22];Pitches;2;0)" office:value-type="string" office:string-value="a'" calcext:value-type="string">
            <text:p>a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4" calcext:value-type="float">
            <text:p>24</text:p>
          </table:table-cell>
          <table:table-cell table:formula="of:=[.U$16]+[.$B22]" office:value-type="float" office:value="29" calcext:value-type="float">
            <text:p>29</text:p>
          </table:table-cell>
          <table:table-cell table:formula="of:=[.V$16]+[.$B22]" office:value-type="float" office:value="27" calcext:value-type="float">
            <text:p>27</text:p>
          </table:table-cell>
          <table:table-cell table:formula="of:=[.W$16]+[.$B22]" office:value-type="float" office:value="28" calcext:value-type="float">
            <text:p>28</text:p>
          </table:table-cell>
          <table:table-cell table:formula="of:=[.X$16]+[.$B22]" office:value-type="float" office:value="29" calcext:value-type="float">
            <text:p>29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c' -1 a' -5 f'  g'  a'  g'  f'  a' " calcext:value-type="string">
            <text:p><text:s text:c="3"/>c' -1 a' -5 f' <text:s/>g' <text:s/>a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23];Pitches;2;0)" office:value-type="string" office:string-value="e'" calcext:value-type="string">
            <text:p>e'</text:p>
          </table:table-cell>
          <table:table-cell/>
          <table:table-cell table:formula="of:=VLOOKUP([.W23];Pitches;2;0)" office:value-type="string" office:string-value="f'" calcext:value-type="string">
            <text:p>f'</text:p>
          </table:table-cell>
          <table:table-cell/>
          <table:table-cell table:formula="of:=VLOOKUP([.X23];Pitches;2;0)" office:value-type="string" office:string-value="g'" calcext:value-type="string">
            <text:p>g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3" calcext:value-type="float">
            <text:p>23</text:p>
          </table:table-cell>
          <table:table-cell table:formula="of:=[.U$16]+[.$B23]" office:value-type="float" office:value="28" calcext:value-type="float">
            <text:p>28</text:p>
          </table:table-cell>
          <table:table-cell table:formula="of:=[.V$16]+[.$B23]" office:value-type="float" office:value="26" calcext:value-type="float">
            <text:p>26</text:p>
          </table:table-cell>
          <table:table-cell table:formula="of:=[.W$16]+[.$B23]" office:value-type="float" office:value="27" calcext:value-type="float">
            <text:p>27</text:p>
          </table:table-cell>
          <table:table-cell table:formula="of:=[.X$16]+[.$B23]" office:value-type="float" office:value="28" calcext:value-type="float">
            <text:p>28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b -1 g' -5 e'  f'  g'  f'  e'  g' " calcext:value-type="string">
            <text:p><text:s text:c="3"/>b -1 g' -5 e' <text:s/>f' <text:s/>g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24];Pitches;2;0)" office:value-type="string" office:string-value="d'" calcext:value-type="string">
            <text:p>d'</text:p>
          </table:table-cell>
          <table:table-cell/>
          <table:table-cell table:formula="of:=VLOOKUP([.W24];Pitches;2;0)" office:value-type="string" office:string-value="e'" calcext:value-type="string">
            <text:p>e'</text:p>
          </table:table-cell>
          <table:table-cell/>
          <table:table-cell table:formula="of:=VLOOKUP([.X24];Pitches;2;0)" office:value-type="string" office:string-value="f'" calcext:value-type="string">
            <text:p>f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2" calcext:value-type="float">
            <text:p>22</text:p>
          </table:table-cell>
          <table:table-cell table:formula="of:=[.U$16]+[.$B24]" office:value-type="float" office:value="27" calcext:value-type="float">
            <text:p>27</text:p>
          </table:table-cell>
          <table:table-cell table:formula="of:=[.V$16]+[.$B24]" office:value-type="float" office:value="25" calcext:value-type="float">
            <text:p>25</text:p>
          </table:table-cell>
          <table:table-cell table:formula="of:=[.W$16]+[.$B24]" office:value-type="float" office:value="26" calcext:value-type="float">
            <text:p>26</text:p>
          </table:table-cell>
          <table:table-cell table:formula="of:=[.X$16]+[.$B24]" office:value-type="float" office:value="27" calcext:value-type="float">
            <text:p>27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a -1 f' -5 d'  e'  f'  e'  d'  f' " calcext:value-type="string">
            <text:p><text:s text:c="3"/>a -1 f' -5 d' <text:s/>e' <text:s/>f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Down \fingerUp</text:p>
          </table:table-cell>
          <table:table-cell table:formula="of:=VLOOKUP([.T25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2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25];Pitches;2;0)" office:value-type="string" office:string-value="c'" calcext:value-type="string">
            <text:p>c'</text:p>
          </table:table-cell>
          <table:table-cell/>
          <table:table-cell table:formula="of:=VLOOKUP([.W25];Pitches;2;0)" office:value-type="string" office:string-value="d'" calcext:value-type="string">
            <text:p>d'</text:p>
          </table:table-cell>
          <table:table-cell/>
          <table:table-cell table:formula="of:=VLOOKUP([.X25];Pitches;2;0)" office:value-type="string" office:string-value="e'" calcext:value-type="string">
            <text:p>e'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1" calcext:value-type="float">
            <text:p>21</text:p>
          </table:table-cell>
          <table:table-cell table:formula="of:=[.U$16]+[.$B25]" office:value-type="float" office:value="26" calcext:value-type="float">
            <text:p>26</text:p>
          </table:table-cell>
          <table:table-cell table:formula="of:=[.V$16]+[.$B25]" office:value-type="float" office:value="24" calcext:value-type="float">
            <text:p>24</text:p>
          </table:table-cell>
          <table:table-cell table:formula="of:=[.W$16]+[.$B25]" office:value-type="float" office:value="25" calcext:value-type="float">
            <text:p>25</text:p>
          </table:table-cell>
          <table:table-cell table:formula="of:=[.X$16]+[.$B25]" office:value-type="float" office:value="26" calcext:value-type="float">
            <text:p>26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Down \fingerUp g -1 \staffUp e' -5 c'  d'  e'  d'  c'  e' " calcext:value-type="string">
            <text:p><text:s text:c="2"/>\beamLessSlant \staffDown \fingerUp g -1 \staffUp e' -5 c' <text:s/>d' <text:s/>e'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 office:value-type="string" calcext:value-type="string">
            <text:p>\staffDown</text:p>
          </table:table-cell>
          <table:table-cell table:formula="of:=VLOOKUP([.T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26];Pitches;2;0)" office:value-type="string" office:string-value="b" calcext:value-type="string">
            <text:p>b</text:p>
          </table:table-cell>
          <table:table-cell/>
          <table:table-cell table:formula="of:=VLOOKUP([.W26];Pitches;2;0)" office:value-type="string" office:string-value="c'" calcext:value-type="string">
            <text:p>c'</text:p>
          </table:table-cell>
          <table:table-cell/>
          <table:table-cell table:formula="of:=VLOOKUP([.X26];Pitches;2;0)" office:value-type="string" office:string-value="d'" calcext:value-type="string">
            <text:p>d'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0" calcext:value-type="float">
            <text:p>20</text:p>
          </table:table-cell>
          <table:table-cell table:formula="of:=[.U$16]+[.$B26]" office:value-type="float" office:value="25" calcext:value-type="float">
            <text:p>25</text:p>
          </table:table-cell>
          <table:table-cell table:formula="of:=[.V$16]+[.$B26]" office:value-type="float" office:value="23" calcext:value-type="float">
            <text:p>23</text:p>
          </table:table-cell>
          <table:table-cell table:formula="of:=[.W$16]+[.$B26]" office:value-type="float" office:value="24" calcext:value-type="float">
            <text:p>24</text:p>
          </table:table-cell>
          <table:table-cell table:formula="of:=[.X$16]+[.$B26]" office:value-type="float" office:value="25" calcext:value-type="float">
            <text:p>25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\staffDown f -1 d' -5 b  c'  d'  c'  b  d' " calcext:value-type="string">
            <text:p><text:s text:c="2"/>\staffDown f -1 d' -5 b <text:s/>c' <text:s/>d'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27];Pitches;2;0)" office:value-type="string" office:string-value="a" calcext:value-type="string">
            <text:p>a</text:p>
          </table:table-cell>
          <table:table-cell/>
          <table:table-cell table:formula="of:=VLOOKUP([.W27];Pitches;2;0)" office:value-type="string" office:string-value="b" calcext:value-type="string">
            <text:p>b</text:p>
          </table:table-cell>
          <table:table-cell/>
          <table:table-cell table:formula="of:=VLOOKUP([.X27];Pitches;2;0)" office:value-type="string" office:string-value="c'" calcext:value-type="string">
            <text:p>c'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19" calcext:value-type="float">
            <text:p>19</text:p>
          </table:table-cell>
          <table:table-cell table:formula="of:=[.U$16]+[.$B27]" office:value-type="float" office:value="24" calcext:value-type="float">
            <text:p>24</text:p>
          </table:table-cell>
          <table:table-cell table:formula="of:=[.V$16]+[.$B27]" office:value-type="float" office:value="22" calcext:value-type="float">
            <text:p>22</text:p>
          </table:table-cell>
          <table:table-cell table:formula="of:=[.W$16]+[.$B27]" office:value-type="float" office:value="23" calcext:value-type="float">
            <text:p>23</text:p>
          </table:table-cell>
          <table:table-cell table:formula="of:=[.X$16]+[.$B27]" office:value-type="float" office:value="24" calcext:value-type="float">
            <text:p>24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e -1 c' -5 a  b  c'  b  a  c' " calcext:value-type="string">
            <text:p><text:s text:c="3"/>e -1 c' -5 a <text:s/>b <text:s/>c'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28];Pitches;2;0)" office:value-type="string" office:string-value="g" calcext:value-type="string">
            <text:p>g</text:p>
          </table:table-cell>
          <table:table-cell/>
          <table:table-cell table:formula="of:=VLOOKUP([.W28];Pitches;2;0)" office:value-type="string" office:string-value="a" calcext:value-type="string">
            <text:p>a</text:p>
          </table:table-cell>
          <table:table-cell/>
          <table:table-cell table:formula="of:=VLOOKUP([.X28];Pitches;2;0)" office:value-type="string" office:string-value="b" calcext:value-type="string">
            <text:p>b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8" calcext:value-type="float">
            <text:p>18</text:p>
          </table:table-cell>
          <table:table-cell table:formula="of:=[.U$16]+[.$B28]" office:value-type="float" office:value="23" calcext:value-type="float">
            <text:p>23</text:p>
          </table:table-cell>
          <table:table-cell table:formula="of:=[.V$16]+[.$B28]" office:value-type="float" office:value="21" calcext:value-type="float">
            <text:p>21</text:p>
          </table:table-cell>
          <table:table-cell table:formula="of:=[.W$16]+[.$B28]" office:value-type="float" office:value="22" calcext:value-type="float">
            <text:p>22</text:p>
          </table:table-cell>
          <table:table-cell table:formula="of:=[.X$16]+[.$B28]" office:value-type="float" office:value="23" calcext:value-type="float">
            <text:p>23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d -1 b -5 g  a  b  a  g  b " calcext:value-type="string">
            <text:p><text:s text:c="3"/>d -1 b -5 g <text:s/>a <text:s/>b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29];Pitches;2;0)" office:value-type="string" office:string-value="f" calcext:value-type="string">
            <text:p>f</text:p>
          </table:table-cell>
          <table:table-cell/>
          <table:table-cell table:formula="of:=VLOOKUP([.W29];Pitches;2;0)" office:value-type="string" office:string-value="g" calcext:value-type="string">
            <text:p>g</text:p>
          </table:table-cell>
          <table:table-cell/>
          <table:table-cell table:formula="of:=VLOOKUP([.X29];Pitches;2;0)" office:value-type="string" office:string-value="a" calcext:value-type="string">
            <text:p>a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7" calcext:value-type="float">
            <text:p>17</text:p>
          </table:table-cell>
          <table:table-cell table:formula="of:=[.U$16]+[.$B29]" office:value-type="float" office:value="22" calcext:value-type="float">
            <text:p>22</text:p>
          </table:table-cell>
          <table:table-cell table:formula="of:=[.V$16]+[.$B29]" office:value-type="float" office:value="20" calcext:value-type="float">
            <text:p>20</text:p>
          </table:table-cell>
          <table:table-cell table:formula="of:=[.W$16]+[.$B29]" office:value-type="float" office:value="21" calcext:value-type="float">
            <text:p>21</text:p>
          </table:table-cell>
          <table:table-cell table:formula="of:=[.X$16]+[.$B29]" office:value-type="float" office:value="22" calcext:value-type="float">
            <text:p>22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c -1 a -5 f  g  a  g  f  a " calcext:value-type="string">
            <text:p><text:s text:c="3"/>c -1 a -5 f <text:s/>g <text:s/>a <text:s/>g <text:s/>f <text:s/>a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style-name="ce15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3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30];Pitches;2;0)" office:value-type="string" office:string-value="e" calcext:value-type="string">
            <text:p>e</text:p>
          </table:table-cell>
          <table:table-cell/>
          <table:table-cell table:formula="of:=VLOOKUP([.W30];Pitches;2;0)" office:value-type="string" office:string-value="f" calcext:value-type="string">
            <text:p>f</text:p>
          </table:table-cell>
          <table:table-cell/>
          <table:table-cell table:formula="of:=VLOOKUP([.X30];Pitches;2;0)" office:value-type="string" office:string-value="g" calcext:value-type="string">
            <text:p>g</text:p>
          </table:table-cell>
          <table:table-cell/>
          <table:table-cell table:formula="of:=VLOOKUP([.Y30];Pitches;2;0)" office:value-type="string" office:string-value="f" calcext:value-type="string">
            <text:p>f</text:p>
          </table:table-cell>
          <table:table-cell/>
          <table:table-cell table:formula="of:=VLOOKUP([.Z30];Pitches;2;0)" office:value-type="string" office:string-value="e" calcext:value-type="string">
            <text:p>e</text:p>
          </table:table-cell>
          <table:table-cell/>
          <table:table-cell table:style-name="ce15" office:value-type="string" calcext:value-type="string">
            <text:p>f</text:p>
          </table:table-cell>
          <table:table-cell/>
          <table:table-cell table:formula="of:=[.T$16]+[.$B30]" office:value-type="float" office:value="16" calcext:value-type="float">
            <text:p>16</text:p>
          </table:table-cell>
          <table:table-cell table:formula="of:=[.U$16]+[.$B30]" office:value-type="float" office:value="21" calcext:value-type="float">
            <text:p>21</text:p>
          </table:table-cell>
          <table:table-cell table:formula="of:=[.V$16]+[.$B30]" office:value-type="float" office:value="19" calcext:value-type="float">
            <text:p>19</text:p>
          </table:table-cell>
          <table:table-cell table:formula="of:=[.W$16]+[.$B30]" office:value-type="float" office:value="20" calcext:value-type="float">
            <text:p>20</text:p>
          </table:table-cell>
          <table:table-cell table:formula="of:=[.X$16]+[.$B30]" office:value-type="float" office:value="21" calcext:value-type="float">
            <text:p>21</text:p>
          </table:table-cell>
          <table:table-cell table:formula="of:=[.Y$16]+[.$B30]" office:value-type="float" office:value="20" calcext:value-type="float">
            <text:p>20</text:p>
          </table:table-cell>
          <table:table-cell table:formula="of:=[.Z$16]+[.$B30]" office:value-type="float" office:value="19" calcext:value-type="float">
            <text:p>19</text:p>
          </table:table-cell>
          <table:table-cell table:formula="of:=[.AA$16]+[.$B30]" office:value-type="float" office:value="21" calcext:value-type="float">
            <text:p>21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 c -1 g -5 e  f  g  f  e  f " calcext:value-type="string">
            <text:p><text:s text:c="3"/>c -1 g -5 e <text:s/>f <text:s/>g <text:s/>f <text:s/>e <text:s/>f 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\fingerNoPad</text:p>
          </table:table-cell>
          <table:table-cell table:style-name="ce7" office:value-type="string" calcext:value-type="string">
            <text:p>g,</text:p>
          </table:table-cell>
          <table:table-cell table:style-name="ce8" office:value-type="string" calcext:value-type="string">
            <text:p>16 -1</text:p>
          </table:table-cell>
          <table:table-cell table:style-name="ce7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36];Scalars;2;0)" office:value-type="float" office:value="14" calcext:value-type="float">
            <text:p>14</text:p>
          </table:table-cell>
          <table:table-cell table:style-name="ce10" table:formula="of:=VLOOKUP([.F36];Scalars;2;0)" office:value-type="float" office:value="10" calcext:value-type="float">
            <text:p>10</text:p>
          </table:table-cell>
          <table:table-cell table:style-name="ce10" table:formula="of:=VLOOKUP([.H36];Scalars;2;0)" office:value-type="float" office:value="12" calcext:value-type="float">
            <text:p>12</text:p>
          </table:table-cell>
          <table:table-cell table:style-name="ce10" table:formula="of:=VLOOKUP([.J36];Scalars;2;0)" office:value-type="float" office:value="11" calcext:value-type="float">
            <text:p>11</text:p>
          </table:table-cell>
          <table:table-cell table:style-name="ce10" table:formula="of:=VLOOKUP([.L36];Scalars;2;0)" office:value-type="float" office:value="10" calcext:value-type="float">
            <text:p>10</text:p>
          </table:table-cell>
          <table:table-cell table:style-name="ce10" table:formula="of:=VLOOKUP([.N36];Scalars;2;0)" office:value-type="float" office:value="11" calcext:value-type="float">
            <text:p>11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0" calcext:value-type="float">
            <text:p>10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\fingerNoPad g, 16 -1 c, -5 e, -3 d, -4 c, -5 d, -4 e, -3 c, -5" calcext:value-type="string">
            <text:p><text:s text:c="2"/>\stemDown \fingerDown \fingerNoPad g, 16 -1 c, -5 e, -3 d, -4 c, -5 d, -4 e, -3 c,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15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,</text:p>
          </table:table-cell>
          <table:table-cell/>
          <table:table-cell office:value-type="string" calcext:value-type="string">
            <text:p>f,</text:p>
          </table:table-cell>
          <table:table-cell/>
          <table:table-cell office:value-type="string" calcext:value-type="string">
            <text:p>d,</text:p>
          </table:table-cell>
          <table:table-cell/>
          <table:table-cell table:style-name="ce10" table:formula="of:=VLOOKUP([.D37];Scalars;2;0)" office:value-type="float" office:value="16" calcext:value-type="float">
            <text:p>16</text:p>
          </table:table-cell>
          <table:table-cell table:style-name="ce10" table:formula="of:=VLOOKUP([.F37];Scalars;2;0)" office:value-type="float" office:value="11" calcext:value-type="float">
            <text:p>11</text:p>
          </table:table-cell>
          <table:table-cell table:style-name="ce10" table:formula="of:=VLOOKUP([.H37];Scalars;2;0)" office:value-type="float" office:value="13" calcext:value-type="float">
            <text:p>13</text:p>
          </table:table-cell>
          <table:table-cell table:style-name="ce10" table:formula="of:=VLOOKUP([.J37];Scalars;2;0)" office:value-type="float" office:value="12" calcext:value-type="float">
            <text:p>12</text:p>
          </table:table-cell>
          <table:table-cell table:style-name="ce10" table:formula="of:=VLOOKUP([.L37];Scalars;2;0)" office:value-type="float" office:value="11" calcext:value-type="float">
            <text:p>11</text:p>
          </table:table-cell>
          <table:table-cell table:style-name="ce10" table:formula="of:=VLOOKUP([.N37];Scalars;2;0)" office:value-type="float" office:value="12" calcext:value-type="float">
            <text:p>12</text:p>
          </table:table-cell>
          <table:table-cell table:style-name="ce10" table:formula="of:=VLOOKUP([.P37];Scalars;2;0)" office:value-type="float" office:value="13" calcext:value-type="float">
            <text:p>13</text:p>
          </table:table-cell>
          <table:table-cell table:style-name="ce10" table:formula="of:=VLOOKUP([.R37];Scalars;2;0)" office:value-type="float" office:value="11" calcext:value-type="float">
            <text:p>11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b, -1 d, -5 f, -3 e, -4 d, -5 e,  f,  d, " calcext:value-type="string">
            <text:p><text:s text:c="3"/>b, -1 d, -5 f, -3 e, -4 d, -5 e, <text:s/>f, <text:s/>d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T3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38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W38];Pitches;2;0)" office:value-type="string" office:string-value="f," calcext:value-type="string">
            <text:p>f,</text:p>
          </table:table-cell>
          <table:table-cell/>
          <table:table-cell table:formula="of:=VLOOKUP([.X38];Pitches;2;0)" office:value-type="string" office:string-value="e," calcext:value-type="string">
            <text:p>e,</text:p>
          </table:table-cell>
          <table:table-cell/>
          <table:table-cell table:formula="of:=VLOOKUP([.Y38];Pitches;2;0)" office:value-type="string" office:string-value="f," calcext:value-type="string">
            <text:p>f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e," calcext:value-type="string">
            <text:p>e,</text:p>
          </table:table-cell>
          <table:table-cell/>
          <table:table-cell table:formula="of:=[.T$37]+[.$B38]" office:value-type="float" office:value="17" calcext:value-type="float">
            <text:p>17</text:p>
          </table:table-cell>
          <table:table-cell table:formula="of:=[.U$37]+[.$B38]" office:value-type="float" office:value="12" calcext:value-type="float">
            <text:p>12</text:p>
          </table:table-cell>
          <table:table-cell table:formula="of:=[.V$37]+[.$B38]" office:value-type="float" office:value="14" calcext:value-type="float">
            <text:p>14</text:p>
          </table:table-cell>
          <table:table-cell table:formula="of:=[.W$37]+[.$B38]" office:value-type="float" office:value="13" calcext:value-type="float">
            <text:p>13</text:p>
          </table:table-cell>
          <table:table-cell table:formula="of:=[.X$37]+[.$B38]" office:value-type="float" office:value="12" calcext:value-type="float">
            <text:p>12</text:p>
          </table:table-cell>
          <table:table-cell table:formula="of:=[.Y$37]+[.$B38]" office:value-type="float" office:value="13" calcext:value-type="float">
            <text:p>13</text:p>
          </table:table-cell>
          <table:table-cell table:formula="of:=[.Z$37]+[.$B38]" office:value-type="float" office:value="14" calcext:value-type="float">
            <text:p>14</text:p>
          </table:table-cell>
          <table:table-cell table:formula="of:=[.AA$37]+[.$B38]" office:value-type="float" office:value="12" calcext:value-type="float">
            <text:p>12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c -1 e, -5 g, -3 f,  e,  f,  g,  e, " calcext:value-type="string">
            <text:p><text:s text:c="3"/>c -1 e, -5 g, -3 f, <text:s/>e, <text:s/>f, <text:s/>g, <text:s/>e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39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W39];Pitches;2;0)" office:value-type="string" office:string-value="g," calcext:value-type="string">
            <text:p>g,</text:p>
          </table:table-cell>
          <table:table-cell/>
          <table:table-cell table:formula="of:=VLOOKUP([.X39];Pitches;2;0)" office:value-type="string" office:string-value="f," calcext:value-type="string">
            <text:p>f,</text:p>
          </table:table-cell>
          <table:table-cell/>
          <table:table-cell table:formula="of:=VLOOKUP([.Y39];Pitches;2;0)" office:value-type="string" office:string-value="g," calcext:value-type="string">
            <text:p>g,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f," calcext:value-type="string">
            <text:p>f,</text:p>
          </table:table-cell>
          <table:table-cell/>
          <table:table-cell table:formula="of:=[.T$37]+[.$B39]" office:value-type="float" office:value="18" calcext:value-type="float">
            <text:p>18</text:p>
          </table:table-cell>
          <table:table-cell table:formula="of:=[.U$37]+[.$B39]" office:value-type="float" office:value="13" calcext:value-type="float">
            <text:p>13</text:p>
          </table:table-cell>
          <table:table-cell table:formula="of:=[.V$37]+[.$B39]" office:value-type="float" office:value="15" calcext:value-type="float">
            <text:p>15</text:p>
          </table:table-cell>
          <table:table-cell table:formula="of:=[.W$37]+[.$B39]" office:value-type="float" office:value="14" calcext:value-type="float">
            <text:p>14</text:p>
          </table:table-cell>
          <table:table-cell table:formula="of:=[.X$37]+[.$B39]" office:value-type="float" office:value="13" calcext:value-type="float">
            <text:p>13</text:p>
          </table:table-cell>
          <table:table-cell table:formula="of:=[.Y$37]+[.$B39]" office:value-type="float" office:value="14" calcext:value-type="float">
            <text:p>14</text:p>
          </table:table-cell>
          <table:table-cell table:formula="of:=[.Z$37]+[.$B39]" office:value-type="float" office:value="15" calcext:value-type="float">
            <text:p>15</text:p>
          </table:table-cell>
          <table:table-cell table:formula="of:=[.AA$37]+[.$B39]" office:value-type="float" office:value="13" calcext:value-type="float">
            <text:p>13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d -1 f, -5 a, -3 g,  f,  g,  a,  f, " calcext:value-type="string">
            <text:p><text:s text:c="3"/>d -1 f, -5 a, -3 g, <text:s/>f, <text:s/>g, <text:s/>a, <text:s/>f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40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40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W40];Pitches;2;0)" office:value-type="string" office:string-value="a," calcext:value-type="string">
            <text:p>a,</text:p>
          </table:table-cell>
          <table:table-cell/>
          <table:table-cell table:formula="of:=VLOOKUP([.X40];Pitches;2;0)" office:value-type="string" office:string-value="g," calcext:value-type="string">
            <text:p>g,</text:p>
          </table:table-cell>
          <table:table-cell/>
          <table:table-cell table:formula="of:=VLOOKUP([.Y40];Pitches;2;0)" office:value-type="string" office:string-value="a," calcext:value-type="string">
            <text:p>a,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g," calcext:value-type="string">
            <text:p>g,</text:p>
          </table:table-cell>
          <table:table-cell/>
          <table:table-cell table:formula="of:=[.T$37]+[.$B40]" office:value-type="float" office:value="19" calcext:value-type="float">
            <text:p>19</text:p>
          </table:table-cell>
          <table:table-cell table:formula="of:=[.U$37]+[.$B40]" office:value-type="float" office:value="14" calcext:value-type="float">
            <text:p>14</text:p>
          </table:table-cell>
          <table:table-cell table:formula="of:=[.V$37]+[.$B40]" office:value-type="float" office:value="16" calcext:value-type="float">
            <text:p>16</text:p>
          </table:table-cell>
          <table:table-cell table:formula="of:=[.W$37]+[.$B40]" office:value-type="float" office:value="15" calcext:value-type="float">
            <text:p>15</text:p>
          </table:table-cell>
          <table:table-cell table:formula="of:=[.X$37]+[.$B40]" office:value-type="float" office:value="14" calcext:value-type="float">
            <text:p>14</text:p>
          </table:table-cell>
          <table:table-cell table:formula="of:=[.Y$37]+[.$B40]" office:value-type="float" office:value="15" calcext:value-type="float">
            <text:p>15</text:p>
          </table:table-cell>
          <table:table-cell table:formula="of:=[.Z$37]+[.$B40]" office:value-type="float" office:value="16" calcext:value-type="float">
            <text:p>16</text:p>
          </table:table-cell>
          <table:table-cell table:formula="of:=[.AA$37]+[.$B40]" office:value-type="float" office:value="14" calcext:value-type="float">
            <text:p>14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e -1 g, -5 b, -3 a,  g,  a,  b,  g, " calcext:value-type="string">
            <text:p><text:s text:c="3"/>e -1 g, -5 b, -3 a, <text:s/>g, <text:s/>a, <text:s/>b, <text:s/>g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1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41];Pitches;2;0)" office:value-type="string" office:string-value="c" calcext:value-type="string">
            <text:p>c</text:p>
          </table:table-cell>
          <table:table-cell/>
          <table:table-cell table:formula="of:=VLOOKUP([.W41];Pitches;2;0)" office:value-type="string" office:string-value="b," calcext:value-type="string">
            <text:p>b,</text:p>
          </table:table-cell>
          <table:table-cell/>
          <table:table-cell table:formula="of:=VLOOKUP([.X41];Pitches;2;0)" office:value-type="string" office:string-value="a," calcext:value-type="string">
            <text:p>a,</text:p>
          </table:table-cell>
          <table:table-cell/>
          <table:table-cell table:formula="of:=VLOOKUP([.Y41];Pitches;2;0)" office:value-type="string" office:string-value="b," calcext:value-type="string">
            <text:p>b,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a," calcext:value-type="string">
            <text:p>a,</text:p>
          </table:table-cell>
          <table:table-cell/>
          <table:table-cell table:formula="of:=[.T$37]+[.$B41]" office:value-type="float" office:value="20" calcext:value-type="float">
            <text:p>20</text:p>
          </table:table-cell>
          <table:table-cell table:formula="of:=[.U$37]+[.$B41]" office:value-type="float" office:value="15" calcext:value-type="float">
            <text:p>15</text:p>
          </table:table-cell>
          <table:table-cell table:formula="of:=[.V$37]+[.$B41]" office:value-type="float" office:value="17" calcext:value-type="float">
            <text:p>17</text:p>
          </table:table-cell>
          <table:table-cell table:formula="of:=[.W$37]+[.$B41]" office:value-type="float" office:value="16" calcext:value-type="float">
            <text:p>16</text:p>
          </table:table-cell>
          <table:table-cell table:formula="of:=[.X$37]+[.$B41]" office:value-type="float" office:value="15" calcext:value-type="float">
            <text:p>15</text:p>
          </table:table-cell>
          <table:table-cell table:formula="of:=[.Y$37]+[.$B41]" office:value-type="float" office:value="16" calcext:value-type="float">
            <text:p>16</text:p>
          </table:table-cell>
          <table:table-cell table:formula="of:=[.Z$37]+[.$B41]" office:value-type="float" office:value="17" calcext:value-type="float">
            <text:p>17</text:p>
          </table:table-cell>
          <table:table-cell table:formula="of:=[.AA$37]+[.$B41]" office:value-type="float" office:value="15" calcext:value-type="float">
            <text:p>15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f -1 a, -5 c  b,  a,  b,  c  a, " calcext:value-type="string">
            <text:p><text:s text:c="3"/>f -1 a, -5 c <text:s/>b, <text:s/>a, <text:s/>b, <text:s/>c <text:s/>a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fingerUp</text:p>
          </table:table-cell>
          <table:table-cell table:formula="of:=VLOOKUP([.T42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42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42];Pitches;2;0)" office:value-type="string" office:string-value="d" calcext:value-type="string">
            <text:p>d</text:p>
          </table:table-cell>
          <table:table-cell/>
          <table:table-cell table:formula="of:=VLOOKUP([.W42];Pitches;2;0)" office:value-type="string" office:string-value="c" calcext:value-type="string">
            <text:p>c</text:p>
          </table:table-cell>
          <table:table-cell/>
          <table:table-cell table:formula="of:=VLOOKUP([.X42];Pitches;2;0)" office:value-type="string" office:string-value="b," calcext:value-type="string">
            <text:p>b,</text:p>
          </table:table-cell>
          <table:table-cell/>
          <table:table-cell table:formula="of:=VLOOKUP([.Y42];Pitches;2;0)" office:value-type="string" office:string-value="c" calcext:value-type="string">
            <text:p>c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b," calcext:value-type="string">
            <text:p>b,</text:p>
          </table:table-cell>
          <table:table-cell/>
          <table:table-cell table:formula="of:=[.T$37]+[.$B42]" office:value-type="float" office:value="21" calcext:value-type="float">
            <text:p>21</text:p>
          </table:table-cell>
          <table:table-cell table:formula="of:=[.U$37]+[.$B42]" office:value-type="float" office:value="16" calcext:value-type="float">
            <text:p>16</text:p>
          </table:table-cell>
          <table:table-cell table:formula="of:=[.V$37]+[.$B42]" office:value-type="float" office:value="18" calcext:value-type="float">
            <text:p>18</text:p>
          </table:table-cell>
          <table:table-cell table:formula="of:=[.W$37]+[.$B42]" office:value-type="float" office:value="17" calcext:value-type="float">
            <text:p>17</text:p>
          </table:table-cell>
          <table:table-cell table:formula="of:=[.X$37]+[.$B42]" office:value-type="float" office:value="16" calcext:value-type="float">
            <text:p>16</text:p>
          </table:table-cell>
          <table:table-cell table:formula="of:=[.Y$37]+[.$B42]" office:value-type="float" office:value="17" calcext:value-type="float">
            <text:p>17</text:p>
          </table:table-cell>
          <table:table-cell table:formula="of:=[.Z$37]+[.$B42]" office:value-type="float" office:value="18" calcext:value-type="float">
            <text:p>18</text:p>
          </table:table-cell>
          <table:table-cell table:formula="of:=[.AA$37]+[.$B42]" office:value-type="float" office:value="16" calcext:value-type="float">
            <text:p>16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g -1 b, -5 d  c  b,  c  d  b, " calcext:value-type="string">
            <text:p><text:s text:c="2"/>\fingerUp g -1 b, -5 d <text:s/>c <text:s/>b, <text:s/>c <text:s/>d <text:s/>b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43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43];Pitches;2;0)" office:value-type="string" office:string-value="e" calcext:value-type="string">
            <text:p>e</text:p>
          </table:table-cell>
          <table:table-cell/>
          <table:table-cell table:formula="of:=VLOOKUP([.W43];Pitches;2;0)" office:value-type="string" office:string-value="d" calcext:value-type="string">
            <text:p>d</text:p>
          </table:table-cell>
          <table:table-cell/>
          <table:table-cell table:formula="of:=VLOOKUP([.X43];Pitches;2;0)" office:value-type="string" office:string-value="c" calcext:value-type="string">
            <text:p>c</text:p>
          </table:table-cell>
          <table:table-cell/>
          <table:table-cell table:formula="of:=VLOOKUP([.Y43];Pitches;2;0)" office:value-type="string" office:string-value="d" calcext:value-type="string">
            <text:p>d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c" calcext:value-type="string">
            <text:p>c</text:p>
          </table:table-cell>
          <table:table-cell/>
          <table:table-cell table:formula="of:=[.T$37]+[.$B43]" office:value-type="float" office:value="22" calcext:value-type="float">
            <text:p>22</text:p>
          </table:table-cell>
          <table:table-cell table:formula="of:=[.U$37]+[.$B43]" office:value-type="float" office:value="17" calcext:value-type="float">
            <text:p>17</text:p>
          </table:table-cell>
          <table:table-cell table:formula="of:=[.V$37]+[.$B43]" office:value-type="float" office:value="19" calcext:value-type="float">
            <text:p>19</text:p>
          </table:table-cell>
          <table:table-cell table:formula="of:=[.W$37]+[.$B43]" office:value-type="float" office:value="18" calcext:value-type="float">
            <text:p>18</text:p>
          </table:table-cell>
          <table:table-cell table:formula="of:=[.X$37]+[.$B43]" office:value-type="float" office:value="17" calcext:value-type="float">
            <text:p>17</text:p>
          </table:table-cell>
          <table:table-cell table:formula="of:=[.Y$37]+[.$B43]" office:value-type="float" office:value="18" calcext:value-type="float">
            <text:p>18</text:p>
          </table:table-cell>
          <table:table-cell table:formula="of:=[.Z$37]+[.$B43]" office:value-type="float" office:value="19" calcext:value-type="float">
            <text:p>19</text:p>
          </table:table-cell>
          <table:table-cell table:formula="of:=[.AA$37]+[.$B43]" office:value-type="float" office:value="17" calcext:value-type="float">
            <text:p>17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a -1 c -5 e  d  c  d  e  c " calcext:value-type="string">
            <text:p><text:s text:c="3"/>a -1 c -5 e <text:s/>d <text:s/>c <text:s/>d <text:s/>e <text:s/>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44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44];Pitches;2;0)" office:value-type="string" office:string-value="f" calcext:value-type="string">
            <text:p>f</text:p>
          </table:table-cell>
          <table:table-cell/>
          <table:table-cell table:formula="of:=VLOOKUP([.W44];Pitches;2;0)" office:value-type="string" office:string-value="e" calcext:value-type="string">
            <text:p>e</text:p>
          </table:table-cell>
          <table:table-cell/>
          <table:table-cell table:formula="of:=VLOOKUP([.X44];Pitches;2;0)" office:value-type="string" office:string-value="d" calcext:value-type="string">
            <text:p>d</text:p>
          </table:table-cell>
          <table:table-cell/>
          <table:table-cell table:formula="of:=VLOOKUP([.Y44];Pitches;2;0)" office:value-type="string" office:string-value="e" calcext:value-type="string">
            <text:p>e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d" calcext:value-type="string">
            <text:p>d</text:p>
          </table:table-cell>
          <table:table-cell/>
          <table:table-cell table:formula="of:=[.T$37]+[.$B44]" office:value-type="float" office:value="23" calcext:value-type="float">
            <text:p>23</text:p>
          </table:table-cell>
          <table:table-cell table:formula="of:=[.U$37]+[.$B44]" office:value-type="float" office:value="18" calcext:value-type="float">
            <text:p>18</text:p>
          </table:table-cell>
          <table:table-cell table:formula="of:=[.V$37]+[.$B44]" office:value-type="float" office:value="20" calcext:value-type="float">
            <text:p>20</text:p>
          </table:table-cell>
          <table:table-cell table:formula="of:=[.W$37]+[.$B44]" office:value-type="float" office:value="19" calcext:value-type="float">
            <text:p>19</text:p>
          </table:table-cell>
          <table:table-cell table:formula="of:=[.X$37]+[.$B44]" office:value-type="float" office:value="18" calcext:value-type="float">
            <text:p>18</text:p>
          </table:table-cell>
          <table:table-cell table:formula="of:=[.Y$37]+[.$B44]" office:value-type="float" office:value="19" calcext:value-type="float">
            <text:p>19</text:p>
          </table:table-cell>
          <table:table-cell table:formula="of:=[.Z$37]+[.$B44]" office:value-type="float" office:value="20" calcext:value-type="float">
            <text:p>20</text:p>
          </table:table-cell>
          <table:table-cell table:formula="of:=[.AA$37]+[.$B44]" office:value-type="float" office:value="18" calcext:value-type="float">
            <text:p>18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b -1 d -5 f  e  d  e  f  d " calcext:value-type="string">
            <text:p><text:s text:c="3"/>b -1 d -5 f <text:s/>e <text:s/>d <text:s/>e <text:s/>f <text:s/>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5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4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45];Pitches;2;0)" office:value-type="string" office:string-value="g" calcext:value-type="string">
            <text:p>g</text:p>
          </table:table-cell>
          <table:table-cell/>
          <table:table-cell table:formula="of:=VLOOKUP([.W45];Pitches;2;0)" office:value-type="string" office:string-value="f" calcext:value-type="string">
            <text:p>f</text:p>
          </table:table-cell>
          <table:table-cell/>
          <table:table-cell table:formula="of:=VLOOKUP([.X45];Pitches;2;0)" office:value-type="string" office:string-value="e" calcext:value-type="string">
            <text:p>e</text:p>
          </table:table-cell>
          <table:table-cell/>
          <table:table-cell table:formula="of:=VLOOKUP([.Y45];Pitches;2;0)" office:value-type="string" office:string-value="f" calcext:value-type="string">
            <text:p>f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e" calcext:value-type="string">
            <text:p>e</text:p>
          </table:table-cell>
          <table:table-cell/>
          <table:table-cell table:formula="of:=[.T$37]+[.$B45]" office:value-type="float" office:value="24" calcext:value-type="float">
            <text:p>24</text:p>
          </table:table-cell>
          <table:table-cell table:formula="of:=[.U$37]+[.$B45]" office:value-type="float" office:value="19" calcext:value-type="float">
            <text:p>19</text:p>
          </table:table-cell>
          <table:table-cell table:formula="of:=[.V$37]+[.$B45]" office:value-type="float" office:value="21" calcext:value-type="float">
            <text:p>21</text:p>
          </table:table-cell>
          <table:table-cell table:formula="of:=[.W$37]+[.$B45]" office:value-type="float" office:value="20" calcext:value-type="float">
            <text:p>20</text:p>
          </table:table-cell>
          <table:table-cell table:formula="of:=[.X$37]+[.$B45]" office:value-type="float" office:value="19" calcext:value-type="float">
            <text:p>19</text:p>
          </table:table-cell>
          <table:table-cell table:formula="of:=[.Y$37]+[.$B45]" office:value-type="float" office:value="20" calcext:value-type="float">
            <text:p>20</text:p>
          </table:table-cell>
          <table:table-cell table:formula="of:=[.Z$37]+[.$B45]" office:value-type="float" office:value="21" calcext:value-type="float">
            <text:p>21</text:p>
          </table:table-cell>
          <table:table-cell table:formula="of:=[.AA$37]+[.$B45]" office:value-type="float" office:value="19" calcext:value-type="float">
            <text:p>19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c' -1 e -5 g  f  e  f  g  e " calcext:value-type="string">
            <text:p><text:s text:c="3"/>c' -1 e -5 g <text:s/>f <text:s/>e <text:s/>f <text:s/>g <text:s/>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6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46];Pitches;2;0)" office:value-type="string" office:string-value="a" calcext:value-type="string">
            <text:p>a</text:p>
          </table:table-cell>
          <table:table-cell/>
          <table:table-cell table:formula="of:=VLOOKUP([.W46];Pitches;2;0)" office:value-type="string" office:string-value="g" calcext:value-type="string">
            <text:p>g</text:p>
          </table:table-cell>
          <table:table-cell/>
          <table:table-cell table:formula="of:=VLOOKUP([.X46];Pitches;2;0)" office:value-type="string" office:string-value="f" calcext:value-type="string">
            <text:p>f</text:p>
          </table:table-cell>
          <table:table-cell/>
          <table:table-cell table:formula="of:=VLOOKUP([.Y46];Pitches;2;0)" office:value-type="string" office:string-value="g" calcext:value-type="string">
            <text:p>g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f" calcext:value-type="string">
            <text:p>f</text:p>
          </table:table-cell>
          <table:table-cell/>
          <table:table-cell table:formula="of:=[.T$37]+[.$B46]" office:value-type="float" office:value="25" calcext:value-type="float">
            <text:p>25</text:p>
          </table:table-cell>
          <table:table-cell table:formula="of:=[.U$37]+[.$B46]" office:value-type="float" office:value="20" calcext:value-type="float">
            <text:p>20</text:p>
          </table:table-cell>
          <table:table-cell table:formula="of:=[.V$37]+[.$B46]" office:value-type="float" office:value="22" calcext:value-type="float">
            <text:p>22</text:p>
          </table:table-cell>
          <table:table-cell table:formula="of:=[.W$37]+[.$B46]" office:value-type="float" office:value="21" calcext:value-type="float">
            <text:p>21</text:p>
          </table:table-cell>
          <table:table-cell table:formula="of:=[.X$37]+[.$B46]" office:value-type="float" office:value="20" calcext:value-type="float">
            <text:p>20</text:p>
          </table:table-cell>
          <table:table-cell table:formula="of:=[.Y$37]+[.$B46]" office:value-type="float" office:value="21" calcext:value-type="float">
            <text:p>21</text:p>
          </table:table-cell>
          <table:table-cell table:formula="of:=[.Z$37]+[.$B46]" office:value-type="float" office:value="22" calcext:value-type="float">
            <text:p>22</text:p>
          </table:table-cell>
          <table:table-cell table:formula="of:=[.AA$37]+[.$B46]" office:value-type="float" office:value="20" calcext:value-type="float">
            <text:p>20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d' -1 f -5 a  g  f  g  a  f " calcext:value-type="string">
            <text:p><text:s text:c="3"/>d' -1 f -5 a <text:s/>g <text:s/>f <text:s/>g <text:s/>a <text:s/>f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7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47];Pitches;2;0)" office:value-type="string" office:string-value="b" calcext:value-type="string">
            <text:p>b</text:p>
          </table:table-cell>
          <table:table-cell/>
          <table:table-cell table:formula="of:=VLOOKUP([.W47];Pitches;2;0)" office:value-type="string" office:string-value="a" calcext:value-type="string">
            <text:p>a</text:p>
          </table:table-cell>
          <table:table-cell/>
          <table:table-cell table:formula="of:=VLOOKUP([.X47];Pitches;2;0)" office:value-type="string" office:string-value="g" calcext:value-type="string">
            <text:p>g</text:p>
          </table:table-cell>
          <table:table-cell/>
          <table:table-cell table:formula="of:=VLOOKUP([.Y47];Pitches;2;0)" office:value-type="string" office:string-value="a" calcext:value-type="string">
            <text:p>a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g" calcext:value-type="string">
            <text:p>g</text:p>
          </table:table-cell>
          <table:table-cell/>
          <table:table-cell table:formula="of:=[.T$37]+[.$B47]" office:value-type="float" office:value="26" calcext:value-type="float">
            <text:p>26</text:p>
          </table:table-cell>
          <table:table-cell table:formula="of:=[.U$37]+[.$B47]" office:value-type="float" office:value="21" calcext:value-type="float">
            <text:p>21</text:p>
          </table:table-cell>
          <table:table-cell table:formula="of:=[.V$37]+[.$B47]" office:value-type="float" office:value="23" calcext:value-type="float">
            <text:p>23</text:p>
          </table:table-cell>
          <table:table-cell table:formula="of:=[.W$37]+[.$B47]" office:value-type="float" office:value="22" calcext:value-type="float">
            <text:p>22</text:p>
          </table:table-cell>
          <table:table-cell table:formula="of:=[.X$37]+[.$B47]" office:value-type="float" office:value="21" calcext:value-type="float">
            <text:p>21</text:p>
          </table:table-cell>
          <table:table-cell table:formula="of:=[.Y$37]+[.$B47]" office:value-type="float" office:value="22" calcext:value-type="float">
            <text:p>22</text:p>
          </table:table-cell>
          <table:table-cell table:formula="of:=[.Z$37]+[.$B47]" office:value-type="float" office:value="23" calcext:value-type="float">
            <text:p>23</text:p>
          </table:table-cell>
          <table:table-cell table:formula="of:=[.AA$37]+[.$B47]" office:value-type="float" office:value="21" calcext:value-type="float">
            <text:p>21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e' -1 g -5 b  a  g  a  b  g " calcext:value-type="string">
            <text:p><text:s text:c="3"/>e' -1 g -5 b <text:s/>a <text:s/>g <text:s/>a <text:s/>b <text:s/>g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48];Pitches;2;0)" office:value-type="string" office:string-value="c'" calcext:value-type="string">
            <text:p>c'</text:p>
          </table:table-cell>
          <table:table-cell/>
          <table:table-cell table:formula="of:=VLOOKUP([.W48];Pitches;2;0)" office:value-type="string" office:string-value="b" calcext:value-type="string">
            <text:p>b</text:p>
          </table:table-cell>
          <table:table-cell/>
          <table:table-cell table:formula="of:=VLOOKUP([.X48];Pitches;2;0)" office:value-type="string" office:string-value="a" calcext:value-type="string">
            <text:p>a</text:p>
          </table:table-cell>
          <table:table-cell/>
          <table:table-cell table:formula="of:=VLOOKUP([.Y48];Pitches;2;0)" office:value-type="string" office:string-value="b" calcext:value-type="string">
            <text:p>b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a" calcext:value-type="string">
            <text:p>a</text:p>
          </table:table-cell>
          <table:table-cell/>
          <table:table-cell table:formula="of:=[.T$37]+[.$B48]" office:value-type="float" office:value="27" calcext:value-type="float">
            <text:p>27</text:p>
          </table:table-cell>
          <table:table-cell table:formula="of:=[.U$37]+[.$B48]" office:value-type="float" office:value="22" calcext:value-type="float">
            <text:p>22</text:p>
          </table:table-cell>
          <table:table-cell table:formula="of:=[.V$37]+[.$B48]" office:value-type="float" office:value="24" calcext:value-type="float">
            <text:p>24</text:p>
          </table:table-cell>
          <table:table-cell table:formula="of:=[.W$37]+[.$B48]" office:value-type="float" office:value="23" calcext:value-type="float">
            <text:p>23</text:p>
          </table:table-cell>
          <table:table-cell table:formula="of:=[.X$37]+[.$B48]" office:value-type="float" office:value="22" calcext:value-type="float">
            <text:p>22</text:p>
          </table:table-cell>
          <table:table-cell table:formula="of:=[.Y$37]+[.$B48]" office:value-type="float" office:value="23" calcext:value-type="float">
            <text:p>23</text:p>
          </table:table-cell>
          <table:table-cell table:formula="of:=[.Z$37]+[.$B48]" office:value-type="float" office:value="24" calcext:value-type="float">
            <text:p>24</text:p>
          </table:table-cell>
          <table:table-cell table:formula="of:=[.AA$37]+[.$B48]" office:value-type="float" office:value="22" calcext:value-type="float">
            <text:p>22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f' -1 a -5 c'  b  a  b  c'  a " calcext:value-type="string">
            <text:p><text:s text:c="3"/>f' -1 a -5 c' <text:s/>b <text:s/>a <text:s/>b <text:s/>c' <text:s/>a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49];Pitches;2;0)" office:value-type="string" office:string-value="d'" calcext:value-type="string">
            <text:p>d'</text:p>
          </table:table-cell>
          <table:table-cell/>
          <table:table-cell table:formula="of:=VLOOKUP([.W49];Pitches;2;0)" office:value-type="string" office:string-value="c'" calcext:value-type="string">
            <text:p>c'</text:p>
          </table:table-cell>
          <table:table-cell/>
          <table:table-cell table:formula="of:=VLOOKUP([.X49];Pitches;2;0)" office:value-type="string" office:string-value="b" calcext:value-type="string">
            <text:p>b</text:p>
          </table:table-cell>
          <table:table-cell/>
          <table:table-cell table:formula="of:=VLOOKUP([.Y49];Pitches;2;0)" office:value-type="string" office:string-value="c'" calcext:value-type="string">
            <text:p>c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e'</text:p>
          </table:table-cell>
          <table:table-cell/>
          <table:table-cell table:formula="of:=[.T$37]+[.$B49]" office:value-type="float" office:value="28" calcext:value-type="float">
            <text:p>28</text:p>
          </table:table-cell>
          <table:table-cell table:formula="of:=[.U$37]+[.$B49]" office:value-type="float" office:value="23" calcext:value-type="float">
            <text:p>23</text:p>
          </table:table-cell>
          <table:table-cell table:formula="of:=[.V$37]+[.$B49]" office:value-type="float" office:value="25" calcext:value-type="float">
            <text:p>25</text:p>
          </table:table-cell>
          <table:table-cell table:formula="of:=[.W$37]+[.$B49]" office:value-type="float" office:value="24" calcext:value-type="float">
            <text:p>24</text:p>
          </table:table-cell>
          <table:table-cell table:formula="of:=[.X$37]+[.$B49]" office:value-type="float" office:value="23" calcext:value-type="float">
            <text:p>23</text:p>
          </table:table-cell>
          <table:table-cell table:formula="of:=[.Y$37]+[.$B49]" office:value-type="float" office:value="24" calcext:value-type="float">
            <text:p>24</text:p>
          </table:table-cell>
          <table:table-cell table:formula="of:=[.Z$37]+[.$B49]" office:value-type="float" office:value="25" calcext:value-type="float">
            <text:p>25</text:p>
          </table:table-cell>
          <table:table-cell table:formula="of:=[.AA$37]+[.$B49]" office:value-type="float" office:value="23" calcext:value-type="float">
            <text:p>23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g' -1 b -5 d'  c'  b  c'  d'  e' " calcext:value-type="string">
            <text:p><text:s text:c="3"/>g' -1 b -5 d' <text:s/>c' <text:s/>b <text:s/>c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3" calcext:value-type="float">
            <text:p>23</text:p>
          </table:table-cell>
          <table:table-cell table:style-name="ce10" table:formula="of:=VLOOKUP([.F50];Scalars;2;0)" office:value-type="float" office:value="28" calcext:value-type="float">
            <text:p>28</text:p>
          </table:table-cell>
          <table:table-cell table:style-name="ce10" table:formula="of:=VLOOKUP([.H50];Scalars;2;0)" office:value-type="float" office:value="26" calcext:value-type="float">
            <text:p>26</text:p>
          </table:table-cell>
          <table:table-cell table:style-name="ce10" table:formula="of:=VLOOKUP([.J50];Scalars;2;0)" office:value-type="float" office:value="27" calcext:value-type="float">
            <text:p>27</text:p>
          </table:table-cell>
          <table:table-cell table:style-name="ce10" table:formula="of:=VLOOKUP([.L50];Scalars;2;0)" office:value-type="float" office:value="28" calcext:value-type="float">
            <text:p>28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b -5 g' -1 e' -3 f' -2 g' -1 f' -2 e' -3 g' -1" calcext:value-type="string">
            <text:p><text:s text:c="2"/>\bar "||" b -5 g' -1 e' -3 f' -2 g' -1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W51];Pitches;2;0)" office:value-type="string" office:string-value="e'" calcext:value-type="string">
            <text:p>e'</text:p>
          </table:table-cell>
          <table:table-cell/>
          <table:table-cell table:formula="of:=VLOOKUP([.X51];Pitches;2;0)" office:value-type="string" office:string-value="f'" calcext:value-type="string">
            <text:p>f'</text:p>
          </table:table-cell>
          <table:table-cell/>
          <table:table-cell table:formula="of:=VLOOKUP([.Y51];Pitches;2;0)" office:value-type="string" office:string-value="e'" calcext:value-type="string">
            <text:p>e'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/>
          <table:table-cell table:formula="of:=VLOOKUP([.AA51];Pitches;2;0)" office:value-type="string" office:string-value="f'" calcext:value-type="string">
            <text:p>f'</text:p>
          </table:table-cell>
          <table:table-cell/>
          <table:table-cell table:formula="of:=[.T$50]+[.$B51]" office:value-type="float" office:value="22" calcext:value-type="float">
            <text:p>22</text:p>
          </table:table-cell>
          <table:table-cell table:formula="of:=[.U$50]+[.$B51]" office:value-type="float" office:value="27" calcext:value-type="float">
            <text:p>27</text:p>
          </table:table-cell>
          <table:table-cell table:formula="of:=[.V$50]+[.$B51]" office:value-type="float" office:value="25" calcext:value-type="float">
            <text:p>25</text:p>
          </table:table-cell>
          <table:table-cell table:formula="of:=[.W$50]+[.$B51]" office:value-type="float" office:value="26" calcext:value-type="float">
            <text:p>26</text:p>
          </table:table-cell>
          <table:table-cell table:formula="of:=[.X$50]+[.$B51]" office:value-type="float" office:value="27" calcext:value-type="float">
            <text:p>27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a -5 f' -1 d' -3 e'  f'  e'  d'  f' " calcext:value-type="string">
            <text:p><text:s text:c="3"/>a -5 f' -1 d' -3 e' <text:s/>f' <text:s/>e' <text:s/>d' <text:s/>f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52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52];Pitches;2;0)" office:value-type="string" office:string-value="d'" calcext:value-type="string">
            <text:p>d'</text:p>
          </table:table-cell>
          <table:table-cell/>
          <table:table-cell table:formula="of:=VLOOKUP([.X52];Pitches;2;0)" office:value-type="string" office:string-value="e'" calcext:value-type="string">
            <text:p>e'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1" calcext:value-type="float">
            <text:p>21</text:p>
          </table:table-cell>
          <table:table-cell table:formula="of:=[.U$50]+[.$B52]" office:value-type="float" office:value="26" calcext:value-type="float">
            <text:p>26</text:p>
          </table:table-cell>
          <table:table-cell table:formula="of:=[.V$50]+[.$B52]" office:value-type="float" office:value="24" calcext:value-type="float">
            <text:p>24</text:p>
          </table:table-cell>
          <table:table-cell table:formula="of:=[.W$50]+[.$B52]" office:value-type="float" office:value="25" calcext:value-type="float">
            <text:p>25</text:p>
          </table:table-cell>
          <table:table-cell table:formula="of:=[.X$50]+[.$B52]" office:value-type="float" office:value="26" calcext:value-type="float">
            <text:p>26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g -5 e' -1 c' -3 d'  e'  d'  c'  e' " calcext:value-type="string">
            <text:p><text:s text:c="3"/>g -5 e' -1 c' -3 d' <text:s/>e'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53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53];Pitches;2;0)" office:value-type="string" office:string-value="c'" calcext:value-type="string">
            <text:p>c'</text:p>
          </table:table-cell>
          <table:table-cell/>
          <table:table-cell table:formula="of:=VLOOKUP([.X53];Pitches;2;0)" office:value-type="string" office:string-value="d'" calcext:value-type="string">
            <text:p>d'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0" calcext:value-type="float">
            <text:p>20</text:p>
          </table:table-cell>
          <table:table-cell table:formula="of:=[.U$50]+[.$B53]" office:value-type="float" office:value="25" calcext:value-type="float">
            <text:p>25</text:p>
          </table:table-cell>
          <table:table-cell table:formula="of:=[.V$50]+[.$B53]" office:value-type="float" office:value="23" calcext:value-type="float">
            <text:p>23</text:p>
          </table:table-cell>
          <table:table-cell table:formula="of:=[.W$50]+[.$B53]" office:value-type="float" office:value="24" calcext:value-type="float">
            <text:p>24</text:p>
          </table:table-cell>
          <table:table-cell table:formula="of:=[.X$50]+[.$B53]" office:value-type="float" office:value="25" calcext:value-type="float">
            <text:p>25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f -5 d' -1 b -3 c'  d'  c'  b  d' " calcext:value-type="string">
            <text:p><text:s text:c="3"/>f -5 d' -1 b -3 c' <text:s/>d'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54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4];Pitches;2;0)" office:value-type="string" office:string-value="b" calcext:value-type="string">
            <text:p>b</text:p>
          </table:table-cell>
          <table:table-cell/>
          <table:table-cell table:formula="of:=VLOOKUP([.X54];Pitches;2;0)" office:value-type="string" office:string-value="c'" calcext:value-type="string">
            <text:p>c'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19" calcext:value-type="float">
            <text:p>19</text:p>
          </table:table-cell>
          <table:table-cell table:formula="of:=[.U$50]+[.$B54]" office:value-type="float" office:value="24" calcext:value-type="float">
            <text:p>24</text:p>
          </table:table-cell>
          <table:table-cell table:formula="of:=[.V$50]+[.$B54]" office:value-type="float" office:value="22" calcext:value-type="float">
            <text:p>22</text:p>
          </table:table-cell>
          <table:table-cell table:formula="of:=[.W$50]+[.$B54]" office:value-type="float" office:value="23" calcext:value-type="float">
            <text:p>23</text:p>
          </table:table-cell>
          <table:table-cell table:formula="of:=[.X$50]+[.$B54]" office:value-type="float" office:value="24" calcext:value-type="float">
            <text:p>24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e -5 c' -1 a -3 b  c'  b  a  c' " calcext:value-type="string">
            <text:p><text:s text:c="3"/>e -5 c' -1 a -3 b <text:s/>c'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55];Pitches;2;0)" office:value-type="string" office:string-value="g" calcext:value-type="string">
            <text:p>g</text:p>
          </table:table-cell>
          <table:table-cell/>
          <table:table-cell table:formula="of:=VLOOKUP([.W55];Pitches;2;0)" office:value-type="string" office:string-value="a" calcext:value-type="string">
            <text:p>a</text:p>
          </table:table-cell>
          <table:table-cell/>
          <table:table-cell table:formula="of:=VLOOKUP([.X55];Pitches;2;0)" office:value-type="string" office:string-value="b" calcext:value-type="string">
            <text:p>b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8" calcext:value-type="float">
            <text:p>18</text:p>
          </table:table-cell>
          <table:table-cell table:formula="of:=[.U$50]+[.$B55]" office:value-type="float" office:value="23" calcext:value-type="float">
            <text:p>23</text:p>
          </table:table-cell>
          <table:table-cell table:formula="of:=[.V$50]+[.$B55]" office:value-type="float" office:value="21" calcext:value-type="float">
            <text:p>21</text:p>
          </table:table-cell>
          <table:table-cell table:formula="of:=[.W$50]+[.$B55]" office:value-type="float" office:value="22" calcext:value-type="float">
            <text:p>22</text:p>
          </table:table-cell>
          <table:table-cell table:formula="of:=[.X$50]+[.$B55]" office:value-type="float" office:value="23" calcext:value-type="float">
            <text:p>23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d -5 b -1 g  a  b  a  g  b " calcext:value-type="string">
            <text:p><text:s text:c="3"/>d -5 b -1 g <text:s/>a <text:s/>b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56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W56];Pitches;2;0)" office:value-type="string" office:string-value="g" calcext:value-type="string">
            <text:p>g</text:p>
          </table:table-cell>
          <table:table-cell/>
          <table:table-cell table:formula="of:=VLOOKUP([.X56];Pitches;2;0)" office:value-type="string" office:string-value="a" calcext:value-type="string">
            <text:p>a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7" calcext:value-type="float">
            <text:p>17</text:p>
          </table:table-cell>
          <table:table-cell table:formula="of:=[.U$50]+[.$B56]" office:value-type="float" office:value="22" calcext:value-type="float">
            <text:p>22</text:p>
          </table:table-cell>
          <table:table-cell table:formula="of:=[.V$50]+[.$B56]" office:value-type="float" office:value="20" calcext:value-type="float">
            <text:p>20</text:p>
          </table:table-cell>
          <table:table-cell table:formula="of:=[.W$50]+[.$B56]" office:value-type="float" office:value="21" calcext:value-type="float">
            <text:p>21</text:p>
          </table:table-cell>
          <table:table-cell table:formula="of:=[.X$50]+[.$B56]" office:value-type="float" office:value="22" calcext:value-type="float">
            <text:p>22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c -5 a -1 f -3 g  a  g  f  a " calcext:value-type="string">
            <text:p><text:s text:c="3"/>c -5 a -1 f -3 g <text:s/>a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57];Pitches;2;0)" office:value-type="string" office:string-value="e" calcext:value-type="string">
            <text:p>e</text:p>
          </table:table-cell>
          <table:table-cell/>
          <table:table-cell table:formula="of:=VLOOKUP([.W57];Pitches;2;0)" office:value-type="string" office:string-value="f" calcext:value-type="string">
            <text:p>f</text:p>
          </table:table-cell>
          <table:table-cell/>
          <table:table-cell table:formula="of:=VLOOKUP([.X57];Pitches;2;0)" office:value-type="string" office:string-value="g" calcext:value-type="string">
            <text:p>g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6" calcext:value-type="float">
            <text:p>16</text:p>
          </table:table-cell>
          <table:table-cell table:formula="of:=[.U$50]+[.$B57]" office:value-type="float" office:value="21" calcext:value-type="float">
            <text:p>21</text:p>
          </table:table-cell>
          <table:table-cell table:formula="of:=[.V$50]+[.$B57]" office:value-type="float" office:value="19" calcext:value-type="float">
            <text:p>19</text:p>
          </table:table-cell>
          <table:table-cell table:formula="of:=[.W$50]+[.$B57]" office:value-type="float" office:value="20" calcext:value-type="float">
            <text:p>20</text:p>
          </table:table-cell>
          <table:table-cell table:formula="of:=[.X$50]+[.$B57]" office:value-type="float" office:value="21" calcext:value-type="float">
            <text:p>21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b, -5 g -1 e  f  g  f  e  g " calcext:value-type="string">
            <text:p><text:s text:c="3"/>b, -5 g -1 e <text:s/>f <text:s/>g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8];Pitches;2;0)" office:value-type="string" office:string-value="d" calcext:value-type="string">
            <text:p>d</text:p>
          </table:table-cell>
          <table:table-cell/>
          <table:table-cell table:formula="of:=VLOOKUP([.W58];Pitches;2;0)" office:value-type="string" office:string-value="e" calcext:value-type="string">
            <text:p>e</text:p>
          </table:table-cell>
          <table:table-cell/>
          <table:table-cell table:formula="of:=VLOOKUP([.X58];Pitches;2;0)" office:value-type="string" office:string-value="f" calcext:value-type="string">
            <text:p>f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5" calcext:value-type="float">
            <text:p>15</text:p>
          </table:table-cell>
          <table:table-cell table:formula="of:=[.U$50]+[.$B58]" office:value-type="float" office:value="20" calcext:value-type="float">
            <text:p>20</text:p>
          </table:table-cell>
          <table:table-cell table:formula="of:=[.V$50]+[.$B58]" office:value-type="float" office:value="18" calcext:value-type="float">
            <text:p>18</text:p>
          </table:table-cell>
          <table:table-cell table:formula="of:=[.W$50]+[.$B58]" office:value-type="float" office:value="19" calcext:value-type="float">
            <text:p>19</text:p>
          </table:table-cell>
          <table:table-cell table:formula="of:=[.X$50]+[.$B58]" office:value-type="float" office:value="20" calcext:value-type="float">
            <text:p>20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a, -5 f -1 d  e  f  e  d  f " calcext:value-type="string">
            <text:p><text:s text:c="3"/>a, -5 f -1 d <text:s/>e <text:s/>f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59];Pitches;2;0)" office:value-type="string" office:string-value="c" calcext:value-type="string">
            <text:p>c</text:p>
          </table:table-cell>
          <table:table-cell/>
          <table:table-cell table:formula="of:=VLOOKUP([.W59];Pitches;2;0)" office:value-type="string" office:string-value="d" calcext:value-type="string">
            <text:p>d</text:p>
          </table:table-cell>
          <table:table-cell/>
          <table:table-cell table:formula="of:=VLOOKUP([.X59];Pitches;2;0)" office:value-type="string" office:string-value="e" calcext:value-type="string">
            <text:p>e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4" calcext:value-type="float">
            <text:p>14</text:p>
          </table:table-cell>
          <table:table-cell table:formula="of:=[.U$50]+[.$B59]" office:value-type="float" office:value="19" calcext:value-type="float">
            <text:p>19</text:p>
          </table:table-cell>
          <table:table-cell table:formula="of:=[.V$50]+[.$B59]" office:value-type="float" office:value="17" calcext:value-type="float">
            <text:p>17</text:p>
          </table:table-cell>
          <table:table-cell table:formula="of:=[.W$50]+[.$B59]" office:value-type="float" office:value="18" calcext:value-type="float">
            <text:p>18</text:p>
          </table:table-cell>
          <table:table-cell table:formula="of:=[.X$50]+[.$B59]" office:value-type="float" office:value="19" calcext:value-type="float">
            <text:p>19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g, -5 e -1 c  d  e  d  c  e " calcext:value-type="string">
            <text:p><text:s text:c="2"/>\fingerDown g, -5 e -1 c <text:s/>d <text:s/>e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60];Pitches;2;0)" office:value-type="string" office:string-value="b," calcext:value-type="string">
            <text:p>b,</text:p>
          </table:table-cell>
          <table:table-cell/>
          <table:table-cell table:formula="of:=VLOOKUP([.W60];Pitches;2;0)" office:value-type="string" office:string-value="c" calcext:value-type="string">
            <text:p>c</text:p>
          </table:table-cell>
          <table:table-cell/>
          <table:table-cell table:formula="of:=VLOOKUP([.X60];Pitches;2;0)" office:value-type="string" office:string-value="d" calcext:value-type="string">
            <text:p>d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3" calcext:value-type="float">
            <text:p>13</text:p>
          </table:table-cell>
          <table:table-cell table:formula="of:=[.U$50]+[.$B60]" office:value-type="float" office:value="18" calcext:value-type="float">
            <text:p>18</text:p>
          </table:table-cell>
          <table:table-cell table:formula="of:=[.V$50]+[.$B60]" office:value-type="float" office:value="16" calcext:value-type="float">
            <text:p>16</text:p>
          </table:table-cell>
          <table:table-cell table:formula="of:=[.W$50]+[.$B60]" office:value-type="float" office:value="17" calcext:value-type="float">
            <text:p>17</text:p>
          </table:table-cell>
          <table:table-cell table:formula="of:=[.X$50]+[.$B60]" office:value-type="float" office:value="18" calcext:value-type="float">
            <text:p>18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f, -5 d -1 b,  c  d  c  b,  d " calcext:value-type="string">
            <text:p><text:s text:c="3"/>f, -5 d -1 b, <text:s/>c <text:s/>d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61];Pitches;2;0)" office:value-type="string" office:string-value="a," calcext:value-type="string">
            <text:p>a,</text:p>
          </table:table-cell>
          <table:table-cell/>
          <table:table-cell table:formula="of:=VLOOKUP([.W61];Pitches;2;0)" office:value-type="string" office:string-value="b," calcext:value-type="string">
            <text:p>b,</text:p>
          </table:table-cell>
          <table:table-cell/>
          <table:table-cell table:formula="of:=VLOOKUP([.X61];Pitches;2;0)" office:value-type="string" office:string-value="c" calcext:value-type="string">
            <text:p>c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2" calcext:value-type="float">
            <text:p>12</text:p>
          </table:table-cell>
          <table:table-cell table:formula="of:=[.U$50]+[.$B61]" office:value-type="float" office:value="17" calcext:value-type="float">
            <text:p>17</text:p>
          </table:table-cell>
          <table:table-cell table:formula="of:=[.V$50]+[.$B61]" office:value-type="float" office:value="15" calcext:value-type="float">
            <text:p>15</text:p>
          </table:table-cell>
          <table:table-cell table:formula="of:=[.W$50]+[.$B61]" office:value-type="float" office:value="16" calcext:value-type="float">
            <text:p>16</text:p>
          </table:table-cell>
          <table:table-cell table:formula="of:=[.X$50]+[.$B61]" office:value-type="float" office:value="17" calcext:value-type="float">
            <text:p>17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e, -5 c -1 a,  b,  c  b,  a,  c " calcext:value-type="string">
            <text:p><text:s text:c="3"/>e, -5 c -1 a, <text:s/>b, <text:s/>c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62];Pitches;2;0)" office:value-type="string" office:string-value="g," calcext:value-type="string">
            <text:p>g,</text:p>
          </table:table-cell>
          <table:table-cell/>
          <table:table-cell table:formula="of:=VLOOKUP([.W62];Pitches;2;0)" office:value-type="string" office:string-value="a," calcext:value-type="string">
            <text:p>a,</text:p>
          </table:table-cell>
          <table:table-cell/>
          <table:table-cell table:formula="of:=VLOOKUP([.X62];Pitches;2;0)" office:value-type="string" office:string-value="b," calcext:value-type="string">
            <text:p>b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1" calcext:value-type="float">
            <text:p>11</text:p>
          </table:table-cell>
          <table:table-cell table:formula="of:=[.U$50]+[.$B62]" office:value-type="float" office:value="16" calcext:value-type="float">
            <text:p>16</text:p>
          </table:table-cell>
          <table:table-cell table:formula="of:=[.V$50]+[.$B62]" office:value-type="float" office:value="14" calcext:value-type="float">
            <text:p>14</text:p>
          </table:table-cell>
          <table:table-cell table:formula="of:=[.W$50]+[.$B62]" office:value-type="float" office:value="15" calcext:value-type="float">
            <text:p>15</text:p>
          </table:table-cell>
          <table:table-cell table:formula="of:=[.X$50]+[.$B62]" office:value-type="float" office:value="16" calcext:value-type="float">
            <text:p>16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d, -5 b, -1 g,  a,  b,  a,  g,  b, " calcext:value-type="string">
            <text:p><text:s text:c="3"/>d, -5 b, -1 g, <text:s/>a, <text:s/>b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V63];Pitches;2;0)" office:value-type="string" office:string-value="f," calcext:value-type="string">
            <text:p>f,</text:p>
          </table:table-cell>
          <table:table-cell/>
          <table:table-cell table:formula="of:=VLOOKUP([.W63];Pitches;2;0)" office:value-type="string" office:string-value="g," calcext:value-type="string">
            <text:p>g,</text:p>
          </table:table-cell>
          <table:table-cell/>
          <table:table-cell table:formula="of:=VLOOKUP([.X63];Pitches;2;0)" office:value-type="string" office:string-value="a," calcext:value-type="string">
            <text:p>a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0" calcext:value-type="float">
            <text:p>10</text:p>
          </table:table-cell>
          <table:table-cell table:formula="of:=[.U$50]+[.$B63]" office:value-type="float" office:value="15" calcext:value-type="float">
            <text:p>15</text:p>
          </table:table-cell>
          <table:table-cell table:formula="of:=[.V$50]+[.$B63]" office:value-type="float" office:value="13" calcext:value-type="float">
            <text:p>13</text:p>
          </table:table-cell>
          <table:table-cell table:formula="of:=[.W$50]+[.$B63]" office:value-type="float" office:value="14" calcext:value-type="float">
            <text:p>14</text:p>
          </table:table-cell>
          <table:table-cell table:formula="of:=[.X$50]+[.$B63]" office:value-type="float" office:value="15" calcext:value-type="float">
            <text:p>15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c, -5 a, -1 f,  g,  a,  g,  f,  a, " calcext:value-type="string">
            <text:p><text:s text:c="3"/>c, -5 a, -1 f, <text:s/>g, <text:s/>a, <text:s/>g, <text:s/>f, <text:s/>a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style-name="ce15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U64];Pitches;2;0)" office:value-type="string" office:string-value="g,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formula="of:=VLOOKUP([.V64];Pitches;2;0)" office:value-type="string" office:string-value="e," calcext:value-type="string">
            <text:p>e,</text:p>
          </table:table-cell>
          <table:table-cell/>
          <table:table-cell table:formula="of:=VLOOKUP([.W64];Pitches;2;0)" office:value-type="string" office:string-value="f," calcext:value-type="string">
            <text:p>f,</text:p>
          </table:table-cell>
          <table:table-cell/>
          <table:table-cell table:formula="of:=VLOOKUP([.X64];Pitches;2;0)" office:value-type="string" office:string-value="g," calcext:value-type="string">
            <text:p>g,</text:p>
          </table:table-cell>
          <table:table-cell/>
          <table:table-cell table:formula="of:=VLOOKUP([.Y64];Pitches;2;0)" office:value-type="string" office:string-value="f," calcext:value-type="string">
            <text:p>f,</text:p>
          </table:table-cell>
          <table:table-cell/>
          <table:table-cell table:formula="of:=VLOOKUP([.Z64];Pitches;2;0)" office:value-type="string" office:string-value="e," calcext:value-type="string">
            <text:p>e,</text:p>
          </table:table-cell>
          <table:table-cell/>
          <table:table-cell table:style-name="ce14" office:value-type="string" calcext:value-type="string">
            <text:p>f,</text:p>
          </table:table-cell>
          <table:table-cell/>
          <table:table-cell table:formula="of:=[.T$50]+[.$B64]" office:value-type="float" office:value="9" calcext:value-type="float">
            <text:p>9</text:p>
          </table:table-cell>
          <table:table-cell table:formula="of:=[.U$50]+[.$B64]" office:value-type="float" office:value="14" calcext:value-type="float">
            <text:p>14</text:p>
          </table:table-cell>
          <table:table-cell table:formula="of:=[.V$50]+[.$B64]" office:value-type="float" office:value="12" calcext:value-type="float">
            <text:p>12</text:p>
          </table:table-cell>
          <table:table-cell table:formula="of:=[.W$50]+[.$B64]" office:value-type="float" office:value="13" calcext:value-type="float">
            <text:p>13</text:p>
          </table:table-cell>
          <table:table-cell table:formula="of:=[.X$50]+[.$B64]" office:value-type="float" office:value="14" calcext:value-type="float">
            <text:p>14</text:p>
          </table:table-cell>
          <table:table-cell table:formula="of:=[.Y$50]+[.$B64]" office:value-type="float" office:value="13" calcext:value-type="float">
            <text:p>13</text:p>
          </table:table-cell>
          <table:table-cell table:formula="of:=[.Z$50]+[.$B64]" office:value-type="float" office:value="12" calcext:value-type="float">
            <text:p>12</text:p>
          </table:table-cell>
          <table:table-cell table:formula="of:=[.AA$50]+[.$B64]" office:value-type="float" office:value="14" calcext:value-type="float">
            <text:p>14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c, -5 g, -1 e,  f,  g,  f,  e,  f, " calcext:value-type="string">
            <text:p><text:s text:c="3"/>c, -5 g, -1 e, <text:s/>f, <text:s/>g, <text:s/>f, <text:s/>e, <text:s/>f, </text:p>
          </table:table-cell>
        </table:table-row>
      </table:table>
      <table:table table:name="Ex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9" calcext:value-type="float">
            <text:p>19</text:p>
          </table:table-cell>
          <table:table-cell table:style-name="ce10" table:formula="of:=VLOOKUP([.H2];Scalars;2;0)" office:value-type="float" office:value="22" calcext:value-type="float">
            <text:p>22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3" calcext:value-type="float">
            <text:p>23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21" calcext:value-type="float">
            <text:p>21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e -2 a -4 g -3 b -5 a -4 g -3 a -4" calcext:value-type="string">
            <text:p><text:s text:c="2"/>\staffDown \stemUp c <text:s/>16-1 e -2 a -4 g -3 b -5 a -4 g -3 a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0" calcext:value-type="float">
            <text:p>20</text:p>
          </table:table-cell>
          <table:table-cell table:formula="of:=[.V$2]+[.$B3]" office:value-type="float" office:value="23" calcext:value-type="float">
            <text:p>23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4" calcext:value-type="float">
            <text:p>24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2" calcext:value-type="float">
            <text:p>22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f -2 b -4 a -3 c' -5 b -4 a -3 b -4" calcext:value-type="string">
            <text:p><text:s text:c="3"/>d -1 f -2 b -4 a -3 c' -5 b -4 a -3 b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b" calcext:value-type="string">
            <text:p>b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1" calcext:value-type="float">
            <text:p>21</text:p>
          </table:table-cell>
          <table:table-cell table:formula="of:=[.V$2]+[.$B4]" office:value-type="float" office:value="24" calcext:value-type="float">
            <text:p>24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5" calcext:value-type="float">
            <text:p>25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3" calcext:value-type="float">
            <text:p>23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g -2 c' -4 b  d' -5 c'  b  c' " calcext:value-type="string">
            <text:p><text:s text:c="3"/>e -1 g -2 c' -4 b <text:s/>d' -5 c' <text:s/>b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c'" calcext:value-type="string">
            <text:p>c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2" calcext:value-type="float">
            <text:p>22</text:p>
          </table:table-cell>
          <table:table-cell table:formula="of:=[.V$2]+[.$B5]" office:value-type="float" office:value="25" calcext:value-type="float">
            <text:p>25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6" calcext:value-type="float">
            <text:p>26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4" calcext:value-type="float">
            <text:p>24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a -2 d' -4 c'  e' -5 d'  c'  d' " calcext:value-type="string">
            <text:p><text:s text:c="3"/>f -1 a -2 d' -4 c' <text:s/>e' -5 d' <text:s/>c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Down <text:s/>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b" calcext:value-type="string">
            <text:p>b</text:p>
          </table:table-cell>
          <table:table-cell office:value-type="string" calcext:value-type="string">
            <text:p>-2 <text:s/>\staffUp</text:p>
          </table:table-cell>
          <table:table-cell table:formula="of:=VLOOKUP([.V6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d'" calcext:value-type="string">
            <text:p>d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3" calcext:value-type="float">
            <text:p>23</text:p>
          </table:table-cell>
          <table:table-cell table:formula="of:=[.V$2]+[.$B6]" office:value-type="float" office:value="26" calcext:value-type="float">
            <text:p>26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7" calcext:value-type="float">
            <text:p>27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5" calcext:value-type="float">
            <text:p>25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staffDown  \fingerNoPad g -1 b -2  \staffUp e' -4 d'  f' -5 e'  d'  e' " calcext:value-type="string">
            <text:p><text:s text:c="2"/>\beamLessSlant \staffDown <text:s/>\fingerNoPad g -1 b -2 <text:s/>\staffUp e' -4 d' <text:s/>f' -5 e' <text:s/>d'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c'" calcext:value-type="string">
            <text:p>c'</text:p>
          </table:table-cell>
          <table:table-cell office:value-type="string" calcext:value-type="string">
            <text:p>-2 <text:s/>\staffUp</text:p>
          </table:table-cell>
          <table:table-cell table:formula="of:=VLOOKUP([.V7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e'" calcext:value-type="string">
            <text:p>e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4" calcext:value-type="float">
            <text:p>24</text:p>
          </table:table-cell>
          <table:table-cell table:formula="of:=[.V$2]+[.$B7]" office:value-type="float" office:value="27" calcext:value-type="float">
            <text:p>27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8" calcext:value-type="float">
            <text:p>28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6" calcext:value-type="float">
            <text:p>26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c' -2  \staffUp f' -4 e'  g' -5 f'  e'  f' " calcext:value-type="string">
            <text:p><text:s text:c="2"/>\beamLessSlant \staffDown a -1 c' -2 <text:s/>\staffUp f' -4 e' <text:s/>g' -5 f' <text:s/>e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a'" calcext:value-type="string">
            <text:p>a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f'" calcext:value-type="string">
            <text:p>f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5" calcext:value-type="float">
            <text:p>25</text:p>
          </table:table-cell>
          <table:table-cell table:formula="of:=[.V$2]+[.$B8]" office:value-type="float" office:value="28" calcext:value-type="float">
            <text:p>28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9" calcext:value-type="float">
            <text:p>29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7" calcext:value-type="float">
            <text:p>27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d' -2 g' -4 f'  a'  g'  f'  g' " calcext:value-type="string">
            <text:p><text:s text:c="2"/>\fingerDown b -1 d' -2 g' -4 f' <text:s/>a' <text:s/>g' <text:s/>f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g'" calcext:value-type="string">
            <text:p>g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6" calcext:value-type="float">
            <text:p>26</text:p>
          </table:table-cell>
          <table:table-cell table:formula="of:=[.V$2]+[.$B9]" office:value-type="float" office:value="29" calcext:value-type="float">
            <text:p>29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30" calcext:value-type="float">
            <text:p>30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8" calcext:value-type="float">
            <text:p>28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e' -2 a' -4 g'  b' -5 a'  g'  a' " calcext:value-type="string">
            <text:p><text:s text:c="3"/>c' -1 e' -2 a' -4 g' <text:s/>b' -5 a' <text:s/>g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a'" calcext:value-type="string">
            <text:p>a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7" calcext:value-type="float">
            <text:p>27</text:p>
          </table:table-cell>
          <table:table-cell table:formula="of:=[.V$2]+[.$B10]" office:value-type="float" office:value="30" calcext:value-type="float">
            <text:p>30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1" calcext:value-type="float">
            <text:p>31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9" calcext:value-type="float">
            <text:p>29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f' -2 b' -4 a'  c'' -5 b'  a'  b' " calcext:value-type="string">
            <text:p><text:s text:c="3"/>d' -1 f' -2 b' -4 a' <text:s/>c'' -5 b' <text:s/>a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b'" calcext:value-type="string">
            <text:p>b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8" calcext:value-type="float">
            <text:p>28</text:p>
          </table:table-cell>
          <table:table-cell table:formula="of:=[.V$2]+[.$B11]" office:value-type="float" office:value="31" calcext:value-type="float">
            <text:p>31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2" calcext:value-type="float">
            <text:p>32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30" calcext:value-type="float">
            <text:p>30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g' -2 c'' -4 b'  d'' -5 c''  b'  c'' " calcext:value-type="string">
            <text:p><text:s text:c="3"/>e' -1 g' -2 c'' -4 b' <text:s/>d'' -5 c'' <text:s/>b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c''" calcext:value-type="string">
            <text:p>c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9" calcext:value-type="float">
            <text:p>29</text:p>
          </table:table-cell>
          <table:table-cell table:formula="of:=[.V$2]+[.$B12]" office:value-type="float" office:value="32" calcext:value-type="float">
            <text:p>32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3" calcext:value-type="float">
            <text:p>33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31" calcext:value-type="float">
            <text:p>31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a' -2 d'' -4 c''  e'' -5 d''  c''  d'' " calcext:value-type="string">
            <text:p><text:s text:c="3"/>f' -1 a' -2 d'' -4 c'' <text:s/>e'' -5 d'' <text:s/>c'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d''" calcext:value-type="string">
            <text:p>d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0" calcext:value-type="float">
            <text:p>30</text:p>
          </table:table-cell>
          <table:table-cell table:formula="of:=[.V$2]+[.$B13]" office:value-type="float" office:value="33" calcext:value-type="float">
            <text:p>33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4" calcext:value-type="float">
            <text:p>34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2" calcext:value-type="float">
            <text:p>32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b' -2 e'' -4 d''  f'' -5 e''  d''  e'' " calcext:value-type="string">
            <text:p><text:s text:c="2"/>\stemDown \fingerUp \fingerNoPad &lt; g' ^1 &gt; b' -2 e'' -4 d'' <text:s/>f'' -5 e'' <text:s/>d'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e''" calcext:value-type="string">
            <text:p>e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1" calcext:value-type="float">
            <text:p>31</text:p>
          </table:table-cell>
          <table:table-cell table:formula="of:=[.V$2]+[.$B14]" office:value-type="float" office:value="34" calcext:value-type="float">
            <text:p>34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5" calcext:value-type="float">
            <text:p>35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3" calcext:value-type="float">
            <text:p>33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c'' -2 f'' -4 e''  g'' -5 f''  e''  f'' " calcext:value-type="string">
            <text:p><text:s text:c="2"/>&lt; a' ^1&gt; c'' -2 f'' -4 e'' <text:s/>g'' -5 f'' <text:s/>e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X15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Z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style-name="ce15" office:value-type="string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2" calcext:value-type="float">
            <text:p>32</text:p>
          </table:table-cell>
          <table:table-cell table:formula="of:=[.V$2]+[.$B15]" office:value-type="float" office:value="35" calcext:value-type="float">
            <text:p>35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6" calcext:value-type="float">
            <text:p>36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4" calcext:value-type="float">
            <text:p>34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d'' -2 g'' -4 f'' -3 a'' -5 g'' -4 f'' -3 e'' -2" calcext:value-type="string">
            <text:p><text:s text:c="3"/>b' -1 d'' -2 g'' -4 f'' -3 a'' -5 g'' -4 f'' -3 e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0" calcext:value-type="float">
            <text:p>30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29" calcext:value-type="float">
            <text:p>29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1" calcext:value-type="float">
            <text:p>31</text:p>
          </table:table-cell>
          <table:table-cell table:style-name="ce10" table:formula="of:=VLOOKUP([.R16];Scalars;2;0)" office:value-type="float" office:value="29" calcext:value-type="float">
            <text:p>29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d'' -3 b' -2 c'' -3 a' -1 b' -2 c'' -3 a' -1" calcext:value-type="string">
            <text:p><text:s text:c="2"/>\bar "||" <text:s/>&lt; g'' ^5&gt; d'' -3 b' -2 c'' -3 a' -1 b' -2 c'' -3 a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V17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/>
          <table:table-cell table:formula="of:=VLOOKUP([.Z17];Pitches;2;0)" office:value-type="string" office:string-value="b'" calcext:value-type="string">
            <text:p>b'</text:p>
          </table:table-cell>
          <table:table-cell/>
          <table:table-cell table:formula="of:=VLOOKUP([.AA17];Pitches;2;0)" office:value-type="string" office:string-value="g'" calcext:value-type="string">
            <text:p>g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29" calcext:value-type="float">
            <text:p>29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8" calcext:value-type="float">
            <text:p>28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0" calcext:value-type="float">
            <text:p>30</text:p>
          </table:table-cell>
          <table:table-cell table:formula="of:=[.AA$16]+[.$B17]" office:value-type="float" office:value="28" calcext:value-type="float">
            <text:p>28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c'' -3 a' -2 b' -3 g' -1 a'  b'  g' " calcext:value-type="string">
            <text:p><text:s text:c="3"/>f'' -5 c'' -3 a' -2 b' -3 g' -1 a' <text:s/>b' <text:s/>g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V1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a'" calcext:value-type="string">
            <text:p>a'</text:p>
          </table:table-cell>
          <table:table-cell/>
          <table:table-cell table:formula="of:=VLOOKUP([.AA18];Pitches;2;0)" office:value-type="string" office:string-value="f'" calcext:value-type="string">
            <text:p>f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8" calcext:value-type="float">
            <text:p>28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7" calcext:value-type="float">
            <text:p>27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29" calcext:value-type="float">
            <text:p>29</text:p>
          </table:table-cell>
          <table:table-cell table:formula="of:=[.AA$16]+[.$B18]" office:value-type="float" office:value="27" calcext:value-type="float">
            <text:p>27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b' -3 g' -2 a'  f' -1 g'  a'  f' " calcext:value-type="string">
            <text:p><text:s text:c="3"/>e'' -5 b' -3 g' -2 a' <text:s/>f' -1 g' <text:s/>a' <text:s/>f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V19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g'" calcext:value-type="string">
            <text:p>g'</text:p>
          </table:table-cell>
          <table:table-cell/>
          <table:table-cell table:formula="of:=VLOOKUP([.AA19];Pitches;2;0)" office:value-type="string" office:string-value="e'" calcext:value-type="string">
            <text:p>e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7" calcext:value-type="float">
            <text:p>27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6" calcext:value-type="float">
            <text:p>26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28" calcext:value-type="float">
            <text:p>28</text:p>
          </table:table-cell>
          <table:table-cell table:formula="of:=[.AA$16]+[.$B19]" office:value-type="float" office:value="26" calcext:value-type="float">
            <text:p>26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a' -3 f' -2 g'  e' -1 f'  g'  e' " calcext:value-type="string">
            <text:p><text:s text:c="2"/>\stemUp \fingerDown d'' -5 a' -3 f' -2 g' <text:s/>e' -1 f' <text:s/>g' <text:s/>e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V2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f'" calcext:value-type="string">
            <text:p>f'</text:p>
          </table:table-cell>
          <table:table-cell/>
          <table:table-cell table:formula="of:=VLOOKUP([.AA20];Pitches;2;0)" office:value-type="string" office:string-value="d'" calcext:value-type="string">
            <text:p>d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6" calcext:value-type="float">
            <text:p>26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5" calcext:value-type="float">
            <text:p>25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7" calcext:value-type="float">
            <text:p>27</text:p>
          </table:table-cell>
          <table:table-cell table:formula="of:=[.AA$16]+[.$B20]" office:value-type="float" office:value="25" calcext:value-type="float">
            <text:p>25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g' -3 e' -2 f'  d' -1 e'  f'  d' " calcext:value-type="string">
            <text:p><text:s text:c="3"/>c'' -5 g' -3 e' -2 f' <text:s/>d' -1 e' <text:s/>f' <text:s/>d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V2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e'" calcext:value-type="string">
            <text:p>e'</text:p>
          </table:table-cell>
          <table:table-cell/>
          <table:table-cell table:formula="of:=VLOOKUP([.AA21];Pitches;2;0)" office:value-type="string" office:string-value="c'" calcext:value-type="string">
            <text:p>c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5" calcext:value-type="float">
            <text:p>25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4" calcext:value-type="float">
            <text:p>24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6" calcext:value-type="float">
            <text:p>26</text:p>
          </table:table-cell>
          <table:table-cell table:formula="of:=[.AA$16]+[.$B21]" office:value-type="float" office:value="24" calcext:value-type="float">
            <text:p>24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f' -3 d' -2 e'  c' -1 d'  e'  c' " calcext:value-type="string">
            <text:p><text:s text:c="3"/>b' -5 f' -3 d' -2 e' <text:s/>c' -1 d' <text:s/>e' <text:s/>c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V2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d'" calcext:value-type="string">
            <text:p>d'</text:p>
          </table:table-cell>
          <table:table-cell/>
          <table:table-cell table:formula="of:=VLOOKUP([.AA22];Pitches;2;0)" office:value-type="string" office:string-value="b" calcext:value-type="string">
            <text:p>b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4" calcext:value-type="float">
            <text:p>24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3" calcext:value-type="float">
            <text:p>23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5" calcext:value-type="float">
            <text:p>25</text:p>
          </table:table-cell>
          <table:table-cell table:formula="of:=[.AA$16]+[.$B22]" office:value-type="float" office:value="23" calcext:value-type="float">
            <text:p>23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e' -3 c' -2 d'  b -1 c'  d'  b " calcext:value-type="string">
            <text:p><text:s text:c="3"/>a' -5 e' -3 c' -2 d' <text:s/>b -1 c' <text:s/>d' <text:s/>b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Up \beamLessSlant</text:p>
          </table:table-cell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 office:value-type="string" calcext:value-type="string">
            <text:p>-3 \staffDown</text:p>
          </table:table-cell>
          <table:table-cell table:formula="of:=VLOOKUP([.V2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c'" calcext:value-type="string">
            <text:p>c'</text:p>
          </table:table-cell>
          <table:table-cell/>
          <table:table-cell table:formula="of:=VLOOKUP([.AA23];Pitches;2;0)" office:value-type="string" office:string-value="a" calcext:value-type="string">
            <text:p>a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3" calcext:value-type="float">
            <text:p>23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2" calcext:value-type="float">
            <text:p>22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4" calcext:value-type="float">
            <text:p>24</text:p>
          </table:table-cell>
          <table:table-cell table:formula="of:=[.AA$16]+[.$B23]" office:value-type="float" office:value="22" calcext:value-type="float">
            <text:p>22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\fingerUp \beamLessSlant g' -5 d' -3 \staffDown b -2 c'  a -1 b  c'  a " calcext:value-type="string">
            <text:p><text:s text:c="2"/>\fingerUp \beamLessSlant g' -5 d' -3 \staffDown b -2 c' <text:s/>a -1 b <text:s/>c' <text:s/>a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staffUp \beamLessSlant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V2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b" calcext:value-type="string">
            <text:p>b</text:p>
          </table:table-cell>
          <table:table-cell/>
          <table:table-cell table:formula="of:=VLOOKUP([.AA24];Pitches;2;0)" office:value-type="string" office:string-value="g" calcext:value-type="string">
            <text:p>g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2" calcext:value-type="float">
            <text:p>22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1" calcext:value-type="float">
            <text:p>21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3" calcext:value-type="float">
            <text:p>23</text:p>
          </table:table-cell>
          <table:table-cell table:formula="of:=[.AA$16]+[.$B24]" office:value-type="float" office:value="21" calcext:value-type="float">
            <text:p>21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staffUp \beamLessSlant f' -5 \staffDown c' -3 a -2 b  g -1 a  b  g " calcext:value-type="string">
            <text:p><text:s text:c="2"/>\staffUp \beamLessSlant f' -5 \staffDown c' -3 a -2 b <text:s/>g -1 a <text:s/>b <text:s/>g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V2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a" calcext:value-type="string">
            <text:p>a</text:p>
          </table:table-cell>
          <table:table-cell/>
          <table:table-cell table:formula="of:=VLOOKUP([.AA25];Pitches;2;0)" office:value-type="string" office:string-value="f" calcext:value-type="string">
            <text:p>f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1" calcext:value-type="float">
            <text:p>21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0" calcext:value-type="float">
            <text:p>20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2" calcext:value-type="float">
            <text:p>22</text:p>
          </table:table-cell>
          <table:table-cell table:formula="of:=[.AA$16]+[.$B25]" office:value-type="float" office:value="20" calcext:value-type="float">
            <text:p>20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\staffDown b -3 g -2 a  f -1 g  a  f " calcext:value-type="string">
            <text:p><text:s text:c="2"/>\beamLessSlant \staffUp e' -5 \staffDown b -3 g -2 a <text:s/>f -1 g <text:s/>a <text:s/>f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V2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g" calcext:value-type="string">
            <text:p>g</text:p>
          </table:table-cell>
          <table:table-cell/>
          <table:table-cell table:formula="of:=VLOOKUP([.AA26];Pitches;2;0)" office:value-type="string" office:string-value="e" calcext:value-type="string">
            <text:p>e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0" calcext:value-type="float">
            <text:p>20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19" calcext:value-type="float">
            <text:p>19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1" calcext:value-type="float">
            <text:p>21</text:p>
          </table:table-cell>
          <table:table-cell table:formula="of:=[.AA$16]+[.$B26]" office:value-type="float" office:value="19" calcext:value-type="float">
            <text:p>19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a -3 f -2 g  e -1 f  g  e " calcext:value-type="string">
            <text:p><text:s text:c="3"/>d' -5 a -3 f -2 g <text:s/>e -1 f <text:s/>g <text:s/>e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V2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f" calcext:value-type="string">
            <text:p>f</text:p>
          </table:table-cell>
          <table:table-cell/>
          <table:table-cell table:formula="of:=VLOOKUP([.AA27];Pitches;2;0)" office:value-type="string" office:string-value="d" calcext:value-type="string">
            <text:p>d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19" calcext:value-type="float">
            <text:p>19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8" calcext:value-type="float">
            <text:p>18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0" calcext:value-type="float">
            <text:p>20</text:p>
          </table:table-cell>
          <table:table-cell table:formula="of:=[.AA$16]+[.$B27]" office:value-type="float" office:value="18" calcext:value-type="float">
            <text:p>18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g -3 e -2 f  d -1 e  f  d " calcext:value-type="string">
            <text:p><text:s text:c="3"/>c' -5 g -3 e -2 f <text:s/>d -1 e <text:s/>f <text:s/>d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V2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e" calcext:value-type="string">
            <text:p>e</text:p>
          </table:table-cell>
          <table:table-cell/>
          <table:table-cell table:style-name="ce15" office:value-type="string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8" calcext:value-type="float">
            <text:p>18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7" calcext:value-type="float">
            <text:p>17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19" calcext:value-type="float">
            <text:p>19</text:p>
          </table:table-cell>
          <table:table-cell table:formula="of:=[.AA$16]+[.$B28]" office:value-type="float" office:value="17" calcext:value-type="float">
            <text:p>17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f -3 d -2 e  c -1 d  e  d " calcext:value-type="string">
            <text:p><text:s text:c="3"/>b -5 f -3 d -2 e <text:s/>c -1 d <text:s/>e <text:s/>d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2" calcext:value-type="float">
            <text:p>12</text:p>
          </table:table-cell>
          <table:table-cell table:style-name="ce10" table:formula="of:=VLOOKUP([.H35];Scalars;2;0)" office:value-type="float" office:value="15" calcext:value-type="float">
            <text:p>15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6" calcext:value-type="float">
            <text:p>16</text:p>
          </table:table-cell>
          <table:table-cell table:style-name="ce10" table:formula="of:=VLOOKUP([.N35];Scalars;2;0)" office:value-type="float" office:value="15" calcext:value-type="float">
            <text:p>15</text:p>
          </table:table-cell>
          <table:table-cell table:style-name="ce10" table:formula="of:=VLOOKUP([.P35];Scalars;2;0)" office:value-type="float" office:value="14" calcext:value-type="float">
            <text:p>14</text:p>
          </table:table-cell>
          <table:table-cell table:style-name="ce10" table:formula="of:=VLOOKUP([.R35];Scalars;2;0)" office:value-type="float" office:value="15" calcext:value-type="float">
            <text:p>15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e, -4 a, -2 g, -3 b, -1 a, -2 g, -3 a, -2" calcext:value-type="string">
            <text:p><text:s text:c="2"/>\stemDown \fingerDown &lt; c, _5 &gt;16 e, -4 a, -2 g, -3 b, -1 a, -2 g, -3 a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X36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Z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AA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3" calcext:value-type="float">
            <text:p>13</text:p>
          </table:table-cell>
          <table:table-cell table:formula="of:=[.V$35]+[.$B36]" office:value-type="float" office:value="16" calcext:value-type="float">
            <text:p>16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7" calcext:value-type="float">
            <text:p>17</text:p>
          </table:table-cell>
          <table:table-cell table:formula="of:=[.Y$35]+[.$B36]" office:value-type="float" office:value="16" calcext:value-type="float">
            <text:p>16</text:p>
          </table:table-cell>
          <table:table-cell table:formula="of:=[.Z$35]+[.$B36]" office:value-type="float" office:value="15" calcext:value-type="float">
            <text:p>15</text:p>
          </table:table-cell>
          <table:table-cell table:formula="of:=[.AA$35]+[.$B36]" office:value-type="float" office:value="16" calcext:value-type="float">
            <text:p>16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f, -4 b, -2 a, -3 c -1 b, -2 a, -3 b, -2" calcext:value-type="string">
            <text:p><text:s text:c="3"/>d, -5 f, -4 b, -2 a, -3 c -1 b, -2 a, -3 b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/>
          <table:table-cell table:formula="of:=VLOOKUP([.Z37];Pitches;2;0)" office:value-type="string" office:string-value="b," calcext:value-type="string">
            <text:p>b,</text:p>
          </table:table-cell>
          <table:table-cell/>
          <table:table-cell table:formula="of:=VLOOKUP([.AA37];Pitches;2;0)" office:value-type="string" office:string-value="c" calcext:value-type="string">
            <text:p>c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4" calcext:value-type="float">
            <text:p>14</text:p>
          </table:table-cell>
          <table:table-cell table:formula="of:=[.V$35]+[.$B37]" office:value-type="float" office:value="17" calcext:value-type="float">
            <text:p>17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8" calcext:value-type="float">
            <text:p>18</text:p>
          </table:table-cell>
          <table:table-cell table:formula="of:=[.Y$35]+[.$B37]" office:value-type="float" office:value="17" calcext:value-type="float">
            <text:p>17</text:p>
          </table:table-cell>
          <table:table-cell table:formula="of:=[.Z$35]+[.$B37]" office:value-type="float" office:value="16" calcext:value-type="float">
            <text:p>16</text:p>
          </table:table-cell>
          <table:table-cell table:formula="of:=[.AA$35]+[.$B37]" office:value-type="float" office:value="17" calcext:value-type="float">
            <text:p>17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g, -4 c -2 b,  d -1 c  b,  c " calcext:value-type="string">
            <text:p><text:s text:c="3"/>e, -5 g, -4 c -2 b, <text:s/>d -1 c <text:s/>b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c" calcext:value-type="string">
            <text:p>c</text:p>
          </table:table-cell>
          <table:table-cell/>
          <table:table-cell table:formula="of:=VLOOKUP([.AA38];Pitches;2;0)" office:value-type="string" office:string-value="d" calcext:value-type="string">
            <text:p>d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5" calcext:value-type="float">
            <text:p>15</text:p>
          </table:table-cell>
          <table:table-cell table:formula="of:=[.V$35]+[.$B38]" office:value-type="float" office:value="18" calcext:value-type="float">
            <text:p>18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9" calcext:value-type="float">
            <text:p>19</text:p>
          </table:table-cell>
          <table:table-cell table:formula="of:=[.Y$35]+[.$B38]" office:value-type="float" office:value="18" calcext:value-type="float">
            <text:p>18</text:p>
          </table:table-cell>
          <table:table-cell table:formula="of:=[.Z$35]+[.$B38]" office:value-type="float" office:value="17" calcext:value-type="float">
            <text:p>17</text:p>
          </table:table-cell>
          <table:table-cell table:formula="of:=[.AA$35]+[.$B38]" office:value-type="float" office:value="18" calcext:value-type="float">
            <text:p>18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a, -4 d -2 c  e -1 d  c  d " calcext:value-type="string">
            <text:p><text:s text:c="3"/>f, -5 a, -4 d -2 c <text:s/>e -1 d <text:s/>c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\fingerNoPad</text:p>
          </table:table-cell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d" calcext:value-type="string">
            <text:p>d</text:p>
          </table:table-cell>
          <table:table-cell/>
          <table:table-cell table:formula="of:=VLOOKUP([.AA39];Pitches;2;0)" office:value-type="string" office:string-value="e" calcext:value-type="string">
            <text:p>e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6" calcext:value-type="float">
            <text:p>16</text:p>
          </table:table-cell>
          <table:table-cell table:formula="of:=[.V$35]+[.$B39]" office:value-type="float" office:value="19" calcext:value-type="float">
            <text:p>19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20" calcext:value-type="float">
            <text:p>20</text:p>
          </table:table-cell>
          <table:table-cell table:formula="of:=[.Y$35]+[.$B39]" office:value-type="float" office:value="19" calcext:value-type="float">
            <text:p>19</text:p>
          </table:table-cell>
          <table:table-cell table:formula="of:=[.Z$35]+[.$B39]" office:value-type="float" office:value="18" calcext:value-type="float">
            <text:p>18</text:p>
          </table:table-cell>
          <table:table-cell table:formula="of:=[.AA$35]+[.$B39]" office:value-type="float" office:value="19" calcext:value-type="float">
            <text:p>19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\fingerNoPad g, -5 b, -4 e -2 d  f -1 e  d  e " calcext:value-type="string">
            <text:p><text:s text:c="2"/>\fingerNoPad g, -5 b, -4 e -2 d <text:s/>f -1 e <text:s/>d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e" calcext:value-type="string">
            <text:p>e</text:p>
          </table:table-cell>
          <table:table-cell/>
          <table:table-cell table:formula="of:=VLOOKUP([.AA40];Pitches;2;0)" office:value-type="string" office:string-value="f" calcext:value-type="string">
            <text:p>f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7" calcext:value-type="float">
            <text:p>17</text:p>
          </table:table-cell>
          <table:table-cell table:formula="of:=[.V$35]+[.$B40]" office:value-type="float" office:value="20" calcext:value-type="float">
            <text:p>20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1" calcext:value-type="float">
            <text:p>21</text:p>
          </table:table-cell>
          <table:table-cell table:formula="of:=[.Y$35]+[.$B40]" office:value-type="float" office:value="20" calcext:value-type="float">
            <text:p>20</text:p>
          </table:table-cell>
          <table:table-cell table:formula="of:=[.Z$35]+[.$B40]" office:value-type="float" office:value="19" calcext:value-type="float">
            <text:p>19</text:p>
          </table:table-cell>
          <table:table-cell table:formula="of:=[.AA$35]+[.$B40]" office:value-type="float" office:value="20" calcext:value-type="float">
            <text:p>20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c -4 f -2 e  g -1 f  e  f " calcext:value-type="string">
            <text:p><text:s text:c="3"/>a, -5 c -4 f -2 e <text:s/>g -1 f <text:s/>e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<text:s/>&lt;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f" calcext:value-type="string">
            <text:p>f</text:p>
          </table:table-cell>
          <table:table-cell/>
          <table:table-cell table:formula="of:=VLOOKUP([.AA41];Pitches;2;0)" office:value-type="string" office:string-value="g" calcext:value-type="string">
            <text:p>g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8" calcext:value-type="float">
            <text:p>18</text:p>
          </table:table-cell>
          <table:table-cell table:formula="of:=[.V$35]+[.$B41]" office:value-type="float" office:value="21" calcext:value-type="float">
            <text:p>21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2" calcext:value-type="float">
            <text:p>22</text:p>
          </table:table-cell>
          <table:table-cell table:formula="of:=[.Y$35]+[.$B41]" office:value-type="float" office:value="21" calcext:value-type="float">
            <text:p>21</text:p>
          </table:table-cell>
          <table:table-cell table:formula="of:=[.Z$35]+[.$B41]" office:value-type="float" office:value="20" calcext:value-type="float">
            <text:p>20</text:p>
          </table:table-cell>
          <table:table-cell table:formula="of:=[.AA$35]+[.$B41]" office:value-type="float" office:value="21" calcext:value-type="float">
            <text:p>21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 &lt; b, ^5&gt; d -4 g -2 f  a -1 g  f  g " calcext:value-type="string">
            <text:p><text:s text:c="2"/>\fingerUp <text:s/>&lt; b, ^5&gt; d -4 g -2 f <text:s/>a -1 g <text:s/>f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g" calcext:value-type="string">
            <text:p>g</text:p>
          </table:table-cell>
          <table:table-cell/>
          <table:table-cell table:formula="of:=VLOOKUP([.AA42];Pitches;2;0)" office:value-type="string" office:string-value="a" calcext:value-type="string">
            <text:p>a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9" calcext:value-type="float">
            <text:p>19</text:p>
          </table:table-cell>
          <table:table-cell table:formula="of:=[.V$35]+[.$B42]" office:value-type="float" office:value="22" calcext:value-type="float">
            <text:p>22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3" calcext:value-type="float">
            <text:p>23</text:p>
          </table:table-cell>
          <table:table-cell table:formula="of:=[.Y$35]+[.$B42]" office:value-type="float" office:value="22" calcext:value-type="float">
            <text:p>22</text:p>
          </table:table-cell>
          <table:table-cell table:formula="of:=[.Z$35]+[.$B42]" office:value-type="float" office:value="21" calcext:value-type="float">
            <text:p>21</text:p>
          </table:table-cell>
          <table:table-cell table:formula="of:=[.AA$35]+[.$B42]" office:value-type="float" office:value="22" calcext:value-type="float">
            <text:p>22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&lt; c ^5&gt; e -4 a -2 g  b -1 a  g  a " calcext:value-type="string">
            <text:p><text:s text:c="2"/>&lt; c ^5&gt; e -4 a -2 g <text:s/>b -1 a <text:s/>g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a" calcext:value-type="string">
            <text:p>a</text:p>
          </table:table-cell>
          <table:table-cell/>
          <table:table-cell table:formula="of:=VLOOKUP([.AA43];Pitches;2;0)" office:value-type="string" office:string-value="b" calcext:value-type="string">
            <text:p>b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0" calcext:value-type="float">
            <text:p>20</text:p>
          </table:table-cell>
          <table:table-cell table:formula="of:=[.V$35]+[.$B43]" office:value-type="float" office:value="23" calcext:value-type="float">
            <text:p>23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4" calcext:value-type="float">
            <text:p>24</text:p>
          </table:table-cell>
          <table:table-cell table:formula="of:=[.Y$35]+[.$B43]" office:value-type="float" office:value="23" calcext:value-type="float">
            <text:p>23</text:p>
          </table:table-cell>
          <table:table-cell table:formula="of:=[.Z$35]+[.$B43]" office:value-type="float" office:value="22" calcext:value-type="float">
            <text:p>22</text:p>
          </table:table-cell>
          <table:table-cell table:formula="of:=[.AA$35]+[.$B43]" office:value-type="float" office:value="23" calcext:value-type="float">
            <text:p>23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d ^5&gt; f -4 b -2 a  c' -1 b  a  b " calcext:value-type="string">
            <text:p><text:s text:c="2"/>&lt; d ^5&gt; f -4 b -2 a <text:s/>c' -1 b <text:s/>a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b" calcext:value-type="string">
            <text:p>b</text:p>
          </table:table-cell>
          <table:table-cell/>
          <table:table-cell table:formula="of:=VLOOKUP([.AA44];Pitches;2;0)" office:value-type="string" office:string-value="c'" calcext:value-type="string">
            <text:p>c'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1" calcext:value-type="float">
            <text:p>21</text:p>
          </table:table-cell>
          <table:table-cell table:formula="of:=[.V$35]+[.$B44]" office:value-type="float" office:value="24" calcext:value-type="float">
            <text:p>24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5" calcext:value-type="float">
            <text:p>25</text:p>
          </table:table-cell>
          <table:table-cell table:formula="of:=[.Y$35]+[.$B44]" office:value-type="float" office:value="24" calcext:value-type="float">
            <text:p>24</text:p>
          </table:table-cell>
          <table:table-cell table:formula="of:=[.Z$35]+[.$B44]" office:value-type="float" office:value="23" calcext:value-type="float">
            <text:p>23</text:p>
          </table:table-cell>
          <table:table-cell table:formula="of:=[.AA$35]+[.$B44]" office:value-type="float" office:value="24" calcext:value-type="float">
            <text:p>24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e ^5&gt; g -4 c' -2 b  d' -1 c'  b  c' " calcext:value-type="string">
            <text:p><text:s text:c="2"/>&lt; e ^5&gt; g -4 c' -2 b <text:s/>d' -1 c' <text:s/>b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c'" calcext:value-type="string">
            <text:p>c'</text:p>
          </table:table-cell>
          <table:table-cell/>
          <table:table-cell table:formula="of:=VLOOKUP([.AA45];Pitches;2;0)" office:value-type="string" office:string-value="d'" calcext:value-type="string">
            <text:p>d'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2" calcext:value-type="float">
            <text:p>22</text:p>
          </table:table-cell>
          <table:table-cell table:formula="of:=[.V$35]+[.$B45]" office:value-type="float" office:value="25" calcext:value-type="float">
            <text:p>25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6" calcext:value-type="float">
            <text:p>26</text:p>
          </table:table-cell>
          <table:table-cell table:formula="of:=[.Y$35]+[.$B45]" office:value-type="float" office:value="25" calcext:value-type="float">
            <text:p>25</text:p>
          </table:table-cell>
          <table:table-cell table:formula="of:=[.Z$35]+[.$B45]" office:value-type="float" office:value="24" calcext:value-type="float">
            <text:p>24</text:p>
          </table:table-cell>
          <table:table-cell table:formula="of:=[.AA$35]+[.$B45]" office:value-type="float" office:value="25" calcext:value-type="float">
            <text:p>25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a -4 d' -2 c'  e' -1 d'  c'  d' \break" calcext:value-type="string">
            <text:p><text:s text:c="3"/>f -5 a -4 d' -2 c' <text:s/>e' -1 d' <text:s/>c' <text:s/>d'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d'" calcext:value-type="string">
            <text:p>d'</text:p>
          </table:table-cell>
          <table:table-cell/>
          <table:table-cell table:formula="of:=VLOOKUP([.AA46];Pitches;2;0)" office:value-type="string" office:string-value="e'" calcext:value-type="string">
            <text:p>e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3" calcext:value-type="float">
            <text:p>23</text:p>
          </table:table-cell>
          <table:table-cell table:formula="of:=[.V$35]+[.$B46]" office:value-type="float" office:value="26" calcext:value-type="float">
            <text:p>26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7" calcext:value-type="float">
            <text:p>27</text:p>
          </table:table-cell>
          <table:table-cell table:formula="of:=[.Y$35]+[.$B46]" office:value-type="float" office:value="26" calcext:value-type="float">
            <text:p>26</text:p>
          </table:table-cell>
          <table:table-cell table:formula="of:=[.Z$35]+[.$B46]" office:value-type="float" office:value="25" calcext:value-type="float">
            <text:p>25</text:p>
          </table:table-cell>
          <table:table-cell table:formula="of:=[.AA$35]+[.$B46]" office:value-type="float" office:value="26" calcext:value-type="float">
            <text:p>26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b -4 e' -2 d'  f' -1 e'  d'  e' " calcext:value-type="string">
            <text:p><text:s text:c="3"/>g -5 b -4 e' -2 d' <text:s/>f' -1 e' <text:s/>d'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e'" calcext:value-type="string">
            <text:p>e'</text:p>
          </table:table-cell>
          <table:table-cell/>
          <table:table-cell table:formula="of:=VLOOKUP([.AA47];Pitches;2;0)" office:value-type="string" office:string-value="f'" calcext:value-type="string">
            <text:p>f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4" calcext:value-type="float">
            <text:p>24</text:p>
          </table:table-cell>
          <table:table-cell table:formula="of:=[.V$35]+[.$B47]" office:value-type="float" office:value="27" calcext:value-type="float">
            <text:p>27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8" calcext:value-type="float">
            <text:p>28</text:p>
          </table:table-cell>
          <table:table-cell table:formula="of:=[.Y$35]+[.$B47]" office:value-type="float" office:value="27" calcext:value-type="float">
            <text:p>27</text:p>
          </table:table-cell>
          <table:table-cell table:formula="of:=[.Z$35]+[.$B47]" office:value-type="float" office:value="26" calcext:value-type="float">
            <text:p>26</text:p>
          </table:table-cell>
          <table:table-cell table:formula="of:=[.AA$35]+[.$B47]" office:value-type="float" office:value="27" calcext:value-type="float">
            <text:p>27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c' -4 f' -2 e'  g' -1 f'  e'  f' " calcext:value-type="string">
            <text:p><text:s text:c="3"/>a -5 c' -4 f' -2 e' <text:s/>g' -1 f' <text:s/>e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Z48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style-name="ce14" office:value-type="string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5" calcext:value-type="float">
            <text:p>25</text:p>
          </table:table-cell>
          <table:table-cell table:formula="of:=[.V$35]+[.$B48]" office:value-type="float" office:value="28" calcext:value-type="float">
            <text:p>28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9" calcext:value-type="float">
            <text:p>29</text:p>
          </table:table-cell>
          <table:table-cell table:formula="of:=[.Y$35]+[.$B48]" office:value-type="float" office:value="28" calcext:value-type="float">
            <text:p>28</text:p>
          </table:table-cell>
          <table:table-cell table:formula="of:=[.Z$35]+[.$B48]" office:value-type="float" office:value="27" calcext:value-type="float">
            <text:p>27</text:p>
          </table:table-cell>
          <table:table-cell table:formula="of:=[.AA$35]+[.$B48]" office:value-type="float" office:value="28" calcext:value-type="float">
            <text:p>28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d' -4 g' -2 f'  a' -1 g' -2 f' -3 e' -4" calcext:value-type="string">
            <text:p><text:s text:c="3"/>b -5 d' -4 g' -2 f' <text:s/>a' -1 g' -2 f' -3 e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5" calcext:value-type="float">
            <text:p>25</text:p>
          </table:table-cell>
          <table:table-cell table:style-name="ce10" table:formula="of:=VLOOKUP([.H49];Scalars;2;0)" office:value-type="float" office:value="23" calcext:value-type="float">
            <text:p>23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2" calcext:value-type="float">
            <text:p>22</text:p>
          </table:table-cell>
          <table:table-cell table:style-name="ce10" table:formula="of:=VLOOKUP([.N49];Scalars;2;0)" office:value-type="float" office:value="23" calcext:value-type="float">
            <text:p>23</text:p>
          </table:table-cell>
          <table:table-cell table:style-name="ce10" table:formula="of:=VLOOKUP([.P49];Scalars;2;0)" office:value-type="float" office:value="24" calcext:value-type="float">
            <text:p>24</text:p>
          </table:table-cell>
          <table:table-cell table:style-name="ce10" table:formula="of:=VLOOKUP([.R49];Scalars;2;0)" office:value-type="float" office:value="22" calcext:value-type="float">
            <text:p>22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d' -2 b -4 c' -3 a -5 b -4 c' -3 a -5" calcext:value-type="string">
            <text:p><text:s text:c="2"/>\bar "||" g' -1 d' -2 b -4 c' -3 a -5 b -4 c' -3 a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a" calcext:value-type="string">
            <text:p>a</text:p>
          </table:table-cell>
          <table:table-cell/>
          <table:table-cell table:formula="of:=VLOOKUP([.Z50];Pitches;2;0)" office:value-type="string" office:string-value="b" calcext:value-type="string">
            <text:p>b</text:p>
          </table:table-cell>
          <table:table-cell/>
          <table:table-cell table:formula="of:=VLOOKUP([.AA50];Pitches;2;0)" office:value-type="string" office:string-value="g" calcext:value-type="string">
            <text:p>g</text:p>
          </table:table-cell>
          <table:table-cell/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4" calcext:value-type="float">
            <text:p>24</text:p>
          </table:table-cell>
          <table:table-cell table:formula="of:=[.V$49]+[.$B50]" office:value-type="float" office:value="22" calcext:value-type="float">
            <text:p>22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1" calcext:value-type="float">
            <text:p>21</text:p>
          </table:table-cell>
          <table:table-cell table:formula="of:=[.Y$49]+[.$B50]" office:value-type="float" office:value="22" calcext:value-type="float">
            <text:p>22</text:p>
          </table:table-cell>
          <table:table-cell table:formula="of:=[.Z$49]+[.$B50]" office:value-type="float" office:value="23" calcext:value-type="float">
            <text:p>23</text:p>
          </table:table-cell>
          <table:table-cell table:formula="of:=[.AA$49]+[.$B50]" office:value-type="float" office:value="21" calcext:value-type="float">
            <text:p>21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c' -2 a -4 b -3 g -5 a  b  g " calcext:value-type="string">
            <text:p><text:s text:c="3"/>f' -1 c' -2 a -4 b -3 g -5 a <text:s/>b <text:s/>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g" calcext:value-type="string">
            <text:p>g</text:p>
          </table:table-cell>
          <table:table-cell/>
          <table:table-cell table:formula="of:=VLOOKUP([.Z51];Pitches;2;0)" office:value-type="string" office:string-value="a" calcext:value-type="string">
            <text:p>a</text:p>
          </table:table-cell>
          <table:table-cell/>
          <table:table-cell table:formula="of:=VLOOKUP([.AA51];Pitches;2;0)" office:value-type="string" office:string-value="f" calcext:value-type="string">
            <text:p>f</text:p>
          </table:table-cell>
          <table:table-cell/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3" calcext:value-type="float">
            <text:p>23</text:p>
          </table:table-cell>
          <table:table-cell table:formula="of:=[.V$49]+[.$B51]" office:value-type="float" office:value="21" calcext:value-type="float">
            <text:p>21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0" calcext:value-type="float">
            <text:p>20</text:p>
          </table:table-cell>
          <table:table-cell table:formula="of:=[.Y$49]+[.$B51]" office:value-type="float" office:value="21" calcext:value-type="float">
            <text:p>21</text:p>
          </table:table-cell>
          <table:table-cell table:formula="of:=[.Z$49]+[.$B51]" office:value-type="float" office:value="22" calcext:value-type="float">
            <text:p>22</text:p>
          </table:table-cell>
          <table:table-cell table:formula="of:=[.AA$49]+[.$B51]" office:value-type="float" office:value="20" calcext:value-type="float">
            <text:p>20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b -2 g -4 a  f -5 g  a  f " calcext:value-type="string">
            <text:p><text:s text:c="3"/>e' -1 b -2 g -4 a <text:s/>f -5 g <text:s/>a <text:s/>f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f" calcext:value-type="string">
            <text:p>f</text:p>
          </table:table-cell>
          <table:table-cell/>
          <table:table-cell table:formula="of:=VLOOKUP([.Z52];Pitches;2;0)" office:value-type="string" office:string-value="g" calcext:value-type="string">
            <text:p>g</text:p>
          </table:table-cell>
          <table:table-cell/>
          <table:table-cell table:formula="of:=VLOOKUP([.AA52];Pitches;2;0)" office:value-type="string" office:string-value="e" calcext:value-type="string">
            <text:p>e</text:p>
          </table:table-cell>
          <table:table-cell/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2" calcext:value-type="float">
            <text:p>22</text:p>
          </table:table-cell>
          <table:table-cell table:formula="of:=[.V$49]+[.$B52]" office:value-type="float" office:value="20" calcext:value-type="float">
            <text:p>20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19" calcext:value-type="float">
            <text:p>19</text:p>
          </table:table-cell>
          <table:table-cell table:formula="of:=[.Y$49]+[.$B52]" office:value-type="float" office:value="20" calcext:value-type="float">
            <text:p>20</text:p>
          </table:table-cell>
          <table:table-cell table:formula="of:=[.Z$49]+[.$B52]" office:value-type="float" office:value="21" calcext:value-type="float">
            <text:p>21</text:p>
          </table:table-cell>
          <table:table-cell table:formula="of:=[.AA$49]+[.$B52]" office:value-type="float" office:value="19" calcext:value-type="float">
            <text:p>19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a -2 f -4 g  e -5 f  g  e " calcext:value-type="string">
            <text:p><text:s text:c="3"/>d' -1 a -2 f -4 g <text:s/>e -5 f <text:s/>g <text:s/>e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Y53];Pitches;2;0)" office:value-type="string" office:string-value="e" calcext:value-type="string">
            <text:p>e</text:p>
          </table:table-cell>
          <table:table-cell/>
          <table:table-cell table:formula="of:=VLOOKUP([.Z53];Pitches;2;0)" office:value-type="string" office:string-value="f" calcext:value-type="string">
            <text:p>f</text:p>
          </table:table-cell>
          <table:table-cell/>
          <table:table-cell table:formula="of:=VLOOKUP([.AA53];Pitches;2;0)" office:value-type="string" office:string-value="d" calcext:value-type="string">
            <text:p>d</text:p>
          </table:table-cell>
          <table:table-cell/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1" calcext:value-type="float">
            <text:p>21</text:p>
          </table:table-cell>
          <table:table-cell table:formula="of:=[.V$49]+[.$B53]" office:value-type="float" office:value="19" calcext:value-type="float">
            <text:p>19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8" calcext:value-type="float">
            <text:p>18</text:p>
          </table:table-cell>
          <table:table-cell table:formula="of:=[.Y$49]+[.$B53]" office:value-type="float" office:value="19" calcext:value-type="float">
            <text:p>19</text:p>
          </table:table-cell>
          <table:table-cell table:formula="of:=[.Z$49]+[.$B53]" office:value-type="float" office:value="20" calcext:value-type="float">
            <text:p>20</text:p>
          </table:table-cell>
          <table:table-cell table:formula="of:=[.AA$49]+[.$B53]" office:value-type="float" office:value="18" calcext:value-type="float">
            <text:p>18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g -2 e -4 f  d -5 e  f  d " calcext:value-type="string">
            <text:p><text:s text:c="3"/>c' -1 g -2 e -4 f <text:s/>d -5 e <text:s/>f <text:s/>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Y54];Pitches;2;0)" office:value-type="string" office:string-value="d" calcext:value-type="string">
            <text:p>d</text:p>
          </table:table-cell>
          <table:table-cell/>
          <table:table-cell table:formula="of:=VLOOKUP([.Z54];Pitches;2;0)" office:value-type="string" office:string-value="e" calcext:value-type="string">
            <text:p>e</text:p>
          </table:table-cell>
          <table:table-cell/>
          <table:table-cell table:formula="of:=VLOOKUP([.AA54];Pitches;2;0)" office:value-type="string" office:string-value="c" calcext:value-type="string">
            <text:p>c</text:p>
          </table:table-cell>
          <table:table-cell/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0" calcext:value-type="float">
            <text:p>20</text:p>
          </table:table-cell>
          <table:table-cell table:formula="of:=[.V$49]+[.$B54]" office:value-type="float" office:value="18" calcext:value-type="float">
            <text:p>18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7" calcext:value-type="float">
            <text:p>17</text:p>
          </table:table-cell>
          <table:table-cell table:formula="of:=[.Y$49]+[.$B54]" office:value-type="float" office:value="18" calcext:value-type="float">
            <text:p>18</text:p>
          </table:table-cell>
          <table:table-cell table:formula="of:=[.Z$49]+[.$B54]" office:value-type="float" office:value="19" calcext:value-type="float">
            <text:p>19</text:p>
          </table:table-cell>
          <table:table-cell table:formula="of:=[.AA$49]+[.$B54]" office:value-type="float" office:value="17" calcext:value-type="float">
            <text:p>17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f -2 d -4 e  c -5 d  e  c " calcext:value-type="string">
            <text:p><text:s text:c="3"/>b -1 f -2 d -4 e <text:s/>c -5 d <text:s/>e <text:s/>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Y55];Pitches;2;0)" office:value-type="string" office:string-value="c" calcext:value-type="string">
            <text:p>c</text:p>
          </table:table-cell>
          <table:table-cell/>
          <table:table-cell table:formula="of:=VLOOKUP([.Z55];Pitches;2;0)" office:value-type="string" office:string-value="d" calcext:value-type="string">
            <text:p>d</text:p>
          </table:table-cell>
          <table:table-cell/>
          <table:table-cell table:formula="of:=VLOOKUP([.AA55];Pitches;2;0)" office:value-type="string" office:string-value="b," calcext:value-type="string">
            <text:p>b,</text:p>
          </table:table-cell>
          <table:table-cell/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9" calcext:value-type="float">
            <text:p>19</text:p>
          </table:table-cell>
          <table:table-cell table:formula="of:=[.V$49]+[.$B55]" office:value-type="float" office:value="17" calcext:value-type="float">
            <text:p>17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6" calcext:value-type="float">
            <text:p>16</text:p>
          </table:table-cell>
          <table:table-cell table:formula="of:=[.Y$49]+[.$B55]" office:value-type="float" office:value="17" calcext:value-type="float">
            <text:p>17</text:p>
          </table:table-cell>
          <table:table-cell table:formula="of:=[.Z$49]+[.$B55]" office:value-type="float" office:value="18" calcext:value-type="float">
            <text:p>18</text:p>
          </table:table-cell>
          <table:table-cell table:formula="of:=[.AA$49]+[.$B55]" office:value-type="float" office:value="16" calcext:value-type="float">
            <text:p>16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e -2 c -4 d  b, -5 c  d  b, " calcext:value-type="string">
            <text:p><text:s text:c="3"/>a -1 e -2 c -4 d <text:s/>b, -5 c <text:s/>d <text:s/>b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Down</text:p>
          </table:table-cell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Y56];Pitches;2;0)" office:value-type="string" office:string-value="b," calcext:value-type="string">
            <text:p>b,</text:p>
          </table:table-cell>
          <table:table-cell/>
          <table:table-cell table:formula="of:=VLOOKUP([.Z56];Pitches;2;0)" office:value-type="string" office:string-value="c" calcext:value-type="string">
            <text:p>c</text:p>
          </table:table-cell>
          <table:table-cell/>
          <table:table-cell table:formula="of:=VLOOKUP([.AA56];Pitches;2;0)" office:value-type="string" office:string-value="a," calcext:value-type="string">
            <text:p>a,</text:p>
          </table:table-cell>
          <table:table-cell/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8" calcext:value-type="float">
            <text:p>18</text:p>
          </table:table-cell>
          <table:table-cell table:formula="of:=[.V$49]+[.$B56]" office:value-type="float" office:value="16" calcext:value-type="float">
            <text:p>16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5" calcext:value-type="float">
            <text:p>15</text:p>
          </table:table-cell>
          <table:table-cell table:formula="of:=[.Y$49]+[.$B56]" office:value-type="float" office:value="16" calcext:value-type="float">
            <text:p>16</text:p>
          </table:table-cell>
          <table:table-cell table:formula="of:=[.Z$49]+[.$B56]" office:value-type="float" office:value="17" calcext:value-type="float">
            <text:p>17</text:p>
          </table:table-cell>
          <table:table-cell table:formula="of:=[.AA$49]+[.$B56]" office:value-type="float" office:value="15" calcext:value-type="float">
            <text:p>15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fingerDown g -1 d -2 b, -4 c  a, -5 b,  c  a, " calcext:value-type="string">
            <text:p><text:s text:c="2"/>\fingerDown g -1 d -2 b, -4 c <text:s/>a, -5 b, <text:s/>c <text:s/>a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Y57];Pitches;2;0)" office:value-type="string" office:string-value="a," calcext:value-type="string">
            <text:p>a,</text:p>
          </table:table-cell>
          <table:table-cell/>
          <table:table-cell table:formula="of:=VLOOKUP([.Z57];Pitches;2;0)" office:value-type="string" office:string-value="b," calcext:value-type="string">
            <text:p>b,</text:p>
          </table:table-cell>
          <table:table-cell/>
          <table:table-cell table:formula="of:=VLOOKUP([.AA57];Pitches;2;0)" office:value-type="string" office:string-value="g," calcext:value-type="string">
            <text:p>g,</text:p>
          </table:table-cell>
          <table:table-cell office:value-type="string" calcext:value-type="string">
            <text:p>\break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7" calcext:value-type="float">
            <text:p>17</text:p>
          </table:table-cell>
          <table:table-cell table:formula="of:=[.V$49]+[.$B57]" office:value-type="float" office:value="15" calcext:value-type="float">
            <text:p>15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4" calcext:value-type="float">
            <text:p>14</text:p>
          </table:table-cell>
          <table:table-cell table:formula="of:=[.Y$49]+[.$B57]" office:value-type="float" office:value="15" calcext:value-type="float">
            <text:p>15</text:p>
          </table:table-cell>
          <table:table-cell table:formula="of:=[.Z$49]+[.$B57]" office:value-type="float" office:value="16" calcext:value-type="float">
            <text:p>16</text:p>
          </table:table-cell>
          <table:table-cell table:formula="of:=[.AA$49]+[.$B57]" office:value-type="float" office:value="14" calcext:value-type="float">
            <text:p>14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c -2 a, -4 b,  g, -5 a,  b,  g, \break" calcext:value-type="string">
            <text:p><text:s text:c="3"/>f -1 c -2 a, -4 b, <text:s/>g, -5 a, <text:s/>b, <text:s/>g, \bre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Y58];Pitches;2;0)" office:value-type="string" office:string-value="g," calcext:value-type="string">
            <text:p>g,</text:p>
          </table:table-cell>
          <table:table-cell/>
          <table:table-cell table:formula="of:=VLOOKUP([.Z58];Pitches;2;0)" office:value-type="string" office:string-value="a," calcext:value-type="string">
            <text:p>a,</text:p>
          </table:table-cell>
          <table:table-cell/>
          <table:table-cell table:formula="of:=VLOOKUP([.AA58];Pitches;2;0)" office:value-type="string" office:string-value="f," calcext:value-type="string">
            <text:p>f,</text:p>
          </table:table-cell>
          <table:table-cell/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6" calcext:value-type="float">
            <text:p>16</text:p>
          </table:table-cell>
          <table:table-cell table:formula="of:=[.V$49]+[.$B58]" office:value-type="float" office:value="14" calcext:value-type="float">
            <text:p>14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3" calcext:value-type="float">
            <text:p>13</text:p>
          </table:table-cell>
          <table:table-cell table:formula="of:=[.Y$49]+[.$B58]" office:value-type="float" office:value="14" calcext:value-type="float">
            <text:p>14</text:p>
          </table:table-cell>
          <table:table-cell table:formula="of:=[.Z$49]+[.$B58]" office:value-type="float" office:value="15" calcext:value-type="float">
            <text:p>15</text:p>
          </table:table-cell>
          <table:table-cell table:formula="of:=[.AA$49]+[.$B58]" office:value-type="float" office:value="13" calcext:value-type="float">
            <text:p>13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b, -2 g, -4 a,  f, -5 g,  a,  f, " calcext:value-type="string">
            <text:p><text:s text:c="3"/>e -1 b, -2 g, -4 a, <text:s/>f, -5 g, <text:s/>a, <text:s/>f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Y59];Pitches;2;0)" office:value-type="string" office:string-value="f," calcext:value-type="string">
            <text:p>f,</text:p>
          </table:table-cell>
          <table:table-cell/>
          <table:table-cell table:formula="of:=VLOOKUP([.Z59];Pitches;2;0)" office:value-type="string" office:string-value="g," calcext:value-type="string">
            <text:p>g,</text:p>
          </table:table-cell>
          <table:table-cell/>
          <table:table-cell table:formula="of:=VLOOKUP([.AA59];Pitches;2;0)" office:value-type="string" office:string-value="e," calcext:value-type="string">
            <text:p>e,</text:p>
          </table:table-cell>
          <table:table-cell/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5" calcext:value-type="float">
            <text:p>15</text:p>
          </table:table-cell>
          <table:table-cell table:formula="of:=[.V$49]+[.$B59]" office:value-type="float" office:value="13" calcext:value-type="float">
            <text:p>13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2" calcext:value-type="float">
            <text:p>12</text:p>
          </table:table-cell>
          <table:table-cell table:formula="of:=[.Y$49]+[.$B59]" office:value-type="float" office:value="13" calcext:value-type="float">
            <text:p>13</text:p>
          </table:table-cell>
          <table:table-cell table:formula="of:=[.Z$49]+[.$B59]" office:value-type="float" office:value="14" calcext:value-type="float">
            <text:p>14</text:p>
          </table:table-cell>
          <table:table-cell table:formula="of:=[.AA$49]+[.$B59]" office:value-type="float" office:value="12" calcext:value-type="float">
            <text:p>12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a, -2 f, -4 g,  e, -5 f,  g,  e, " calcext:value-type="string">
            <text:p><text:s text:c="3"/>d -1 a, -2 f, -4 g, <text:s/>e, -5 f, <text:s/>g, <text:s/>e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Y60];Pitches;2;0)" office:value-type="string" office:string-value="e," calcext:value-type="string">
            <text:p>e,</text:p>
          </table:table-cell>
          <table:table-cell/>
          <table:table-cell table:formula="of:=VLOOKUP([.Z60];Pitches;2;0)" office:value-type="string" office:string-value="f," calcext:value-type="string">
            <text:p>f,</text:p>
          </table:table-cell>
          <table:table-cell/>
          <table:table-cell table:formula="of:=VLOOKUP([.AA60];Pitches;2;0)" office:value-type="string" office:string-value="d," calcext:value-type="string">
            <text:p>d,</text:p>
          </table:table-cell>
          <table:table-cell/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4" calcext:value-type="float">
            <text:p>14</text:p>
          </table:table-cell>
          <table:table-cell table:formula="of:=[.V$49]+[.$B60]" office:value-type="float" office:value="12" calcext:value-type="float">
            <text:p>12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1" calcext:value-type="float">
            <text:p>11</text:p>
          </table:table-cell>
          <table:table-cell table:formula="of:=[.Y$49]+[.$B60]" office:value-type="float" office:value="12" calcext:value-type="float">
            <text:p>12</text:p>
          </table:table-cell>
          <table:table-cell table:formula="of:=[.Z$49]+[.$B60]" office:value-type="float" office:value="13" calcext:value-type="float">
            <text:p>13</text:p>
          </table:table-cell>
          <table:table-cell table:formula="of:=[.AA$49]+[.$B60]" office:value-type="float" office:value="11" calcext:value-type="float">
            <text:p>11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g, -2 e, -4 f,  d, -5 e,  f,  d, " calcext:value-type="string">
            <text:p><text:s text:c="3"/>c -1 g, -2 e, -4 f, <text:s/>d, -5 e, <text:s/>f, <text:s/>d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Y61];Pitches;2;0)" office:value-type="string" office:string-value="d," calcext:value-type="string">
            <text:p>d,</text:p>
          </table:table-cell>
          <table:table-cell/>
          <table:table-cell table:formula="of:=VLOOKUP([.Z61];Pitches;2;0)" office:value-type="string" office:string-value="e," calcext:value-type="string">
            <text:p>e,</text:p>
          </table:table-cell>
          <table:table-cell/>
          <table:table-cell table:style-name="ce15" office:value-type="string" calcext:value-type="string">
            <text:p>d,</text:p>
          </table:table-cell>
          <table:table-cell/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3" calcext:value-type="float">
            <text:p>13</text:p>
          </table:table-cell>
          <table:table-cell table:formula="of:=[.V$49]+[.$B61]" office:value-type="float" office:value="11" calcext:value-type="float">
            <text:p>11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0" calcext:value-type="float">
            <text:p>10</text:p>
          </table:table-cell>
          <table:table-cell table:formula="of:=[.Y$49]+[.$B61]" office:value-type="float" office:value="11" calcext:value-type="float">
            <text:p>11</text:p>
          </table:table-cell>
          <table:table-cell table:formula="of:=[.Z$49]+[.$B61]" office:value-type="float" office:value="12" calcext:value-type="float">
            <text:p>12</text:p>
          </table:table-cell>
          <table:table-cell table:formula="of:=[.AA$49]+[.$B61]" office:value-type="float" office:value="10" calcext:value-type="float">
            <text:p>10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f, -2 d, -4 e,  c, -5 d,  e,  d, " calcext:value-type="string">
            <text:p><text:s text:c="3"/>b, -1 f, -2 d, -4 e, <text:s/>c, -5 d, <text:s/>e, <text:s/>d, </text:p>
          </table:table-cell>
        </table:table-row>
      </table:table>
      <table:table table:name="Ex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8" calcext:value-type="float">
            <text:p>18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19" calcext:value-type="float">
            <text:p>19</text:p>
          </table:table-cell>
          <table:table-cell table:style-name="ce10" table:formula="of:=VLOOKUP([.L2];Scalars;2;0)" office:value-type="float" office:value="21" calcext:value-type="float">
            <text:p>21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8" calcext:value-type="float">
            <text:p>18</text:p>
          </table:table-cell>
          <table:table-cell table:style-name="ce10" table:formula="of:=VLOOKUP([.R2];Scalars;2;0)" office:value-type="float" office:value="19" calcext:value-type="float">
            <text:p>19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d -2 f -4 e -3 g -5 f -4 d -2 e -3" calcext:value-type="string">
            <text:p><text:s text:c="2"/>\staffDown \stemUp c <text:s/>16-1 d -2 f -4 e -3 g -5 f -4 d -2 e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" calcext:value-type="string">
            <text:p>f</text:p>
          </table:table-cell>
          <table:table-cell/>
          <table:table-cell table:formula="of:=VLOOKUP([.X3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e" calcext:value-type="string">
            <text:p>e</text:p>
          </table:table-cell>
          <table:table-cell/>
          <table:table-cell table:formula="of:=VLOOKUP([.AA3];Pitches;2;0)" office:value-type="string" office:string-value="f" calcext:value-type="string">
            <text:p>f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19" calcext:value-type="float">
            <text:p>19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0" calcext:value-type="float">
            <text:p>20</text:p>
          </table:table-cell>
          <table:table-cell table:formula="of:=[.X$2]+[.$B3]" office:value-type="float" office:value="22" calcext:value-type="float">
            <text:p>22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19" calcext:value-type="float">
            <text:p>19</text:p>
          </table:table-cell>
          <table:table-cell table:formula="of:=[.AA$2]+[.$B3]" office:value-type="float" office:value="20" calcext:value-type="float">
            <text:p>20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e -2 g -4 f  a -5 g  e  f " calcext:value-type="string">
            <text:p><text:s text:c="3"/>d -1 e -2 g -4 f <text:s/>a -5 g <text:s/>e <text:s/>f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" calcext:value-type="string">
            <text:p>g</text:p>
          </table:table-cell>
          <table:table-cell/>
          <table:table-cell table:formula="of:=VLOOKUP([.X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f" calcext:value-type="string">
            <text:p>f</text:p>
          </table:table-cell>
          <table:table-cell/>
          <table:table-cell table:formula="of:=VLOOKUP([.AA4];Pitches;2;0)" office:value-type="string" office:string-value="g" calcext:value-type="string">
            <text:p>g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0" calcext:value-type="float">
            <text:p>20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1" calcext:value-type="float">
            <text:p>21</text:p>
          </table:table-cell>
          <table:table-cell table:formula="of:=[.X$2]+[.$B4]" office:value-type="float" office:value="23" calcext:value-type="float">
            <text:p>23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0" calcext:value-type="float">
            <text:p>20</text:p>
          </table:table-cell>
          <table:table-cell table:formula="of:=[.AA$2]+[.$B4]" office:value-type="float" office:value="21" calcext:value-type="float">
            <text:p>21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f -2 a -4 g  b -5 a  f  g " calcext:value-type="string">
            <text:p><text:s text:c="3"/>e -1 f -2 a -4 g <text:s/>b -5 a <text:s/>f <text:s/>g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" calcext:value-type="string">
            <text:p>a</text:p>
          </table:table-cell>
          <table:table-cell/>
          <table:table-cell table:formula="of:=VLOOKUP([.X5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g" calcext:value-type="string">
            <text:p>g</text:p>
          </table:table-cell>
          <table:table-cell/>
          <table:table-cell table:formula="of:=VLOOKUP([.AA5];Pitches;2;0)" office:value-type="string" office:string-value="a" calcext:value-type="string">
            <text:p>a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1" calcext:value-type="float">
            <text:p>21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2" calcext:value-type="float">
            <text:p>22</text:p>
          </table:table-cell>
          <table:table-cell table:formula="of:=[.X$2]+[.$B5]" office:value-type="float" office:value="24" calcext:value-type="float">
            <text:p>24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1" calcext:value-type="float">
            <text:p>21</text:p>
          </table:table-cell>
          <table:table-cell table:formula="of:=[.AA$2]+[.$B5]" office:value-type="float" office:value="22" calcext:value-type="float">
            <text:p>22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g -2 b -4 a  c' -5 b  g  a " calcext:value-type="string">
            <text:p><text:s text:c="3"/>f -1 g -2 b -4 a <text:s/>c' -5 b <text:s/>g <text:s/>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a" calcext:value-type="string">
            <text:p>a</text:p>
          </table:table-cell>
          <table:table-cell/>
          <table:table-cell table:formula="of:=VLOOKUP([.V6];Pitches;2;0)" office:value-type="string" office:string-value="c'" calcext:value-type="string">
            <text:p>c'</text:p>
          </table:table-cell>
          <table:table-cell/>
          <table:table-cell table:formula="of:=VLOOKUP([.W6];Pitches;2;0)" office:value-type="string" office:string-value="b" calcext:value-type="string">
            <text:p>b</text:p>
          </table:table-cell>
          <table:table-cell/>
          <table:table-cell table:formula="of:=VLOOKUP([.X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a" calcext:value-type="string">
            <text:p>a</text:p>
          </table:table-cell>
          <table:table-cell/>
          <table:table-cell table:formula="of:=VLOOKUP([.AA6];Pitches;2;0)" office:value-type="string" office:string-value="b" calcext:value-type="string">
            <text:p>b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2" calcext:value-type="float">
            <text:p>22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3" calcext:value-type="float">
            <text:p>23</text:p>
          </table:table-cell>
          <table:table-cell table:formula="of:=[.X$2]+[.$B6]" office:value-type="float" office:value="25" calcext:value-type="float">
            <text:p>25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2" calcext:value-type="float">
            <text:p>22</text:p>
          </table:table-cell>
          <table:table-cell table:formula="of:=[.AA$2]+[.$B6]" office:value-type="float" office:value="23" calcext:value-type="float">
            <text:p>23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a  c'  b  d' -5 c'  a  b " calcext:value-type="string">
            <text:p><text:s text:c="3"/>g -1 a <text:s/>c' <text:s/>b <text:s/>d' -5 c' <text:s/>a <text:s/>b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b" calcext:value-type="string">
            <text:p>b</text:p>
          </table:table-cell>
          <table:table-cell/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c'" calcext:value-type="string">
            <text:p>c'</text:p>
          </table:table-cell>
          <table:table-cell/>
          <table:table-cell table:formula="of:=VLOOKUP([.X7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b" calcext:value-type="string">
            <text:p>b</text:p>
          </table:table-cell>
          <table:table-cell/>
          <table:table-cell table:formula="of:=VLOOKUP([.AA7];Pitches;2;0)" office:value-type="string" office:string-value="c'" calcext:value-type="string">
            <text:p>c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3" calcext:value-type="float">
            <text:p>23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4" calcext:value-type="float">
            <text:p>24</text:p>
          </table:table-cell>
          <table:table-cell table:formula="of:=[.X$2]+[.$B7]" office:value-type="float" office:value="26" calcext:value-type="float">
            <text:p>26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3" calcext:value-type="float">
            <text:p>23</text:p>
          </table:table-cell>
          <table:table-cell table:formula="of:=[.AA$2]+[.$B7]" office:value-type="float" office:value="24" calcext:value-type="float">
            <text:p>24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a -1 b  d'  c'  e' -5 d'  b  c' " calcext:value-type="string">
            <text:p><text:s text:c="3"/>a -1 b <text:s/>d' <text:s/>c' <text:s/>e' -5 d' <text:s/>b <text:s/>c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c'" calcext:value-type="string">
            <text:p>c'</text:p>
          </table:table-cell>
          <table:table-cell office:value-type="string" calcext:value-type="string">
            <text:p>\staffUp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d'" calcext:value-type="string">
            <text:p>d'</text:p>
          </table:table-cell>
          <table:table-cell/>
          <table:table-cell table:formula="of:=VLOOKUP([.X8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c'" calcext:value-type="string">
            <text:p>c'</text:p>
          </table:table-cell>
          <table:table-cell/>
          <table:table-cell table:formula="of:=VLOOKUP([.AA8];Pitches;2;0)" office:value-type="string" office:string-value="d'" calcext:value-type="string">
            <text:p>d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4" calcext:value-type="float">
            <text:p>24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5" calcext:value-type="float">
            <text:p>25</text:p>
          </table:table-cell>
          <table:table-cell table:formula="of:=[.X$2]+[.$B8]" office:value-type="float" office:value="27" calcext:value-type="float">
            <text:p>27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4" calcext:value-type="float">
            <text:p>24</text:p>
          </table:table-cell>
          <table:table-cell table:formula="of:=[.AA$2]+[.$B8]" office:value-type="float" office:value="25" calcext:value-type="float">
            <text:p>25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b -1 c' \staffUp e'  d'  f' -5 e'  c'  d' " calcext:value-type="string">
            <text:p><text:s text:c="2"/>\beamLessSlant b -1 c' \staffUp e' <text:s/>d' <text:s/>f' -5 e' <text:s/>c' <text:s/>d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d'" calcext:value-type="string">
            <text:p>d'</text:p>
          </table:table-cell>
          <table:table-cell/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e'" calcext:value-type="string">
            <text:p>e'</text:p>
          </table:table-cell>
          <table:table-cell/>
          <table:table-cell table:formula="of:=VLOOKUP([.X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d'" calcext:value-type="string">
            <text:p>d'</text:p>
          </table:table-cell>
          <table:table-cell/>
          <table:table-cell table:formula="of:=VLOOKUP([.AA9];Pitches;2;0)" office:value-type="string" office:string-value="e'" calcext:value-type="string">
            <text:p>e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5" calcext:value-type="float">
            <text:p>25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6" calcext:value-type="float">
            <text:p>26</text:p>
          </table:table-cell>
          <table:table-cell table:formula="of:=[.X$2]+[.$B9]" office:value-type="float" office:value="28" calcext:value-type="float">
            <text:p>28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5" calcext:value-type="float">
            <text:p>25</text:p>
          </table:table-cell>
          <table:table-cell table:formula="of:=[.AA$2]+[.$B9]" office:value-type="float" office:value="26" calcext:value-type="float">
            <text:p>26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c' -1 d'  f'  e'  g' -5 f'  d'  e' " calcext:value-type="string">
            <text:p><text:s text:c="2"/>\fingerDown c' -1 d' <text:s/>f' <text:s/>e' <text:s/>g' -5 f' <text:s/>d' <text:s/>e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fingerNoPad</text:p>
          </table:table-cell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e'" calcext:value-type="string">
            <text:p>e'</text:p>
          </table:table-cell>
          <table:table-cell/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f'" calcext:value-type="string">
            <text:p>f'</text:p>
          </table:table-cell>
          <table:table-cell/>
          <table:table-cell table:formula="of:=VLOOKUP([.X10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e'" calcext:value-type="string">
            <text:p>e'</text:p>
          </table:table-cell>
          <table:table-cell/>
          <table:table-cell table:formula="of:=VLOOKUP([.AA10];Pitches;2;0)" office:value-type="string" office:string-value="f'" calcext:value-type="string">
            <text:p>f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6" calcext:value-type="float">
            <text:p>26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7" calcext:value-type="float">
            <text:p>27</text:p>
          </table:table-cell>
          <table:table-cell table:formula="of:=[.X$2]+[.$B10]" office:value-type="float" office:value="29" calcext:value-type="float">
            <text:p>29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6" calcext:value-type="float">
            <text:p>26</text:p>
          </table:table-cell>
          <table:table-cell table:formula="of:=[.AA$2]+[.$B10]" office:value-type="float" office:value="27" calcext:value-type="float">
            <text:p>27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NoPad d' -1 e'  g'  f'  a' -5 g'  e'  f' " calcext:value-type="string">
            <text:p><text:s text:c="2"/>\fingerNoPad d' -1 e' <text:s/>g' <text:s/>f' <text:s/>a' -5 g' <text:s/>e' <text:s/>f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f'" calcext:value-type="string">
            <text:p>f'</text:p>
          </table:table-cell>
          <table:table-cell/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g'" calcext:value-type="string">
            <text:p>g'</text:p>
          </table:table-cell>
          <table:table-cell/>
          <table:table-cell table:formula="of:=VLOOKUP([.X1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f'" calcext:value-type="string">
            <text:p>f'</text:p>
          </table:table-cell>
          <table:table-cell/>
          <table:table-cell table:formula="of:=VLOOKUP([.AA11];Pitches;2;0)" office:value-type="string" office:string-value="g'" calcext:value-type="string">
            <text:p>g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7" calcext:value-type="float">
            <text:p>27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28" calcext:value-type="float">
            <text:p>28</text:p>
          </table:table-cell>
          <table:table-cell table:formula="of:=[.X$2]+[.$B11]" office:value-type="float" office:value="30" calcext:value-type="float">
            <text:p>30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7" calcext:value-type="float">
            <text:p>27</text:p>
          </table:table-cell>
          <table:table-cell table:formula="of:=[.AA$2]+[.$B11]" office:value-type="float" office:value="28" calcext:value-type="float">
            <text:p>28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f'  a'  g'  b' -5 a'  f'  g' " calcext:value-type="string">
            <text:p><text:s text:c="3"/>e' -1 f' <text:s/>a' <text:s/>g' <text:s/>b' -5 a' <text:s/>f' <text:s/>g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g'" calcext:value-type="string">
            <text:p>g'</text:p>
          </table:table-cell>
          <table:table-cell/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a'" calcext:value-type="string">
            <text:p>a'</text:p>
          </table:table-cell>
          <table:table-cell/>
          <table:table-cell table:formula="of:=VLOOKUP([.X12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g'" calcext:value-type="string">
            <text:p>g'</text:p>
          </table:table-cell>
          <table:table-cell/>
          <table:table-cell table:formula="of:=VLOOKUP([.AA12];Pitches;2;0)" office:value-type="string" office:string-value="a'" calcext:value-type="string">
            <text:p>a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8" calcext:value-type="float">
            <text:p>28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29" calcext:value-type="float">
            <text:p>29</text:p>
          </table:table-cell>
          <table:table-cell table:formula="of:=[.X$2]+[.$B12]" office:value-type="float" office:value="31" calcext:value-type="float">
            <text:p>31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8" calcext:value-type="float">
            <text:p>28</text:p>
          </table:table-cell>
          <table:table-cell table:formula="of:=[.AA$2]+[.$B12]" office:value-type="float" office:value="29" calcext:value-type="float">
            <text:p>29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g'  b'  a'  c'' -5 b'  g'  a' " calcext:value-type="string">
            <text:p><text:s text:c="3"/>f' -1 g' <text:s/>b' <text:s/>a' <text:s/>c'' -5 b' <text:s/>g' <text:s/>a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a'" calcext:value-type="string">
            <text:p>a'</text:p>
          </table:table-cell>
          <table:table-cell/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b'" calcext:value-type="string">
            <text:p>b'</text:p>
          </table:table-cell>
          <table:table-cell/>
          <table:table-cell table:formula="of:=VLOOKUP([.X13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a'" calcext:value-type="string">
            <text:p>a'</text:p>
          </table:table-cell>
          <table:table-cell/>
          <table:table-cell table:formula="of:=VLOOKUP([.AA13];Pitches;2;0)" office:value-type="string" office:string-value="b'" calcext:value-type="string">
            <text:p>b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29" calcext:value-type="float">
            <text:p>29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0" calcext:value-type="float">
            <text:p>30</text:p>
          </table:table-cell>
          <table:table-cell table:formula="of:=[.X$2]+[.$B13]" office:value-type="float" office:value="32" calcext:value-type="float">
            <text:p>32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29" calcext:value-type="float">
            <text:p>29</text:p>
          </table:table-cell>
          <table:table-cell table:formula="of:=[.AA$2]+[.$B13]" office:value-type="float" office:value="30" calcext:value-type="float">
            <text:p>30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a'  c''  b'  d'' -5 c''  a'  b' " calcext:value-type="string">
            <text:p><text:s text:c="2"/>\stemDown \fingerUp \fingerNoPad &lt; g' ^1 &gt; a' <text:s/>c'' <text:s/>b' <text:s/>d'' -5 c'' <text:s/>a' <text:s/>b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b'" calcext:value-type="string">
            <text:p>b'</text:p>
          </table:table-cell>
          <table:table-cell/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c''" calcext:value-type="string">
            <text:p>c''</text:p>
          </table:table-cell>
          <table:table-cell/>
          <table:table-cell table:formula="of:=VLOOKUP([.X1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b'" calcext:value-type="string">
            <text:p>b'</text:p>
          </table:table-cell>
          <table:table-cell/>
          <table:table-cell table:formula="of:=VLOOKUP([.AA14];Pitches;2;0)" office:value-type="string" office:string-value="c''" calcext:value-type="string">
            <text:p>c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0" calcext:value-type="float">
            <text:p>30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1" calcext:value-type="float">
            <text:p>31</text:p>
          </table:table-cell>
          <table:table-cell table:formula="of:=[.X$2]+[.$B14]" office:value-type="float" office:value="33" calcext:value-type="float">
            <text:p>33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0" calcext:value-type="float">
            <text:p>30</text:p>
          </table:table-cell>
          <table:table-cell table:formula="of:=[.AA$2]+[.$B14]" office:value-type="float" office:value="31" calcext:value-type="float">
            <text:p>31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b'  d''  c''  e'' -5 d''  b'  c'' " calcext:value-type="string">
            <text:p><text:s text:c="2"/>&lt; a' ^1&gt; b' <text:s/>d'' <text:s/>c'' <text:s/>e'' -5 d'' <text:s/>b' <text:s/>c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c''" calcext:value-type="string">
            <text:p>c''</text:p>
          </table:table-cell>
          <table:table-cell/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d''" calcext:value-type="string">
            <text:p>d''</text:p>
          </table:table-cell>
          <table:table-cell/>
          <table:table-cell table:formula="of:=VLOOKUP([.X15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AA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1" calcext:value-type="float">
            <text:p>31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2" calcext:value-type="float">
            <text:p>32</text:p>
          </table:table-cell>
          <table:table-cell table:formula="of:=[.X$2]+[.$B15]" office:value-type="float" office:value="34" calcext:value-type="float">
            <text:p>34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1" calcext:value-type="float">
            <text:p>31</text:p>
          </table:table-cell>
          <table:table-cell table:formula="of:=[.AA$2]+[.$B15]" office:value-type="float" office:value="32" calcext:value-type="float">
            <text:p>32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c''  e''  d''  f'' -5 e''  c'' -1 d'' -2" calcext:value-type="string">
            <text:p><text:s text:c="3"/>b' -1 c'' <text:s/>e'' <text:s/>d'' <text:s/>f'' -5 e'' <text:s/>c'' -1 d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4" calcext:value-type="float">
            <text:p>34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1" calcext:value-type="float">
            <text:p>31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4" calcext:value-type="float">
            <text:p>34</text:p>
          </table:table-cell>
          <table:table-cell table:style-name="ce10" table:formula="of:=VLOOKUP([.R16];Scalars;2;0)" office:value-type="float" office:value="33" calcext:value-type="float">
            <text:p>33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f'' -4 d'' -2 e'' -3 c'' -1 d'' -2 f'' -4 e'' -3" calcext:value-type="string">
            <text:p><text:s text:c="2"/>\bar "||" <text:s/>&lt; g'' ^5&gt; f'' -4 d'' -2 e'' -3 c'' -1 d'' -2 f'' -4 e'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3" calcext:value-type="float">
            <text:p>33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0" calcext:value-type="float">
            <text:p>30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3" calcext:value-type="float">
            <text:p>33</text:p>
          </table:table-cell>
          <table:table-cell table:formula="of:=[.AA$16]+[.$B17]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e'' -4 c'' -2 d'' -3 b' -1 c''  e'' -4 d'' -3" calcext:value-type="string">
            <text:p><text:s text:c="3"/>f'' -5 e'' -4 c'' -2 d'' -3 b' -1 c'' <text:s/>e'' -4 d'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2" calcext:value-type="float">
            <text:p>32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29" calcext:value-type="float">
            <text:p>29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2" calcext:value-type="float">
            <text:p>32</text:p>
          </table:table-cell>
          <table:table-cell table:formula="of:=[.AA$16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d'' -4 b' -2 c''  a' -1 b'  d'' -4 c'' -3" calcext:value-type="string">
            <text:p><text:s text:c="3"/>e'' -5 d'' -4 b' -2 c'' <text:s/>a' -1 b' <text:s/>d'' -4 c'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g'" calcext:value-type="string">
            <text:p>g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31" calcext:value-type="float">
            <text:p>31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8" calcext:value-type="float">
            <text:p>28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1" calcext:value-type="float">
            <text:p>31</text:p>
          </table:table-cell>
          <table:table-cell table:formula="of:=[.AA$16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c'' -4 a'  b'  g'  a'  c'' -4 b' -3" calcext:value-type="string">
            <text:p><text:s text:c="2"/>\stemUp \fingerDown d'' -5 c'' -4 a' <text:s/>b' <text:s/>g' <text:s/>a' <text:s/>c'' -4 b'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f'" calcext:value-type="string">
            <text:p>f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30" calcext:value-type="float">
            <text:p>30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7" calcext:value-type="float">
            <text:p>27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30" calcext:value-type="float">
            <text:p>30</text:p>
          </table:table-cell>
          <table:table-cell table:formula="of:=[.AA$16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b' -4 g'  a'  f'  g'  b' -4 a' -3" calcext:value-type="string">
            <text:p><text:s text:c="3"/>c'' -5 b' -4 g' <text:s/>a' <text:s/>f' <text:s/>g' <text:s/>b' -4 a'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e'" calcext:value-type="string">
            <text:p>e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9" calcext:value-type="float">
            <text:p>29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6" calcext:value-type="float">
            <text:p>26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9" calcext:value-type="float">
            <text:p>29</text:p>
          </table:table-cell>
          <table:table-cell table:formula="of:=[.AA$16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a' -4 f'  g'  e'  f'  a' -4 g' -3" calcext:value-type="string">
            <text:p><text:s text:c="3"/>b' -5 a' -4 f' <text:s/>g' <text:s/>e' <text:s/>f' <text:s/>a' -4 g'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d'" calcext:value-type="string">
            <text:p>d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8" calcext:value-type="float">
            <text:p>28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5" calcext:value-type="float">
            <text:p>25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8" calcext:value-type="float">
            <text:p>28</text:p>
          </table:table-cell>
          <table:table-cell table:formula="of:=[.AA$16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g' -4 e'  f'  d'  e'  g' -4 f' -3" calcext:value-type="string">
            <text:p><text:s text:c="3"/>a' -5 g' -4 e' <text:s/>f' <text:s/>d' <text:s/>e' <text:s/>g' -4 f'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f'" calcext:value-type="string">
            <text:p>f'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c'" calcext:value-type="string">
            <text:p>c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7" calcext:value-type="float">
            <text:p>27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4" calcext:value-type="float">
            <text:p>24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7" calcext:value-type="float">
            <text:p>27</text:p>
          </table:table-cell>
          <table:table-cell table:formula="of:=[.AA$16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f'  d'  e'  c'  d'  f' -4 e' -3" calcext:value-type="string">
            <text:p><text:s text:c="3"/>g' -5 f' <text:s/>d' <text:s/>e' <text:s/>c' <text:s/>d' <text:s/>f' -4 e'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4];Pitches;2;0)" office:value-type="string" office:string-value="e'" calcext:value-type="string">
            <text:p>e'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b" calcext:value-type="string">
            <text:p>b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6" calcext:value-type="float">
            <text:p>26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3" calcext:value-type="float">
            <text:p>23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6" calcext:value-type="float">
            <text:p>26</text:p>
          </table:table-cell>
          <table:table-cell table:formula="of:=[.AA$16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f' -5 e'  c'  d'  b  c'  e' -4 d' -3" calcext:value-type="string">
            <text:p><text:s text:c="3"/>f' -5 e' <text:s/>c' <text:s/>d' <text:s/>b <text:s/>c' <text:s/>e' -4 d'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d'" calcext:value-type="string">
            <text:p>d'</text:p>
          </table:table-cell>
          <table:table-cell office:value-type="string" calcext:value-type="string">
            <text:p><text:s/>\staffDown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a" calcext:value-type="string">
            <text:p>a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5" calcext:value-type="float">
            <text:p>25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2" calcext:value-type="float">
            <text:p>22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5" calcext:value-type="float">
            <text:p>25</text:p>
          </table:table-cell>
          <table:table-cell table:formula="of:=[.AA$16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e' -5 d'  \staffDown b  c'  a  b  d' -4 c' -3" calcext:value-type="string">
            <text:p><text:s text:c="2"/>\beamLessSlant \fingerUp e' -5 d' <text:s/>\staffDown b <text:s/>c' <text:s/>a <text:s/>b <text:s/>d' -4 c'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c'" calcext:value-type="string">
            <text:p>c'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g" calcext:value-type="string">
            <text:p>g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4" calcext:value-type="float">
            <text:p>24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1" calcext:value-type="float">
            <text:p>21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4" calcext:value-type="float">
            <text:p>24</text:p>
          </table:table-cell>
          <table:table-cell table:formula="of:=[.AA$16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c'  a  b  g  a  c' -4 b -3" calcext:value-type="string">
            <text:p><text:s text:c="3"/>d' -5 c' <text:s/>a <text:s/>b <text:s/>g <text:s/>a <text:s/>c' -4 b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b" calcext:value-type="string">
            <text:p>b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f" calcext:value-type="string">
            <text:p>f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3" calcext:value-type="float">
            <text:p>23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0" calcext:value-type="float">
            <text:p>20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3" calcext:value-type="float">
            <text:p>23</text:p>
          </table:table-cell>
          <table:table-cell table:formula="of:=[.AA$16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b  g  a  f  g  b -4 a -3" calcext:value-type="string">
            <text:p><text:s text:c="3"/>c' -5 b <text:s/>g <text:s/>a <text:s/>f <text:s/>g <text:s/>b -4 a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a" calcext:value-type="string">
            <text:p>a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e" calcext:value-type="string">
            <text:p>e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2" calcext:value-type="float">
            <text:p>22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19" calcext:value-type="float">
            <text:p>19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2" calcext:value-type="float">
            <text:p>22</text:p>
          </table:table-cell>
          <table:table-cell table:formula="of:=[.AA$16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a  f  g  e  f  a -4 g -3" calcext:value-type="string">
            <text:p><text:s text:c="3"/>b -5 a <text:s/>f <text:s/>g <text:s/>e <text:s/>f <text:s/>a -4 g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g" calcext:value-type="string">
            <text:p>g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15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21" calcext:value-type="float">
            <text:p>21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8" calcext:value-type="float">
            <text:p>18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1" calcext:value-type="float">
            <text:p>21</text:p>
          </table:table-cell>
          <table:table-cell table:formula="of:=[.AA$16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g  e  f  d -1 e -3 g -5 f -4" calcext:value-type="string">
            <text:p><text:s text:c="3"/>a -5 g <text:s/>e <text:s/>f <text:s/>d -1 e -3 g -5 f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1" calcext:value-type="float">
            <text:p>11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2" calcext:value-type="float">
            <text:p>12</text:p>
          </table:table-cell>
          <table:table-cell table:style-name="ce10" table:formula="of:=VLOOKUP([.L35];Scalars;2;0)" office:value-type="float" office:value="14" calcext:value-type="float">
            <text:p>14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1" calcext:value-type="float">
            <text:p>11</text:p>
          </table:table-cell>
          <table:table-cell table:style-name="ce10" table:formula="of:=VLOOKUP([.R35];Scalars;2;0)" office:value-type="float" office:value="12" calcext:value-type="float">
            <text:p>12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d, -4 f, -2 e, -3 g, -1 f, -2 d, -4 e, -3" calcext:value-type="string">
            <text:p><text:s text:c="2"/>\stemDown \fingerDown &lt; c, _5 &gt;16 d, -4 f, -2 e, -3 g, -1 f, -2 d, -4 e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f," calcext:value-type="string">
            <text:p>f,</text:p>
          </table:table-cell>
          <table:table-cell/>
          <table:table-cell table:formula="of:=VLOOKUP([.X36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/>
          <table:table-cell table:formula="of:=VLOOKUP([.Z36];Pitches;2;0)" office:value-type="string" office:string-value="e," calcext:value-type="string">
            <text:p>e,</text:p>
          </table:table-cell>
          <table:table-cell/>
          <table:table-cell table:formula="of:=VLOOKUP([.AA36];Pitches;2;0)" office:value-type="string" office:string-value="f," calcext:value-type="string">
            <text:p>f,</text:p>
          </table:table-cell>
          <table:table-cell/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2" calcext:value-type="float">
            <text:p>12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3" calcext:value-type="float">
            <text:p>13</text:p>
          </table:table-cell>
          <table:table-cell table:formula="of:=[.X$35]+[.$B36]" office:value-type="float" office:value="15" calcext:value-type="float">
            <text:p>15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2" calcext:value-type="float">
            <text:p>12</text:p>
          </table:table-cell>
          <table:table-cell table:formula="of:=[.AA$35]+[.$B36]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e, -4 g, -2 f,  a, -1 g,  e,  f, " calcext:value-type="string">
            <text:p><text:s text:c="3"/>d, -5 e, -4 g, -2 f, <text:s/>a, -1 g, <text:s/>e, <text:s/>f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g," calcext:value-type="string">
            <text:p>g,</text:p>
          </table:table-cell>
          <table:table-cell/>
          <table:table-cell table:formula="of:=VLOOKUP([.X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f," calcext:value-type="string">
            <text:p>f,</text:p>
          </table:table-cell>
          <table:table-cell/>
          <table:table-cell table:formula="of:=VLOOKUP([.AA37];Pitches;2;0)" office:value-type="string" office:string-value="g," calcext:value-type="string">
            <text:p>g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3" calcext:value-type="float">
            <text:p>13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4" calcext:value-type="float">
            <text:p>14</text:p>
          </table:table-cell>
          <table:table-cell table:formula="of:=[.X$35]+[.$B37]" office:value-type="float" office:value="16" calcext:value-type="float">
            <text:p>16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3" calcext:value-type="float">
            <text:p>13</text:p>
          </table:table-cell>
          <table:table-cell table:formula="of:=[.AA$35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f, -4 a, -2 g,  b, -1 a,  f,  g, " calcext:value-type="string">
            <text:p><text:s text:c="3"/>e, -5 f, -4 a, -2 g, <text:s/>b, -1 a, <text:s/>f, <text:s/>g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a," calcext:value-type="string">
            <text:p>a,</text:p>
          </table:table-cell>
          <table:table-cell/>
          <table:table-cell table:formula="of:=VLOOKUP([.X3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4" calcext:value-type="float">
            <text:p>14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5" calcext:value-type="float">
            <text:p>15</text:p>
          </table:table-cell>
          <table:table-cell table:formula="of:=[.X$35]+[.$B38]" office:value-type="float" office:value="17" calcext:value-type="float">
            <text:p>17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4" calcext:value-type="float">
            <text:p>14</text:p>
          </table:table-cell>
          <table:table-cell table:formula="of:=[.AA$35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g, -4 b, -2 a,  c -1 b,  g,  a, " calcext:value-type="string">
            <text:p><text:s text:c="3"/>f, -5 g, -4 b, -2 a, <text:s/>c -1 b, <text:s/>g, <text:s/>a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a," calcext:value-type="string">
            <text:p>a,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b," calcext:value-type="string">
            <text:p>b,</text:p>
          </table:table-cell>
          <table:table-cell/>
          <table:table-cell table:formula="of:=VLOOKUP([.X3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5" calcext:value-type="float">
            <text:p>15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6" calcext:value-type="float">
            <text:p>16</text:p>
          </table:table-cell>
          <table:table-cell table:formula="of:=[.X$35]+[.$B39]" office:value-type="float" office:value="18" calcext:value-type="float">
            <text:p>18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5" calcext:value-type="float">
            <text:p>15</text:p>
          </table:table-cell>
          <table:table-cell table:formula="of:=[.AA$35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a,  c  b,  d -1 c  a,  b, " calcext:value-type="string">
            <text:p><text:s text:c="3"/>g, -5 a, <text:s/>c <text:s/>b, <text:s/>d -1 c <text:s/>a, <text:s/>b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b," calcext:value-type="string">
            <text:p>b,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c" calcext:value-type="string">
            <text:p>c</text:p>
          </table:table-cell>
          <table:table-cell/>
          <table:table-cell table:formula="of:=VLOOKUP([.X40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6" calcext:value-type="float">
            <text:p>16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7" calcext:value-type="float">
            <text:p>17</text:p>
          </table:table-cell>
          <table:table-cell table:formula="of:=[.X$35]+[.$B40]" office:value-type="float" office:value="19" calcext:value-type="float">
            <text:p>19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6" calcext:value-type="float">
            <text:p>16</text:p>
          </table:table-cell>
          <table:table-cell table:formula="of:=[.AA$35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b,  d  c  e -1 d  b,  c " calcext:value-type="string">
            <text:p><text:s text:c="3"/>a, -5 b, <text:s/>d <text:s/>c <text:s/>e -1 d <text:s/>b, <text:s/>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1];Pitches;2;0)" office:value-type="string" office:string-value="b," calcext:value-type="string">
            <text:p>b,</text:p>
          </table:table-cell>
          <table:table-cell/>
          <table:table-cell table:formula="of:=VLOOKUP([.U41];Pitches;2;0)" office:value-type="string" office:string-value="c" calcext:value-type="string">
            <text:p>c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d" calcext:value-type="string">
            <text:p>d</text:p>
          </table:table-cell>
          <table:table-cell/>
          <table:table-cell table:formula="of:=VLOOKUP([.X41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7" calcext:value-type="float">
            <text:p>17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18" calcext:value-type="float">
            <text:p>18</text:p>
          </table:table-cell>
          <table:table-cell table:formula="of:=[.X$35]+[.$B41]" office:value-type="float" office:value="20" calcext:value-type="float">
            <text:p>20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7" calcext:value-type="float">
            <text:p>17</text:p>
          </table:table-cell>
          <table:table-cell table:formula="of:=[.AA$35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b,  c  e  d  f -1 e  c  d " calcext:value-type="string">
            <text:p><text:s text:c="3"/>b, <text:s/>c <text:s/>e <text:s/>d <text:s/>f -1 e <text:s/>c <text:s/>d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Up \fingerNoPad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d" calcext:value-type="string">
            <text:p>d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e" calcext:value-type="string">
            <text:p>e</text:p>
          </table:table-cell>
          <table:table-cell/>
          <table:table-cell table:formula="of:=VLOOKUP([.X42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8" calcext:value-type="float">
            <text:p>18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19" calcext:value-type="float">
            <text:p>19</text:p>
          </table:table-cell>
          <table:table-cell table:formula="of:=[.X$35]+[.$B42]" office:value-type="float" office:value="21" calcext:value-type="float">
            <text:p>21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8" calcext:value-type="float">
            <text:p>18</text:p>
          </table:table-cell>
          <table:table-cell table:formula="of:=[.AA$35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c -5 d  f  e  g -1 f  d  e " calcext:value-type="string">
            <text:p><text:s text:c="2"/>\fingerUp \fingerNoPad c -5 d <text:s/>f <text:s/>e <text:s/>g -1 f <text:s/>d <text:s/>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e" calcext:value-type="string">
            <text:p>e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f" calcext:value-type="string">
            <text:p>f</text:p>
          </table:table-cell>
          <table:table-cell/>
          <table:table-cell table:formula="of:=VLOOKUP([.X4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19" calcext:value-type="float">
            <text:p>19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0" calcext:value-type="float">
            <text:p>20</text:p>
          </table:table-cell>
          <table:table-cell table:formula="of:=[.X$35]+[.$B43]" office:value-type="float" office:value="22" calcext:value-type="float">
            <text:p>22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19" calcext:value-type="float">
            <text:p>19</text:p>
          </table:table-cell>
          <table:table-cell table:formula="of:=[.AA$35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e  g  f  a -1 g  e  f " calcext:value-type="string">
            <text:p><text:s text:c="3"/>d -5 e <text:s/>g <text:s/>f <text:s/>a -1 g <text:s/>e <text:s/>f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f" calcext:value-type="string">
            <text:p>f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g" calcext:value-type="string">
            <text:p>g</text:p>
          </table:table-cell>
          <table:table-cell/>
          <table:table-cell table:formula="of:=VLOOKUP([.X4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0" calcext:value-type="float">
            <text:p>20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1" calcext:value-type="float">
            <text:p>21</text:p>
          </table:table-cell>
          <table:table-cell table:formula="of:=[.X$35]+[.$B44]" office:value-type="float" office:value="23" calcext:value-type="float">
            <text:p>23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0" calcext:value-type="float">
            <text:p>20</text:p>
          </table:table-cell>
          <table:table-cell table:formula="of:=[.AA$35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f  a  g  b -1 a  f  g " calcext:value-type="string">
            <text:p><text:s text:c="3"/>e -5 f <text:s/>a <text:s/>g <text:s/>b -1 a <text:s/>f <text:s/>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g" calcext:value-type="string">
            <text:p>g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a" calcext:value-type="string">
            <text:p>a</text:p>
          </table:table-cell>
          <table:table-cell/>
          <table:table-cell table:formula="of:=VLOOKUP([.X45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1" calcext:value-type="float">
            <text:p>21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2" calcext:value-type="float">
            <text:p>22</text:p>
          </table:table-cell>
          <table:table-cell table:formula="of:=[.X$35]+[.$B45]" office:value-type="float" office:value="24" calcext:value-type="float">
            <text:p>24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1" calcext:value-type="float">
            <text:p>21</text:p>
          </table:table-cell>
          <table:table-cell table:formula="of:=[.AA$35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g  b  a  c' -1 b  g  a \break" calcext:value-type="string">
            <text:p><text:s text:c="3"/>f -5 g <text:s/>b <text:s/>a <text:s/>c' -1 b <text:s/>g <text:s/>a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a" calcext:value-type="string">
            <text:p>a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b" calcext:value-type="string">
            <text:p>b</text:p>
          </table:table-cell>
          <table:table-cell/>
          <table:table-cell table:formula="of:=VLOOKUP([.X46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2" calcext:value-type="float">
            <text:p>22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3" calcext:value-type="float">
            <text:p>23</text:p>
          </table:table-cell>
          <table:table-cell table:formula="of:=[.X$35]+[.$B46]" office:value-type="float" office:value="25" calcext:value-type="float">
            <text:p>25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2" calcext:value-type="float">
            <text:p>22</text:p>
          </table:table-cell>
          <table:table-cell table:formula="of:=[.AA$35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a  c'  b  d' -1 c'  a  b " calcext:value-type="string">
            <text:p><text:s text:c="3"/>g -5 a <text:s/>c' <text:s/>b <text:s/>d' -1 c' <text:s/>a <text:s/>b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b" calcext:value-type="string">
            <text:p>b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c'" calcext:value-type="string">
            <text:p>c'</text:p>
          </table:table-cell>
          <table:table-cell/>
          <table:table-cell table:formula="of:=VLOOKUP([.X47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3" calcext:value-type="float">
            <text:p>23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4" calcext:value-type="float">
            <text:p>24</text:p>
          </table:table-cell>
          <table:table-cell table:formula="of:=[.X$35]+[.$B47]" office:value-type="float" office:value="26" calcext:value-type="float">
            <text:p>26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3" calcext:value-type="float">
            <text:p>23</text:p>
          </table:table-cell>
          <table:table-cell table:formula="of:=[.AA$35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b  d'  c'  e' -1 d'  b  c' " calcext:value-type="string">
            <text:p><text:s text:c="3"/>a -5 b <text:s/>d' <text:s/>c' <text:s/>e' -1 d' <text:s/>b <text:s/>c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c'" calcext:value-type="string">
            <text:p>c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d'" calcext:value-type="string">
            <text:p>d'</text:p>
          </table:table-cell>
          <table:table-cell/>
          <table:table-cell table:formula="of:=VLOOKUP([.X4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AA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4" calcext:value-type="float">
            <text:p>24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5" calcext:value-type="float">
            <text:p>25</text:p>
          </table:table-cell>
          <table:table-cell table:formula="of:=[.X$35]+[.$B48]" office:value-type="float" office:value="27" calcext:value-type="float">
            <text:p>27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4" calcext:value-type="float">
            <text:p>24</text:p>
          </table:table-cell>
          <table:table-cell table:formula="of:=[.AA$35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c'  e'  d'  f' -1 e'  c' -5 d' -4" calcext:value-type="string">
            <text:p><text:s text:c="3"/>b -5 c' <text:s/>e' <text:s/>d' <text:s/>f' -1 e' <text:s/>c' -5 d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7" calcext:value-type="float">
            <text:p>27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6" calcext:value-type="float">
            <text:p>26</text:p>
          </table:table-cell>
          <table:table-cell table:style-name="ce10" table:formula="of:=VLOOKUP([.L49];Scalars;2;0)" office:value-type="float" office:value="24" calcext:value-type="float">
            <text:p>24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7" calcext:value-type="float">
            <text:p>27</text:p>
          </table:table-cell>
          <table:table-cell table:style-name="ce10" table:formula="of:=VLOOKUP([.R49];Scalars;2;0)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f' -2 d' -4 e' -3 c' -5 d' -4 f' -2 e' -3" calcext:value-type="string">
            <text:p><text:s text:c="2"/>\bar "||" g' -1 f' -2 d' -4 e' -3 c' -5 d' -4 f' -2 e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Z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6" calcext:value-type="float">
            <text:p>26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5" calcext:value-type="float">
            <text:p>25</text:p>
          </table:table-cell>
          <table:table-cell table:formula="of:=[.X$49]+[.$B50]" office:value-type="float" office:value="23" calcext:value-type="float">
            <text:p>23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6" calcext:value-type="float">
            <text:p>26</text:p>
          </table:table-cell>
          <table:table-cell table:formula="of:=[.AA$49]+[.$B50]" office:value-type="float" office:value="25" calcext:value-type="float">
            <text:p>25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e' -2 c' -4 d' -3 b -5 c' -4 e' -2 d' -3" calcext:value-type="string">
            <text:p><text:s text:c="3"/>f' -1 e' -2 c' -4 d' -3 b -5 c' -4 e' -2 d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c'" calcext:value-type="string">
            <text:p>c'</text:p>
          </table:table-cell>
          <table:table-cell/>
          <table:table-cell table:formula="of:=VLOOKUP([.X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5" calcext:value-type="float">
            <text:p>25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4" calcext:value-type="float">
            <text:p>24</text:p>
          </table:table-cell>
          <table:table-cell table:formula="of:=[.X$49]+[.$B51]" office:value-type="float" office:value="22" calcext:value-type="float">
            <text:p>22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5" calcext:value-type="float">
            <text:p>25</text:p>
          </table:table-cell>
          <table:table-cell table:formula="of:=[.AA$49]+[.$B51]" office:value-type="float" office:value="24" calcext:value-type="float">
            <text:p>24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d' -2 b -4 c'  a -5 b  d' -2 c' -3" calcext:value-type="string">
            <text:p><text:s text:c="3"/>e' -1 d' -2 b -4 c' <text:s/>a -5 b <text:s/>d' -2 c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b" calcext:value-type="string">
            <text:p>b</text:p>
          </table:table-cell>
          <table:table-cell/>
          <table:table-cell table:formula="of:=VLOOKUP([.X52];Pitches;2;0)" office:value-type="string" office:string-value="g" calcext:value-type="string">
            <text:p>g</text:p>
          </table:table-cell>
          <table:table-cell/>
          <table:table-cell table:formula="of:=VLOOKUP([.Y52];Pitches;2;0)" office:value-type="string" office:string-value="a" calcext:value-type="string">
            <text:p>a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4" calcext:value-type="float">
            <text:p>24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3" calcext:value-type="float">
            <text:p>23</text:p>
          </table:table-cell>
          <table:table-cell table:formula="of:=[.X$49]+[.$B52]" office:value-type="float" office:value="21" calcext:value-type="float">
            <text:p>21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4" calcext:value-type="float">
            <text:p>24</text:p>
          </table:table-cell>
          <table:table-cell table:formula="of:=[.AA$49]+[.$B52]" office:value-type="float" office:value="23" calcext:value-type="float">
            <text:p>23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c' -2 a  b  g  a  c' -2 b -3" calcext:value-type="string">
            <text:p><text:s text:c="3"/>d' -1 c' -2 a <text:s/>b <text:s/>g <text:s/>a <text:s/>c' -2 b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a" calcext:value-type="string">
            <text:p>a</text:p>
          </table:table-cell>
          <table:table-cell/>
          <table:table-cell table:formula="of:=VLOOKUP([.X53];Pitches;2;0)" office:value-type="string" office:string-value="f" calcext:value-type="string">
            <text:p>f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3" calcext:value-type="float">
            <text:p>23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2" calcext:value-type="float">
            <text:p>22</text:p>
          </table:table-cell>
          <table:table-cell table:formula="of:=[.X$49]+[.$B53]" office:value-type="float" office:value="20" calcext:value-type="float">
            <text:p>20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3" calcext:value-type="float">
            <text:p>23</text:p>
          </table:table-cell>
          <table:table-cell table:formula="of:=[.AA$49]+[.$B53]" office:value-type="float" office:value="22" calcext:value-type="float">
            <text:p>22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b -2 g  a  f  g  b -2 a -3" calcext:value-type="string">
            <text:p><text:s text:c="3"/>c' -1 b -2 g <text:s/>a <text:s/>f <text:s/>g <text:s/>b -2 a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a" calcext:value-type="string">
            <text:p>a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g" calcext:value-type="string">
            <text:p>g</text:p>
          </table:table-cell>
          <table:table-cell/>
          <table:table-cell table:formula="of:=VLOOKUP([.X54];Pitches;2;0)" office:value-type="string" office:string-value="e" calcext:value-type="string">
            <text:p>e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2" calcext:value-type="float">
            <text:p>22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21" calcext:value-type="float">
            <text:p>21</text:p>
          </table:table-cell>
          <table:table-cell table:formula="of:=[.X$49]+[.$B54]" office:value-type="float" office:value="19" calcext:value-type="float">
            <text:p>19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2" calcext:value-type="float">
            <text:p>22</text:p>
          </table:table-cell>
          <table:table-cell table:formula="of:=[.AA$49]+[.$B54]" office:value-type="float" office:value="21" calcext:value-type="float">
            <text:p>21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a  f  g  e  f  a -2 g -3" calcext:value-type="string">
            <text:p><text:s text:c="3"/>b -1 a <text:s/>f <text:s/>g <text:s/>e <text:s/>f <text:s/>a -2 g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g" calcext:value-type="string">
            <text:p>g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f" calcext:value-type="string">
            <text:p>f</text:p>
          </table:table-cell>
          <table:table-cell/>
          <table:table-cell table:formula="of:=VLOOKUP([.X55];Pitches;2;0)" office:value-type="string" office:string-value="d" calcext:value-type="string">
            <text:p>d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21" calcext:value-type="float">
            <text:p>21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20" calcext:value-type="float">
            <text:p>20</text:p>
          </table:table-cell>
          <table:table-cell table:formula="of:=[.X$49]+[.$B55]" office:value-type="float" office:value="18" calcext:value-type="float">
            <text:p>18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1" calcext:value-type="float">
            <text:p>21</text:p>
          </table:table-cell>
          <table:table-cell table:formula="of:=[.AA$49]+[.$B55]" office:value-type="float" office:value="20" calcext:value-type="float">
            <text:p>20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g  e  f  d  e  g -2 f -3" calcext:value-type="string">
            <text:p><text:s text:c="3"/>a -1 g <text:s/>e <text:s/>f <text:s/>d <text:s/>e <text:s/>g -2 f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f" calcext:value-type="string">
            <text:p>f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e" calcext:value-type="string">
            <text:p>e</text:p>
          </table:table-cell>
          <table:table-cell/>
          <table:table-cell table:formula="of:=VLOOKUP([.X56];Pitches;2;0)" office:value-type="string" office:string-value="c" calcext:value-type="string">
            <text:p>c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20" calcext:value-type="float">
            <text:p>20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9" calcext:value-type="float">
            <text:p>19</text:p>
          </table:table-cell>
          <table:table-cell table:formula="of:=[.X$49]+[.$B56]" office:value-type="float" office:value="17" calcext:value-type="float">
            <text:p>17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20" calcext:value-type="float">
            <text:p>20</text:p>
          </table:table-cell>
          <table:table-cell table:formula="of:=[.AA$49]+[.$B56]" office:value-type="float" office:value="19" calcext:value-type="float">
            <text:p>19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f  d  e  c  d  f -2 e -3" calcext:value-type="string">
            <text:p><text:s text:c="3"/>g -1 f <text:s/>d <text:s/>e <text:s/>c <text:s/>d <text:s/>f -2 e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e" calcext:value-type="string">
            <text:p>e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d" calcext:value-type="string">
            <text:p>d</text:p>
          </table:table-cell>
          <table:table-cell/>
          <table:table-cell table:formula="of:=VLOOKUP([.X57];Pitches;2;0)" office:value-type="string" office:string-value="b," calcext:value-type="string">
            <text:p>b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9" calcext:value-type="float">
            <text:p>19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8" calcext:value-type="float">
            <text:p>18</text:p>
          </table:table-cell>
          <table:table-cell table:formula="of:=[.X$49]+[.$B57]" office:value-type="float" office:value="16" calcext:value-type="float">
            <text:p>16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9" calcext:value-type="float">
            <text:p>19</text:p>
          </table:table-cell>
          <table:table-cell table:formula="of:=[.AA$49]+[.$B57]" office:value-type="float" office:value="18" calcext:value-type="float">
            <text:p>18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e  c  d  b,  c  e -2 d -3" calcext:value-type="string">
            <text:p><text:s text:c="3"/>f -1 e <text:s/>c <text:s/>d <text:s/>b, <text:s/>c <text:s/>e -2 d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d" calcext:value-type="string">
            <text:p>d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c" calcext:value-type="string">
            <text:p>c</text:p>
          </table:table-cell>
          <table:table-cell/>
          <table:table-cell table:formula="of:=VLOOKUP([.X58];Pitches;2;0)" office:value-type="string" office:string-value="a," calcext:value-type="string">
            <text:p>a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8" calcext:value-type="float">
            <text:p>18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7" calcext:value-type="float">
            <text:p>17</text:p>
          </table:table-cell>
          <table:table-cell table:formula="of:=[.X$49]+[.$B58]" office:value-type="float" office:value="15" calcext:value-type="float">
            <text:p>15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8" calcext:value-type="float">
            <text:p>18</text:p>
          </table:table-cell>
          <table:table-cell table:formula="of:=[.AA$49]+[.$B58]" office:value-type="float" office:value="17" calcext:value-type="float">
            <text:p>17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e -1 d  b,  c  a,  b,  d -2 c -3" calcext:value-type="string">
            <text:p><text:s text:c="2"/>\fingerDown e -1 d <text:s/>b, <text:s/>c <text:s/>a, <text:s/>b, <text:s/>d -2 c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c" calcext:value-type="string">
            <text:p>c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b," calcext:value-type="string">
            <text:p>b,</text:p>
          </table:table-cell>
          <table:table-cell/>
          <table:table-cell table:formula="of:=VLOOKUP([.X59];Pitches;2;0)" office:value-type="string" office:string-value="g," calcext:value-type="string">
            <text:p>g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7" calcext:value-type="float">
            <text:p>17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6" calcext:value-type="float">
            <text:p>16</text:p>
          </table:table-cell>
          <table:table-cell table:formula="of:=[.X$49]+[.$B59]" office:value-type="float" office:value="14" calcext:value-type="float">
            <text:p>14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7" calcext:value-type="float">
            <text:p>17</text:p>
          </table:table-cell>
          <table:table-cell table:formula="of:=[.AA$49]+[.$B59]" office:value-type="float" office:value="16" calcext:value-type="float">
            <text:p>16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c  a,  b,  g,  a,  c -2 b, -3" calcext:value-type="string">
            <text:p><text:s text:c="3"/>d -1 c <text:s/>a, <text:s/>b, <text:s/>g, <text:s/>a, <text:s/>c -2 b,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b," calcext:value-type="string">
            <text:p>b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a," calcext:value-type="string">
            <text:p>a,</text:p>
          </table:table-cell>
          <table:table-cell/>
          <table:table-cell table:formula="of:=VLOOKUP([.X60];Pitches;2;0)" office:value-type="string" office:string-value="f," calcext:value-type="string">
            <text:p>f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6" calcext:value-type="float">
            <text:p>16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5" calcext:value-type="float">
            <text:p>15</text:p>
          </table:table-cell>
          <table:table-cell table:formula="of:=[.X$49]+[.$B60]" office:value-type="float" office:value="13" calcext:value-type="float">
            <text:p>13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6" calcext:value-type="float">
            <text:p>16</text:p>
          </table:table-cell>
          <table:table-cell table:formula="of:=[.AA$49]+[.$B60]" office:value-type="float" office:value="15" calcext:value-type="float">
            <text:p>15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b,  g,  a,  f,  g,  b, -2 a, -3" calcext:value-type="string">
            <text:p><text:s text:c="3"/>c -1 b, <text:s/>g, <text:s/>a, <text:s/>f, <text:s/>g, <text:s/>b, -2 a,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a," calcext:value-type="string">
            <text:p>a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g," calcext:value-type="string">
            <text:p>g,</text:p>
          </table:table-cell>
          <table:table-cell/>
          <table:table-cell table:formula="of:=VLOOKUP([.X61];Pitches;2;0)" office:value-type="string" office:string-value="e," calcext:value-type="string">
            <text:p>e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5" calcext:value-type="float">
            <text:p>15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4" calcext:value-type="float">
            <text:p>14</text:p>
          </table:table-cell>
          <table:table-cell table:formula="of:=[.X$49]+[.$B61]" office:value-type="float" office:value="12" calcext:value-type="float">
            <text:p>12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5" calcext:value-type="float">
            <text:p>15</text:p>
          </table:table-cell>
          <table:table-cell table:formula="of:=[.AA$49]+[.$B61]" office:value-type="float" office:value="14" calcext:value-type="float">
            <text:p>14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a,  f,  g,  e,  f,  a, -2 g, -3" calcext:value-type="string">
            <text:p><text:s text:c="3"/>b, -1 a, <text:s/>f, <text:s/>g, <text:s/>e, <text:s/>f, <text:s/>a, -2 g,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g," calcext:value-type="string">
            <text:p>g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f," calcext:value-type="string">
            <text:p>f,</text:p>
          </table:table-cell>
          <table:table-cell/>
          <table:table-cell table:formula="of:=VLOOKUP([.X62];Pitches;2;0)" office:value-type="string" office:string-value="d," calcext:value-type="string">
            <text:p>d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formula="of:=VLOOKUP([.AA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4" calcext:value-type="float">
            <text:p>14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3" calcext:value-type="float">
            <text:p>13</text:p>
          </table:table-cell>
          <table:table-cell table:formula="of:=[.X$49]+[.$B62]" office:value-type="float" office:value="11" calcext:value-type="float">
            <text:p>11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4" calcext:value-type="float">
            <text:p>14</text:p>
          </table:table-cell>
          <table:table-cell table:formula="of:=[.AA$49]+[.$B62]" office:value-type="float" office:value="13" calcext:value-type="float">
            <text:p>13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g,  e,  f,  d,  e,  g, -1 f, -2" calcext:value-type="string">
            <text:p><text:s text:c="3"/>a, -1 g, <text:s/>e, <text:s/>f, <text:s/>d, <text:s/>e, <text:s/>g, -1 f, -2</text:p>
          </table:table-cell>
        </table:table-row>
      </table:table>
      <table:table table:name="Ex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2" calcext:value-type="float">
            <text:p>22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1" calcext:value-type="float">
            <text:p>21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f -3 g -4 a -5 f -3 e -2 g -4" calcext:value-type="string">
            <text:p><text:s text:c="2"/>\staffDown \stemUp c <text:s/>16-1 a -5 f -3 g -4 a -5 f -3 e -2 g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X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3" calcext:value-type="float">
            <text:p>23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2" calcext:value-type="float">
            <text:p>22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g -3 a -4 b -5 g -3 f -2 a -4" calcext:value-type="string">
            <text:p><text:s text:c="3"/>d -1 b -5 g -3 a -4 b -5 g -3 f -2 a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c'" calcext:value-type="string">
            <text:p>c'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b" calcext:value-type="string">
            <text:p>b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4" calcext:value-type="float">
            <text:p>24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3" calcext:value-type="float">
            <text:p>23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a -3 b  c'  a  g  b " calcext:value-type="string">
            <text:p><text:s text:c="3"/>e -1 c' -5 a -3 b <text:s/>c' <text:s/>a <text:s/>g <text:s/>b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d'" calcext:value-type="string">
            <text:p>d'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c'" calcext:value-type="string">
            <text:p>c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5" calcext:value-type="float">
            <text:p>25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4" calcext:value-type="float">
            <text:p>24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b -3 c'  d'  b  a  c' " calcext:value-type="string">
            <text:p><text:s text:c="3"/>f -1 d' -5 b -3 c' <text:s/>d' <text:s/>b <text:s/>a <text:s/>c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e'" calcext:value-type="string">
            <text:p>e'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d'" calcext:value-type="string">
            <text:p>d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6" calcext:value-type="float">
            <text:p>26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5" calcext:value-type="float">
            <text:p>25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fingerNoPad g -1 \staffUp e' -5 c' -3 d'  e'  c'  b  d' " calcext:value-type="string">
            <text:p><text:s text:c="2"/>\beamLessSlant \fingerNoPad g -1 \staffUp e' -5 c' -3 d' <text:s/>e' <text:s/>c' <text:s/>b <text:s/>d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f'" calcext:value-type="string">
            <text:p>f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e'" calcext:value-type="string">
            <text:p>e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7" calcext:value-type="float">
            <text:p>27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6" calcext:value-type="float">
            <text:p>26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d'  e'  f'  d'  c'  e' " calcext:value-type="string">
            <text:p><text:s text:c="2"/>\beamLessSlant \staffDown a -1 \staffUp f' -5 d' <text:s/>e' <text:s/>f' <text:s/>d' <text:s/>c' <text:s/>e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g'" calcext:value-type="string">
            <text:p>g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f'" calcext:value-type="string">
            <text:p>f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8" calcext:value-type="float">
            <text:p>28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7" calcext:value-type="float">
            <text:p>27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-5 e'  f'  g'  e'  d'  f' " calcext:value-type="string">
            <text:p><text:s text:c="2"/>\fingerDown b -1 g' -5 e' <text:s/>f' <text:s/>g' <text:s/>e' <text:s/>d' <text:s/>f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a'" calcext:value-type="string">
            <text:p>a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g'" calcext:value-type="string">
            <text:p>g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29" calcext:value-type="float">
            <text:p>29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8" calcext:value-type="float">
            <text:p>28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-5 f'  g'  a'  f'  e'  g' " calcext:value-type="string">
            <text:p><text:s text:c="3"/>c' -1 a' -5 f' <text:s/>g' <text:s/>a' <text:s/>f' <text:s/>e' <text:s/>g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b'" calcext:value-type="string">
            <text:p>b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a'" calcext:value-type="string">
            <text:p>a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0" calcext:value-type="float">
            <text:p>30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9" calcext:value-type="float">
            <text:p>29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g'  a'  b'  g'  f'  a' " calcext:value-type="string">
            <text:p><text:s text:c="3"/>d' -1 b' -5 g' <text:s/>a' <text:s/>b' <text:s/>g' <text:s/>f' <text:s/>a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c''" calcext:value-type="string">
            <text:p>c'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b'" calcext:value-type="string">
            <text:p>b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1" calcext:value-type="float">
            <text:p>31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0" calcext:value-type="float">
            <text:p>30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a'  b'  c''  a'  g'  b' " calcext:value-type="string">
            <text:p><text:s text:c="3"/>e' -1 c'' -5 a' <text:s/>b' <text:s/>c'' <text:s/>a' <text:s/>g' <text:s/>b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d''" calcext:value-type="string">
            <text:p>d'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c''" calcext:value-type="string">
            <text:p>c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2" calcext:value-type="float">
            <text:p>32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1" calcext:value-type="float">
            <text:p>31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b'  c''  d''  b'  a'  c'' " calcext:value-type="string">
            <text:p><text:s text:c="3"/>f' -1 d'' -5 b' <text:s/>c'' <text:s/>d'' <text:s/>b' <text:s/>a' <text:s/>c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e''" calcext:value-type="string">
            <text:p>e'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d''" calcext:value-type="string">
            <text:p>d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3" calcext:value-type="float">
            <text:p>33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2" calcext:value-type="float">
            <text:p>32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&lt; g' ^1 &gt; e'' -5 c''  d''  e''  c''  b'  d'' " calcext:value-type="string">
            <text:p><text:s text:c="2"/>\stemDown \fingerUp &lt; g' ^1 &gt; e'' -5 c'' <text:s/>d'' <text:s/>e'' <text:s/>c'' <text:s/>b' <text:s/>d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f''" calcext:value-type="string">
            <text:p>f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e''" calcext:value-type="string">
            <text:p>e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4" calcext:value-type="float">
            <text:p>34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3" calcext:value-type="float">
            <text:p>33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d''  e''  f''  d''  c''  e'' " calcext:value-type="string">
            <text:p><text:s text:c="2"/>&lt; a' ^1&gt; f'' -5 d'' <text:s/>e'' <text:s/>f'' <text:s/>d'' <text:s/>c'' <text:s/>e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f''" calcext:value-type="string">
            <text:p>f''</text:p>
          </table:table-cell>
          <table:table-cell/>
          <table:table-cell table:formula="of:=VLOOKUP([.X15];Pitches;2;0)" office:value-type="string" office:string-value="g''" calcext:value-type="string">
            <text:p>g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f''" calcext:value-type="string">
            <text:p>f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5" calcext:value-type="float">
            <text:p>35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4" calcext:value-type="float">
            <text:p>34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g'' -5 e''  f''  g''  e''  d''  f'' " calcext:value-type="string">
            <text:p><text:s text:c="3"/>b' -1 g'' -5 e'' <text:s/>f'' <text:s/>g'' <text:s/>e'' <text:s/>d'' <text:s/>f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30" calcext:value-type="float">
            <text:p>30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b' -1 d'' -3 c'' -2 b' -1 d'' -3 e'' -4 c'' -2" calcext:value-type="string">
            <text:p><text:s text:c="2"/>\bar "||" <text:s/>&lt; g'' ^5&gt; b' -1 d'' -3 c'' -2 b' -1 d'' -3 e'' -4 c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/>
          <table:table-cell table:formula="of:=VLOOKUP([.X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9" calcext:value-type="float">
            <text:p>29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0" calcext:value-type="float">
            <text:p>30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c'' -3 b'  a' -1 c'' -3 d'' -4 b' -2" calcext:value-type="string">
            <text:p><text:s text:c="3"/>f'' -5 a' -1 c'' -3 b' <text:s/>a' -1 c'' -3 d'' -4 b' -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\stemUp \fingerDown</text:p>
          </table:table-cell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Z18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8" calcext:value-type="float">
            <text:p>28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9" calcext:value-type="float">
            <text:p>29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\stemUp \fingerDown e'' -5 g' -1 b'  a'  g' -1 b' -3 c'' -4 a' -2" calcext:value-type="string">
            <text:p><text:s text:c="2"/>\stemUp \fingerDown e'' -5 g' -1 b' <text:s/>a' <text:s/>g' -1 b' -3 c'' -4 a' 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Z19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7" calcext:value-type="float">
            <text:p>27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8" calcext:value-type="float">
            <text:p>28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d'' -5 f' -1 a'  g'  f' -1 a' -3 b' -4 g' -2" calcext:value-type="string">
            <text:p><text:s text:c="3"/>d'' -5 f' -1 a' <text:s/>g' <text:s/>f' -1 a' -3 b' -4 g' -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/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e'" calcext:value-type="string">
            <text:p>e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6" calcext:value-type="float">
            <text:p>26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7" calcext:value-type="float">
            <text:p>27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 g'  f'  e'  g'  a' -4 f' -2" calcext:value-type="string">
            <text:p><text:s text:c="3"/>c'' -5 e' <text:s/>g' <text:s/>f' <text:s/>e' <text:s/>g' <text:s/>a' -4 f' 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/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d'" calcext:value-type="string">
            <text:p>d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5" calcext:value-type="float">
            <text:p>25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6" calcext:value-type="float">
            <text:p>26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 f'  e'  d'  f'  g' -4 e' -2" calcext:value-type="string">
            <text:p><text:s text:c="3"/>b' -5 d' <text:s/>f' <text:s/>e' <text:s/>d' <text:s/>f' <text:s/>g' -4 e' 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/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c'" calcext:value-type="string">
            <text:p>c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4" calcext:value-type="float">
            <text:p>24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5" calcext:value-type="float">
            <text:p>25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 e'  d'  c'  e'  f' -4 d' -2" calcext:value-type="string">
            <text:p><text:s text:c="3"/>a' -5 c' <text:s/>e' <text:s/>d' <text:s/>c' <text:s/>e' <text:s/>f' -4 d' 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b" calcext:value-type="string">
            <text:p>b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3" calcext:value-type="float">
            <text:p>23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4" calcext:value-type="float">
            <text:p>24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 d'  c'  b  d'  e' -4 c' -2" calcext:value-type="string">
            <text:p><text:s text:c="3"/>g' -5 b <text:s/>d' <text:s/>c' <text:s/>b <text:s/>d' <text:s/>e' -4 c' 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a" calcext:value-type="string">
            <text:p>a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2" calcext:value-type="float">
            <text:p>22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3" calcext:value-type="float">
            <text:p>23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-5  \staffDown a  c'  b  a  c'  d' -4 b -2" calcext:value-type="string">
            <text:p><text:s text:c="2"/>\beamLessSlant \fingerUp f' -5 <text:s/>\staffDown a <text:s/>c' <text:s/>b <text:s/>a <text:s/>c' <text:s/>d' -4 b 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/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g" calcext:value-type="string">
            <text:p>g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1" calcext:value-type="float">
            <text:p>21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2" calcext:value-type="float">
            <text:p>22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 \staffDown g  b  a  g  b  c' -4 a -2" calcext:value-type="string">
            <text:p><text:s text:c="2"/>\beamLessSlant \staffUp e' -5 <text:s/>\staffDown g <text:s/>b <text:s/>a <text:s/>g <text:s/>b <text:s/>c' -4 a 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f" calcext:value-type="string">
            <text:p>f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f" calcext:value-type="string">
            <text:p>f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20" calcext:value-type="float">
            <text:p>20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1" calcext:value-type="float">
            <text:p>21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f  a  g  f  a  b -4 g -2" calcext:value-type="string">
            <text:p><text:s text:c="3"/>d' -5 f <text:s/>a <text:s/>g <text:s/>f <text:s/>a <text:s/>b -4 g 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e" calcext:value-type="string">
            <text:p>e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e" calcext:value-type="string">
            <text:p>e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9" calcext:value-type="float">
            <text:p>19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0" calcext:value-type="float">
            <text:p>20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e  g  f  e  g  a -4 f -2" calcext:value-type="string">
            <text:p><text:s text:c="3"/>c' -5 e <text:s/>g <text:s/>f <text:s/>e <text:s/>g <text:s/>a -4 f 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d" calcext:value-type="string">
            <text:p>d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d" calcext:value-type="string">
            <text:p>d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8" calcext:value-type="float">
            <text:p>18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9" calcext:value-type="float">
            <text:p>19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d  f  e  d  f  g -4 e -2" calcext:value-type="string">
            <text:p><text:s text:c="3"/>b -5 d <text:s/>f <text:s/>e <text:s/>d <text:s/>f <text:s/>g -4 e 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c" calcext:value-type="string">
            <text:p>c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d" calcext:value-type="string">
            <text:p>d</text:p>
          </table:table-cell>
          <table:table-cell/>
          <table:table-cell table:formula="of:=VLOOKUP([.X29];Pitches;2;0)" office:value-type="string" office:string-value="c" calcext:value-type="string">
            <text:p>c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AA29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18" calcext:value-type="float">
            <text:p>18</text:p>
          </table:table-cell>
          <table:table-cell table:formula="of:=[.X$16]+[.$B29]" office:value-type="float" office:value="17" calcext:value-type="float">
            <text:p>17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8" calcext:value-type="float">
            <text:p>18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c  e  d  c  e  f -4 d -2" calcext:value-type="string">
            <text:p><text:s text:c="3"/>a -5 c <text:s/>e <text:s/>d <text:s/>c <text:s/>e <text:s/>f -4 d -2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5" calcext:value-type="float">
            <text:p>15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5" calcext:value-type="float">
            <text:p>15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2" calcext:value-type="float">
            <text:p>12</text:p>
          </table:table-cell>
          <table:table-cell table:style-name="ce10" table:formula="of:=VLOOKUP([.R35];Scalars;2;0)" office:value-type="float" office:value="14" calcext:value-type="float">
            <text:p>14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a, -1 f, -3 g, -2 a, -1 f, -3 e, -4 g, -2" calcext:value-type="string">
            <text:p><text:s text:c="2"/>\stemDown \fingerDown &lt; c, _5 &gt;16 a, -1 f, -3 g, -2 a, -1 f, -3 e, -4 g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X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Z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6" calcext:value-type="float">
            <text:p>16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6" calcext:value-type="float">
            <text:p>16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3" calcext:value-type="float">
            <text:p>13</text:p>
          </table:table-cell>
          <table:table-cell table:formula="of:=[.AA$35]+[.$B36]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b, -1 g, -3 a, -2 b, -1 g, -3 f, -4 a, -2" calcext:value-type="string">
            <text:p><text:s text:c="3"/>d, -5 b, -1 g, -3 a, -2 b, -1 g, -3 f, -4 a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c" calcext:value-type="string">
            <text:p>c</text:p>
          </table:table-cell>
          <table:table-cell/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g," calcext:value-type="string">
            <text:p>g,</text:p>
          </table:table-cell>
          <table:table-cell/>
          <table:table-cell table:formula="of:=VLOOKUP([.AA37];Pitches;2;0)" office:value-type="string" office:string-value="b," calcext:value-type="string">
            <text:p>b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7" calcext:value-type="float">
            <text:p>17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7" calcext:value-type="float">
            <text:p>17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4" calcext:value-type="float">
            <text:p>14</text:p>
          </table:table-cell>
          <table:table-cell table:formula="of:=[.AA$35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c -1 a, -3 b,  c  a,  g,  b, " calcext:value-type="string">
            <text:p><text:s text:c="3"/>e, -5 c -1 a, -3 b, <text:s/>c <text:s/>a, <text:s/>g, <text:s/>b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d" calcext:value-type="string">
            <text:p>d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a," calcext:value-type="string">
            <text:p>a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8" calcext:value-type="float">
            <text:p>18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8" calcext:value-type="float">
            <text:p>18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5" calcext:value-type="float">
            <text:p>15</text:p>
          </table:table-cell>
          <table:table-cell table:formula="of:=[.AA$35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d -1 b, -3 c  d  b,  a,  c " calcext:value-type="string">
            <text:p><text:s text:c="3"/>f, -5 d -1 b, -3 c <text:s/>d <text:s/>b, <text:s/>a, <text:s/>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39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e" calcext:value-type="string">
            <text:p>e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b," calcext:value-type="string">
            <text:p>b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9" calcext:value-type="float">
            <text:p>19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19" calcext:value-type="float">
            <text:p>19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6" calcext:value-type="float">
            <text:p>16</text:p>
          </table:table-cell>
          <table:table-cell table:formula="of:=[.AA$35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e -1 c -3 d  e  c  b,  d " calcext:value-type="string">
            <text:p><text:s text:c="3"/>g, -5 e -1 c -3 d <text:s/>e <text:s/>c <text:s/>b, <text:s/>d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f" calcext:value-type="string">
            <text:p>f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c" calcext:value-type="string">
            <text:p>c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20" calcext:value-type="float">
            <text:p>20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0" calcext:value-type="float">
            <text:p>20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7" calcext:value-type="float">
            <text:p>17</text:p>
          </table:table-cell>
          <table:table-cell table:formula="of:=[.AA$35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f -1 d  e  f  d  c  e " calcext:value-type="string">
            <text:p><text:s text:c="3"/>a, -5 f -1 d <text:s/>e <text:s/>f <text:s/>d <text:s/>c <text:s/>e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g" calcext:value-type="string">
            <text:p>g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d" calcext:value-type="string">
            <text:p>d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21" calcext:value-type="float">
            <text:p>21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1" calcext:value-type="float">
            <text:p>21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8" calcext:value-type="float">
            <text:p>18</text:p>
          </table:table-cell>
          <table:table-cell table:formula="of:=[.AA$35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\fingerNoPad b, -5 g -1 e  f  g  e  d  f " calcext:value-type="string">
            <text:p><text:s text:c="2"/>\fingerUp \fingerNoPad b, -5 g -1 e <text:s/>f <text:s/>g <text:s/>e <text:s/>d <text:s/>f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a" calcext:value-type="string">
            <text:p>a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e" calcext:value-type="string">
            <text:p>e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22" calcext:value-type="float">
            <text:p>22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2" calcext:value-type="float">
            <text:p>22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9" calcext:value-type="float">
            <text:p>19</text:p>
          </table:table-cell>
          <table:table-cell table:formula="of:=[.AA$35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c -5 a -1 f  g  a  f  e  g " calcext:value-type="string">
            <text:p><text:s text:c="3"/>c -5 a -1 f <text:s/>g <text:s/>a <text:s/>f <text:s/>e <text:s/>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b" calcext:value-type="string">
            <text:p>b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f" calcext:value-type="string">
            <text:p>f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3" calcext:value-type="float">
            <text:p>23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3" calcext:value-type="float">
            <text:p>23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20" calcext:value-type="float">
            <text:p>20</text:p>
          </table:table-cell>
          <table:table-cell table:formula="of:=[.AA$35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b -1 g  a  b  g  f  a " calcext:value-type="string">
            <text:p><text:s text:c="3"/>d -5 b -1 g <text:s/>a <text:s/>b <text:s/>g <text:s/>f <text:s/>a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c'" calcext:value-type="string">
            <text:p>c'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g" calcext:value-type="string">
            <text:p>g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4" calcext:value-type="float">
            <text:p>24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4" calcext:value-type="float">
            <text:p>24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1" calcext:value-type="float">
            <text:p>21</text:p>
          </table:table-cell>
          <table:table-cell table:formula="of:=[.AA$35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c' -1 a  b  c'  a  g  b " calcext:value-type="string">
            <text:p><text:s text:c="3"/>e -5 c' -1 a <text:s/>b <text:s/>c' <text:s/>a <text:s/>g <text:s/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d'" calcext:value-type="string">
            <text:p>d'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a" calcext:value-type="string">
            <text:p>a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5" calcext:value-type="float">
            <text:p>25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5" calcext:value-type="float">
            <text:p>25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2" calcext:value-type="float">
            <text:p>22</text:p>
          </table:table-cell>
          <table:table-cell table:formula="of:=[.AA$35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d' -1 b  c'  d'  b  a  c' " calcext:value-type="string">
            <text:p><text:s text:c="3"/>f -5 d' -1 b <text:s/>c' <text:s/>d' <text:s/>b <text:s/>a <text:s/>c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e'" calcext:value-type="string">
            <text:p>e'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b" calcext:value-type="string">
            <text:p>b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6" calcext:value-type="float">
            <text:p>26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6" calcext:value-type="float">
            <text:p>26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3" calcext:value-type="float">
            <text:p>23</text:p>
          </table:table-cell>
          <table:table-cell table:formula="of:=[.AA$35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e' -1 c'  d'  e'  c'  b  d' " calcext:value-type="string">
            <text:p><text:s text:c="3"/>g -5 e' -1 c' <text:s/>d' <text:s/>e' <text:s/>c' <text:s/>b <text:s/>d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f'" calcext:value-type="string">
            <text:p>f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c'" calcext:value-type="string">
            <text:p>c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7" calcext:value-type="float">
            <text:p>27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7" calcext:value-type="float">
            <text:p>27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4" calcext:value-type="float">
            <text:p>24</text:p>
          </table:table-cell>
          <table:table-cell table:formula="of:=[.AA$35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f' -1 d'  e'  f'  d'  c'  e' " calcext:value-type="string">
            <text:p><text:s text:c="3"/>a -5 f' -1 d' <text:s/>e' <text:s/>f' <text:s/>d' <text:s/>c' <text:s/>e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g'" calcext:value-type="string">
            <text:p>g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d'" calcext:value-type="string">
            <text:p>d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8" calcext:value-type="float">
            <text:p>28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8" calcext:value-type="float">
            <text:p>28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5" calcext:value-type="float">
            <text:p>25</text:p>
          </table:table-cell>
          <table:table-cell table:formula="of:=[.AA$35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g' -1 e'  f'  g'  e'  d'  f' " calcext:value-type="string">
            <text:p><text:s text:c="3"/>b -5 g' -1 e' <text:s/>f' <text:s/>g' <text:s/>e' <text:s/>d' <text:s/>f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3" calcext:value-type="float">
            <text:p>23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3" calcext:value-type="float">
            <text:p>23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6" calcext:value-type="float">
            <text:p>26</text:p>
          </table:table-cell>
          <table:table-cell table:style-name="ce10" table:formula="of:=VLOOKUP([.R49];Scalars;2;0)" office:value-type="float" office:value="24" calcext:value-type="float">
            <text:p>24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b -5 d' -3 c' -4 b -5 d' -3 e' -2 c' -4" calcext:value-type="string">
            <text:p><text:s text:c="2"/>\bar "||" g' -1 b -5 d' -3 c' -4 b -5 d' -3 e' -2 c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X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50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2" calcext:value-type="float">
            <text:p>22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2" calcext:value-type="float">
            <text:p>22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5" calcext:value-type="float">
            <text:p>25</text:p>
          </table:table-cell>
          <table:table-cell table:formula="of:=[.AA$49]+[.$B50]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a -5 c' -3 b -4 a -5 c' -3 d' -2 b -4" calcext:value-type="string">
            <text:p><text:s text:c="3"/>f' -1 a -5 c' -3 b -4 a -5 c' -3 d' -2 b 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/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Z51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1" calcext:value-type="float">
            <text:p>21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1" calcext:value-type="float">
            <text:p>21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4" calcext:value-type="float">
            <text:p>24</text:p>
          </table:table-cell>
          <table:table-cell table:formula="of:=[.AA$49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g -5 b  a  g -5 b -3 c' -2 a -4" calcext:value-type="string">
            <text:p><text:s text:c="3"/>e' -1 g -5 b <text:s/>a <text:s/>g -5 b -3 c' -2 a -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Z5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0" calcext:value-type="float">
            <text:p>20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20" calcext:value-type="float">
            <text:p>20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3" calcext:value-type="float">
            <text:p>23</text:p>
          </table:table-cell>
          <table:table-cell table:formula="of:=[.AA$49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f -5 a  g  f -5 a -3 b -2 g -4" calcext:value-type="string">
            <text:p><text:s text:c="3"/>d' -1 f -5 a <text:s/>g <text:s/>f -5 a -3 b -2 g -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e" calcext:value-type="string">
            <text:p>e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e" calcext:value-type="string">
            <text:p>e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19" calcext:value-type="float">
            <text:p>19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9" calcext:value-type="float">
            <text:p>19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2" calcext:value-type="float">
            <text:p>22</text:p>
          </table:table-cell>
          <table:table-cell table:formula="of:=[.AA$49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e  g  f  e  g  a -2 f -4" calcext:value-type="string">
            <text:p><text:s text:c="3"/>c' -1 e <text:s/>g <text:s/>f <text:s/>e <text:s/>g <text:s/>a -2 f -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d" calcext:value-type="string">
            <text:p>d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d" calcext:value-type="string">
            <text:p>d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18" calcext:value-type="float">
            <text:p>18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8" calcext:value-type="float">
            <text:p>18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1" calcext:value-type="float">
            <text:p>21</text:p>
          </table:table-cell>
          <table:table-cell table:formula="of:=[.AA$49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d  f  e  d  f  g -2 e -4" calcext:value-type="string">
            <text:p><text:s text:c="3"/>b -1 d <text:s/>f <text:s/>e <text:s/>d <text:s/>f <text:s/>g -2 e 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c" calcext:value-type="string">
            <text:p>c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c" calcext:value-type="string">
            <text:p>c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7" calcext:value-type="float">
            <text:p>17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7" calcext:value-type="float">
            <text:p>17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0" calcext:value-type="float">
            <text:p>20</text:p>
          </table:table-cell>
          <table:table-cell table:formula="of:=[.AA$49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c  e  d  c  e  f -2 d -4" calcext:value-type="string">
            <text:p><text:s text:c="3"/>a -1 c <text:s/>e <text:s/>d <text:s/>c <text:s/>e <text:s/>f -2 d -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b," calcext:value-type="string">
            <text:p>b,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b," calcext:value-type="string">
            <text:p>b,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6" calcext:value-type="float">
            <text:p>16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6" calcext:value-type="float">
            <text:p>16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19" calcext:value-type="float">
            <text:p>19</text:p>
          </table:table-cell>
          <table:table-cell table:formula="of:=[.AA$49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b,  d  c  b,  d  e -2 c -4" calcext:value-type="string">
            <text:p><text:s text:c="3"/>g -1 b, <text:s/>d <text:s/>c <text:s/>b, <text:s/>d <text:s/>e -2 c -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a," calcext:value-type="string">
            <text:p>a,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a," calcext:value-type="string">
            <text:p>a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5" calcext:value-type="float">
            <text:p>15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5" calcext:value-type="float">
            <text:p>15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8" calcext:value-type="float">
            <text:p>18</text:p>
          </table:table-cell>
          <table:table-cell table:formula="of:=[.AA$49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fingerDown f -1 a,  c  b,  a,  c  d -2 b, -4" calcext:value-type="string">
            <text:p><text:s text:c="2"/>\fingerDown f -1 a, <text:s/>c <text:s/>b, <text:s/>a, <text:s/>c <text:s/>d -2 b, -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g," calcext:value-type="string">
            <text:p>g,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g," calcext:value-type="string">
            <text:p>g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4" calcext:value-type="float">
            <text:p>14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4" calcext:value-type="float">
            <text:p>14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7" calcext:value-type="float">
            <text:p>17</text:p>
          </table:table-cell>
          <table:table-cell table:formula="of:=[.AA$49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g,  b,  a,  g,  b,  c -2 a, -4" calcext:value-type="string">
            <text:p><text:s text:c="3"/>e -1 g, <text:s/>b, <text:s/>a, <text:s/>g, <text:s/>b, <text:s/>c -2 a, -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f," calcext:value-type="string">
            <text:p>f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f," calcext:value-type="string">
            <text:p>f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3" calcext:value-type="float">
            <text:p>13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3" calcext:value-type="float">
            <text:p>13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6" calcext:value-type="float">
            <text:p>16</text:p>
          </table:table-cell>
          <table:table-cell table:formula="of:=[.AA$49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f,  a,  g,  f,  a,  b, -2 g, -4" calcext:value-type="string">
            <text:p><text:s text:c="3"/>d -1 f, <text:s/>a, <text:s/>g, <text:s/>f, <text:s/>a, <text:s/>b, -2 g, -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e," calcext:value-type="string">
            <text:p>e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e," calcext:value-type="string">
            <text:p>e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2" calcext:value-type="float">
            <text:p>12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2" calcext:value-type="float">
            <text:p>12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5" calcext:value-type="float">
            <text:p>15</text:p>
          </table:table-cell>
          <table:table-cell table:formula="of:=[.AA$49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e,  g,  f,  e,  g,  a, -2 f, -4" calcext:value-type="string">
            <text:p><text:s text:c="3"/>c -1 e, <text:s/>g, <text:s/>f, <text:s/>e, <text:s/>g, <text:s/>a, -2 f, -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d," calcext:value-type="string">
            <text:p>d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d," calcext:value-type="string">
            <text:p>d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1" calcext:value-type="float">
            <text:p>11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1" calcext:value-type="float">
            <text:p>11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4" calcext:value-type="float">
            <text:p>14</text:p>
          </table:table-cell>
          <table:table-cell table:formula="of:=[.AA$49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d,  f,  e,  d,  f,  g, -2 e, -4" calcext:value-type="string">
            <text:p><text:s text:c="3"/>b, -1 d, <text:s/>f, <text:s/>e, <text:s/>d, <text:s/>f, <text:s/>g, -2 e, -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c," calcext:value-type="string">
            <text:p>c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/>
          <table:table-cell table:formula="of:=VLOOKUP([.X62];Pitches;2;0)" office:value-type="string" office:string-value="c," calcext:value-type="string">
            <text:p>c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AA62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0" calcext:value-type="float">
            <text:p>10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1" calcext:value-type="float">
            <text:p>11</text:p>
          </table:table-cell>
          <table:table-cell table:formula="of:=[.X$49]+[.$B62]" office:value-type="float" office:value="10" calcext:value-type="float">
            <text:p>10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3" calcext:value-type="float">
            <text:p>13</text:p>
          </table:table-cell>
          <table:table-cell table:formula="of:=[.AA$49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c,  e,  d,  c,  e,  f, -2 d, -4" calcext:value-type="string">
            <text:p><text:s text:c="3"/>a, -1 c, <text:s/>e, <text:s/>d, <text:s/>c, <text:s/>e, <text:s/>f, -2 d, -4</text:p>
          </table:table-cell>
        </table:table-row>
      </table:table>
      <table:table table:name="Ex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2];Scalars;2;0)" office:value-type="float" office:value="19" calcext:value-type="float">
            <text:p>19</text:p>
          </table:table-cell>
          <table:table-cell table:style-name="ce10" table:formula="of:=VLOOKUP([.F2];Scalars;2;0)" office:value-type="float" office:value="21" calcext:value-type="float">
            <text:p>21</text:p>
          </table:table-cell>
          <table:table-cell table:style-name="ce10" table:formula="of:=VLOOKUP([.H2];Scalars;2;0)" office:value-type="float" office:value="24" calcext:value-type="float">
            <text:p>24</text:p>
          </table:table-cell>
          <table:table-cell table:style-name="ce10" table:formula="of:=VLOOKUP([.J2];Scalars;2;0)" office:value-type="float" office:value="26" calcext:value-type="float">
            <text:p>26</text:p>
          </table:table-cell>
          <table:table-cell table:style-name="ce10" table:formula="of:=VLOOKUP([.L2];Scalars;2;0)" office:value-type="float" office:value="24" calcext:value-type="float">
            <text:p>24</text:p>
          </table:table-cell>
          <table:table-cell table:style-name="ce10" table:formula="of:=VLOOKUP([.N2];Scalars;2;0)" office:value-type="float" office:value="23" calcext:value-type="float">
            <text:p>23</text:p>
          </table:table-cell>
          <table:table-cell table:style-name="ce10" table:formula="of:=VLOOKUP([.P2];Scalars;2;0)" office:value-type="float" office:value="24" calcext:value-type="float">
            <text:p>24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e  16-1 g -2 c' -4 e' -5 c' -4 b -3 c' -4 a -2" calcext:value-type="string">
            <text:p><text:s text:c="2"/>\staffDown \stemUp e <text:s/>16-1 g -2 c' -4 e' -5 c' -4 b -3 c' -4 a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Y3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2]+[.$B3]" office:value-type="float" office:value="20" calcext:value-type="float">
            <text:p>20</text:p>
          </table:table-cell>
          <table:table-cell table:formula="of:=[.U$2]+[.$B3]" office:value-type="float" office:value="22" calcext:value-type="float">
            <text:p>22</text:p>
          </table:table-cell>
          <table:table-cell table:formula="of:=[.V$2]+[.$B3]" office:value-type="float" office:value="25" calcext:value-type="float">
            <text:p>25</text:p>
          </table:table-cell>
          <table:table-cell table:formula="of:=[.W$2]+[.$B3]" office:value-type="float" office:value="27" calcext:value-type="float">
            <text:p>27</text:p>
          </table:table-cell>
          <table:table-cell table:formula="of:=[.X$2]+[.$B3]" office:value-type="float" office:value="25" calcext:value-type="float">
            <text:p>25</text:p>
          </table:table-cell>
          <table:table-cell table:formula="of:=[.Y$2]+[.$B3]" office:value-type="float" office:value="24" calcext:value-type="float">
            <text:p>24</text:p>
          </table:table-cell>
          <table:table-cell table:formula="of:=[.Z$2]+[.$B3]" office:value-type="float" office:value="25" calcext:value-type="float">
            <text:p>25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f -1 a -2 d' -4 f' -5 d' -4 c' -3 d' -4 b -2" calcext:value-type="string">
            <text:p><text:s text:c="3"/>f -1 a -2 d' -4 f' -5 d' -4 c' -3 d' -4 b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beamLessSlant</text:p>
          </table:table-cell>
          <table:table-cell table:formula="of:=VLOOKUP([.T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b" calcext:value-type="string">
            <text:p>b</text:p>
          </table:table-cell>
          <table:table-cell office:value-type="string" calcext:value-type="string">
            <text:p>-2 \staffUp</text:p>
          </table:table-cell>
          <table:table-cell table:formula="of:=VLOOKUP([.V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X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Y4];Pitches;2;0)" office:value-type="string" office:string-value="d'" calcext:value-type="string">
            <text:p>d'</text:p>
          </table:table-cell>
          <table:table-cell/>
          <table:table-cell table:formula="of:=VLOOKUP([.Z4];Pitches;2;0)" office:value-type="string" office:string-value="e'" calcext:value-type="string">
            <text:p>e'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2]+[.$B4]" office:value-type="float" office:value="21" calcext:value-type="float">
            <text:p>21</text:p>
          </table:table-cell>
          <table:table-cell table:formula="of:=[.U$2]+[.$B4]" office:value-type="float" office:value="23" calcext:value-type="float">
            <text:p>23</text:p>
          </table:table-cell>
          <table:table-cell table:formula="of:=[.V$2]+[.$B4]" office:value-type="float" office:value="26" calcext:value-type="float">
            <text:p>26</text:p>
          </table:table-cell>
          <table:table-cell table:formula="of:=[.W$2]+[.$B4]" office:value-type="float" office:value="28" calcext:value-type="float">
            <text:p>28</text:p>
          </table:table-cell>
          <table:table-cell table:formula="of:=[.X$2]+[.$B4]" office:value-type="float" office:value="26" calcext:value-type="float">
            <text:p>26</text:p>
          </table:table-cell>
          <table:table-cell table:formula="of:=[.Y$2]+[.$B4]" office:value-type="float" office:value="25" calcext:value-type="float">
            <text:p>25</text:p>
          </table:table-cell>
          <table:table-cell table:formula="of:=[.Z$2]+[.$B4]" office:value-type="float" office:value="26" calcext:value-type="float">
            <text:p>26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\beamLessSlant g -1 b -2 \staffUp e' -4 g' -5 e' -4 d'  e'  c' -2" calcext:value-type="string">
            <text:p><text:s text:c="2"/>\beamLessSlant g -1 b -2 \staffUp e' -4 g' -5 e' -4 d' <text:s/>e' <text:s/>c' 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\beamLessSlant \staffDown</text:p>
          </table:table-cell>
          <table:table-cell table:formula="of:=VLOOKUP([.T5];Pitches;2;0)" office:value-type="string" office:string-value="a" calcext:value-type="string">
            <text:p>a</text:p>
          </table:table-cell>
          <table:table-cell office:value-type="string" calcext:value-type="string">
            <text:p>-1 <text:s/>\staffUp</text:p>
          </table:table-cell>
          <table:table-cell table:formula="of:=VLOOKUP([.U5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X5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Y5];Pitches;2;0)" office:value-type="string" office:string-value="e'" calcext:value-type="string">
            <text:p>e'</text:p>
          </table:table-cell>
          <table:table-cell/>
          <table:table-cell table:formula="of:=VLOOKUP([.Z5];Pitches;2;0)" office:value-type="string" office:string-value="f'" calcext:value-type="string">
            <text:p>f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2" calcext:value-type="float">
            <text:p>22</text:p>
          </table:table-cell>
          <table:table-cell table:formula="of:=[.U$2]+[.$B5]" office:value-type="float" office:value="24" calcext:value-type="float">
            <text:p>24</text:p>
          </table:table-cell>
          <table:table-cell table:formula="of:=[.V$2]+[.$B5]" office:value-type="float" office:value="27" calcext:value-type="float">
            <text:p>27</text:p>
          </table:table-cell>
          <table:table-cell table:formula="of:=[.W$2]+[.$B5]" office:value-type="float" office:value="29" calcext:value-type="float">
            <text:p>29</text:p>
          </table:table-cell>
          <table:table-cell table:formula="of:=[.X$2]+[.$B5]" office:value-type="float" office:value="27" calcext:value-type="float">
            <text:p>27</text:p>
          </table:table-cell>
          <table:table-cell table:formula="of:=[.Y$2]+[.$B5]" office:value-type="float" office:value="26" calcext:value-type="float">
            <text:p>26</text:p>
          </table:table-cell>
          <table:table-cell table:formula="of:=[.Z$2]+[.$B5]" office:value-type="float" office:value="27" calcext:value-type="float">
            <text:p>27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\beamLessSlant \staffDown a -1  \staffUp c' -2 f' -4 a' -5 f' -4 e'  f'  d' " calcext:value-type="string">
            <text:p><text:s text:c="2"/>\beamLessSlant \staffDown a -1 <text:s/>\staffUp c' -2 f' -4 a' -5 f' -4 e' <text:s/>f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\fingerNoPad \fingerDown</text:p>
          </table:table-cell>
          <table:table-cell table:formula="of:=VLOOKUP([.T6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6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X6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Y6];Pitches;2;0)" office:value-type="string" office:string-value="f'" calcext:value-type="string">
            <text:p>f'</text:p>
          </table:table-cell>
          <table:table-cell/>
          <table:table-cell table:formula="of:=VLOOKUP([.Z6];Pitches;2;0)" office:value-type="string" office:string-value="g'" calcext:value-type="string">
            <text:p>g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2]+[.$B6]" office:value-type="float" office:value="23" calcext:value-type="float">
            <text:p>23</text:p>
          </table:table-cell>
          <table:table-cell table:formula="of:=[.U$2]+[.$B6]" office:value-type="float" office:value="25" calcext:value-type="float">
            <text:p>25</text:p>
          </table:table-cell>
          <table:table-cell table:formula="of:=[.V$2]+[.$B6]" office:value-type="float" office:value="28" calcext:value-type="float">
            <text:p>28</text:p>
          </table:table-cell>
          <table:table-cell table:formula="of:=[.W$2]+[.$B6]" office:value-type="float" office:value="30" calcext:value-type="float">
            <text:p>30</text:p>
          </table:table-cell>
          <table:table-cell table:formula="of:=[.X$2]+[.$B6]" office:value-type="float" office:value="28" calcext:value-type="float">
            <text:p>28</text:p>
          </table:table-cell>
          <table:table-cell table:formula="of:=[.Y$2]+[.$B6]" office:value-type="float" office:value="27" calcext:value-type="float">
            <text:p>27</text:p>
          </table:table-cell>
          <table:table-cell table:formula="of:=[.Z$2]+[.$B6]" office:value-type="float" office:value="28" calcext:value-type="float">
            <text:p>28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fingerNoPad \fingerDown b -1 d' -2 g' -4 b' -5 g' -4 f'  g'  e' -2" calcext:value-type="string">
            <text:p><text:s text:c="2"/>\fingerNoPad \fingerDown b -1 d' -2 g' -4 b' -5 g' -4 f' <text:s/>g' <text:s/>e' 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7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X7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Y7];Pitches;2;0)" office:value-type="string" office:string-value="g'" calcext:value-type="string">
            <text:p>g'</text:p>
          </table:table-cell>
          <table:table-cell/>
          <table:table-cell table:formula="of:=VLOOKUP([.Z7];Pitches;2;0)" office:value-type="string" office:string-value="a'" calcext:value-type="string">
            <text:p>a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 office:value-type="string" calcext:value-type="string">
            <text:p>-2 \break</text:p>
          </table:table-cell>
          <table:table-cell table:formula="of:=[.T$2]+[.$B7]" office:value-type="float" office:value="24" calcext:value-type="float">
            <text:p>24</text:p>
          </table:table-cell>
          <table:table-cell table:formula="of:=[.U$2]+[.$B7]" office:value-type="float" office:value="26" calcext:value-type="float">
            <text:p>26</text:p>
          </table:table-cell>
          <table:table-cell table:formula="of:=[.V$2]+[.$B7]" office:value-type="float" office:value="29" calcext:value-type="float">
            <text:p>29</text:p>
          </table:table-cell>
          <table:table-cell table:formula="of:=[.W$2]+[.$B7]" office:value-type="float" office:value="31" calcext:value-type="float">
            <text:p>31</text:p>
          </table:table-cell>
          <table:table-cell table:formula="of:=[.X$2]+[.$B7]" office:value-type="float" office:value="29" calcext:value-type="float">
            <text:p>29</text:p>
          </table:table-cell>
          <table:table-cell table:formula="of:=[.Y$2]+[.$B7]" office:value-type="float" office:value="28" calcext:value-type="float">
            <text:p>28</text:p>
          </table:table-cell>
          <table:table-cell table:formula="of:=[.Z$2]+[.$B7]" office:value-type="float" office:value="29" calcext:value-type="float">
            <text:p>29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c' -1 e' -2 a' -4 c'' -5 a' -4 g'  a'  f' -2 \break" calcext:value-type="string">
            <text:p><text:s text:c="3"/>c' -1 e' -2 a' -4 c'' -5 a' -4 g' <text:s/>a' <text:s/>f' -2 \brea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8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d''" calcext:value-type="string">
            <text:p>d''</text:p>
          </table:table-cell>
          <table:table-cell/>
          <table:table-cell table:formula="of:=VLOOKUP([.X8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Y8];Pitches;2;0)" office:value-type="string" office:string-value="a'" calcext:value-type="string">
            <text:p>a'</text:p>
          </table:table-cell>
          <table:table-cell/>
          <table:table-cell table:formula="of:=VLOOKUP([.Z8];Pitches;2;0)" office:value-type="string" office:string-value="b'" calcext:value-type="string">
            <text:p>b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5" calcext:value-type="float">
            <text:p>25</text:p>
          </table:table-cell>
          <table:table-cell table:formula="of:=[.U$2]+[.$B8]" office:value-type="float" office:value="27" calcext:value-type="float">
            <text:p>27</text:p>
          </table:table-cell>
          <table:table-cell table:formula="of:=[.V$2]+[.$B8]" office:value-type="float" office:value="30" calcext:value-type="float">
            <text:p>30</text:p>
          </table:table-cell>
          <table:table-cell table:formula="of:=[.W$2]+[.$B8]" office:value-type="float" office:value="32" calcext:value-type="float">
            <text:p>32</text:p>
          </table:table-cell>
          <table:table-cell table:formula="of:=[.X$2]+[.$B8]" office:value-type="float" office:value="30" calcext:value-type="float">
            <text:p>30</text:p>
          </table:table-cell>
          <table:table-cell table:formula="of:=[.Y$2]+[.$B8]" office:value-type="float" office:value="29" calcext:value-type="float">
            <text:p>29</text:p>
          </table:table-cell>
          <table:table-cell table:formula="of:=[.Z$2]+[.$B8]" office:value-type="float" office:value="30" calcext:value-type="float">
            <text:p>30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 d' -1 f' -2 b' -4 d''  b' -4 a'  b'  g' " calcext:value-type="string">
            <text:p><text:s text:c="3"/>d' -1 f' -2 b' -4 d'' <text:s/>b' -4 a' <text:s/>b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stemDown \fingerUp</text:p>
          </table:table-cell>
          <table:table-cell table:formula="of:=VLOOKUP([.T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e''" calcext:value-type="string">
            <text:p>e''</text:p>
          </table:table-cell>
          <table:table-cell/>
          <table:table-cell table:formula="of:=VLOOKUP([.X9];Pitches;2;0)" office:value-type="string" office:string-value="c''" calcext:value-type="string">
            <text:p>c''</text:p>
          </table:table-cell>
          <table:table-cell/>
          <table:table-cell table:formula="of:=VLOOKUP([.Y9];Pitches;2;0)" office:value-type="string" office:string-value="b'" calcext:value-type="string">
            <text:p>b'</text:p>
          </table:table-cell>
          <table:table-cell/>
          <table:table-cell table:formula="of:=VLOOKUP([.Z9];Pitches;2;0)" office:value-type="string" office:string-value="c''" calcext:value-type="string">
            <text:p>c'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2]+[.$B9]" office:value-type="float" office:value="26" calcext:value-type="float">
            <text:p>26</text:p>
          </table:table-cell>
          <table:table-cell table:formula="of:=[.U$2]+[.$B9]" office:value-type="float" office:value="28" calcext:value-type="float">
            <text:p>28</text:p>
          </table:table-cell>
          <table:table-cell table:formula="of:=[.V$2]+[.$B9]" office:value-type="float" office:value="31" calcext:value-type="float">
            <text:p>31</text:p>
          </table:table-cell>
          <table:table-cell table:formula="of:=[.W$2]+[.$B9]" office:value-type="float" office:value="33" calcext:value-type="float">
            <text:p>33</text:p>
          </table:table-cell>
          <table:table-cell table:formula="of:=[.X$2]+[.$B9]" office:value-type="float" office:value="31" calcext:value-type="float">
            <text:p>31</text:p>
          </table:table-cell>
          <table:table-cell table:formula="of:=[.Y$2]+[.$B9]" office:value-type="float" office:value="30" calcext:value-type="float">
            <text:p>30</text:p>
          </table:table-cell>
          <table:table-cell table:formula="of:=[.Z$2]+[.$B9]" office:value-type="float" office:value="31" calcext:value-type="float">
            <text:p>31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stemDown \fingerUp e' -1 g' -2 c'' -4 e''  c''  b'  c''  a' -2" calcext:value-type="string">
            <text:p><text:s text:c="2"/>\stemDown \fingerUp e' -1 g' -2 c'' -4 e'' <text:s/>c'' <text:s/>b' <text:s/>c'' <text:s/>a' 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f''" calcext:value-type="string">
            <text:p>f''</text:p>
          </table:table-cell>
          <table:table-cell/>
          <table:table-cell table:formula="of:=VLOOKUP([.X10];Pitches;2;0)" office:value-type="string" office:string-value="d''" calcext:value-type="string">
            <text:p>d''</text:p>
          </table:table-cell>
          <table:table-cell/>
          <table:table-cell table:formula="of:=VLOOKUP([.Y10];Pitches;2;0)" office:value-type="string" office:string-value="c''" calcext:value-type="string">
            <text:p>c''</text:p>
          </table:table-cell>
          <table:table-cell/>
          <table:table-cell table:formula="of:=VLOOKUP([.Z10];Pitches;2;0)" office:value-type="string" office:string-value="d''" calcext:value-type="string">
            <text:p>d'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2]+[.$B10]" office:value-type="float" office:value="27" calcext:value-type="float">
            <text:p>27</text:p>
          </table:table-cell>
          <table:table-cell table:formula="of:=[.U$2]+[.$B10]" office:value-type="float" office:value="29" calcext:value-type="float">
            <text:p>29</text:p>
          </table:table-cell>
          <table:table-cell table:formula="of:=[.V$2]+[.$B10]" office:value-type="float" office:value="32" calcext:value-type="float">
            <text:p>32</text:p>
          </table:table-cell>
          <table:table-cell table:formula="of:=[.W$2]+[.$B10]" office:value-type="float" office:value="34" calcext:value-type="float">
            <text:p>34</text:p>
          </table:table-cell>
          <table:table-cell table:formula="of:=[.X$2]+[.$B10]" office:value-type="float" office:value="32" calcext:value-type="float">
            <text:p>32</text:p>
          </table:table-cell>
          <table:table-cell table:formula="of:=[.Y$2]+[.$B10]" office:value-type="float" office:value="31" calcext:value-type="float">
            <text:p>31</text:p>
          </table:table-cell>
          <table:table-cell table:formula="of:=[.Z$2]+[.$B10]" office:value-type="float" office:value="32" calcext:value-type="float">
            <text:p>32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f' -1 a' -2 d'' -4 f''  d''  c''  d''  b' -2" calcext:value-type="string">
            <text:p><text:s text:c="3"/>f' -1 a' -2 d'' -4 f'' <text:s/>d'' <text:s/>c'' <text:s/>d'' <text:s/>b' 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g''" calcext:value-type="string">
            <text:p>g''</text:p>
          </table:table-cell>
          <table:table-cell/>
          <table:table-cell table:formula="of:=VLOOKUP([.X11];Pitches;2;0)" office:value-type="string" office:string-value="e''" calcext:value-type="string">
            <text:p>e''</text:p>
          </table:table-cell>
          <table:table-cell/>
          <table:table-cell table:formula="of:=VLOOKUP([.Y11];Pitches;2;0)" office:value-type="string" office:string-value="d''" calcext:value-type="string">
            <text:p>d''</text:p>
          </table:table-cell>
          <table:table-cell/>
          <table:table-cell table:formula="of:=VLOOKUP([.Z11];Pitches;2;0)" office:value-type="string" office:string-value="e''" calcext:value-type="string">
            <text:p>e'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[.T$2]+[.$B11]" office:value-type="float" office:value="28" calcext:value-type="float">
            <text:p>28</text:p>
          </table:table-cell>
          <table:table-cell table:formula="of:=[.U$2]+[.$B11]" office:value-type="float" office:value="30" calcext:value-type="float">
            <text:p>30</text:p>
          </table:table-cell>
          <table:table-cell table:formula="of:=[.V$2]+[.$B11]" office:value-type="float" office:value="33" calcext:value-type="float">
            <text:p>33</text:p>
          </table:table-cell>
          <table:table-cell table:formula="of:=[.W$2]+[.$B11]" office:value-type="float" office:value="35" calcext:value-type="float">
            <text:p>35</text:p>
          </table:table-cell>
          <table:table-cell table:formula="of:=[.X$2]+[.$B11]" office:value-type="float" office:value="33" calcext:value-type="float">
            <text:p>33</text:p>
          </table:table-cell>
          <table:table-cell table:formula="of:=[.Y$2]+[.$B11]" office:value-type="float" office:value="32" calcext:value-type="float">
            <text:p>32</text:p>
          </table:table-cell>
          <table:table-cell table:formula="of:=[.Z$2]+[.$B11]" office:value-type="float" office:value="33" calcext:value-type="float">
            <text:p>33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g' -1 b' -2 e'' -4 g''  e''  d''  e''  c'' -2" calcext:value-type="string">
            <text:p><text:s text:c="3"/>g' -1 b' -2 e'' -4 g'' <text:s/>e'' <text:s/>d'' <text:s/>e'' <text:s/>c'' 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stemUp \fingerUp</text:p>
          </table:table-cell>
          <table:table-cell table:formula="of:=VLOOKUP([.T12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a''" calcext:value-type="string">
            <text:p>a''</text:p>
          </table:table-cell>
          <table:table-cell/>
          <table:table-cell table:formula="of:=VLOOKUP([.X12];Pitches;2;0)" office:value-type="string" office:string-value="f''" calcext:value-type="string">
            <text:p>f''</text:p>
          </table:table-cell>
          <table:table-cell/>
          <table:table-cell table:formula="of:=VLOOKUP([.Y12];Pitches;2;0)" office:value-type="string" office:string-value="e''" calcext:value-type="string">
            <text:p>e''</text:p>
          </table:table-cell>
          <table:table-cell/>
          <table:table-cell table:formula="of:=VLOOKUP([.Z12];Pitches;2;0)" office:value-type="string" office:string-value="f''" calcext:value-type="string">
            <text:p>f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2]" office:value-type="float" office:value="29" calcext:value-type="float">
            <text:p>29</text:p>
          </table:table-cell>
          <table:table-cell table:formula="of:=[.U$2]+[.$B12]" office:value-type="float" office:value="31" calcext:value-type="float">
            <text:p>31</text:p>
          </table:table-cell>
          <table:table-cell table:formula="of:=[.V$2]+[.$B12]" office:value-type="float" office:value="34" calcext:value-type="float">
            <text:p>34</text:p>
          </table:table-cell>
          <table:table-cell table:formula="of:=[.W$2]+[.$B12]" office:value-type="float" office:value="36" calcext:value-type="float">
            <text:p>36</text:p>
          </table:table-cell>
          <table:table-cell table:formula="of:=[.X$2]+[.$B12]" office:value-type="float" office:value="34" calcext:value-type="float">
            <text:p>34</text:p>
          </table:table-cell>
          <table:table-cell table:formula="of:=[.Y$2]+[.$B12]" office:value-type="float" office:value="33" calcext:value-type="float">
            <text:p>33</text:p>
          </table:table-cell>
          <table:table-cell table:formula="of:=[.Z$2]+[.$B12]" office:value-type="float" office:value="34" calcext:value-type="float">
            <text:p>34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\stemUp \fingerUp a' -1 c'' -2 f'' -4 a''  f''  e''  f''  d'' -2" calcext:value-type="string">
            <text:p><text:s text:c="2"/>\stemUp \fingerUp a' -1 c'' -2 f'' -4 a'' <text:s/>f'' <text:s/>e'' <text:s/>f'' <text:s/>d'' 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</text:p>
          </table:table-cell>
          <table:table-cell table:formula="of:=VLOOKUP([.T13];Pitches;2;0)" office:value-type="string" office:string-value="b'" calcext:value-type="string">
            <text:p>b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b''" calcext:value-type="string">
            <text:p>b''</text:p>
          </table:table-cell>
          <table:table-cell/>
          <table:table-cell table:formula="of:=VLOOKUP([.X13];Pitches;2;0)" office:value-type="string" office:string-value="g''" calcext:value-type="string">
            <text:p>g''</text:p>
          </table:table-cell>
          <table:table-cell/>
          <table:table-cell table:formula="of:=VLOOKUP([.Y13];Pitches;2;0)" office:value-type="string" office:string-value="f''" calcext:value-type="string">
            <text:p>f''</text:p>
          </table:table-cell>
          <table:table-cell/>
          <table:table-cell table:formula="of:=VLOOKUP([.Z13];Pitches;2;0)" office:value-type="string" office:string-value="g''" calcext:value-type="string">
            <text:p>g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3]" office:value-type="float" office:value="30" calcext:value-type="float">
            <text:p>30</text:p>
          </table:table-cell>
          <table:table-cell table:formula="of:=[.U$2]+[.$B13]" office:value-type="float" office:value="32" calcext:value-type="float">
            <text:p>32</text:p>
          </table:table-cell>
          <table:table-cell table:formula="of:=[.V$2]+[.$B13]" office:value-type="float" office:value="35" calcext:value-type="float">
            <text:p>35</text:p>
          </table:table-cell>
          <table:table-cell table:formula="of:=[.W$2]+[.$B13]" office:value-type="float" office:value="37" calcext:value-type="float">
            <text:p>37</text:p>
          </table:table-cell>
          <table:table-cell table:formula="of:=[.X$2]+[.$B13]" office:value-type="float" office:value="35" calcext:value-type="float">
            <text:p>35</text:p>
          </table:table-cell>
          <table:table-cell table:formula="of:=[.Y$2]+[.$B13]" office:value-type="float" office:value="34" calcext:value-type="float">
            <text:p>34</text:p>
          </table:table-cell>
          <table:table-cell table:formula="of:=[.Z$2]+[.$B13]" office:value-type="float" office:value="35" calcext:value-type="float">
            <text:p>35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&lt; b' ^1 &gt; d'' -2 g'' -4 b''  g''  f''  g''  e'' -2" calcext:value-type="string">
            <text:p><text:s text:c="2"/>&lt; b' ^1 &gt; d'' -2 g'' -4 b'' <text:s/>g'' <text:s/>f'' <text:s/>g'' <text:s/>e'' 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c''" calcext:value-type="string">
            <text:p>c'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a''" calcext:value-type="string">
            <text:p>a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c'''" calcext:value-type="string">
            <text:p>c'''</text:p>
          </table:table-cell>
          <table:table-cell/>
          <table:table-cell table:formula="of:=VLOOKUP([.X14];Pitches;2;0)" office:value-type="string" office:string-value="a''" calcext:value-type="string">
            <text:p>a''</text:p>
          </table:table-cell>
          <table:table-cell/>
          <table:table-cell table:formula="of:=VLOOKUP([.Y14];Pitches;2;0)" office:value-type="string" office:string-value="g''" calcext:value-type="string">
            <text:p>g''</text:p>
          </table:table-cell>
          <table:table-cell/>
          <table:table-cell table:formula="of:=VLOOKUP([.Z14];Pitches;2;0)" office:value-type="string" office:string-value="a''" calcext:value-type="string">
            <text:p>a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[.T$2]+[.$B14]" office:value-type="float" office:value="31" calcext:value-type="float">
            <text:p>31</text:p>
          </table:table-cell>
          <table:table-cell table:formula="of:=[.U$2]+[.$B14]" office:value-type="float" office:value="33" calcext:value-type="float">
            <text:p>33</text:p>
          </table:table-cell>
          <table:table-cell table:formula="of:=[.V$2]+[.$B14]" office:value-type="float" office:value="36" calcext:value-type="float">
            <text:p>36</text:p>
          </table:table-cell>
          <table:table-cell table:formula="of:=[.W$2]+[.$B14]" office:value-type="float" office:value="38" calcext:value-type="float">
            <text:p>38</text:p>
          </table:table-cell>
          <table:table-cell table:formula="of:=[.X$2]+[.$B14]" office:value-type="float" office:value="36" calcext:value-type="float">
            <text:p>36</text:p>
          </table:table-cell>
          <table:table-cell table:formula="of:=[.Y$2]+[.$B14]" office:value-type="float" office:value="35" calcext:value-type="float">
            <text:p>35</text:p>
          </table:table-cell>
          <table:table-cell table:formula="of:=[.Z$2]+[.$B14]" office:value-type="float" office:value="36" calcext:value-type="float">
            <text:p>36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c'' ^1&gt; e'' -2 a'' -4 c'''  a''  g''  a''  f'' -2" calcext:value-type="string">
            <text:p><text:s text:c="2"/>&lt; c'' ^1&gt; e'' -2 a'' -4 c''' <text:s/>a'' <text:s/>g'' <text:s/>a'' <text:s/>f'' 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b''" calcext:value-type="string">
            <text:p>b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d'''" calcext:value-type="string">
            <text:p>d'''</text:p>
          </table:table-cell>
          <table:table-cell/>
          <table:table-cell table:formula="of:=VLOOKUP([.X15];Pitches;2;0)" office:value-type="string" office:string-value="b''" calcext:value-type="string">
            <text:p>b''</text:p>
          </table:table-cell>
          <table:table-cell/>
          <table:table-cell table:formula="of:=VLOOKUP([.Y15];Pitches;2;0)" office:value-type="string" office:string-value="a''" calcext:value-type="string">
            <text:p>a''</text:p>
          </table:table-cell>
          <table:table-cell/>
          <table:table-cell table:formula="of:=VLOOKUP([.Z15];Pitches;2;0)" office:value-type="string" office:string-value="b''" calcext:value-type="string">
            <text:p>b''</text:p>
          </table:table-cell>
          <table:table-cell/>
          <table:table-cell table:formula="of:=VLOOKUP([.AA15];Pitches;2;0)" office:value-type="string" office:string-value="g''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2" calcext:value-type="float">
            <text:p>32</text:p>
          </table:table-cell>
          <table:table-cell table:formula="of:=[.U$2]+[.$B15]" office:value-type="float" office:value="34" calcext:value-type="float">
            <text:p>34</text:p>
          </table:table-cell>
          <table:table-cell table:formula="of:=[.V$2]+[.$B15]" office:value-type="float" office:value="37" calcext:value-type="float">
            <text:p>37</text:p>
          </table:table-cell>
          <table:table-cell table:formula="of:=[.W$2]+[.$B15]" office:value-type="float" office:value="39" calcext:value-type="float">
            <text:p>39</text:p>
          </table:table-cell>
          <table:table-cell table:formula="of:=[.X$2]+[.$B15]" office:value-type="float" office:value="37" calcext:value-type="float">
            <text:p>37</text:p>
          </table:table-cell>
          <table:table-cell table:formula="of:=[.Y$2]+[.$B15]" office:value-type="float" office:value="36" calcext:value-type="float">
            <text:p>36</text:p>
          </table:table-cell>
          <table:table-cell table:formula="of:=[.Z$2]+[.$B15]" office:value-type="float" office:value="37" calcext:value-type="float">
            <text:p>37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d'' -1 f'' -2 b'' -4 d'''  b''  a''  b''  g'' -2" calcext:value-type="string">
            <text:p><text:s text:c="3"/>d'' -1 f'' -2 b'' -4 d''' <text:s/>b'' <text:s/>a'' <text:s/>b'' <text:s/>g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T16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6];Pitches;2;0)" office:value-type="string" office:string-value="g''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VLOOKUP([.V16];Pitches;2;0)" office:value-type="string" office:string-value="c'''" calcext:value-type="string">
            <text:p>c'''</text:p>
          </table:table-cell>
          <table:table-cell office:value-type="float" office:value="-4" calcext:value-type="float">
            <text:p>-4</text:p>
          </table:table-cell>
          <table:table-cell table:formula="of:=VLOOKUP([.W16];Pitches;2;0)" office:value-type="string" office:string-value="e'''" calcext:value-type="string">
            <text:p>e'''</text:p>
          </table:table-cell>
          <table:table-cell/>
          <table:table-cell table:formula="of:=VLOOKUP([.X16];Pitches;2;0)" office:value-type="string" office:string-value="c'''" calcext:value-type="string">
            <text:p>c'''</text:p>
          </table:table-cell>
          <table:table-cell/>
          <table:table-cell table:formula="of:=VLOOKUP([.Y16];Pitches;2;0)" office:value-type="string" office:string-value="b''" calcext:value-type="string">
            <text:p>b''</text:p>
          </table:table-cell>
          <table:table-cell/>
          <table:table-cell table:formula="of:=VLOOKUP([.Z16];Pitches;2;0)" office:value-type="string" office:string-value="c'''" calcext:value-type="string">
            <text:p>c'''</text:p>
          </table:table-cell>
          <table:table-cell/>
          <table:table-cell table:style-name="ce15" office:value-type="string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[.T$2]+[.$B16]" office:value-type="float" office:value="33" calcext:value-type="float">
            <text:p>33</text:p>
          </table:table-cell>
          <table:table-cell table:formula="of:=[.U$2]+[.$B16]" office:value-type="float" office:value="35" calcext:value-type="float">
            <text:p>35</text:p>
          </table:table-cell>
          <table:table-cell table:formula="of:=[.V$2]+[.$B16]" office:value-type="float" office:value="38" calcext:value-type="float">
            <text:p>38</text:p>
          </table:table-cell>
          <table:table-cell table:formula="of:=[.W$2]+[.$B16]" office:value-type="float" office:value="40" calcext:value-type="float">
            <text:p>40</text:p>
          </table:table-cell>
          <table:table-cell table:formula="of:=[.X$2]+[.$B16]" office:value-type="float" office:value="38" calcext:value-type="float">
            <text:p>38</text:p>
          </table:table-cell>
          <table:table-cell table:formula="of:=[.Y$2]+[.$B16]" office:value-type="float" office:value="37" calcext:value-type="float">
            <text:p>37</text:p>
          </table:table-cell>
          <table:table-cell table:formula="of:=[.Z$2]+[.$B16]" office:value-type="float" office:value="38" calcext:value-type="float">
            <text:p>38</text:p>
          </table:table-cell>
          <table:table-cell table:formula="of:=[.AA$2]+[.$B16]" office:value-type="float" office:value="36" calcext:value-type="float">
            <text:p>36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 e'' -1 g'' -2 c''' -4 e'''  c'''  b''  c'''  g'' -2" calcext:value-type="string">
            <text:p><text:s text:c="3"/>e'' -1 g'' -2 c''' -4 e''' <text:s/>c''' <text:s/>b'' <text:s/>c''' <text:s/>g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e'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c'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7];Scalars;2;0)" office:value-type="float" office:value="40" calcext:value-type="float">
            <text:p>40</text:p>
          </table:table-cell>
          <table:table-cell table:style-name="ce10" table:formula="of:=VLOOKUP([.F17];Scalars;2;0)" office:value-type="float" office:value="38" calcext:value-type="float">
            <text:p>38</text:p>
          </table:table-cell>
          <table:table-cell table:style-name="ce10" table:formula="of:=VLOOKUP([.H17];Scalars;2;0)" office:value-type="float" office:value="35" calcext:value-type="float">
            <text:p>35</text:p>
          </table:table-cell>
          <table:table-cell table:style-name="ce10" table:formula="of:=VLOOKUP([.J17];Scalars;2;0)" office:value-type="float" office:value="33" calcext:value-type="float">
            <text:p>33</text:p>
          </table:table-cell>
          <table:table-cell table:style-name="ce10" table:formula="of:=VLOOKUP([.L17];Scalars;2;0)" office:value-type="float" office:value="35" calcext:value-type="float">
            <text:p>35</text:p>
          </table:table-cell>
          <table:table-cell table:style-name="ce10" table:formula="of:=VLOOKUP([.N17];Scalars;2;0)" office:value-type="float" office:value="34" calcext:value-type="float">
            <text:p>34</text:p>
          </table:table-cell>
          <table:table-cell table:style-name="ce10" table:formula="of:=VLOOKUP([.P17];Scalars;2;0)" office:value-type="float" office:value="35" calcext:value-type="float">
            <text:p>35</text:p>
          </table:table-cell>
          <table:table-cell table:style-name="ce10" table:formula="of:=VLOOKUP([.R17];Scalars;2;0)" office:value-type="float" office:value="33" calcext:value-type="float">
            <text:p>33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e''' ^5&gt; c''' -4 g'' -2 e'' -1 g'' -3 f'' -2 g'' -3 e'' -1" calcext:value-type="string">
            <text:p><text:s text:c="2"/>\bar "||" <text:s/>&lt; e''' ^5&gt; c''' -4 g'' -2 e'' -1 g'' -3 f'' -2 g'' -3 e'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d'''" calcext:value-type="string">
            <text:p>d'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'" calcext:value-type="string">
            <text:p>b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X18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Y18];Pitches;2;0)" office:value-type="string" office:string-value="e''" calcext:value-type="string">
            <text:p>e''</text:p>
          </table:table-cell>
          <table:table-cell/>
          <table:table-cell table:formula="of:=VLOOKUP([.Z18];Pitches;2;0)" office:value-type="string" office:string-value="f''" calcext:value-type="string">
            <text:p>f''</text:p>
          </table:table-cell>
          <table:table-cell/>
          <table:table-cell table:formula="of:=VLOOKUP([.AA18];Pitches;2;0)" office:value-type="string" office:string-value="d''" calcext:value-type="string">
            <text:p>d''</text:p>
          </table:table-cell>
          <table:table-cell/>
          <table:table-cell table:formula="of:=[.T$17]+[.$B18]" office:value-type="float" office:value="39" calcext:value-type="float">
            <text:p>39</text:p>
          </table:table-cell>
          <table:table-cell table:formula="of:=[.U$17]+[.$B18]" office:value-type="float" office:value="37" calcext:value-type="float">
            <text:p>37</text:p>
          </table:table-cell>
          <table:table-cell table:formula="of:=[.V$17]+[.$B18]" office:value-type="float" office:value="34" calcext:value-type="float">
            <text:p>34</text:p>
          </table:table-cell>
          <table:table-cell table:formula="of:=[.W$17]+[.$B18]" office:value-type="float" office:value="32" calcext:value-type="float">
            <text:p>32</text:p>
          </table:table-cell>
          <table:table-cell table:formula="of:=[.X$17]+[.$B18]" office:value-type="float" office:value="34" calcext:value-type="float">
            <text:p>34</text:p>
          </table:table-cell>
          <table:table-cell table:formula="of:=[.Y$17]+[.$B18]" office:value-type="float" office:value="33" calcext:value-type="float">
            <text:p>33</text:p>
          </table:table-cell>
          <table:table-cell table:formula="of:=[.Z$17]+[.$B18]" office:value-type="float" office:value="34" calcext:value-type="float">
            <text:p>34</text:p>
          </table:table-cell>
          <table:table-cell table:formula="of:=[.AA$17]+[.$B18]" office:value-type="float" office:value="32" calcext:value-type="float">
            <text:p>32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d''' -5 b'' -4 f'' -2 d'' -1 f'' -3 e''  f''  d'' " calcext:value-type="string">
            <text:p><text:s text:c="3"/>d''' -5 b'' -4 f'' -2 d'' -1 f'' -3 e'' <text:s/>f'' <text:s/>d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c'''" calcext:value-type="string">
            <text:p>c'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'" calcext:value-type="string">
            <text:p>a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X19];Pitches;2;0)" office:value-type="string" office:string-value="e''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formula="of:=VLOOKUP([.Y19];Pitches;2;0)" office:value-type="string" office:string-value="d''" calcext:value-type="string">
            <text:p>d''</text:p>
          </table:table-cell>
          <table:table-cell/>
          <table:table-cell table:formula="of:=VLOOKUP([.Z19];Pitches;2;0)" office:value-type="string" office:string-value="e''" calcext:value-type="string">
            <text:p>e''</text:p>
          </table:table-cell>
          <table:table-cell/>
          <table:table-cell table:formula="of:=VLOOKUP([.AA19];Pitches;2;0)" office:value-type="string" office:string-value="c''" calcext:value-type="string">
            <text:p>c''</text:p>
          </table:table-cell>
          <table:table-cell/>
          <table:table-cell table:formula="of:=[.T$17]+[.$B19]" office:value-type="float" office:value="38" calcext:value-type="float">
            <text:p>38</text:p>
          </table:table-cell>
          <table:table-cell table:formula="of:=[.U$17]+[.$B19]" office:value-type="float" office:value="36" calcext:value-type="float">
            <text:p>36</text:p>
          </table:table-cell>
          <table:table-cell table:formula="of:=[.V$17]+[.$B19]" office:value-type="float" office:value="33" calcext:value-type="float">
            <text:p>33</text:p>
          </table:table-cell>
          <table:table-cell table:formula="of:=[.W$17]+[.$B19]" office:value-type="float" office:value="31" calcext:value-type="float">
            <text:p>31</text:p>
          </table:table-cell>
          <table:table-cell table:formula="of:=[.X$17]+[.$B19]" office:value-type="float" office:value="33" calcext:value-type="float">
            <text:p>33</text:p>
          </table:table-cell>
          <table:table-cell table:formula="of:=[.Y$17]+[.$B19]" office:value-type="float" office:value="32" calcext:value-type="float">
            <text:p>32</text:p>
          </table:table-cell>
          <table:table-cell table:formula="of:=[.Z$17]+[.$B19]" office:value-type="float" office:value="33" calcext:value-type="float">
            <text:p>33</text:p>
          </table:table-cell>
          <table:table-cell table:formula="of:=[.AA$17]+[.$B19]" office:value-type="float" office:value="31" calcext:value-type="float">
            <text:p>31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c''' -5 a'' -4 e'' -2 c'' -1 e'' -3 d''  e''  c'' " calcext:value-type="string">
            <text:p><text:s text:c="3"/>c''' -5 a'' -4 e'' -2 c'' -1 e'' -3 d'' <text:s/>e'' <text:s/>c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20];Pitches;2;0)" office:value-type="string" office:string-value="b''" calcext:value-type="string">
            <text:p>b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X20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Y20];Pitches;2;0)" office:value-type="string" office:string-value="c''" calcext:value-type="string">
            <text:p>c''</text:p>
          </table:table-cell>
          <table:table-cell/>
          <table:table-cell table:formula="of:=VLOOKUP([.Z20];Pitches;2;0)" office:value-type="string" office:string-value="d''" calcext:value-type="string">
            <text:p>d''</text:p>
          </table:table-cell>
          <table:table-cell/>
          <table:table-cell table:formula="of:=VLOOKUP([.AA20];Pitches;2;0)" office:value-type="string" office:string-value="b'" calcext:value-type="string">
            <text:p>b'</text:p>
          </table:table-cell>
          <table:table-cell/>
          <table:table-cell table:formula="of:=[.T$17]+[.$B20]" office:value-type="float" office:value="37" calcext:value-type="float">
            <text:p>37</text:p>
          </table:table-cell>
          <table:table-cell table:formula="of:=[.U$17]+[.$B20]" office:value-type="float" office:value="35" calcext:value-type="float">
            <text:p>35</text:p>
          </table:table-cell>
          <table:table-cell table:formula="of:=[.V$17]+[.$B20]" office:value-type="float" office:value="32" calcext:value-type="float">
            <text:p>32</text:p>
          </table:table-cell>
          <table:table-cell table:formula="of:=[.W$17]+[.$B20]" office:value-type="float" office:value="30" calcext:value-type="float">
            <text:p>30</text:p>
          </table:table-cell>
          <table:table-cell table:formula="of:=[.X$17]+[.$B20]" office:value-type="float" office:value="32" calcext:value-type="float">
            <text:p>32</text:p>
          </table:table-cell>
          <table:table-cell table:formula="of:=[.Y$17]+[.$B20]" office:value-type="float" office:value="31" calcext:value-type="float">
            <text:p>31</text:p>
          </table:table-cell>
          <table:table-cell table:formula="of:=[.Z$17]+[.$B20]" office:value-type="float" office:value="32" calcext:value-type="float">
            <text:p>32</text:p>
          </table:table-cell>
          <table:table-cell table:formula="of:=[.AA$17]+[.$B20]" office:value-type="float" office:value="30" calcext:value-type="float">
            <text:p>30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b'' -5 g'' -4 d'' -2 b' -1 d'' -3 c''  d''  b' " calcext:value-type="string">
            <text:p><text:s text:c="3"/>b'' -5 g'' -4 d'' -2 b' -1 d'' -3 c'' <text:s/>d'' <text:s/>b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21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21];Pitches;2;0)" office:value-type="string" office:string-value="b'" calcext:value-type="string">
            <text:p>b'</text:p>
          </table:table-cell>
          <table:table-cell/>
          <table:table-cell table:formula="of:=VLOOKUP([.Z21];Pitches;2;0)" office:value-type="string" office:string-value="c''" calcext:value-type="string">
            <text:p>c''</text:p>
          </table:table-cell>
          <table:table-cell/>
          <table:table-cell table:formula="of:=VLOOKUP([.AA21];Pitches;2;0)" office:value-type="string" office:string-value="a'" calcext:value-type="string">
            <text:p>a'</text:p>
          </table:table-cell>
          <table:table-cell/>
          <table:table-cell table:formula="of:=[.T$17]+[.$B21]" office:value-type="float" office:value="36" calcext:value-type="float">
            <text:p>36</text:p>
          </table:table-cell>
          <table:table-cell table:formula="of:=[.U$17]+[.$B21]" office:value-type="float" office:value="34" calcext:value-type="float">
            <text:p>34</text:p>
          </table:table-cell>
          <table:table-cell table:formula="of:=[.V$17]+[.$B21]" office:value-type="float" office:value="31" calcext:value-type="float">
            <text:p>31</text:p>
          </table:table-cell>
          <table:table-cell table:formula="of:=[.W$17]+[.$B21]" office:value-type="float" office:value="29" calcext:value-type="float">
            <text:p>29</text:p>
          </table:table-cell>
          <table:table-cell table:formula="of:=[.X$17]+[.$B21]" office:value-type="float" office:value="31" calcext:value-type="float">
            <text:p>31</text:p>
          </table:table-cell>
          <table:table-cell table:formula="of:=[.Y$17]+[.$B21]" office:value-type="float" office:value="30" calcext:value-type="float">
            <text:p>30</text:p>
          </table:table-cell>
          <table:table-cell table:formula="of:=[.Z$17]+[.$B21]" office:value-type="float" office:value="31" calcext:value-type="float">
            <text:p>31</text:p>
          </table:table-cell>
          <table:table-cell table:formula="of:=[.AA$17]+[.$B21]" office:value-type="float" office:value="29" calcext:value-type="float">
            <text:p>29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a'' -5 f'' -4 c'' -2 a' -1 c'' -3 b'  c''  a' " calcext:value-type="string">
            <text:p><text:s text:c="3"/>a'' -5 f'' -4 c'' -2 a' -1 c'' -3 b' <text:s/>c'' <text:s/>a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X22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Y22];Pitches;2;0)" office:value-type="string" office:string-value="a'" calcext:value-type="string">
            <text:p>a'</text:p>
          </table:table-cell>
          <table:table-cell/>
          <table:table-cell table:formula="of:=VLOOKUP([.Z22];Pitches;2;0)" office:value-type="string" office:string-value="b'" calcext:value-type="string">
            <text:p>b'</text:p>
          </table:table-cell>
          <table:table-cell/>
          <table:table-cell table:formula="of:=VLOOKUP([.AA22];Pitches;2;0)" office:value-type="string" office:string-value="g'" calcext:value-type="string">
            <text:p>g'</text:p>
          </table:table-cell>
          <table:table-cell/>
          <table:table-cell table:formula="of:=[.T$17]+[.$B22]" office:value-type="float" office:value="35" calcext:value-type="float">
            <text:p>35</text:p>
          </table:table-cell>
          <table:table-cell table:formula="of:=[.U$17]+[.$B22]" office:value-type="float" office:value="33" calcext:value-type="float">
            <text:p>33</text:p>
          </table:table-cell>
          <table:table-cell table:formula="of:=[.V$17]+[.$B22]" office:value-type="float" office:value="30" calcext:value-type="float">
            <text:p>30</text:p>
          </table:table-cell>
          <table:table-cell table:formula="of:=[.W$17]+[.$B22]" office:value-type="float" office:value="28" calcext:value-type="float">
            <text:p>28</text:p>
          </table:table-cell>
          <table:table-cell table:formula="of:=[.X$17]+[.$B22]" office:value-type="float" office:value="30" calcext:value-type="float">
            <text:p>30</text:p>
          </table:table-cell>
          <table:table-cell table:formula="of:=[.Y$17]+[.$B22]" office:value-type="float" office:value="29" calcext:value-type="float">
            <text:p>29</text:p>
          </table:table-cell>
          <table:table-cell table:formula="of:=[.Z$17]+[.$B22]" office:value-type="float" office:value="30" calcext:value-type="float">
            <text:p>30</text:p>
          </table:table-cell>
          <table:table-cell table:formula="of:=[.AA$17]+[.$B22]" office:value-type="float" office:value="28" calcext:value-type="float">
            <text:p>28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g'' -5 e'' -4 b' -2 g' -1 b' -3 a'  b'  g' " calcext:value-type="string">
            <text:p><text:s text:c="3"/>g'' -5 e'' -4 b' -2 g' -1 b' -3 a' <text:s/>b' <text:s/>g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23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f'" calcext:value-type="string">
            <text:p>f'</text:p>
          </table:table-cell>
          <table:table-cell/>
          <table:table-cell table:formula="of:=VLOOKUP([.X23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Y23];Pitches;2;0)" office:value-type="string" office:string-value="g'" calcext:value-type="string">
            <text:p>g'</text:p>
          </table:table-cell>
          <table:table-cell/>
          <table:table-cell table:formula="of:=VLOOKUP([.Z23];Pitches;2;0)" office:value-type="string" office:string-value="a'" calcext:value-type="string">
            <text:p>a'</text:p>
          </table:table-cell>
          <table:table-cell/>
          <table:table-cell table:formula="of:=VLOOKUP([.AA23];Pitches;2;0)" office:value-type="string" office:string-value="f'" calcext:value-type="string">
            <text:p>f'</text:p>
          </table:table-cell>
          <table:table-cell/>
          <table:table-cell table:formula="of:=[.T$17]+[.$B23]" office:value-type="float" office:value="34" calcext:value-type="float">
            <text:p>34</text:p>
          </table:table-cell>
          <table:table-cell table:formula="of:=[.U$17]+[.$B23]" office:value-type="float" office:value="32" calcext:value-type="float">
            <text:p>32</text:p>
          </table:table-cell>
          <table:table-cell table:formula="of:=[.V$17]+[.$B23]" office:value-type="float" office:value="29" calcext:value-type="float">
            <text:p>29</text:p>
          </table:table-cell>
          <table:table-cell table:formula="of:=[.W$17]+[.$B23]" office:value-type="float" office:value="27" calcext:value-type="float">
            <text:p>27</text:p>
          </table:table-cell>
          <table:table-cell table:formula="of:=[.X$17]+[.$B23]" office:value-type="float" office:value="29" calcext:value-type="float">
            <text:p>29</text:p>
          </table:table-cell>
          <table:table-cell table:formula="of:=[.Y$17]+[.$B23]" office:value-type="float" office:value="28" calcext:value-type="float">
            <text:p>28</text:p>
          </table:table-cell>
          <table:table-cell table:formula="of:=[.Z$17]+[.$B23]" office:value-type="float" office:value="29" calcext:value-type="float">
            <text:p>29</text:p>
          </table:table-cell>
          <table:table-cell table:formula="of:=[.AA$17]+[.$B23]" office:value-type="float" office:value="27" calcext:value-type="float">
            <text:p>27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f'' -5 d'' -4 a' -2 f'  a' -3 g'  a'  f' " calcext:value-type="string">
            <text:p><text:s text:c="3"/>f'' -5 d'' -4 a' -2 f' <text:s/>a' -3 g' <text:s/>a' <text:s/>f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24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e'" calcext:value-type="string">
            <text:p>e'</text:p>
          </table:table-cell>
          <table:table-cell/>
          <table:table-cell table:formula="of:=VLOOKUP([.X24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Y24];Pitches;2;0)" office:value-type="string" office:string-value="f'" calcext:value-type="string">
            <text:p>f'</text:p>
          </table:table-cell>
          <table:table-cell/>
          <table:table-cell table:formula="of:=VLOOKUP([.Z24];Pitches;2;0)" office:value-type="string" office:string-value="g'" calcext:value-type="string">
            <text:p>g'</text:p>
          </table:table-cell>
          <table:table-cell/>
          <table:table-cell table:formula="of:=VLOOKUP([.AA24];Pitches;2;0)" office:value-type="string" office:string-value="e'" calcext:value-type="string">
            <text:p>e'</text:p>
          </table:table-cell>
          <table:table-cell/>
          <table:table-cell table:formula="of:=[.T$17]+[.$B24]" office:value-type="float" office:value="33" calcext:value-type="float">
            <text:p>33</text:p>
          </table:table-cell>
          <table:table-cell table:formula="of:=[.U$17]+[.$B24]" office:value-type="float" office:value="31" calcext:value-type="float">
            <text:p>31</text:p>
          </table:table-cell>
          <table:table-cell table:formula="of:=[.V$17]+[.$B24]" office:value-type="float" office:value="28" calcext:value-type="float">
            <text:p>28</text:p>
          </table:table-cell>
          <table:table-cell table:formula="of:=[.W$17]+[.$B24]" office:value-type="float" office:value="26" calcext:value-type="float">
            <text:p>26</text:p>
          </table:table-cell>
          <table:table-cell table:formula="of:=[.X$17]+[.$B24]" office:value-type="float" office:value="28" calcext:value-type="float">
            <text:p>28</text:p>
          </table:table-cell>
          <table:table-cell table:formula="of:=[.Y$17]+[.$B24]" office:value-type="float" office:value="27" calcext:value-type="float">
            <text:p>27</text:p>
          </table:table-cell>
          <table:table-cell table:formula="of:=[.Z$17]+[.$B24]" office:value-type="float" office:value="28" calcext:value-type="float">
            <text:p>28</text:p>
          </table:table-cell>
          <table:table-cell table:formula="of:=[.AA$17]+[.$B24]" office:value-type="float" office:value="26" calcext:value-type="float">
            <text:p>26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e'' -5 c'' -4 g' -2 e'  g' -3 f'  g'  e' " calcext:value-type="string">
            <text:p><text:s text:c="3"/>e'' -5 c'' -4 g' -2 e' <text:s/>g' -3 f' <text:s/>g' <text:s/>e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fingerDown</text:p>
          </table:table-cell>
          <table:table-cell table:formula="of:=VLOOKUP([.T25];Pitches;2;0)" office:value-type="string" office:string-value="d''" calcext:value-type="string">
            <text:p>d'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5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X25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Y25];Pitches;2;0)" office:value-type="string" office:string-value="e'" calcext:value-type="string">
            <text:p>e'</text:p>
          </table:table-cell>
          <table:table-cell/>
          <table:table-cell table:formula="of:=VLOOKUP([.Z25];Pitches;2;0)" office:value-type="string" office:string-value="f'" calcext:value-type="string">
            <text:p>f'</text:p>
          </table:table-cell>
          <table:table-cell/>
          <table:table-cell table:formula="of:=VLOOKUP([.AA25];Pitches;2;0)" office:value-type="string" office:string-value="d'" calcext:value-type="string">
            <text:p>d'</text:p>
          </table:table-cell>
          <table:table-cell/>
          <table:table-cell table:formula="of:=[.T$17]+[.$B25]" office:value-type="float" office:value="32" calcext:value-type="float">
            <text:p>32</text:p>
          </table:table-cell>
          <table:table-cell table:formula="of:=[.U$17]+[.$B25]" office:value-type="float" office:value="30" calcext:value-type="float">
            <text:p>30</text:p>
          </table:table-cell>
          <table:table-cell table:formula="of:=[.V$17]+[.$B25]" office:value-type="float" office:value="27" calcext:value-type="float">
            <text:p>27</text:p>
          </table:table-cell>
          <table:table-cell table:formula="of:=[.W$17]+[.$B25]" office:value-type="float" office:value="25" calcext:value-type="float">
            <text:p>25</text:p>
          </table:table-cell>
          <table:table-cell table:formula="of:=[.X$17]+[.$B25]" office:value-type="float" office:value="27" calcext:value-type="float">
            <text:p>27</text:p>
          </table:table-cell>
          <table:table-cell table:formula="of:=[.Y$17]+[.$B25]" office:value-type="float" office:value="26" calcext:value-type="float">
            <text:p>26</text:p>
          </table:table-cell>
          <table:table-cell table:formula="of:=[.Z$17]+[.$B25]" office:value-type="float" office:value="27" calcext:value-type="float">
            <text:p>27</text:p>
          </table:table-cell>
          <table:table-cell table:formula="of:=[.AA$17]+[.$B25]" office:value-type="float" office:value="25" calcext:value-type="float">
            <text:p>25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fingerDown d'' -5 b' -4 f' -2 d' -1 f' -3 e'  f'  d' " calcext:value-type="string">
            <text:p><text:s text:c="2"/>\fingerDown d'' -5 b' -4 f' -2 d' -1 f' -3 e' <text:s/>f' <text:s/>d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VLOOKUP([.T26];Pitches;2;0)" office:value-type="string" office:string-value="c''" calcext:value-type="string">
            <text:p>c'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6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X26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Y26];Pitches;2;0)" office:value-type="string" office:string-value="d'" calcext:value-type="string">
            <text:p>d'</text:p>
          </table:table-cell>
          <table:table-cell/>
          <table:table-cell table:formula="of:=VLOOKUP([.Z26];Pitches;2;0)" office:value-type="string" office:string-value="e'" calcext:value-type="string">
            <text:p>e'</text:p>
          </table:table-cell>
          <table:table-cell/>
          <table:table-cell table:formula="of:=VLOOKUP([.AA26];Pitches;2;0)" office:value-type="string" office:string-value="c'" calcext:value-type="string">
            <text:p>c'</text:p>
          </table:table-cell>
          <table:table-cell/>
          <table:table-cell table:formula="of:=[.T$17]+[.$B26]" office:value-type="float" office:value="31" calcext:value-type="float">
            <text:p>31</text:p>
          </table:table-cell>
          <table:table-cell table:formula="of:=[.U$17]+[.$B26]" office:value-type="float" office:value="29" calcext:value-type="float">
            <text:p>29</text:p>
          </table:table-cell>
          <table:table-cell table:formula="of:=[.V$17]+[.$B26]" office:value-type="float" office:value="26" calcext:value-type="float">
            <text:p>26</text:p>
          </table:table-cell>
          <table:table-cell table:formula="of:=[.W$17]+[.$B26]" office:value-type="float" office:value="24" calcext:value-type="float">
            <text:p>24</text:p>
          </table:table-cell>
          <table:table-cell table:formula="of:=[.X$17]+[.$B26]" office:value-type="float" office:value="26" calcext:value-type="float">
            <text:p>26</text:p>
          </table:table-cell>
          <table:table-cell table:formula="of:=[.Y$17]+[.$B26]" office:value-type="float" office:value="25" calcext:value-type="float">
            <text:p>25</text:p>
          </table:table-cell>
          <table:table-cell table:formula="of:=[.Z$17]+[.$B26]" office:value-type="float" office:value="26" calcext:value-type="float">
            <text:p>26</text:p>
          </table:table-cell>
          <table:table-cell table:formula="of:=[.AA$17]+[.$B26]" office:value-type="float" office:value="24" calcext:value-type="float">
            <text:p>24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c'' -5 a' -4 e' -2 c' -1 e' -3 d'  e'  c' " calcext:value-type="string">
            <text:p><text:s text:c="3"/>c'' -5 a' -4 e' -2 c' -1 e' -3 d' <text:s/>e' <text:s/>c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7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X27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Y27];Pitches;2;0)" office:value-type="string" office:string-value="c'" calcext:value-type="string">
            <text:p>c'</text:p>
          </table:table-cell>
          <table:table-cell/>
          <table:table-cell table:formula="of:=VLOOKUP([.Z27];Pitches;2;0)" office:value-type="string" office:string-value="d'" calcext:value-type="string">
            <text:p>d'</text:p>
          </table:table-cell>
          <table:table-cell/>
          <table:table-cell table:formula="of:=VLOOKUP([.AA27];Pitches;2;0)" office:value-type="string" office:string-value="b" calcext:value-type="string">
            <text:p>b</text:p>
          </table:table-cell>
          <table:table-cell/>
          <table:table-cell table:formula="of:=[.T$17]+[.$B27]" office:value-type="float" office:value="30" calcext:value-type="float">
            <text:p>30</text:p>
          </table:table-cell>
          <table:table-cell table:formula="of:=[.U$17]+[.$B27]" office:value-type="float" office:value="28" calcext:value-type="float">
            <text:p>28</text:p>
          </table:table-cell>
          <table:table-cell table:formula="of:=[.V$17]+[.$B27]" office:value-type="float" office:value="25" calcext:value-type="float">
            <text:p>25</text:p>
          </table:table-cell>
          <table:table-cell table:formula="of:=[.W$17]+[.$B27]" office:value-type="float" office:value="23" calcext:value-type="float">
            <text:p>23</text:p>
          </table:table-cell>
          <table:table-cell table:formula="of:=[.X$17]+[.$B27]" office:value-type="float" office:value="25" calcext:value-type="float">
            <text:p>25</text:p>
          </table:table-cell>
          <table:table-cell table:formula="of:=[.Y$17]+[.$B27]" office:value-type="float" office:value="24" calcext:value-type="float">
            <text:p>24</text:p>
          </table:table-cell>
          <table:table-cell table:formula="of:=[.Z$17]+[.$B27]" office:value-type="float" office:value="25" calcext:value-type="float">
            <text:p>25</text:p>
          </table:table-cell>
          <table:table-cell table:formula="of:=[.AA$17]+[.$B27]" office:value-type="float" office:value="23" calcext:value-type="float">
            <text:p>23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b' -5 g' -4 d' -2 b -1 d' -3 c'  d'  b " calcext:value-type="string">
            <text:p><text:s text:c="3"/>b' -5 g' -4 d' -2 b -1 d' -3 c' <text:s/>d' <text:s/>b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\beamLessSlant \staffUp \fingerUp</text:p>
          </table:table-cell>
          <table:table-cell table:formula="of:=VLOOKUP([.T28];Pitches;2;0)" office:value-type="string" office:string-value="a'" calcext:value-type="string">
            <text:p>a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8];Pitches;2;0)" office:value-type="string" office:string-value="f'" calcext:value-type="string">
            <text:p>f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28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a" calcext:value-type="string">
            <text:p>a</text:p>
          </table:table-cell>
          <table:table-cell/>
          <table:table-cell table:formula="of:=VLOOKUP([.X28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28];Pitches;2;0)" office:value-type="string" office:string-value="b" calcext:value-type="string">
            <text:p>b</text:p>
          </table:table-cell>
          <table:table-cell/>
          <table:table-cell table:formula="of:=VLOOKUP([.Z28];Pitches;2;0)" office:value-type="string" office:string-value="c'" calcext:value-type="string">
            <text:p>c'</text:p>
          </table:table-cell>
          <table:table-cell/>
          <table:table-cell table:formula="of:=VLOOKUP([.AA28];Pitches;2;0)" office:value-type="string" office:string-value="a" calcext:value-type="string">
            <text:p>a</text:p>
          </table:table-cell>
          <table:table-cell/>
          <table:table-cell table:formula="of:=[.T$17]+[.$B28]" office:value-type="float" office:value="29" calcext:value-type="float">
            <text:p>29</text:p>
          </table:table-cell>
          <table:table-cell table:formula="of:=[.U$17]+[.$B28]" office:value-type="float" office:value="27" calcext:value-type="float">
            <text:p>27</text:p>
          </table:table-cell>
          <table:table-cell table:formula="of:=[.V$17]+[.$B28]" office:value-type="float" office:value="24" calcext:value-type="float">
            <text:p>24</text:p>
          </table:table-cell>
          <table:table-cell table:formula="of:=[.W$17]+[.$B28]" office:value-type="float" office:value="22" calcext:value-type="float">
            <text:p>22</text:p>
          </table:table-cell>
          <table:table-cell table:formula="of:=[.X$17]+[.$B28]" office:value-type="float" office:value="24" calcext:value-type="float">
            <text:p>24</text:p>
          </table:table-cell>
          <table:table-cell table:formula="of:=[.Y$17]+[.$B28]" office:value-type="float" office:value="23" calcext:value-type="float">
            <text:p>23</text:p>
          </table:table-cell>
          <table:table-cell table:formula="of:=[.Z$17]+[.$B28]" office:value-type="float" office:value="24" calcext:value-type="float">
            <text:p>24</text:p>
          </table:table-cell>
          <table:table-cell table:formula="of:=[.AA$17]+[.$B28]" office:value-type="float" office:value="22" calcext:value-type="float">
            <text:p>22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\beamLessSlant \staffUp \fingerUp a' -5 f'  -4 \staffDown c' -2 a  c' -3 b  c'  a " calcext:value-type="string">
            <text:p><text:s text:c="2"/>\beamLessSlant \staffUp \fingerUp a' -5 f' <text:s/>-4 \staffDown c' -2 a <text:s/>c' -3 b <text:s/>c' <text:s/>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2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e'" calcext:value-type="string">
            <text:p>e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29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9];Pitches;2;0)" office:value-type="string" office:string-value="g" calcext:value-type="string">
            <text:p>g</text:p>
          </table:table-cell>
          <table:table-cell/>
          <table:table-cell table:formula="of:=VLOOKUP([.X29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Y29];Pitches;2;0)" office:value-type="string" office:string-value="a" calcext:value-type="string">
            <text:p>a</text:p>
          </table:table-cell>
          <table:table-cell/>
          <table:table-cell table:formula="of:=VLOOKUP([.Z29];Pitches;2;0)" office:value-type="string" office:string-value="b" calcext:value-type="string">
            <text:p>b</text:p>
          </table:table-cell>
          <table:table-cell/>
          <table:table-cell table:formula="of:=VLOOKUP([.AA29];Pitches;2;0)" office:value-type="string" office:string-value="g" calcext:value-type="string">
            <text:p>g</text:p>
          </table:table-cell>
          <table:table-cell/>
          <table:table-cell table:formula="of:=[.T$17]+[.$B29]" office:value-type="float" office:value="28" calcext:value-type="float">
            <text:p>28</text:p>
          </table:table-cell>
          <table:table-cell table:formula="of:=[.U$17]+[.$B29]" office:value-type="float" office:value="26" calcext:value-type="float">
            <text:p>26</text:p>
          </table:table-cell>
          <table:table-cell table:formula="of:=[.V$17]+[.$B29]" office:value-type="float" office:value="23" calcext:value-type="float">
            <text:p>23</text:p>
          </table:table-cell>
          <table:table-cell table:formula="of:=[.W$17]+[.$B29]" office:value-type="float" office:value="21" calcext:value-type="float">
            <text:p>21</text:p>
          </table:table-cell>
          <table:table-cell table:formula="of:=[.X$17]+[.$B29]" office:value-type="float" office:value="23" calcext:value-type="float">
            <text:p>23</text:p>
          </table:table-cell>
          <table:table-cell table:formula="of:=[.Y$17]+[.$B29]" office:value-type="float" office:value="22" calcext:value-type="float">
            <text:p>22</text:p>
          </table:table-cell>
          <table:table-cell table:formula="of:=[.Z$17]+[.$B29]" office:value-type="float" office:value="23" calcext:value-type="float">
            <text:p>23</text:p>
          </table:table-cell>
          <table:table-cell table:formula="of:=[.AA$17]+[.$B29]" office:value-type="float" office:value="21" calcext:value-type="float">
            <text:p>21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\beamLessSlant \staffUp g' -5 e'  -4 \staffDown b -2 g  b -3 a  b  g " calcext:value-type="string">
            <text:p><text:s text:c="2"/>\beamLessSlant \staffUp g' -5 e' <text:s/>-4 \staffDown b -2 g <text:s/>b -3 a <text:s/>b <text:s/>g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30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U30];Pitches;2;0)" office:value-type="string" office:string-value="d'" calcext:value-type="string">
            <text:p>d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30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30];Pitches;2;0)" office:value-type="string" office:string-value="f" calcext:value-type="string">
            <text:p>f</text:p>
          </table:table-cell>
          <table:table-cell/>
          <table:table-cell table:formula="of:=VLOOKUP([.X30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Y30];Pitches;2;0)" office:value-type="string" office:string-value="g" calcext:value-type="string">
            <text:p>g</text:p>
          </table:table-cell>
          <table:table-cell/>
          <table:table-cell table:formula="of:=VLOOKUP([.Z30];Pitches;2;0)" office:value-type="string" office:string-value="a" calcext:value-type="string">
            <text:p>a</text:p>
          </table:table-cell>
          <table:table-cell/>
          <table:table-cell table:formula="of:=VLOOKUP([.AA30];Pitches;2;0)" office:value-type="string" office:string-value="f" calcext:value-type="string">
            <text:p>f</text:p>
          </table:table-cell>
          <table:table-cell/>
          <table:table-cell table:formula="of:=[.T$17]+[.$B30]" office:value-type="float" office:value="27" calcext:value-type="float">
            <text:p>27</text:p>
          </table:table-cell>
          <table:table-cell table:formula="of:=[.U$17]+[.$B30]" office:value-type="float" office:value="25" calcext:value-type="float">
            <text:p>25</text:p>
          </table:table-cell>
          <table:table-cell table:formula="of:=[.V$17]+[.$B30]" office:value-type="float" office:value="22" calcext:value-type="float">
            <text:p>22</text:p>
          </table:table-cell>
          <table:table-cell table:formula="of:=[.W$17]+[.$B30]" office:value-type="float" office:value="20" calcext:value-type="float">
            <text:p>20</text:p>
          </table:table-cell>
          <table:table-cell table:formula="of:=[.X$17]+[.$B30]" office:value-type="float" office:value="22" calcext:value-type="float">
            <text:p>22</text:p>
          </table:table-cell>
          <table:table-cell table:formula="of:=[.Y$17]+[.$B30]" office:value-type="float" office:value="21" calcext:value-type="float">
            <text:p>21</text:p>
          </table:table-cell>
          <table:table-cell table:formula="of:=[.Z$17]+[.$B30]" office:value-type="float" office:value="22" calcext:value-type="float">
            <text:p>22</text:p>
          </table:table-cell>
          <table:table-cell table:formula="of:=[.AA$17]+[.$B30]" office:value-type="float" office:value="20" calcext:value-type="float">
            <text:p>20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\beamLessSlant \staffUp f' -5 d'  -4 \staffDown a -2 f  a -3 g  a  f " calcext:value-type="string">
            <text:p><text:s text:c="2"/>\beamLessSlant \staffUp f' -5 d' <text:s/>-4 \staffDown a -2 f <text:s/>a -3 g <text:s/>a <text:s/>f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3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31];Pitches;2;0)" office:value-type="string" office:string-value="c'" calcext:value-type="string">
            <text:p>c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3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31];Pitches;2;0)" office:value-type="string" office:string-value="e" calcext:value-type="string">
            <text:p>e</text:p>
          </table:table-cell>
          <table:table-cell/>
          <table:table-cell table:formula="of:=VLOOKUP([.X31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1];Pitches;2;0)" office:value-type="string" office:string-value="f" calcext:value-type="string">
            <text:p>f</text:p>
          </table:table-cell>
          <table:table-cell/>
          <table:table-cell table:formula="of:=VLOOKUP([.Z31];Pitches;2;0)" office:value-type="string" office:string-value="g" calcext:value-type="string">
            <text:p>g</text:p>
          </table:table-cell>
          <table:table-cell/>
          <table:table-cell table:style-name="ce15" office:value-type="string" calcext:value-type="string">
            <text:p>f</text:p>
          </table:table-cell>
          <table:table-cell/>
          <table:table-cell table:formula="of:=[.T$17]+[.$B31]" office:value-type="float" office:value="26" calcext:value-type="float">
            <text:p>26</text:p>
          </table:table-cell>
          <table:table-cell table:formula="of:=[.U$17]+[.$B31]" office:value-type="float" office:value="24" calcext:value-type="float">
            <text:p>24</text:p>
          </table:table-cell>
          <table:table-cell table:formula="of:=[.V$17]+[.$B31]" office:value-type="float" office:value="21" calcext:value-type="float">
            <text:p>21</text:p>
          </table:table-cell>
          <table:table-cell table:formula="of:=[.W$17]+[.$B31]" office:value-type="float" office:value="19" calcext:value-type="float">
            <text:p>19</text:p>
          </table:table-cell>
          <table:table-cell table:formula="of:=[.X$17]+[.$B31]" office:value-type="float" office:value="21" calcext:value-type="float">
            <text:p>21</text:p>
          </table:table-cell>
          <table:table-cell table:formula="of:=[.Y$17]+[.$B31]" office:value-type="float" office:value="20" calcext:value-type="float">
            <text:p>20</text:p>
          </table:table-cell>
          <table:table-cell table:formula="of:=[.Z$17]+[.$B31]" office:value-type="float" office:value="21" calcext:value-type="float">
            <text:p>21</text:p>
          </table:table-cell>
          <table:table-cell table:formula="of:=[.AA$17]+[.$B31]" office:value-type="float" office:value="19" calcext:value-type="float">
            <text:p>19</text:p>
          </table:table-cell>
          <table:table-cell table:formula="of:=CONCATENATE(Sp;Sp;[.C31];Sp;[.D31];Sp;[.E31];Sp;[.F31];Sp;[.G31];Sp;[.H31];Sp;[.I31];Sp;[.J31];Sp;[.K31];Sp;[.L31];Sp;[.M31];Sp;[.N31];Sp;[.O31];Sp;[.P31];Sp;[.Q31];Sp;[.R31];Sp;[.S31])" office:value-type="string" office:string-value="  \beamLessSlant \staffUp e' -5 c'  -4 \staffDown g -2 e  g -3 f  g  f " calcext:value-type="string">
            <text:p><text:s text:c="2"/>\beamLessSlant \staffUp e' -5 c' <text:s/>-4 \staffDown g -2 e <text:s/>g -3 f <text:s/>g <text:s/>f </text:p>
          </table:table-cell>
        </table:table-row>
        <table:table-row table:style-name="ro1" table:number-rows-repeated="3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e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36];Scalars;2;0)" office:value-type="float" office:value="12" calcext:value-type="float">
            <text:p>12</text:p>
          </table:table-cell>
          <table:table-cell table:style-name="ce10" table:formula="of:=VLOOKUP([.F36];Scalars;2;0)" office:value-type="float" office:value="14" calcext:value-type="float">
            <text:p>14</text:p>
          </table:table-cell>
          <table:table-cell table:style-name="ce10" table:formula="of:=VLOOKUP([.H36];Scalars;2;0)" office:value-type="float" office:value="17" calcext:value-type="float">
            <text:p>17</text:p>
          </table:table-cell>
          <table:table-cell table:style-name="ce10" table:formula="of:=VLOOKUP([.J36];Scalars;2;0)" office:value-type="float" office:value="19" calcext:value-type="float">
            <text:p>19</text:p>
          </table:table-cell>
          <table:table-cell table:style-name="ce10" table:formula="of:=VLOOKUP([.L36];Scalars;2;0)" office:value-type="float" office:value="17" calcext:value-type="float">
            <text:p>17</text:p>
          </table:table-cell>
          <table:table-cell table:style-name="ce10" table:formula="of:=VLOOKUP([.N36];Scalars;2;0)" office:value-type="float" office:value="16" calcext:value-type="float">
            <text:p>16</text:p>
          </table:table-cell>
          <table:table-cell table:style-name="ce10" table:formula="of:=VLOOKUP([.P36];Scalars;2;0)" office:value-type="float" office:value="17" calcext:value-type="float">
            <text:p>17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e, _5 &gt;16 g, -4 c -2 e -1 c -2 b, -3 c -2 a, -4" calcext:value-type="string">
            <text:p><text:s text:c="2"/>\stemDown \fingerDown &lt; e, _5 &gt;16 g, -4 c -2 e -1 c -2 b, -3 c -2 a,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Z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36]+[.$B37]" office:value-type="float" office:value="13" calcext:value-type="float">
            <text:p>13</text:p>
          </table:table-cell>
          <table:table-cell table:formula="of:=[.U$36]+[.$B37]" office:value-type="float" office:value="15" calcext:value-type="float">
            <text:p>15</text:p>
          </table:table-cell>
          <table:table-cell table:formula="of:=[.V$36]+[.$B37]" office:value-type="float" office:value="18" calcext:value-type="float">
            <text:p>18</text:p>
          </table:table-cell>
          <table:table-cell table:formula="of:=[.W$36]+[.$B37]" office:value-type="float" office:value="20" calcext:value-type="float">
            <text:p>20</text:p>
          </table:table-cell>
          <table:table-cell table:formula="of:=[.X$36]+[.$B37]" office:value-type="float" office:value="18" calcext:value-type="float">
            <text:p>18</text:p>
          </table:table-cell>
          <table:table-cell table:formula="of:=[.Y$36]+[.$B37]" office:value-type="float" office:value="17" calcext:value-type="float">
            <text:p>17</text:p>
          </table:table-cell>
          <table:table-cell table:formula="of:=[.Z$36]+[.$B37]" office:value-type="float" office:value="18" calcext:value-type="float">
            <text:p>18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f, -5 a, -4 d -2 f -1 d -2 c -3 d -2 b, -4" calcext:value-type="string">
            <text:p><text:s text:c="3"/>f, -5 a, -4 d -2 f -1 d -2 c -3 d -2 b,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e" calcext:value-type="string">
            <text:p>e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36]+[.$B38]" office:value-type="float" office:value="14" calcext:value-type="float">
            <text:p>14</text:p>
          </table:table-cell>
          <table:table-cell table:formula="of:=[.U$36]+[.$B38]" office:value-type="float" office:value="16" calcext:value-type="float">
            <text:p>16</text:p>
          </table:table-cell>
          <table:table-cell table:formula="of:=[.V$36]+[.$B38]" office:value-type="float" office:value="19" calcext:value-type="float">
            <text:p>19</text:p>
          </table:table-cell>
          <table:table-cell table:formula="of:=[.W$36]+[.$B38]" office:value-type="float" office:value="21" calcext:value-type="float">
            <text:p>21</text:p>
          </table:table-cell>
          <table:table-cell table:formula="of:=[.X$36]+[.$B38]" office:value-type="float" office:value="19" calcext:value-type="float">
            <text:p>19</text:p>
          </table:table-cell>
          <table:table-cell table:formula="of:=[.Y$36]+[.$B38]" office:value-type="float" office:value="18" calcext:value-type="float">
            <text:p>18</text:p>
          </table:table-cell>
          <table:table-cell table:formula="of:=[.Z$36]+[.$B38]" office:value-type="float" office:value="19" calcext:value-type="float">
            <text:p>19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g, -5 b, -4 e -2 g -1 e -2 d  e  c -4" calcext:value-type="string">
            <text:p><text:s text:c="3"/>g, -5 b, -4 e -2 g -1 e -2 d <text:s/>e <text:s/>c 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f" calcext:value-type="string">
            <text:p>f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5" calcext:value-type="float">
            <text:p>15</text:p>
          </table:table-cell>
          <table:table-cell table:formula="of:=[.U$36]+[.$B39]" office:value-type="float" office:value="17" calcext:value-type="float">
            <text:p>17</text:p>
          </table:table-cell>
          <table:table-cell table:formula="of:=[.V$36]+[.$B39]" office:value-type="float" office:value="20" calcext:value-type="float">
            <text:p>20</text:p>
          </table:table-cell>
          <table:table-cell table:formula="of:=[.W$36]+[.$B39]" office:value-type="float" office:value="22" calcext:value-type="float">
            <text:p>22</text:p>
          </table:table-cell>
          <table:table-cell table:formula="of:=[.X$36]+[.$B39]" office:value-type="float" office:value="20" calcext:value-type="float">
            <text:p>20</text:p>
          </table:table-cell>
          <table:table-cell table:formula="of:=[.Y$36]+[.$B39]" office:value-type="float" office:value="19" calcext:value-type="float">
            <text:p>19</text:p>
          </table:table-cell>
          <table:table-cell table:formula="of:=[.Z$36]+[.$B39]" office:value-type="float" office:value="20" calcext:value-type="float">
            <text:p>20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a, -5 c -4 f -2 a -1 f -2 e  f  d " calcext:value-type="string">
            <text:p><text:s text:c="3"/>a, -5 c -4 f -2 a -1 f -2 e <text:s/>f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fingerUp \fingerNoPad</text:p>
          </table:table-cell>
          <table:table-cell table:formula="of:=VLOOKUP([.T40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X40];Pitches;2;0)" office:value-type="string" office:string-value="g" calcext:value-type="string">
            <text:p>g</text:p>
          </table:table-cell>
          <table:table-cell/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g" calcext:value-type="string">
            <text:p>g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36]+[.$B40]" office:value-type="float" office:value="16" calcext:value-type="float">
            <text:p>16</text:p>
          </table:table-cell>
          <table:table-cell table:formula="of:=[.U$36]+[.$B40]" office:value-type="float" office:value="18" calcext:value-type="float">
            <text:p>18</text:p>
          </table:table-cell>
          <table:table-cell table:formula="of:=[.V$36]+[.$B40]" office:value-type="float" office:value="21" calcext:value-type="float">
            <text:p>21</text:p>
          </table:table-cell>
          <table:table-cell table:formula="of:=[.W$36]+[.$B40]" office:value-type="float" office:value="23" calcext:value-type="float">
            <text:p>23</text:p>
          </table:table-cell>
          <table:table-cell table:formula="of:=[.X$36]+[.$B40]" office:value-type="float" office:value="21" calcext:value-type="float">
            <text:p>21</text:p>
          </table:table-cell>
          <table:table-cell table:formula="of:=[.Y$36]+[.$B40]" office:value-type="float" office:value="20" calcext:value-type="float">
            <text:p>20</text:p>
          </table:table-cell>
          <table:table-cell table:formula="of:=[.Z$36]+[.$B40]" office:value-type="float" office:value="21" calcext:value-type="float">
            <text:p>21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\fingerUp \fingerNoPad b, -5 d -4 g -2 b -1 g  f  g  e -4" calcext:value-type="string">
            <text:p><text:s text:c="2"/>\fingerUp \fingerNoPad b, -5 d -4 g -2 b -1 g <text:s/>f <text:s/>g <text:s/>e 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X41];Pitches;2;0)" office:value-type="string" office:string-value="a" calcext:value-type="string">
            <text:p>a</text:p>
          </table:table-cell>
          <table:table-cell/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a" calcext:value-type="string">
            <text:p>a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36]+[.$B41]" office:value-type="float" office:value="17" calcext:value-type="float">
            <text:p>17</text:p>
          </table:table-cell>
          <table:table-cell table:formula="of:=[.U$36]+[.$B41]" office:value-type="float" office:value="19" calcext:value-type="float">
            <text:p>19</text:p>
          </table:table-cell>
          <table:table-cell table:formula="of:=[.V$36]+[.$B41]" office:value-type="float" office:value="22" calcext:value-type="float">
            <text:p>22</text:p>
          </table:table-cell>
          <table:table-cell table:formula="of:=[.W$36]+[.$B41]" office:value-type="float" office:value="24" calcext:value-type="float">
            <text:p>24</text:p>
          </table:table-cell>
          <table:table-cell table:formula="of:=[.X$36]+[.$B41]" office:value-type="float" office:value="22" calcext:value-type="float">
            <text:p>22</text:p>
          </table:table-cell>
          <table:table-cell table:formula="of:=[.Y$36]+[.$B41]" office:value-type="float" office:value="21" calcext:value-type="float">
            <text:p>21</text:p>
          </table:table-cell>
          <table:table-cell table:formula="of:=[.Z$36]+[.$B41]" office:value-type="float" office:value="22" calcext:value-type="float">
            <text:p>22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c -5 e -4 a -2 c' -1 a  g  a  f -4" calcext:value-type="string">
            <text:p><text:s text:c="3"/>c -5 e -4 a -2 c' -1 a <text:s/>g <text:s/>a <text:s/>f 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2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X42];Pitches;2;0)" office:value-type="string" office:string-value="b" calcext:value-type="string">
            <text:p>b</text:p>
          </table:table-cell>
          <table:table-cell/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b" calcext:value-type="string">
            <text:p>b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36]+[.$B42]" office:value-type="float" office:value="18" calcext:value-type="float">
            <text:p>18</text:p>
          </table:table-cell>
          <table:table-cell table:formula="of:=[.U$36]+[.$B42]" office:value-type="float" office:value="20" calcext:value-type="float">
            <text:p>20</text:p>
          </table:table-cell>
          <table:table-cell table:formula="of:=[.V$36]+[.$B42]" office:value-type="float" office:value="23" calcext:value-type="float">
            <text:p>23</text:p>
          </table:table-cell>
          <table:table-cell table:formula="of:=[.W$36]+[.$B42]" office:value-type="float" office:value="25" calcext:value-type="float">
            <text:p>25</text:p>
          </table:table-cell>
          <table:table-cell table:formula="of:=[.X$36]+[.$B42]" office:value-type="float" office:value="23" calcext:value-type="float">
            <text:p>23</text:p>
          </table:table-cell>
          <table:table-cell table:formula="of:=[.Y$36]+[.$B42]" office:value-type="float" office:value="22" calcext:value-type="float">
            <text:p>22</text:p>
          </table:table-cell>
          <table:table-cell table:formula="of:=[.Z$36]+[.$B42]" office:value-type="float" office:value="23" calcext:value-type="float">
            <text:p>23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d -5 f -4 b -2 d' -1 b  a  b  g -4" calcext:value-type="string">
            <text:p><text:s text:c="3"/>d -5 f -4 b -2 d' -1 b <text:s/>a <text:s/>b <text:s/>g 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3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X43];Pitches;2;0)" office:value-type="string" office:string-value="c'" calcext:value-type="string">
            <text:p>c'</text:p>
          </table:table-cell>
          <table:table-cell/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c'" calcext:value-type="string">
            <text:p>c'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36]+[.$B43]" office:value-type="float" office:value="19" calcext:value-type="float">
            <text:p>19</text:p>
          </table:table-cell>
          <table:table-cell table:formula="of:=[.U$36]+[.$B43]" office:value-type="float" office:value="21" calcext:value-type="float">
            <text:p>21</text:p>
          </table:table-cell>
          <table:table-cell table:formula="of:=[.V$36]+[.$B43]" office:value-type="float" office:value="24" calcext:value-type="float">
            <text:p>24</text:p>
          </table:table-cell>
          <table:table-cell table:formula="of:=[.W$36]+[.$B43]" office:value-type="float" office:value="26" calcext:value-type="float">
            <text:p>26</text:p>
          </table:table-cell>
          <table:table-cell table:formula="of:=[.X$36]+[.$B43]" office:value-type="float" office:value="24" calcext:value-type="float">
            <text:p>24</text:p>
          </table:table-cell>
          <table:table-cell table:formula="of:=[.Y$36]+[.$B43]" office:value-type="float" office:value="23" calcext:value-type="float">
            <text:p>23</text:p>
          </table:table-cell>
          <table:table-cell table:formula="of:=[.Z$36]+[.$B43]" office:value-type="float" office:value="24" calcext:value-type="float">
            <text:p>24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e -5 g -4 c' -2 e' -1 c'  b  c'  a -4" calcext:value-type="string">
            <text:p><text:s text:c="3"/>e -5 g -4 c' -2 e' -1 c' <text:s/>b <text:s/>c' <text:s/>a 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X44];Pitches;2;0)" office:value-type="string" office:string-value="d'" calcext:value-type="string">
            <text:p>d'</text:p>
          </table:table-cell>
          <table:table-cell/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d'" calcext:value-type="string">
            <text:p>d'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36]+[.$B44]" office:value-type="float" office:value="20" calcext:value-type="float">
            <text:p>20</text:p>
          </table:table-cell>
          <table:table-cell table:formula="of:=[.U$36]+[.$B44]" office:value-type="float" office:value="22" calcext:value-type="float">
            <text:p>22</text:p>
          </table:table-cell>
          <table:table-cell table:formula="of:=[.V$36]+[.$B44]" office:value-type="float" office:value="25" calcext:value-type="float">
            <text:p>25</text:p>
          </table:table-cell>
          <table:table-cell table:formula="of:=[.W$36]+[.$B44]" office:value-type="float" office:value="27" calcext:value-type="float">
            <text:p>27</text:p>
          </table:table-cell>
          <table:table-cell table:formula="of:=[.X$36]+[.$B44]" office:value-type="float" office:value="25" calcext:value-type="float">
            <text:p>25</text:p>
          </table:table-cell>
          <table:table-cell table:formula="of:=[.Y$36]+[.$B44]" office:value-type="float" office:value="24" calcext:value-type="float">
            <text:p>24</text:p>
          </table:table-cell>
          <table:table-cell table:formula="of:=[.Z$36]+[.$B44]" office:value-type="float" office:value="25" calcext:value-type="float">
            <text:p>25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f -5 a -4 d' -2 f' -1 d'  c'  d'  b -4" calcext:value-type="string">
            <text:p><text:s text:c="3"/>f -5 a -4 d' -2 f' -1 d' <text:s/>c' <text:s/>d' <text:s/>b 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5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X45];Pitches;2;0)" office:value-type="string" office:string-value="e'" calcext:value-type="string">
            <text:p>e'</text:p>
          </table:table-cell>
          <table:table-cell/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e'" calcext:value-type="string">
            <text:p>e'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[.T$36]+[.$B45]" office:value-type="float" office:value="21" calcext:value-type="float">
            <text:p>21</text:p>
          </table:table-cell>
          <table:table-cell table:formula="of:=[.U$36]+[.$B45]" office:value-type="float" office:value="23" calcext:value-type="float">
            <text:p>23</text:p>
          </table:table-cell>
          <table:table-cell table:formula="of:=[.V$36]+[.$B45]" office:value-type="float" office:value="26" calcext:value-type="float">
            <text:p>26</text:p>
          </table:table-cell>
          <table:table-cell table:formula="of:=[.W$36]+[.$B45]" office:value-type="float" office:value="28" calcext:value-type="float">
            <text:p>28</text:p>
          </table:table-cell>
          <table:table-cell table:formula="of:=[.X$36]+[.$B45]" office:value-type="float" office:value="26" calcext:value-type="float">
            <text:p>26</text:p>
          </table:table-cell>
          <table:table-cell table:formula="of:=[.Y$36]+[.$B45]" office:value-type="float" office:value="25" calcext:value-type="float">
            <text:p>25</text:p>
          </table:table-cell>
          <table:table-cell table:formula="of:=[.Z$36]+[.$B45]" office:value-type="float" office:value="26" calcext:value-type="float">
            <text:p>26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g -5 b -4 e' -2 g' -1 e'  d'  e'  c' -4" calcext:value-type="string">
            <text:p><text:s text:c="3"/>g -5 b -4 e' -2 g' -1 e' <text:s/>d' <text:s/>e' <text:s/>c' 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beamLessSlant \fingerDown</text:p>
          </table:table-cell>
          <table:table-cell table:formula="of:=VLOOKUP([.T46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 office:value-type="string" calcext:value-type="string">
            <text:p>-4 \staffUp</text:p>
          </table:table-cell>
          <table:table-cell table:formula="of:=VLOOKUP([.V46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a'" calcext:value-type="string">
            <text:p>a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/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f'" calcext:value-type="string">
            <text:p>f'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6]+[.$B46]" office:value-type="float" office:value="22" calcext:value-type="float">
            <text:p>22</text:p>
          </table:table-cell>
          <table:table-cell table:formula="of:=[.U$36]+[.$B46]" office:value-type="float" office:value="24" calcext:value-type="float">
            <text:p>24</text:p>
          </table:table-cell>
          <table:table-cell table:formula="of:=[.V$36]+[.$B46]" office:value-type="float" office:value="27" calcext:value-type="float">
            <text:p>27</text:p>
          </table:table-cell>
          <table:table-cell table:formula="of:=[.W$36]+[.$B46]" office:value-type="float" office:value="29" calcext:value-type="float">
            <text:p>29</text:p>
          </table:table-cell>
          <table:table-cell table:formula="of:=[.X$36]+[.$B46]" office:value-type="float" office:value="27" calcext:value-type="float">
            <text:p>27</text:p>
          </table:table-cell>
          <table:table-cell table:formula="of:=[.Y$36]+[.$B46]" office:value-type="float" office:value="26" calcext:value-type="float">
            <text:p>26</text:p>
          </table:table-cell>
          <table:table-cell table:formula="of:=[.Z$36]+[.$B46]" office:value-type="float" office:value="27" calcext:value-type="float">
            <text:p>27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\beamLessSlant \fingerDown a -5 c' -4 \staffUp f' -2 a'  f'  e'  f'  d' -4" calcext:value-type="string">
            <text:p><text:s text:c="2"/>\beamLessSlant \fingerDown a -5 c' -4 \staffUp f' -2 a' <text:s/>f' <text:s/>e' <text:s/>f' <text:s/>d' -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b'" calcext:value-type="string">
            <text:p>b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/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g'" calcext:value-type="string">
            <text:p>g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6]+[.$B47]" office:value-type="float" office:value="23" calcext:value-type="float">
            <text:p>23</text:p>
          </table:table-cell>
          <table:table-cell table:formula="of:=[.U$36]+[.$B47]" office:value-type="float" office:value="25" calcext:value-type="float">
            <text:p>25</text:p>
          </table:table-cell>
          <table:table-cell table:formula="of:=[.V$36]+[.$B47]" office:value-type="float" office:value="28" calcext:value-type="float">
            <text:p>28</text:p>
          </table:table-cell>
          <table:table-cell table:formula="of:=[.W$36]+[.$B47]" office:value-type="float" office:value="30" calcext:value-type="float">
            <text:p>30</text:p>
          </table:table-cell>
          <table:table-cell table:formula="of:=[.X$36]+[.$B47]" office:value-type="float" office:value="28" calcext:value-type="float">
            <text:p>28</text:p>
          </table:table-cell>
          <table:table-cell table:formula="of:=[.Y$36]+[.$B47]" office:value-type="float" office:value="27" calcext:value-type="float">
            <text:p>27</text:p>
          </table:table-cell>
          <table:table-cell table:formula="of:=[.Z$36]+[.$B47]" office:value-type="float" office:value="28" calcext:value-type="float">
            <text:p>28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b -5 d' -4 g' -2 b'  g'  f'  g'  e' -4" calcext:value-type="string">
            <text:p><text:s text:c="3"/>b -5 d' -4 g' -2 b' <text:s/>g' <text:s/>f' <text:s/>g' <text:s/>e' -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c''" calcext:value-type="string">
            <text:p>c'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/>
          <table:table-cell table:formula="of:=VLOOKUP([.Y48];Pitches;2;0)" office:value-type="string" office:string-value="g'" calcext:value-type="string">
            <text:p>g'</text:p>
          </table:table-cell>
          <table:table-cell/>
          <table:table-cell table:formula="of:=VLOOKUP([.Z48];Pitches;2;0)" office:value-type="string" office:string-value="a'" calcext:value-type="string">
            <text:p>a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[.T$36]+[.$B48]" office:value-type="float" office:value="24" calcext:value-type="float">
            <text:p>24</text:p>
          </table:table-cell>
          <table:table-cell table:formula="of:=[.U$36]+[.$B48]" office:value-type="float" office:value="26" calcext:value-type="float">
            <text:p>26</text:p>
          </table:table-cell>
          <table:table-cell table:formula="of:=[.V$36]+[.$B48]" office:value-type="float" office:value="29" calcext:value-type="float">
            <text:p>29</text:p>
          </table:table-cell>
          <table:table-cell table:formula="of:=[.W$36]+[.$B48]" office:value-type="float" office:value="31" calcext:value-type="float">
            <text:p>31</text:p>
          </table:table-cell>
          <table:table-cell table:formula="of:=[.X$36]+[.$B48]" office:value-type="float" office:value="29" calcext:value-type="float">
            <text:p>29</text:p>
          </table:table-cell>
          <table:table-cell table:formula="of:=[.Y$36]+[.$B48]" office:value-type="float" office:value="28" calcext:value-type="float">
            <text:p>28</text:p>
          </table:table-cell>
          <table:table-cell table:formula="of:=[.Z$36]+[.$B48]" office:value-type="float" office:value="29" calcext:value-type="float">
            <text:p>29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c' -5 e' -4 a' -2 c''  a'  g'  a'  f' -4" calcext:value-type="string">
            <text:p><text:s text:c="3"/>c' -5 e' -4 a' -2 c'' <text:s/>a' <text:s/>g' <text:s/>a' <text:s/>f' -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V49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49];Pitches;2;0)" office:value-type="string" office:string-value="d''" calcext:value-type="string">
            <text:p>d''</text:p>
          </table:table-cell>
          <table:table-cell/>
          <table:table-cell table:formula="of:=VLOOKUP([.X49];Pitches;2;0)" office:value-type="string" office:string-value="b'" calcext:value-type="string">
            <text:p>b'</text:p>
          </table:table-cell>
          <table:table-cell/>
          <table:table-cell table:formula="of:=VLOOKUP([.Y49];Pitches;2;0)" office:value-type="string" office:string-value="a'" calcext:value-type="string">
            <text:p>a'</text:p>
          </table:table-cell>
          <table:table-cell/>
          <table:table-cell table:formula="of:=VLOOKUP([.Z49];Pitches;2;0)" office:value-type="string" office:string-value="b'" calcext:value-type="string">
            <text:p>b'</text:p>
          </table:table-cell>
          <table:table-cell/>
          <table:table-cell table:formula="of:=VLOOKUP([.AA49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[.T$36]+[.$B49]" office:value-type="float" office:value="25" calcext:value-type="float">
            <text:p>25</text:p>
          </table:table-cell>
          <table:table-cell table:formula="of:=[.U$36]+[.$B49]" office:value-type="float" office:value="27" calcext:value-type="float">
            <text:p>27</text:p>
          </table:table-cell>
          <table:table-cell table:formula="of:=[.V$36]+[.$B49]" office:value-type="float" office:value="30" calcext:value-type="float">
            <text:p>30</text:p>
          </table:table-cell>
          <table:table-cell table:formula="of:=[.W$36]+[.$B49]" office:value-type="float" office:value="32" calcext:value-type="float">
            <text:p>32</text:p>
          </table:table-cell>
          <table:table-cell table:formula="of:=[.X$36]+[.$B49]" office:value-type="float" office:value="30" calcext:value-type="float">
            <text:p>30</text:p>
          </table:table-cell>
          <table:table-cell table:formula="of:=[.Y$36]+[.$B49]" office:value-type="float" office:value="29" calcext:value-type="float">
            <text:p>29</text:p>
          </table:table-cell>
          <table:table-cell table:formula="of:=[.Z$36]+[.$B49]" office:value-type="float" office:value="30" calcext:value-type="float">
            <text:p>30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d' -5 f' -4 b' -2 d''  b'  a'  b'  g' -4" calcext:value-type="string">
            <text:p><text:s text:c="3"/>d' -5 f' -4 b' -2 d'' <text:s/>b' <text:s/>a' <text:s/>b' <text:s/>g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T50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50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50];Pitches;2;0)" office:value-type="string" office:string-value="e''" calcext:value-type="string">
            <text:p>e''</text:p>
          </table:table-cell>
          <table:table-cell/>
          <table:table-cell table:formula="of:=VLOOKUP([.X50];Pitches;2;0)" office:value-type="string" office:string-value="c''" calcext:value-type="string">
            <text:p>c''</text:p>
          </table:table-cell>
          <table:table-cell/>
          <table:table-cell table:formula="of:=VLOOKUP([.Y50];Pitches;2;0)" office:value-type="string" office:string-value="b'" calcext:value-type="string">
            <text:p>b'</text:p>
          </table:table-cell>
          <table:table-cell/>
          <table:table-cell table:formula="of:=VLOOKUP([.Z50];Pitches;2;0)" office:value-type="string" office:string-value="c''" calcext:value-type="string">
            <text:p>c''</text:p>
          </table:table-cell>
          <table:table-cell/>
          <table:table-cell table:style-name="ce15" office:value-type="string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[.T$36]+[.$B50]" office:value-type="float" office:value="26" calcext:value-type="float">
            <text:p>26</text:p>
          </table:table-cell>
          <table:table-cell table:formula="of:=[.U$36]+[.$B50]" office:value-type="float" office:value="28" calcext:value-type="float">
            <text:p>28</text:p>
          </table:table-cell>
          <table:table-cell table:formula="of:=[.V$36]+[.$B50]" office:value-type="float" office:value="31" calcext:value-type="float">
            <text:p>31</text:p>
          </table:table-cell>
          <table:table-cell table:formula="of:=[.W$36]+[.$B50]" office:value-type="float" office:value="33" calcext:value-type="float">
            <text:p>33</text:p>
          </table:table-cell>
          <table:table-cell table:formula="of:=[.X$36]+[.$B50]" office:value-type="float" office:value="31" calcext:value-type="float">
            <text:p>31</text:p>
          </table:table-cell>
          <table:table-cell table:formula="of:=[.Y$36]+[.$B50]" office:value-type="float" office:value="30" calcext:value-type="float">
            <text:p>30</text:p>
          </table:table-cell>
          <table:table-cell table:formula="of:=[.Z$36]+[.$B50]" office:value-type="float" office:value="31" calcext:value-type="float">
            <text:p>31</text:p>
          </table:table-cell>
          <table:table-cell table:formula="of:=[.AA$36]+[.$B50]" office:value-type="float" office:value="29" calcext:value-type="float">
            <text:p>29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e' -5 g' -4 c'' -2 e''  c''  b'  c''  g' -4" calcext:value-type="string">
            <text:p><text:s text:c="3"/>e' -5 g' -4 c'' -2 e'' <text:s/>c'' <text:s/>b' <text:s/>c'' <text:s/>g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33" calcext:value-type="float">
            <text:p>33</text:p>
          </table:table-cell>
          <table:table-cell table:style-name="ce10" table:formula="of:=VLOOKUP([.F51];Scalars;2;0)" office:value-type="float" office:value="31" calcext:value-type="float">
            <text:p>31</text:p>
          </table:table-cell>
          <table:table-cell table:style-name="ce10" table:formula="of:=VLOOKUP([.H51];Scalars;2;0)" office:value-type="float" office:value="28" calcext:value-type="float">
            <text:p>28</text:p>
          </table:table-cell>
          <table:table-cell table:style-name="ce10" table:formula="of:=VLOOKUP([.J51];Scalars;2;0)" office:value-type="float" office:value="26" calcext:value-type="float">
            <text:p>26</text:p>
          </table:table-cell>
          <table:table-cell table:style-name="ce10" table:formula="of:=VLOOKUP([.L51];Scalars;2;0)" office:value-type="float" office:value="28" calcext:value-type="float">
            <text:p>28</text:p>
          </table:table-cell>
          <table:table-cell table:style-name="ce10" table:formula="of:=VLOOKUP([.N51];Scalars;2;0)" office:value-type="float" office:value="27" calcext:value-type="float">
            <text:p>27</text:p>
          </table:table-cell>
          <table:table-cell table:style-name="ce10" table:formula="of:=VLOOKUP([.P51];Scalars;2;0)" office:value-type="float" office:value="28" calcext:value-type="float">
            <text:p>28</text:p>
          </table:table-cell>
          <table:table-cell table:style-name="ce10" table:formula="of:=VLOOKUP([.R51];Scalars;2;0)" office:value-type="float" office:value="26" calcext:value-type="float">
            <text:p>26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e'' -1 c'' -2 g' -4 e' -5 g' -3 f' -4 g' -3 e' -5" calcext:value-type="string">
            <text:p><text:s text:c="2"/>\bar "||" e'' -1 c'' -2 g' -4 e' -5 g' -3 f' -4 g' -3 e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e'" calcext:value-type="string">
            <text:p>e'</text:p>
          </table:table-cell>
          <table:table-cell/>
          <table:table-cell table:formula="of:=VLOOKUP([.Z52];Pitches;2;0)" office:value-type="string" office:string-value="f'" calcext:value-type="string">
            <text:p>f'</text:p>
          </table:table-cell>
          <table:table-cell/>
          <table:table-cell table:formula="of:=VLOOKUP([.AA52];Pitches;2;0)" office:value-type="string" office:string-value="d'" calcext:value-type="string">
            <text:p>d'</text:p>
          </table:table-cell>
          <table:table-cell/>
          <table:table-cell table:formula="of:=[.T$51]+[.$B52]" office:value-type="float" office:value="32" calcext:value-type="float">
            <text:p>32</text:p>
          </table:table-cell>
          <table:table-cell table:formula="of:=[.U$51]+[.$B52]" office:value-type="float" office:value="30" calcext:value-type="float">
            <text:p>30</text:p>
          </table:table-cell>
          <table:table-cell table:formula="of:=[.V$51]+[.$B52]" office:value-type="float" office:value="27" calcext:value-type="float">
            <text:p>27</text:p>
          </table:table-cell>
          <table:table-cell table:formula="of:=[.W$51]+[.$B52]" office:value-type="float" office:value="25" calcext:value-type="float">
            <text:p>25</text:p>
          </table:table-cell>
          <table:table-cell table:formula="of:=[.X$51]+[.$B52]" office:value-type="float" office:value="27" calcext:value-type="float">
            <text:p>27</text:p>
          </table:table-cell>
          <table:table-cell table:formula="of:=[.Y$51]+[.$B52]" office:value-type="float" office:value="26" calcext:value-type="float">
            <text:p>26</text:p>
          </table:table-cell>
          <table:table-cell table:formula="of:=[.Z$51]+[.$B52]" office:value-type="float" office:value="27" calcext:value-type="float">
            <text:p>27</text:p>
          </table:table-cell>
          <table:table-cell table:formula="of:=[.AA$51]+[.$B52]" office:value-type="float" office:value="25" calcext:value-type="float">
            <text:p>25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' -1 b' -2 f' -4 d' -5 f' -3 e'  f'  d' " calcext:value-type="string">
            <text:p><text:s text:c="3"/>d'' -1 b' -2 f' -4 d' -5 f' -3 e' <text:s/>f' <text:s/>d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X5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Y53];Pitches;2;0)" office:value-type="string" office:string-value="d'" calcext:value-type="string">
            <text:p>d'</text:p>
          </table:table-cell>
          <table:table-cell/>
          <table:table-cell table:formula="of:=VLOOKUP([.Z53];Pitches;2;0)" office:value-type="string" office:string-value="e'" calcext:value-type="string">
            <text:p>e'</text:p>
          </table:table-cell>
          <table:table-cell/>
          <table:table-cell table:formula="of:=VLOOKUP([.AA53];Pitches;2;0)" office:value-type="string" office:string-value="c'" calcext:value-type="string">
            <text:p>c'</text:p>
          </table:table-cell>
          <table:table-cell/>
          <table:table-cell table:formula="of:=[.T$51]+[.$B53]" office:value-type="float" office:value="31" calcext:value-type="float">
            <text:p>31</text:p>
          </table:table-cell>
          <table:table-cell table:formula="of:=[.U$51]+[.$B53]" office:value-type="float" office:value="29" calcext:value-type="float">
            <text:p>29</text:p>
          </table:table-cell>
          <table:table-cell table:formula="of:=[.V$51]+[.$B53]" office:value-type="float" office:value="26" calcext:value-type="float">
            <text:p>26</text:p>
          </table:table-cell>
          <table:table-cell table:formula="of:=[.W$51]+[.$B53]" office:value-type="float" office:value="24" calcext:value-type="float">
            <text:p>24</text:p>
          </table:table-cell>
          <table:table-cell table:formula="of:=[.X$51]+[.$B53]" office:value-type="float" office:value="26" calcext:value-type="float">
            <text:p>26</text:p>
          </table:table-cell>
          <table:table-cell table:formula="of:=[.Y$51]+[.$B53]" office:value-type="float" office:value="25" calcext:value-type="float">
            <text:p>25</text:p>
          </table:table-cell>
          <table:table-cell table:formula="of:=[.Z$51]+[.$B53]" office:value-type="float" office:value="26" calcext:value-type="float">
            <text:p>26</text:p>
          </table:table-cell>
          <table:table-cell table:formula="of:=[.AA$51]+[.$B53]" office:value-type="float" office:value="24" calcext:value-type="float">
            <text:p>24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' -1 a' -2 e' -4 c' -5 e' -3 d'  e'  c' " calcext:value-type="string">
            <text:p><text:s text:c="3"/>c'' -1 a' -2 e' -4 c' -5 e' -3 d' <text:s/>e' <text:s/>c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5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Y54];Pitches;2;0)" office:value-type="string" office:string-value="c'" calcext:value-type="string">
            <text:p>c'</text:p>
          </table:table-cell>
          <table:table-cell/>
          <table:table-cell table:formula="of:=VLOOKUP([.Z54];Pitches;2;0)" office:value-type="string" office:string-value="d'" calcext:value-type="string">
            <text:p>d'</text:p>
          </table:table-cell>
          <table:table-cell/>
          <table:table-cell table:formula="of:=VLOOKUP([.AA54];Pitches;2;0)" office:value-type="string" office:string-value="b" calcext:value-type="string">
            <text:p>b</text:p>
          </table:table-cell>
          <table:table-cell/>
          <table:table-cell table:formula="of:=[.T$51]+[.$B54]" office:value-type="float" office:value="30" calcext:value-type="float">
            <text:p>30</text:p>
          </table:table-cell>
          <table:table-cell table:formula="of:=[.U$51]+[.$B54]" office:value-type="float" office:value="28" calcext:value-type="float">
            <text:p>28</text:p>
          </table:table-cell>
          <table:table-cell table:formula="of:=[.V$51]+[.$B54]" office:value-type="float" office:value="25" calcext:value-type="float">
            <text:p>25</text:p>
          </table:table-cell>
          <table:table-cell table:formula="of:=[.W$51]+[.$B54]" office:value-type="float" office:value="23" calcext:value-type="float">
            <text:p>23</text:p>
          </table:table-cell>
          <table:table-cell table:formula="of:=[.X$51]+[.$B54]" office:value-type="float" office:value="25" calcext:value-type="float">
            <text:p>25</text:p>
          </table:table-cell>
          <table:table-cell table:formula="of:=[.Y$51]+[.$B54]" office:value-type="float" office:value="24" calcext:value-type="float">
            <text:p>24</text:p>
          </table:table-cell>
          <table:table-cell table:formula="of:=[.Z$51]+[.$B54]" office:value-type="float" office:value="25" calcext:value-type="float">
            <text:p>25</text:p>
          </table:table-cell>
          <table:table-cell table:formula="of:=[.AA$51]+[.$B54]" office:value-type="float" office:value="23" calcext:value-type="float">
            <text:p>23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' -1 g' -2 d' -4 b -5 d' -3 c'  d'  b " calcext:value-type="string">
            <text:p><text:s text:c="3"/>b' -1 g' -2 d' -4 b -5 d' -3 c' <text:s/>d' <text:s/>b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5];Pitches;2;0)" office:value-type="string" office:string-value="b" calcext:value-type="string">
            <text:p>b</text:p>
          </table:table-cell>
          <table:table-cell/>
          <table:table-cell table:formula="of:=VLOOKUP([.Z55];Pitches;2;0)" office:value-type="string" office:string-value="c'" calcext:value-type="string">
            <text:p>c'</text:p>
          </table:table-cell>
          <table:table-cell/>
          <table:table-cell table:formula="of:=VLOOKUP([.AA55];Pitches;2;0)" office:value-type="string" office:string-value="a" calcext:value-type="string">
            <text:p>a</text:p>
          </table:table-cell>
          <table:table-cell/>
          <table:table-cell table:formula="of:=[.T$51]+[.$B55]" office:value-type="float" office:value="29" calcext:value-type="float">
            <text:p>29</text:p>
          </table:table-cell>
          <table:table-cell table:formula="of:=[.U$51]+[.$B55]" office:value-type="float" office:value="27" calcext:value-type="float">
            <text:p>27</text:p>
          </table:table-cell>
          <table:table-cell table:formula="of:=[.V$51]+[.$B55]" office:value-type="float" office:value="24" calcext:value-type="float">
            <text:p>24</text:p>
          </table:table-cell>
          <table:table-cell table:formula="of:=[.W$51]+[.$B55]" office:value-type="float" office:value="22" calcext:value-type="float">
            <text:p>22</text:p>
          </table:table-cell>
          <table:table-cell table:formula="of:=[.X$51]+[.$B55]" office:value-type="float" office:value="24" calcext:value-type="float">
            <text:p>24</text:p>
          </table:table-cell>
          <table:table-cell table:formula="of:=[.Y$51]+[.$B55]" office:value-type="float" office:value="23" calcext:value-type="float">
            <text:p>23</text:p>
          </table:table-cell>
          <table:table-cell table:formula="of:=[.Z$51]+[.$B55]" office:value-type="float" office:value="24" calcext:value-type="float">
            <text:p>24</text:p>
          </table:table-cell>
          <table:table-cell table:formula="of:=[.AA$51]+[.$B55]" office:value-type="float" office:value="22" calcext:value-type="float">
            <text:p>22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' -1 f' -2 c' -4 a -5 c' -3 b  c'  a " calcext:value-type="string">
            <text:p><text:s text:c="3"/>a' -1 f' -2 c' -4 a -5 c' -3 b <text:s/>c' <text:s/>a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\beamLessSlant</text:p>
          </table:table-cell>
          <table:table-cell table:formula="of:=VLOOKUP([.T56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e'" calcext:value-type="string">
            <text:p>e'</text:p>
          </table:table-cell>
          <table:table-cell office:value-type="string" calcext:value-type="string">
            <text:p>-2 \staffDown</text:p>
          </table:table-cell>
          <table:table-cell table:formula="of:=VLOOKUP([.V5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X5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Y56];Pitches;2;0)" office:value-type="string" office:string-value="a" calcext:value-type="string">
            <text:p>a</text:p>
          </table:table-cell>
          <table:table-cell/>
          <table:table-cell table:formula="of:=VLOOKUP([.Z56];Pitches;2;0)" office:value-type="string" office:string-value="b" calcext:value-type="string">
            <text:p>b</text:p>
          </table:table-cell>
          <table:table-cell/>
          <table:table-cell table:formula="of:=VLOOKUP([.AA56];Pitches;2;0)" office:value-type="string" office:string-value="g" calcext:value-type="string">
            <text:p>g</text:p>
          </table:table-cell>
          <table:table-cell/>
          <table:table-cell table:formula="of:=[.T$51]+[.$B56]" office:value-type="float" office:value="28" calcext:value-type="float">
            <text:p>28</text:p>
          </table:table-cell>
          <table:table-cell table:formula="of:=[.U$51]+[.$B56]" office:value-type="float" office:value="26" calcext:value-type="float">
            <text:p>26</text:p>
          </table:table-cell>
          <table:table-cell table:formula="of:=[.V$51]+[.$B56]" office:value-type="float" office:value="23" calcext:value-type="float">
            <text:p>23</text:p>
          </table:table-cell>
          <table:table-cell table:formula="of:=[.W$51]+[.$B56]" office:value-type="float" office:value="21" calcext:value-type="float">
            <text:p>21</text:p>
          </table:table-cell>
          <table:table-cell table:formula="of:=[.X$51]+[.$B56]" office:value-type="float" office:value="23" calcext:value-type="float">
            <text:p>23</text:p>
          </table:table-cell>
          <table:table-cell table:formula="of:=[.Y$51]+[.$B56]" office:value-type="float" office:value="22" calcext:value-type="float">
            <text:p>22</text:p>
          </table:table-cell>
          <table:table-cell table:formula="of:=[.Z$51]+[.$B56]" office:value-type="float" office:value="23" calcext:value-type="float">
            <text:p>23</text:p>
          </table:table-cell>
          <table:table-cell table:formula="of:=[.AA$51]+[.$B56]" office:value-type="float" office:value="21" calcext:value-type="float">
            <text:p>21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beamLessSlant g' -1 e' -2 \staffDown b -4 g -5 b -3 a  b  g " calcext:value-type="string">
            <text:p><text:s text:c="2"/>\beamLessSlant g' -1 e' -2 \staffDown b -4 g -5 b -3 a <text:s/>b <text:s/>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\beamLessSlant \staffUp</text:p>
          </table:table-cell>
          <table:table-cell table:formula="of:=VLOOKUP([.T5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d'" calcext:value-type="string">
            <text:p>d'</text:p>
          </table:table-cell>
          <table:table-cell office:value-type="string" calcext:value-type="string">
            <text:p>-2 \staffDown</text:p>
          </table:table-cell>
          <table:table-cell table:formula="of:=VLOOKUP([.V5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X5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Y57];Pitches;2;0)" office:value-type="string" office:string-value="g" calcext:value-type="string">
            <text:p>g</text:p>
          </table:table-cell>
          <table:table-cell/>
          <table:table-cell table:formula="of:=VLOOKUP([.Z57];Pitches;2;0)" office:value-type="string" office:string-value="a" calcext:value-type="string">
            <text:p>a</text:p>
          </table:table-cell>
          <table:table-cell/>
          <table:table-cell table:formula="of:=VLOOKUP([.AA57];Pitches;2;0)" office:value-type="string" office:string-value="f" calcext:value-type="string">
            <text:p>f</text:p>
          </table:table-cell>
          <table:table-cell/>
          <table:table-cell table:formula="of:=[.T$51]+[.$B57]" office:value-type="float" office:value="27" calcext:value-type="float">
            <text:p>27</text:p>
          </table:table-cell>
          <table:table-cell table:formula="of:=[.U$51]+[.$B57]" office:value-type="float" office:value="25" calcext:value-type="float">
            <text:p>25</text:p>
          </table:table-cell>
          <table:table-cell table:formula="of:=[.V$51]+[.$B57]" office:value-type="float" office:value="22" calcext:value-type="float">
            <text:p>22</text:p>
          </table:table-cell>
          <table:table-cell table:formula="of:=[.W$51]+[.$B57]" office:value-type="float" office:value="20" calcext:value-type="float">
            <text:p>20</text:p>
          </table:table-cell>
          <table:table-cell table:formula="of:=[.X$51]+[.$B57]" office:value-type="float" office:value="22" calcext:value-type="float">
            <text:p>22</text:p>
          </table:table-cell>
          <table:table-cell table:formula="of:=[.Y$51]+[.$B57]" office:value-type="float" office:value="21" calcext:value-type="float">
            <text:p>21</text:p>
          </table:table-cell>
          <table:table-cell table:formula="of:=[.Z$51]+[.$B57]" office:value-type="float" office:value="22" calcext:value-type="float">
            <text:p>22</text:p>
          </table:table-cell>
          <table:table-cell table:formula="of:=[.AA$51]+[.$B57]" office:value-type="float" office:value="20" calcext:value-type="float">
            <text:p>20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beamLessSlant \staffUp f' -1 d' -2 \staffDown a -4 f -5 a -3 g  a  f " calcext:value-type="string">
            <text:p><text:s text:c="2"/>\beamLessSlant \staffUp f' -1 d' -2 \staffDown a -4 f -5 a -3 g <text:s/>a <text:s/>f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\beamLessSlant \staffUp</text:p>
          </table:table-cell>
          <table:table-cell table:formula="of:=VLOOKUP([.T58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c'" calcext:value-type="string">
            <text:p>c'</text:p>
          </table:table-cell>
          <table:table-cell office:value-type="string" calcext:value-type="string">
            <text:p>-2 \staffDown</text:p>
          </table:table-cell>
          <table:table-cell table:formula="of:=VLOOKUP([.V5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X5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58];Pitches;2;0)" office:value-type="string" office:string-value="f" calcext:value-type="string">
            <text:p>f</text:p>
          </table:table-cell>
          <table:table-cell/>
          <table:table-cell table:formula="of:=VLOOKUP([.Z58];Pitches;2;0)" office:value-type="string" office:string-value="g" calcext:value-type="string">
            <text:p>g</text:p>
          </table:table-cell>
          <table:table-cell/>
          <table:table-cell table:formula="of:=VLOOKUP([.AA58];Pitches;2;0)" office:value-type="string" office:string-value="e" calcext:value-type="string">
            <text:p>e</text:p>
          </table:table-cell>
          <table:table-cell/>
          <table:table-cell table:formula="of:=[.T$51]+[.$B58]" office:value-type="float" office:value="26" calcext:value-type="float">
            <text:p>26</text:p>
          </table:table-cell>
          <table:table-cell table:formula="of:=[.U$51]+[.$B58]" office:value-type="float" office:value="24" calcext:value-type="float">
            <text:p>24</text:p>
          </table:table-cell>
          <table:table-cell table:formula="of:=[.V$51]+[.$B58]" office:value-type="float" office:value="21" calcext:value-type="float">
            <text:p>21</text:p>
          </table:table-cell>
          <table:table-cell table:formula="of:=[.W$51]+[.$B58]" office:value-type="float" office:value="19" calcext:value-type="float">
            <text:p>19</text:p>
          </table:table-cell>
          <table:table-cell table:formula="of:=[.X$51]+[.$B58]" office:value-type="float" office:value="21" calcext:value-type="float">
            <text:p>21</text:p>
          </table:table-cell>
          <table:table-cell table:formula="of:=[.Y$51]+[.$B58]" office:value-type="float" office:value="20" calcext:value-type="float">
            <text:p>20</text:p>
          </table:table-cell>
          <table:table-cell table:formula="of:=[.Z$51]+[.$B58]" office:value-type="float" office:value="21" calcext:value-type="float">
            <text:p>21</text:p>
          </table:table-cell>
          <table:table-cell table:formula="of:=[.AA$51]+[.$B58]" office:value-type="float" office:value="19" calcext:value-type="float">
            <text:p>19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beamLessSlant \staffUp e' -1 c' -2 \staffDown g -4 e -5 g -3 f  g  e " calcext:value-type="string">
            <text:p><text:s text:c="2"/>\beamLessSlant \staffUp e' -1 c' -2 \staffDown g -4 e -5 g -3 f <text:s/>g <text:s/>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Up</text:p>
          </table:table-cell>
          <table:table-cell table:formula="of:=VLOOKUP([.T59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X59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Y59];Pitches;2;0)" office:value-type="string" office:string-value="e" calcext:value-type="string">
            <text:p>e</text:p>
          </table:table-cell>
          <table:table-cell/>
          <table:table-cell table:formula="of:=VLOOKUP([.Z59];Pitches;2;0)" office:value-type="string" office:string-value="f" calcext:value-type="string">
            <text:p>f</text:p>
          </table:table-cell>
          <table:table-cell/>
          <table:table-cell table:formula="of:=VLOOKUP([.AA59];Pitches;2;0)" office:value-type="string" office:string-value="d" calcext:value-type="string">
            <text:p>d</text:p>
          </table:table-cell>
          <table:table-cell/>
          <table:table-cell table:formula="of:=[.T$51]+[.$B59]" office:value-type="float" office:value="25" calcext:value-type="float">
            <text:p>25</text:p>
          </table:table-cell>
          <table:table-cell table:formula="of:=[.U$51]+[.$B59]" office:value-type="float" office:value="23" calcext:value-type="float">
            <text:p>23</text:p>
          </table:table-cell>
          <table:table-cell table:formula="of:=[.V$51]+[.$B59]" office:value-type="float" office:value="20" calcext:value-type="float">
            <text:p>20</text:p>
          </table:table-cell>
          <table:table-cell table:formula="of:=[.W$51]+[.$B59]" office:value-type="float" office:value="18" calcext:value-type="float">
            <text:p>18</text:p>
          </table:table-cell>
          <table:table-cell table:formula="of:=[.X$51]+[.$B59]" office:value-type="float" office:value="20" calcext:value-type="float">
            <text:p>20</text:p>
          </table:table-cell>
          <table:table-cell table:formula="of:=[.Y$51]+[.$B59]" office:value-type="float" office:value="19" calcext:value-type="float">
            <text:p>19</text:p>
          </table:table-cell>
          <table:table-cell table:formula="of:=[.Z$51]+[.$B59]" office:value-type="float" office:value="20" calcext:value-type="float">
            <text:p>20</text:p>
          </table:table-cell>
          <table:table-cell table:formula="of:=[.AA$51]+[.$B59]" office:value-type="float" office:value="18" calcext:value-type="float">
            <text:p>18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Up d' -1 b -2 f -4 d -5 f -3 e  f  d " calcext:value-type="string">
            <text:p><text:s text:c="2"/>\fingerUp d' -1 b -2 f -4 d -5 f -3 e <text:s/>f <text:s/>d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X60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Y60];Pitches;2;0)" office:value-type="string" office:string-value="d" calcext:value-type="string">
            <text:p>d</text:p>
          </table:table-cell>
          <table:table-cell/>
          <table:table-cell table:formula="of:=VLOOKUP([.Z60];Pitches;2;0)" office:value-type="string" office:string-value="e" calcext:value-type="string">
            <text:p>e</text:p>
          </table:table-cell>
          <table:table-cell/>
          <table:table-cell table:formula="of:=VLOOKUP([.AA60];Pitches;2;0)" office:value-type="string" office:string-value="c" calcext:value-type="string">
            <text:p>c</text:p>
          </table:table-cell>
          <table:table-cell/>
          <table:table-cell table:formula="of:=[.T$51]+[.$B60]" office:value-type="float" office:value="24" calcext:value-type="float">
            <text:p>24</text:p>
          </table:table-cell>
          <table:table-cell table:formula="of:=[.U$51]+[.$B60]" office:value-type="float" office:value="22" calcext:value-type="float">
            <text:p>22</text:p>
          </table:table-cell>
          <table:table-cell table:formula="of:=[.V$51]+[.$B60]" office:value-type="float" office:value="19" calcext:value-type="float">
            <text:p>19</text:p>
          </table:table-cell>
          <table:table-cell table:formula="of:=[.W$51]+[.$B60]" office:value-type="float" office:value="17" calcext:value-type="float">
            <text:p>17</text:p>
          </table:table-cell>
          <table:table-cell table:formula="of:=[.X$51]+[.$B60]" office:value-type="float" office:value="19" calcext:value-type="float">
            <text:p>19</text:p>
          </table:table-cell>
          <table:table-cell table:formula="of:=[.Y$51]+[.$B60]" office:value-type="float" office:value="18" calcext:value-type="float">
            <text:p>18</text:p>
          </table:table-cell>
          <table:table-cell table:formula="of:=[.Z$51]+[.$B60]" office:value-type="float" office:value="19" calcext:value-type="float">
            <text:p>19</text:p>
          </table:table-cell>
          <table:table-cell table:formula="of:=[.AA$51]+[.$B60]" office:value-type="float" office:value="17" calcext:value-type="float">
            <text:p>17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' -1 a -2 e -4 c -5 e -3 d  e  c " calcext:value-type="string">
            <text:p><text:s text:c="3"/>c' -1 a -2 e -4 c -5 e -3 d <text:s/>e <text:s/>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X61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VLOOKUP([.Y61];Pitches;2;0)" office:value-type="string" office:string-value="c" calcext:value-type="string">
            <text:p>c</text:p>
          </table:table-cell>
          <table:table-cell/>
          <table:table-cell table:formula="of:=VLOOKUP([.Z61];Pitches;2;0)" office:value-type="string" office:string-value="d" calcext:value-type="string">
            <text:p>d</text:p>
          </table:table-cell>
          <table:table-cell/>
          <table:table-cell table:formula="of:=VLOOKUP([.AA61];Pitches;2;0)" office:value-type="string" office:string-value="b," calcext:value-type="string">
            <text:p>b,</text:p>
          </table:table-cell>
          <table:table-cell/>
          <table:table-cell table:formula="of:=[.T$51]+[.$B61]" office:value-type="float" office:value="23" calcext:value-type="float">
            <text:p>23</text:p>
          </table:table-cell>
          <table:table-cell table:formula="of:=[.U$51]+[.$B61]" office:value-type="float" office:value="21" calcext:value-type="float">
            <text:p>21</text:p>
          </table:table-cell>
          <table:table-cell table:formula="of:=[.V$51]+[.$B61]" office:value-type="float" office:value="18" calcext:value-type="float">
            <text:p>18</text:p>
          </table:table-cell>
          <table:table-cell table:formula="of:=[.W$51]+[.$B61]" office:value-type="float" office:value="16" calcext:value-type="float">
            <text:p>16</text:p>
          </table:table-cell>
          <table:table-cell table:formula="of:=[.X$51]+[.$B61]" office:value-type="float" office:value="18" calcext:value-type="float">
            <text:p>18</text:p>
          </table:table-cell>
          <table:table-cell table:formula="of:=[.Y$51]+[.$B61]" office:value-type="float" office:value="17" calcext:value-type="float">
            <text:p>17</text:p>
          </table:table-cell>
          <table:table-cell table:formula="of:=[.Z$51]+[.$B61]" office:value-type="float" office:value="18" calcext:value-type="float">
            <text:p>18</text:p>
          </table:table-cell>
          <table:table-cell table:formula="of:=[.AA$51]+[.$B61]" office:value-type="float" office:value="16" calcext:value-type="float">
            <text:p>16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 -1 g -2 d -4 b, -5 d -3 c  d  b, " calcext:value-type="string">
            <text:p><text:s text:c="3"/>b -1 g -2 d -4 b, -5 d -3 c <text:s/>d <text:s/>b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 office:value-type="string" calcext:value-type="string">
            <text:p>\fingerDown</text:p>
          </table:table-cell>
          <table:table-cell table:formula="of:=VLOOKUP([.T6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62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6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X62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Y62];Pitches;2;0)" office:value-type="string" office:string-value="b," calcext:value-type="string">
            <text:p>b,</text:p>
          </table:table-cell>
          <table:table-cell/>
          <table:table-cell table:formula="of:=VLOOKUP([.Z62];Pitches;2;0)" office:value-type="string" office:string-value="c" calcext:value-type="string">
            <text:p>c</text:p>
          </table:table-cell>
          <table:table-cell/>
          <table:table-cell table:formula="of:=VLOOKUP([.AA62];Pitches;2;0)" office:value-type="string" office:string-value="a," calcext:value-type="string">
            <text:p>a,</text:p>
          </table:table-cell>
          <table:table-cell/>
          <table:table-cell table:formula="of:=[.T$51]+[.$B62]" office:value-type="float" office:value="22" calcext:value-type="float">
            <text:p>22</text:p>
          </table:table-cell>
          <table:table-cell table:formula="of:=[.U$51]+[.$B62]" office:value-type="float" office:value="20" calcext:value-type="float">
            <text:p>20</text:p>
          </table:table-cell>
          <table:table-cell table:formula="of:=[.V$51]+[.$B62]" office:value-type="float" office:value="17" calcext:value-type="float">
            <text:p>17</text:p>
          </table:table-cell>
          <table:table-cell table:formula="of:=[.W$51]+[.$B62]" office:value-type="float" office:value="15" calcext:value-type="float">
            <text:p>15</text:p>
          </table:table-cell>
          <table:table-cell table:formula="of:=[.X$51]+[.$B62]" office:value-type="float" office:value="17" calcext:value-type="float">
            <text:p>17</text:p>
          </table:table-cell>
          <table:table-cell table:formula="of:=[.Y$51]+[.$B62]" office:value-type="float" office:value="16" calcext:value-type="float">
            <text:p>16</text:p>
          </table:table-cell>
          <table:table-cell table:formula="of:=[.Z$51]+[.$B62]" office:value-type="float" office:value="17" calcext:value-type="float">
            <text:p>17</text:p>
          </table:table-cell>
          <table:table-cell table:formula="of:=[.AA$51]+[.$B62]" office:value-type="float" office:value="15" calcext:value-type="float">
            <text:p>15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\fingerDown a -1 f -2 c -4 a, -5 c -3 b,  c  a, " calcext:value-type="string">
            <text:p><text:s text:c="2"/>\fingerDown a -1 f -2 c -4 a, -5 c -3 b, <text:s/>c <text:s/>a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63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63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X63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Y63];Pitches;2;0)" office:value-type="string" office:string-value="a," calcext:value-type="string">
            <text:p>a,</text:p>
          </table:table-cell>
          <table:table-cell/>
          <table:table-cell table:formula="of:=VLOOKUP([.Z63];Pitches;2;0)" office:value-type="string" office:string-value="b," calcext:value-type="string">
            <text:p>b,</text:p>
          </table:table-cell>
          <table:table-cell/>
          <table:table-cell table:formula="of:=VLOOKUP([.AA63];Pitches;2;0)" office:value-type="string" office:string-value="g," calcext:value-type="string">
            <text:p>g,</text:p>
          </table:table-cell>
          <table:table-cell/>
          <table:table-cell table:formula="of:=[.T$51]+[.$B63]" office:value-type="float" office:value="21" calcext:value-type="float">
            <text:p>21</text:p>
          </table:table-cell>
          <table:table-cell table:formula="of:=[.U$51]+[.$B63]" office:value-type="float" office:value="19" calcext:value-type="float">
            <text:p>19</text:p>
          </table:table-cell>
          <table:table-cell table:formula="of:=[.V$51]+[.$B63]" office:value-type="float" office:value="16" calcext:value-type="float">
            <text:p>16</text:p>
          </table:table-cell>
          <table:table-cell table:formula="of:=[.W$51]+[.$B63]" office:value-type="float" office:value="14" calcext:value-type="float">
            <text:p>14</text:p>
          </table:table-cell>
          <table:table-cell table:formula="of:=[.X$51]+[.$B63]" office:value-type="float" office:value="16" calcext:value-type="float">
            <text:p>16</text:p>
          </table:table-cell>
          <table:table-cell table:formula="of:=[.Y$51]+[.$B63]" office:value-type="float" office:value="15" calcext:value-type="float">
            <text:p>15</text:p>
          </table:table-cell>
          <table:table-cell table:formula="of:=[.Z$51]+[.$B63]" office:value-type="float" office:value="16" calcext:value-type="float">
            <text:p>16</text:p>
          </table:table-cell>
          <table:table-cell table:formula="of:=[.AA$51]+[.$B63]" office:value-type="float" office:value="14" calcext:value-type="float">
            <text:p>14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g -1 e -2 b, -4 g, -5 b, -3 a,  b,  g, " calcext:value-type="string">
            <text:p><text:s text:c="3"/>g -1 e -2 b, -4 g, -5 b, -3 a, <text:s/>b, <text:s/>g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64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64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64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X64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Y64];Pitches;2;0)" office:value-type="string" office:string-value="g," calcext:value-type="string">
            <text:p>g,</text:p>
          </table:table-cell>
          <table:table-cell/>
          <table:table-cell table:formula="of:=VLOOKUP([.Z64];Pitches;2;0)" office:value-type="string" office:string-value="a," calcext:value-type="string">
            <text:p>a,</text:p>
          </table:table-cell>
          <table:table-cell/>
          <table:table-cell table:formula="of:=VLOOKUP([.AA64];Pitches;2;0)" office:value-type="string" office:string-value="f," calcext:value-type="string">
            <text:p>f,</text:p>
          </table:table-cell>
          <table:table-cell/>
          <table:table-cell table:formula="of:=[.T$51]+[.$B64]" office:value-type="float" office:value="20" calcext:value-type="float">
            <text:p>20</text:p>
          </table:table-cell>
          <table:table-cell table:formula="of:=[.U$51]+[.$B64]" office:value-type="float" office:value="18" calcext:value-type="float">
            <text:p>18</text:p>
          </table:table-cell>
          <table:table-cell table:formula="of:=[.V$51]+[.$B64]" office:value-type="float" office:value="15" calcext:value-type="float">
            <text:p>15</text:p>
          </table:table-cell>
          <table:table-cell table:formula="of:=[.W$51]+[.$B64]" office:value-type="float" office:value="13" calcext:value-type="float">
            <text:p>13</text:p>
          </table:table-cell>
          <table:table-cell table:formula="of:=[.X$51]+[.$B64]" office:value-type="float" office:value="15" calcext:value-type="float">
            <text:p>15</text:p>
          </table:table-cell>
          <table:table-cell table:formula="of:=[.Y$51]+[.$B64]" office:value-type="float" office:value="14" calcext:value-type="float">
            <text:p>14</text:p>
          </table:table-cell>
          <table:table-cell table:formula="of:=[.Z$51]+[.$B64]" office:value-type="float" office:value="15" calcext:value-type="float">
            <text:p>15</text:p>
          </table:table-cell>
          <table:table-cell table:formula="of:=[.AA$51]+[.$B64]" office:value-type="float" office:value="13" calcext:value-type="float">
            <text:p>13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f -1 d -2 a, -4 f, -5 a, -3 g,  a,  f, " calcext:value-type="string">
            <text:p><text:s text:c="3"/>f -1 d -2 a, -4 f, -5 a, -3 g, <text:s/>a, <text:s/>f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formula="of:=VLOOKUP([.T65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65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65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65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X65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65];Pitches;2;0)" office:value-type="string" office:string-value="f," calcext:value-type="string">
            <text:p>f,</text:p>
          </table:table-cell>
          <table:table-cell/>
          <table:table-cell table:formula="of:=VLOOKUP([.Z65];Pitches;2;0)" office:value-type="string" office:string-value="g," calcext:value-type="string">
            <text:p>g,</text:p>
          </table:table-cell>
          <table:table-cell/>
          <table:table-cell table:style-name="ce15" office:value-type="string" calcext:value-type="string">
            <text:p>f,</text:p>
          </table:table-cell>
          <table:table-cell/>
          <table:table-cell table:formula="of:=[.T$51]+[.$B65]" office:value-type="float" office:value="19" calcext:value-type="float">
            <text:p>19</text:p>
          </table:table-cell>
          <table:table-cell table:formula="of:=[.U$51]+[.$B65]" office:value-type="float" office:value="17" calcext:value-type="float">
            <text:p>17</text:p>
          </table:table-cell>
          <table:table-cell table:formula="of:=[.V$51]+[.$B65]" office:value-type="float" office:value="14" calcext:value-type="float">
            <text:p>14</text:p>
          </table:table-cell>
          <table:table-cell table:formula="of:=[.W$51]+[.$B65]" office:value-type="float" office:value="12" calcext:value-type="float">
            <text:p>12</text:p>
          </table:table-cell>
          <table:table-cell table:formula="of:=[.X$51]+[.$B65]" office:value-type="float" office:value="14" calcext:value-type="float">
            <text:p>14</text:p>
          </table:table-cell>
          <table:table-cell table:formula="of:=[.Y$51]+[.$B65]" office:value-type="float" office:value="13" calcext:value-type="float">
            <text:p>13</text:p>
          </table:table-cell>
          <table:table-cell table:formula="of:=[.Z$51]+[.$B65]" office:value-type="float" office:value="14" calcext:value-type="float">
            <text:p>14</text:p>
          </table:table-cell>
          <table:table-cell table:formula="of:=[.AA$51]+[.$B65]" office:value-type="float" office:value="12" calcext:value-type="float">
            <text:p>12</text:p>
          </table:table-cell>
          <table:table-cell table:formula="of:=CONCATENATE(Sp;Sp;[.C65];Sp;[.D65];Sp;[.E65];Sp;[.F65];Sp;[.G65];Sp;[.H65];Sp;[.I65];Sp;[.J65];Sp;[.K65];Sp;[.L65];Sp;[.M65];Sp;[.N65];Sp;[.O65];Sp;[.P65];Sp;[.Q65];Sp;[.R65];Sp;[.S65])" office:value-type="string" office:string-value="   e -1 c -2 g, -4 e, -5 g, -3 f,  g,  f, " calcext:value-type="string">
            <text:p><text:s text:c="3"/>e -1 c -2 g, -4 e, -5 g, -3 f, <text:s/>g, <text:s/>f, 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8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9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8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8:20:21.179360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7-04T15:21:37.260068342</dc:date>
    <meta:editing-duration>P9DT23H55M12S</meta:editing-duration>
    <meta:editing-cycles>64</meta:editing-cycles>
    <meta:generator>LibreOffice/4.2.8.2$Linux_X86_64 LibreOffice_project/420m0$Build-2</meta:generator>
    <meta:document-statistic meta:table-count="9" meta:cell-count="10438" meta:object-count="0"/>
  </office:meta>
</office:document-meta>
</file>